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21"/>
    <style:style style:name="ce7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6071in" svg:height="4.622in" svg:x="2.5472in" svg:y="53.0185in">
            <draw:object draw:notify-on-update-of-ranges="Sheet1.K155:Sheet1.K341 Sheet1.M155:Sheet1.M3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3"/>
          <table:table-cell office:value-type="string" calcext:value-type="string">
            <text:p>Columns A-M captured from mincom/uart output (generated by shaft_encoder2 main.c)</text:p>
          </table:table-cell>
          <table:table-cell table:number-columns-repeated="13"/>
        </table:table-row>
        <table:table-row table:style-name="ro1">
          <table:table-cell table:style-name="ce1" office:value-type="date" office:date-value="2025-01-03" calcext:value-type="date">
            <text:p>01/03/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peed_accel_debug6.ods</text:p>
          </table:table-cell>
          <table:table-cell table:number-columns-repeated="2"/>
          <table:table-cell office:value-type="string" calcext:value-type="string">
            <text:p>Added en_cnt speed and acceleration; fixed accel_ave_motor scaling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Note: first two lines omitted as the en_cnt doesn’t account for no timer interrupts when at rest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 office:value-type="string" calcext:value-type="string">
            <text:p>encoder counts and timer input capture times</text:p>
          </table:table-cell>
          <table:table-cell table:number-columns-repeated="5"/>
          <table:table-cell table:number-columns-repeated="4" office:value-type="string" calcext:value-type="string">
            <text:p>Computed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5" office:value-type="string" calcext:value-type="string">
            <text:p>odo_speed_ave_motor</text:p>
          </table:table-cell>
          <table:table-cell table:number-columns-repeated="7"/>
        </table:table-row>
        <table:table-row table:style-name="ro1">
          <table:table-cell table:number-columns-repeated="2" table:style-name="ce2" office:value-type="string" calcext:value-type="string">
            <text:p>A rising</text:p>
          </table:table-cell>
          <table:table-cell table:number-columns-repeated="2" table:style-name="ce4" office:value-type="string" calcext:value-type="string">
            <text:p>B rising</text:p>
          </table:table-cell>
          <table:table-cell table:number-columns-repeated="2" table:style-name="ce2" office:value-type="string" calcext:value-type="string">
            <text:p>A falling</text:p>
          </table:table-cell>
          <table:table-cell table:number-columns-repeated="2" table:style-name="ce2" office:value-type="string" calcext:value-type="string">
            <text:p>B falling</text:p>
          </table:table-cell>
          <table:table-cell table:style-name="ce2" office:value-type="string" calcext:value-type="string">
            <text:p>1/64th sec</text:p>
          </table:table-cell>
          <table:table-cell/>
          <table:table-cell table:style-name="ce5" office:value-type="string" calcext:value-type="string">
            <text:p>accel_ave_motor</text:p>
          </table:table-cell>
          <table:table-cell/>
          <table:table-cell table:style-name="ce5" office:value-type="string" calcext:value-type="string">
            <text:p>en_cnt_accel_moto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number-columns-repeated="2" table:style-name="ce2" office:value-type="string" calcext:value-type="string">
            <text:p>ct</text:p>
          </table:table-cell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rad/sec^2</text:p>
          </table:table-cell>
          <table:table-cell table:style-name="ce5" office:value-type="string" calcext:value-type="string">
            <text:p>en_cnt_spee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im</text:p>
          </table:table-cell>
          <table:table-cell table:number-columns-repeated="3"/>
          <table:table-cell table:style-name="ce2" office:value-type="string" calcext:value-type="string">
            <text:p>rad/sec^2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[0]</text:p>
          </table:table-cell>
          <table:table-cell table:number-columns-repeated="2" table:style-name="ce2" office:value-type="string" calcext:value-type="string">
            <text:p>[1]</text:p>
          </table:table-cell>
          <table:table-cell table:number-columns-repeated="2" table:style-name="ce2" office:value-type="string" calcext:value-type="string">
            <text:p>[2]</text:p>
          </table:table-cell>
          <table:table-cell table:number-columns-repeated="2" table:style-name="ce2" office:value-type="string" calcext:value-type="string">
            <text:p>[3]</text:p>
          </table:table-cell>
          <table:table-cell table:style-name="ce2" office:value-type="float" office:value="1312500" calcext:value-type="float">
            <text:p>1312500</text:p>
          </table:table-cell>
          <table:table-cell/>
          <table:table-cell table:style-name="ce6" office:value-type="float" office:value="0" calcext:value-type="float">
            <text:p>.000</text:p>
          </table:table-cell>
          <table:table-cell table:number-columns-repeated="3"/>
          <table:table-cell office:value-type="string" calcext:value-type="string">
            <text:p>accel differences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cols: M-K</text:p>
          </table:table-cell>
          <table:table-cell table:number-columns-repeated="2"/>
        </table:table-row>
        <table:table-row table:style-name="ro1">
          <table:table-cell office:value-type="float" office:value="1322491" calcext:value-type="float">
            <text:p>1322491</text:p>
          </table:table-cell>
          <table:table-cell office:value-type="float" office:value="264" calcext:value-type="float">
            <text:p>264</text:p>
          </table:table-cell>
          <table:table-cell office:value-type="float" office:value="1331781" calcext:value-type="float">
            <text:p>1331781</text:p>
          </table:table-cell>
          <table:table-cell office:value-type="float" office:value="264" calcext:value-type="float">
            <text:p>264</text:p>
          </table:table-cell>
          <table:table-cell office:value-type="float" office:value="1326511" calcext:value-type="float">
            <text:p>1326511</text:p>
          </table:table-cell>
          <table:table-cell office:value-type="float" office:value="264" calcext:value-type="float">
            <text:p>264</text:p>
          </table:table-cell>
          <table:table-cell office:value-type="float" office:value="1299862" calcext:value-type="float">
            <text:p>1299862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697.282" calcext:value-type="float">
            <text:p>697.282</text:p>
          </table:table-cell>
          <table:table-cell office:value-type="float" office:value="5423.268" calcext:value-type="float">
            <text:p>5423.268</text:p>
          </table:table-cell>
          <table:table-cell office:value-type="float" office:value="701.333" calcext:value-type="float">
            <text:p>701.333</text:p>
          </table:table-cell>
          <table:table-cell office:value-type="float" office:value="20767.467" calcext:value-type="float">
            <text:p>20767.467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float" office:value="1312956" calcext:value-type="float">
            <text:p>1312956</text:p>
          </table:table-cell>
          <table:table-cell office:value-type="float" office:value="504" calcext:value-type="float">
            <text:p>504</text:p>
          </table:table-cell>
          <table:table-cell office:value-type="float" office:value="1316962" calcext:value-type="float">
            <text:p>1316962</text:p>
          </table:table-cell>
          <table:table-cell office:value-type="float" office:value="504" calcext:value-type="float">
            <text:p>504</text:p>
          </table:table-cell>
          <table:table-cell office:value-type="float" office:value="1314734" calcext:value-type="float">
            <text:p>1314734</text:p>
          </table:table-cell>
          <table:table-cell office:value-type="float" office:value="504" calcext:value-type="float">
            <text:p>504</text:p>
          </table:table-cell>
          <table:table-cell office:value-type="float" office:value="1318974" calcext:value-type="float">
            <text:p>1318974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1340.525" calcext:value-type="float">
            <text:p>1340.525</text:p>
          </table:table-cell>
          <table:table-cell office:value-type="float" office:value="4311.055" calcext:value-type="float">
            <text:p>4311.055</text:p>
          </table:table-cell>
          <table:table-cell office:value-type="float" office:value="1344" calcext:value-type="float">
            <text:p>1344</text:p>
          </table:table-cell>
          <table:table-cell office:value-type="float" office:value="4307.193" calcext:value-type="float">
            <text:p>4307.193</text:p>
          </table:table-cell>
          <table:table-cell/>
          <table:table-cell table:style-name="ce7" table:formula="of:=[.M13]-[.K13]" office:value-type="float" office:value="-3.86200000000008" calcext:value-type="float">
            <text:p>-3.862</text:p>
          </table:table-cell>
          <table:table-cell table:style-name="ce7" table:number-columns-repeated="2"/>
        </table:table-row>
        <table:table-row table:style-name="ro1">
          <table:table-cell office:value-type="float" office:value="1311893" calcext:value-type="float">
            <text:p>1311893</text:p>
          </table:table-cell>
          <table:table-cell office:value-type="float" office:value="760" calcext:value-type="float">
            <text:p>760</text:p>
          </table:table-cell>
          <table:table-cell office:value-type="float" office:value="1313587" calcext:value-type="float">
            <text:p>1313587</text:p>
          </table:table-cell>
          <table:table-cell office:value-type="float" office:value="760" calcext:value-type="float">
            <text:p>760</text:p>
          </table:table-cell>
          <table:table-cell office:value-type="float" office:value="1312658" calcext:value-type="float">
            <text:p>1312658</text:p>
          </table:table-cell>
          <table:table-cell office:value-type="float" office:value="760" calcext:value-type="float">
            <text:p>760</text:p>
          </table:table-cell>
          <table:table-cell office:value-type="float" office:value="1314440" calcext:value-type="float">
            <text:p>1314440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2025.673" calcext:value-type="float">
            <text:p>2025.673</text:p>
          </table:table-cell>
          <table:table-cell office:value-type="float" office:value="4591.908" calcext:value-type="float">
            <text:p>4591.908</text:p>
          </table:table-cell>
          <table:table-cell office:value-type="float" office:value="2026.667" calcext:value-type="float">
            <text:p>2026.667</text:p>
          </table:table-cell>
          <table:table-cell office:value-type="float" office:value="4575.276" calcext:value-type="float">
            <text:p>4575.276</text:p>
          </table:table-cell>
          <table:table-cell/>
          <table:table-cell table:style-name="ce7" table:formula="of:=[.M14]-[.K14]" office:value-type="float" office:value="-16.6320000000005" calcext:value-type="float">
            <text:p>-16.632</text:p>
          </table:table-cell>
          <table:table-cell table:style-name="ce7" table:number-columns-repeated="2"/>
        </table:table-row>
        <table:table-row table:style-name="ro1">
          <table:table-cell office:value-type="float" office:value="1311970" calcext:value-type="float">
            <text:p>1311970</text:p>
          </table:table-cell>
          <table:table-cell office:value-type="float" office:value="1120" calcext:value-type="float">
            <text:p>1120</text:p>
          </table:table-cell>
          <table:table-cell office:value-type="float" office:value="1312593" calcext:value-type="float">
            <text:p>1312593</text:p>
          </table:table-cell>
          <table:table-cell office:value-type="float" office:value="1120" calcext:value-type="float">
            <text:p>1120</text:p>
          </table:table-cell>
          <table:table-cell office:value-type="float" office:value="1312246" calcext:value-type="float">
            <text:p>1312246</text:p>
          </table:table-cell>
          <table:table-cell office:value-type="float" office:value="1120" calcext:value-type="float">
            <text:p>1120</text:p>
          </table:table-cell>
          <table:table-cell office:value-type="float" office:value="1317075" calcext:value-type="float">
            <text:p>1317075</text:p>
          </table:table-cell>
          <table:table-cell office:value-type="float" office:value="1124" calcext:value-type="float">
            <text:p>1124</text:p>
          </table:table-cell>
          <table:table-cell office:value-type="float" office:value="1121" calcext:value-type="float">
            <text:p>1121</text:p>
          </table:table-cell>
          <table:table-cell office:value-type="float" office:value="2987.124" calcext:value-type="float">
            <text:p>2987.124</text:p>
          </table:table-cell>
          <table:table-cell office:value-type="float" office:value="6443.704" calcext:value-type="float">
            <text:p>6443.704</text:p>
          </table:table-cell>
          <table:table-cell office:value-type="float" office:value="2989.333" calcext:value-type="float">
            <text:p>2989.333</text:p>
          </table:table-cell>
          <table:table-cell office:value-type="float" office:value="6451.854" calcext:value-type="float">
            <text:p>6451.854</text:p>
          </table:table-cell>
          <table:table-cell/>
          <table:table-cell table:style-name="ce7" table:formula="of:=[.M15]-[.K15]" office:value-type="float" office:value="8.15000000000055" calcext:value-type="float">
            <text:p>8.150</text:p>
          </table:table-cell>
          <table:table-cell table:style-name="ce7" table:number-columns-repeated="2"/>
        </table:table-row>
        <table:table-row table:style-name="ro1">
          <table:table-cell office:value-type="float" office:value="1311962" calcext:value-type="float">
            <text:p>1311962</text:p>
          </table:table-cell>
          <table:table-cell office:value-type="float" office:value="1324" calcext:value-type="float">
            <text:p>1324</text:p>
          </table:table-cell>
          <table:table-cell office:value-type="float" office:value="1312054" calcext:value-type="float">
            <text:p>1312054</text:p>
          </table:table-cell>
          <table:table-cell office:value-type="float" office:value="1324" calcext:value-type="float">
            <text:p>1324</text:p>
          </table:table-cell>
          <table:table-cell office:value-type="float" office:value="1311999" calcext:value-type="float">
            <text:p>1311999</text:p>
          </table:table-cell>
          <table:table-cell office:value-type="float" office:value="1324" calcext:value-type="float">
            <text:p>1324</text:p>
          </table:table-cell>
          <table:table-cell office:value-type="float" office:value="1311897" calcext:value-type="float">
            <text:p>1311897</text:p>
          </table:table-cell>
          <table:table-cell table:number-columns-repeated="2" office:value-type="float" office:value="1324" calcext:value-type="float">
            <text:p>1324</text:p>
          </table:table-cell>
          <table:table-cell office:value-type="float" office:value="3532.071" calcext:value-type="float">
            <text:p>3532.071</text:p>
          </table:table-cell>
          <table:table-cell office:value-type="float" office:value="3652.275" calcext:value-type="float">
            <text:p>3652.275</text:p>
          </table:table-cell>
          <table:table-cell office:value-type="float" office:value="3530.667" calcext:value-type="float">
            <text:p>3530.667</text:p>
          </table:table-cell>
          <table:table-cell office:value-type="float" office:value="3628.05" calcext:value-type="float">
            <text:p>3628.05</text:p>
          </table:table-cell>
          <table:table-cell/>
          <table:table-cell table:style-name="ce7" table:formula="of:=[.M16]-[.K16]" office:value-type="float" office:value="-24.2249999999999" calcext:value-type="float">
            <text:p>-24.225</text:p>
          </table:table-cell>
          <table:table-cell table:style-name="ce7" table:number-columns-repeated="2"/>
        </table:table-row>
        <table:table-row table:style-name="ro1">
          <table:table-cell office:value-type="float" office:value="1313527" calcext:value-type="float">
            <text:p>1313527</text:p>
          </table:table-cell>
          <table:table-cell office:value-type="float" office:value="1344" calcext:value-type="float">
            <text:p>1344</text:p>
          </table:table-cell>
          <table:table-cell office:value-type="float" office:value="1313518" calcext:value-type="float">
            <text:p>1313518</text:p>
          </table:table-cell>
          <table:table-cell office:value-type="float" office:value="1344" calcext:value-type="float">
            <text:p>1344</text:p>
          </table:table-cell>
          <table:table-cell office:value-type="float" office:value="1313521" calcext:value-type="float">
            <text:p>1313521</text:p>
          </table:table-cell>
          <table:table-cell office:value-type="float" office:value="1344" calcext:value-type="float">
            <text:p>1344</text:p>
          </table:table-cell>
          <table:table-cell office:value-type="float" office:value="1309537" calcext:value-type="float">
            <text:p>1309537</text:p>
          </table:table-cell>
          <table:table-cell office:value-type="float" office:value="1340" calcext:value-type="float">
            <text:p>1340</text:p>
          </table:table-cell>
          <table:table-cell office:value-type="float" office:value="1343" calcext:value-type="float">
            <text:p>1343</text:p>
          </table:table-cell>
          <table:table-cell office:value-type="float" office:value="3581.263" calcext:value-type="float">
            <text:p>3581.263</text:p>
          </table:table-cell>
          <table:table-cell office:value-type="float" office:value="329.686" calcext:value-type="float">
            <text:p>329.686</text:p>
          </table:table-cell>
          <table:table-cell office:value-type="float" office:value="3581.333" calcext:value-type="float">
            <text:p>3581.333</text:p>
          </table:table-cell>
          <table:table-cell office:value-type="float" office:value="339.572" calcext:value-type="float">
            <text:p>339.572</text:p>
          </table:table-cell>
          <table:table-cell/>
          <table:table-cell table:style-name="ce7" table:formula="of:=[.M17]-[.K17]" office:value-type="float" office:value="9.88600000000002" calcext:value-type="float">
            <text:p>9.886</text:p>
          </table:table-cell>
          <table:table-cell table:style-name="ce7" table:number-columns-repeated="2"/>
        </table:table-row>
        <table:table-row table:style-name="ro1">
          <table:table-cell office:value-type="float" office:value="1311292" calcext:value-type="float">
            <text:p>1311292</text:p>
          </table:table-cell>
          <table:table-cell office:value-type="float" office:value="1332" calcext:value-type="float">
            <text:p>1332</text:p>
          </table:table-cell>
          <table:table-cell office:value-type="float" office:value="1311323" calcext:value-type="float">
            <text:p>1311323</text:p>
          </table:table-cell>
          <table:table-cell office:value-type="float" office:value="1332" calcext:value-type="float">
            <text:p>1332</text:p>
          </table:table-cell>
          <table:table-cell office:value-type="float" office:value="1311309" calcext:value-type="float">
            <text:p>1311309</text:p>
          </table:table-cell>
          <table:table-cell office:value-type="float" office:value="1332" calcext:value-type="float">
            <text:p>1332</text:p>
          </table:table-cell>
          <table:table-cell office:value-type="float" office:value="1315273" calcext:value-type="float">
            <text:p>1315273</text:p>
          </table:table-cell>
          <table:table-cell office:value-type="float" office:value="1336" calcext:value-type="float">
            <text:p>1336</text:p>
          </table:table-cell>
          <table:table-cell office:value-type="float" office:value="1333" calcext:value-type="float">
            <text:p>1333</text:p>
          </table:table-cell>
          <table:table-cell office:value-type="float" office:value="3555.21" calcext:value-type="float">
            <text:p>3555.21</text:p>
          </table:table-cell>
          <table:table-cell office:value-type="float" office:value="-174.607" calcext:value-type="float">
            <text:p>-174.607</text:p>
          </table:table-cell>
          <table:table-cell office:value-type="float" office:value="3554.667" calcext:value-type="float">
            <text:p>3554.667</text:p>
          </table:table-cell>
          <table:table-cell office:value-type="float" office:value="-178.722" calcext:value-type="float">
            <text:p>-178.722</text:p>
          </table:table-cell>
          <table:table-cell/>
          <table:table-cell table:style-name="ce7" table:formula="of:=[.M18]-[.K18]" office:value-type="float" office:value="-4.11500000000001" calcext:value-type="float">
            <text:p>-4.115</text:p>
          </table:table-cell>
          <table:table-cell table:style-name="ce7" table:number-columns-repeated="2"/>
        </table:table-row>
        <table:table-row table:style-name="ro1">
          <table:table-cell office:value-type="float" office:value="1310848" calcext:value-type="float">
            <text:p>1310848</text:p>
          </table:table-cell>
          <table:table-cell office:value-type="float" office:value="1336" calcext:value-type="float">
            <text:p>1336</text:p>
          </table:table-cell>
          <table:table-cell office:value-type="float" office:value="1314729" calcext:value-type="float">
            <text:p>1314729</text:p>
          </table:table-cell>
          <table:table-cell office:value-type="float" office:value="1340" calcext:value-type="float">
            <text:p>1340</text:p>
          </table:table-cell>
          <table:table-cell office:value-type="float" office:value="1314702" calcext:value-type="float">
            <text:p>1314702</text:p>
          </table:table-cell>
          <table:table-cell office:value-type="float" office:value="1340" calcext:value-type="float">
            <text:p>1340</text:p>
          </table:table-cell>
          <table:table-cell office:value-type="float" office:value="1310813" calcext:value-type="float">
            <text:p>1310813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7.258" calcext:value-type="float">
            <text:p>3567.258</text:p>
          </table:table-cell>
          <table:table-cell office:value-type="float" office:value="80.743" calcext:value-type="float">
            <text:p>80.743</text:p>
          </table:table-cell>
          <table:table-cell office:value-type="float" office:value="3568" calcext:value-type="float">
            <text:p>3568</text:p>
          </table:table-cell>
          <table:table-cell office:value-type="float" office:value="89.36" calcext:value-type="float">
            <text:p>89.36</text:p>
          </table:table-cell>
          <table:table-cell/>
          <table:table-cell table:style-name="ce7" table:formula="of:=[.M19]-[.K19]" office:value-type="float" office:value="8.617" calcext:value-type="float">
            <text:p>8.617</text:p>
          </table:table-cell>
          <table:table-cell table:style-name="ce7" table:number-columns-repeated="2"/>
        </table:table-row>
        <table:table-row table:style-name="ro1">
          <table:table-cell office:value-type="float" office:value="1314544" calcext:value-type="float">
            <text:p>1314544</text:p>
          </table:table-cell>
          <table:table-cell office:value-type="float" office:value="1336" calcext:value-type="float">
            <text:p>1336</text:p>
          </table:table-cell>
          <table:table-cell office:value-type="float" office:value="1310734" calcext:value-type="float">
            <text:p>1310734</text:p>
          </table:table-cell>
          <table:table-cell office:value-type="float" office:value="1332" calcext:value-type="float">
            <text:p>1332</text:p>
          </table:table-cell>
          <table:table-cell office:value-type="float" office:value="1310712" calcext:value-type="float">
            <text:p>1310712</text:p>
          </table:table-cell>
          <table:table-cell office:value-type="float" office:value="1332" calcext:value-type="float">
            <text:p>1332</text:p>
          </table:table-cell>
          <table:table-cell office:value-type="float" office:value="1314525" calcext:value-type="float">
            <text:p>1314525</text:p>
          </table:table-cell>
          <table:table-cell office:value-type="float" office:value="1336" calcext:value-type="float">
            <text:p>1336</text:p>
          </table:table-cell>
          <table:table-cell office:value-type="float" office:value="1334" calcext:value-type="float">
            <text:p>1334</text:p>
          </table:table-cell>
          <table:table-cell office:value-type="float" office:value="3556.984" calcext:value-type="float">
            <text:p>3556.984</text:p>
          </table:table-cell>
          <table:table-cell office:value-type="float" office:value="-68.855" calcext:value-type="float">
            <text:p>-68.855</text:p>
          </table:table-cell>
          <table:table-cell office:value-type="float" office:value="3557.333" calcext:value-type="float">
            <text:p>3557.333</text:p>
          </table:table-cell>
          <table:table-cell office:value-type="float" office:value="-71.488" calcext:value-type="float">
            <text:p>-71.488</text:p>
          </table:table-cell>
          <table:table-cell/>
          <table:table-cell table:style-name="ce7" table:formula="of:=[.M20]-[.K20]" office:value-type="float" office:value="-2.633" calcext:value-type="float">
            <text:p>-2.633</text:p>
          </table:table-cell>
          <table:table-cell table:style-name="ce7" table:number-columns-repeated="2"/>
        </table:table-row>
        <table:table-row table:style-name="ro1">
          <table:table-cell office:value-type="float" office:value="1313379" calcext:value-type="float">
            <text:p>1313379</text:p>
          </table:table-cell>
          <table:table-cell office:value-type="float" office:value="1336" calcext:value-type="float">
            <text:p>1336</text:p>
          </table:table-cell>
          <table:table-cell office:value-type="float" office:value="1313341" calcext:value-type="float">
            <text:p>1313341</text:p>
          </table:table-cell>
          <table:table-cell office:value-type="float" office:value="1336" calcext:value-type="float">
            <text:p>1336</text:p>
          </table:table-cell>
          <table:table-cell office:value-type="float" office:value="1313369" calcext:value-type="float">
            <text:p>1313369</text:p>
          </table:table-cell>
          <table:table-cell office:value-type="float" office:value="1336" calcext:value-type="float">
            <text:p>1336</text:p>
          </table:table-cell>
          <table:table-cell office:value-type="float" office:value="1309549" calcext:value-type="float">
            <text:p>1309549</text:p>
          </table:table-cell>
          <table:table-cell office:value-type="float" office:value="1332" calcext:value-type="float">
            <text:p>1332</text:p>
          </table:table-cell>
          <table:table-cell office:value-type="float" office:value="1335" calcext:value-type="float">
            <text:p>1335</text:p>
          </table:table-cell>
          <table:table-cell office:value-type="float" office:value="3560.245" calcext:value-type="float">
            <text:p>3560.245</text:p>
          </table:table-cell>
          <table:table-cell office:value-type="float" office:value="21.856" calcext:value-type="float">
            <text:p>21.856</text:p>
          </table:table-cell>
          <table:table-cell office:value-type="float" office:value="3560" calcext:value-type="float">
            <text:p>3560</text:p>
          </table:table-cell>
          <table:table-cell office:value-type="float" office:value="17.871" calcext:value-type="float">
            <text:p>17.871</text:p>
          </table:table-cell>
          <table:table-cell/>
          <table:table-cell table:style-name="ce7" table:formula="of:=[.M21]-[.K21]" office:value-type="float" office:value="-3.985" calcext:value-type="float">
            <text:p>-3.985</text:p>
          </table:table-cell>
          <table:table-cell table:style-name="ce7" table:number-columns-repeated="2"/>
        </table:table-row>
        <table:table-row table:style-name="ro1">
          <table:table-cell office:value-type="float" office:value="1312007" calcext:value-type="float">
            <text:p>1312007</text:p>
          </table:table-cell>
          <table:table-cell office:value-type="float" office:value="1336" calcext:value-type="float">
            <text:p>1336</text:p>
          </table:table-cell>
          <table:table-cell office:value-type="float" office:value="1311963" calcext:value-type="float">
            <text:p>1311963</text:p>
          </table:table-cell>
          <table:table-cell office:value-type="float" office:value="1336" calcext:value-type="float">
            <text:p>1336</text:p>
          </table:table-cell>
          <table:table-cell office:value-type="float" office:value="1311985" calcext:value-type="float">
            <text:p>1311985</text:p>
          </table:table-cell>
          <table:table-cell office:value-type="float" office:value="1336" calcext:value-type="float">
            <text:p>1336</text:p>
          </table:table-cell>
          <table:table-cell office:value-type="float" office:value="1315881" calcext:value-type="float">
            <text:p>1315881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office:value-type="float" office:value="3564.087" calcext:value-type="float">
            <text:p>3564.087</text:p>
          </table:table-cell>
          <table:table-cell office:value-type="float" office:value="25.747" calcext:value-type="float">
            <text:p>25.747</text:p>
          </table:table-cell>
          <table:table-cell office:value-type="float" office:value="3565.333" calcext:value-type="float">
            <text:p>3565.333</text:p>
          </table:table-cell>
          <table:table-cell office:value-type="float" office:value="35.745" calcext:value-type="float">
            <text:p>35.745</text:p>
          </table:table-cell>
          <table:table-cell/>
          <table:table-cell table:style-name="ce7" table:formula="of:=[.M22]-[.K22]" office:value-type="float" office:value="9.998" calcext:value-type="float">
            <text:p>9.998</text:p>
          </table:table-cell>
          <table:table-cell table:style-name="ce7" table:number-columns-repeated="2"/>
        </table:table-row>
        <table:table-row table:style-name="ro1">
          <table:table-cell office:value-type="float" office:value="1309927" calcext:value-type="float">
            <text:p>1309927</text:p>
          </table:table-cell>
          <table:table-cell office:value-type="float" office:value="1336" calcext:value-type="float">
            <text:p>1336</text:p>
          </table:table-cell>
          <table:table-cell office:value-type="float" office:value="1313899" calcext:value-type="float">
            <text:p>1313899</text:p>
          </table:table-cell>
          <table:table-cell office:value-type="float" office:value="1340" calcext:value-type="float">
            <text:p>1340</text:p>
          </table:table-cell>
          <table:table-cell office:value-type="float" office:value="1313907" calcext:value-type="float">
            <text:p>1313907</text:p>
          </table:table-cell>
          <table:table-cell office:value-type="float" office:value="1340" calcext:value-type="float">
            <text:p>1340</text:p>
          </table:table-cell>
          <table:table-cell office:value-type="float" office:value="1309949" calcext:value-type="float">
            <text:p>1309949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9.576" calcext:value-type="float">
            <text:p>3569.576</text:p>
          </table:table-cell>
          <table:table-cell office:value-type="float" office:value="36.789" calcext:value-type="float">
            <text:p>36.789</text:p>
          </table:table-cell>
          <table:table-cell office:value-type="float" office:value="3568" calcext:value-type="float">
            <text:p>3568</text:p>
          </table:table-cell>
          <table:table-cell office:value-type="float" office:value="17.871" calcext:value-type="float">
            <text:p>17.871</text:p>
          </table:table-cell>
          <table:table-cell/>
          <table:table-cell table:style-name="ce7" table:formula="of:=[.M23]-[.K23]" office:value-type="float" office:value="-18.918" calcext:value-type="float">
            <text:p>-18.918</text:p>
          </table:table-cell>
          <table:table-cell table:style-name="ce7" table:number-columns-repeated="2"/>
        </table:table-row>
        <table:table-row table:style-name="ro1">
          <table:table-cell office:value-type="float" office:value="1312793" calcext:value-type="float">
            <text:p>1312793</text:p>
          </table:table-cell>
          <table:table-cell office:value-type="float" office:value="1340" calcext:value-type="float">
            <text:p>1340</text:p>
          </table:table-cell>
          <table:table-cell office:value-type="float" office:value="1312795" calcext:value-type="float">
            <text:p>1312795</text:p>
          </table:table-cell>
          <table:table-cell office:value-type="float" office:value="1340" calcext:value-type="float">
            <text:p>1340</text:p>
          </table:table-cell>
          <table:table-cell office:value-type="float" office:value="1312792" calcext:value-type="float">
            <text:p>1312792</text:p>
          </table:table-cell>
          <table:table-cell office:value-type="float" office:value="1340" calcext:value-type="float">
            <text:p>1340</text:p>
          </table:table-cell>
          <table:table-cell office:value-type="float" office:value="1312791" calcext:value-type="float">
            <text:p>1312791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2.536" calcext:value-type="float">
            <text:p>3572.536</text:p>
          </table:table-cell>
          <table:table-cell office:value-type="float" office:value="19.84" calcext:value-type="float">
            <text:p>19.84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35.745" calcext:value-type="float">
            <text:p>35.745</text:p>
          </table:table-cell>
          <table:table-cell/>
          <table:table-cell table:style-name="ce7" table:formula="of:=[.M24]-[.K24]" office:value-type="float" office:value="15.905" calcext:value-type="float">
            <text:p>15.905</text:p>
          </table:table-cell>
          <table:table-cell table:style-name="ce7" table:number-columns-repeated="2"/>
        </table:table-row>
        <table:table-row table:style-name="ro1">
          <table:table-cell office:value-type="float" office:value="1312992" calcext:value-type="float">
            <text:p>1312992</text:p>
          </table:table-cell>
          <table:table-cell office:value-type="float" office:value="1340" calcext:value-type="float">
            <text:p>1340</text:p>
          </table:table-cell>
          <table:table-cell office:value-type="float" office:value="1313002" calcext:value-type="float">
            <text:p>1313002</text:p>
          </table:table-cell>
          <table:table-cell office:value-type="float" office:value="1340" calcext:value-type="float">
            <text:p>1340</text:p>
          </table:table-cell>
          <table:table-cell office:value-type="float" office:value="1309011" calcext:value-type="float">
            <text:p>1309011</text:p>
          </table:table-cell>
          <table:table-cell office:value-type="float" office:value="1336" calcext:value-type="float">
            <text:p>1336</text:p>
          </table:table-cell>
          <table:table-cell office:value-type="float" office:value="1313003" calcext:value-type="float">
            <text:p>1313003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2.022" calcext:value-type="float">
            <text:p>3572.022</text:p>
          </table:table-cell>
          <table:table-cell office:value-type="float" office:value="-3.448" calcext:value-type="float">
            <text:p>-3.448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-17.873" calcext:value-type="float">
            <text:p>-17.873</text:p>
          </table:table-cell>
          <table:table-cell/>
          <table:table-cell table:style-name="ce7" table:formula="of:=[.M25]-[.K25]" office:value-type="float" office:value="-14.425" calcext:value-type="float">
            <text:p>-14.425</text:p>
          </table:table-cell>
          <table:table-cell table:style-name="ce7" table:number-columns-repeated="2"/>
        </table:table-row>
        <table:table-row table:style-name="ro1">
          <table:table-cell office:value-type="float" office:value="1313729" calcext:value-type="float">
            <text:p>1313729</text:p>
          </table:table-cell>
          <table:table-cell office:value-type="float" office:value="1340" calcext:value-type="float">
            <text:p>1340</text:p>
          </table:table-cell>
          <table:table-cell office:value-type="float" office:value="1309757" calcext:value-type="float">
            <text:p>1309757</text:p>
          </table:table-cell>
          <table:table-cell office:value-type="float" office:value="1336" calcext:value-type="float">
            <text:p>1336</text:p>
          </table:table-cell>
          <table:table-cell office:value-type="float" office:value="1313740" calcext:value-type="float">
            <text:p>1313740</text:p>
          </table:table-cell>
          <table:table-cell office:value-type="float" office:value="1340" calcext:value-type="float">
            <text:p>1340</text:p>
          </table:table-cell>
          <table:table-cell office:value-type="float" office:value="1313703" calcext:value-type="float">
            <text:p>1313703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0.035" calcext:value-type="float">
            <text:p>3570.035</text:p>
          </table:table-cell>
          <table:table-cell office:value-type="float" office:value="-13.317" calcext:value-type="float">
            <text:p>-13.317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26]-[.K26]" office:value-type="float" office:value="13.317" calcext:value-type="float">
            <text:p>13.317</text:p>
          </table:table-cell>
          <table:table-cell table:style-name="ce7" table:number-columns-repeated="2"/>
        </table:table-row>
        <table:table-row table:style-name="ro1">
          <table:table-cell office:value-type="float" office:value="1311000" calcext:value-type="float">
            <text:p>1311000</text:p>
          </table:table-cell>
          <table:table-cell office:value-type="float" office:value="1336" calcext:value-type="float">
            <text:p>1336</text:p>
          </table:table-cell>
          <table:table-cell office:value-type="float" office:value="1314889" calcext:value-type="float">
            <text:p>1314889</text:p>
          </table:table-cell>
          <table:table-cell office:value-type="float" office:value="1340" calcext:value-type="float">
            <text:p>1340</text:p>
          </table:table-cell>
          <table:table-cell office:value-type="float" office:value="1314885" calcext:value-type="float">
            <text:p>1314885</text:p>
          </table:table-cell>
          <table:table-cell office:value-type="float" office:value="1340" calcext:value-type="float">
            <text:p>1340</text:p>
          </table:table-cell>
          <table:table-cell office:value-type="float" office:value="1310978" calcext:value-type="float">
            <text:p>1310978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6.81" calcext:value-type="float">
            <text:p>3566.81</text:p>
          </table:table-cell>
          <table:table-cell office:value-type="float" office:value="-21.617" calcext:value-type="float">
            <text:p>-21.617</text:p>
          </table:table-cell>
          <table:table-cell office:value-type="float" office:value="3568" calcext:value-type="float">
            <text:p>3568</text:p>
          </table:table-cell>
          <table:table-cell office:value-type="float" office:value="-17.873" calcext:value-type="float">
            <text:p>-17.873</text:p>
          </table:table-cell>
          <table:table-cell/>
          <table:table-cell table:style-name="ce7" table:formula="of:=[.M27]-[.K27]" office:value-type="float" office:value="3.744" calcext:value-type="float">
            <text:p>3.744</text:p>
          </table:table-cell>
          <table:table-cell table:style-name="ce7" table:number-columns-repeated="2"/>
        </table:table-row>
        <table:table-row table:style-name="ro1">
          <table:table-cell office:value-type="float" office:value="1312528" calcext:value-type="float">
            <text:p>1312528</text:p>
          </table:table-cell>
          <table:table-cell office:value-type="float" office:value="1336" calcext:value-type="float">
            <text:p>1336</text:p>
          </table:table-cell>
          <table:table-cell office:value-type="float" office:value="1312538" calcext:value-type="float">
            <text:p>1312538</text:p>
          </table:table-cell>
          <table:table-cell office:value-type="float" office:value="1336" calcext:value-type="float">
            <text:p>1336</text:p>
          </table:table-cell>
          <table:table-cell office:value-type="float" office:value="1312518" calcext:value-type="float">
            <text:p>1312518</text:p>
          </table:table-cell>
          <table:table-cell office:value-type="float" office:value="1336" calcext:value-type="float">
            <text:p>1336</text:p>
          </table:table-cell>
          <table:table-cell office:value-type="float" office:value="1312542" calcext:value-type="float">
            <text:p>1312542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2.581" calcext:value-type="float">
            <text:p>3562.581</text:p>
          </table:table-cell>
          <table:table-cell office:value-type="float" office:value="-28.339" calcext:value-type="float">
            <text:p>-28.339</text:p>
          </table:table-cell>
          <table:table-cell office:value-type="float" office:value="3562.667" calcext:value-type="float">
            <text:p>3562.667</text:p>
          </table:table-cell>
          <table:table-cell office:value-type="float" office:value="-35.744" calcext:value-type="float">
            <text:p>-35.744</text:p>
          </table:table-cell>
          <table:table-cell/>
          <table:table-cell table:style-name="ce7" table:formula="of:=[.M28]-[.K28]" office:value-type="float" office:value="-7.405" calcext:value-type="float">
            <text:p>-7.405</text:p>
          </table:table-cell>
          <table:table-cell table:style-name="ce7" table:number-columns-repeated="2"/>
        </table:table-row>
        <table:table-row table:style-name="ro1">
          <table:table-cell office:value-type="float" office:value="1312210" calcext:value-type="float">
            <text:p>1312210</text:p>
          </table:table-cell>
          <table:table-cell office:value-type="float" office:value="1336" calcext:value-type="float">
            <text:p>1336</text:p>
          </table:table-cell>
          <table:table-cell office:value-type="float" office:value="1312218" calcext:value-type="float">
            <text:p>1312218</text:p>
          </table:table-cell>
          <table:table-cell office:value-type="float" office:value="1336" calcext:value-type="float">
            <text:p>1336</text:p>
          </table:table-cell>
          <table:table-cell office:value-type="float" office:value="1312228" calcext:value-type="float">
            <text:p>1312228</text:p>
          </table:table-cell>
          <table:table-cell office:value-type="float" office:value="1336" calcext:value-type="float">
            <text:p>1336</text:p>
          </table:table-cell>
          <table:table-cell office:value-type="float" office:value="1312210" calcext:value-type="float">
            <text:p>1312210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3.436" calcext:value-type="float">
            <text:p>3563.436</text:p>
          </table:table-cell>
          <table:table-cell office:value-type="float" office:value="5.732" calcext:value-type="float">
            <text:p>5.732</text:p>
          </table:table-cell>
          <table:table-cell office:value-type="float" office:value="3562.667" calcext:value-type="float">
            <text:p>3562.667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29]-[.K29]" office:value-type="float" office:value="-5.732" calcext:value-type="float">
            <text:p>-5.732</text:p>
          </table:table-cell>
          <table:table-cell table:style-name="ce7" table:number-columns-repeated="2"/>
        </table:table-row>
        <table:table-row table:style-name="ro1">
          <table:table-cell office:value-type="float" office:value="1314427" calcext:value-type="float">
            <text:p>1314427</text:p>
          </table:table-cell>
          <table:table-cell office:value-type="float" office:value="1340" calcext:value-type="float">
            <text:p>1340</text:p>
          </table:table-cell>
          <table:table-cell office:value-type="float" office:value="1310508" calcext:value-type="float">
            <text:p>1310508</text:p>
          </table:table-cell>
          <table:table-cell office:value-type="float" office:value="1336" calcext:value-type="float">
            <text:p>1336</text:p>
          </table:table-cell>
          <table:table-cell office:value-type="float" office:value="1310534" calcext:value-type="float">
            <text:p>1310534</text:p>
          </table:table-cell>
          <table:table-cell office:value-type="float" office:value="1336" calcext:value-type="float">
            <text:p>1336</text:p>
          </table:table-cell>
          <table:table-cell office:value-type="float" office:value="1314456" calcext:value-type="float">
            <text:p>1314456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office:value-type="float" office:value="3568.051" calcext:value-type="float">
            <text:p>3568.051</text:p>
          </table:table-cell>
          <table:table-cell office:value-type="float" office:value="30.927" calcext:value-type="float">
            <text:p>30.927</text:p>
          </table:table-cell>
          <table:table-cell office:value-type="float" office:value="3568" calcext:value-type="float">
            <text:p>3568</text:p>
          </table:table-cell>
          <table:table-cell office:value-type="float" office:value="35.744" calcext:value-type="float">
            <text:p>35.744</text:p>
          </table:table-cell>
          <table:table-cell/>
          <table:table-cell table:style-name="ce7" table:formula="of:=[.M30]-[.K30]" office:value-type="float" office:value="4.817" calcext:value-type="float">
            <text:p>4.817</text:p>
          </table:table-cell>
          <table:table-cell table:style-name="ce7" table:number-columns-repeated="2"/>
        </table:table-row>
        <table:table-row table:style-name="ro1">
          <table:table-cell office:value-type="float" office:value="1313493" calcext:value-type="float">
            <text:p>1313493</text:p>
          </table:table-cell>
          <table:table-cell office:value-type="float" office:value="1340" calcext:value-type="float">
            <text:p>1340</text:p>
          </table:table-cell>
          <table:table-cell office:value-type="float" office:value="1313479" calcext:value-type="float">
            <text:p>1313479</text:p>
          </table:table-cell>
          <table:table-cell office:value-type="float" office:value="1340" calcext:value-type="float">
            <text:p>1340</text:p>
          </table:table-cell>
          <table:table-cell office:value-type="float" office:value="1313483" calcext:value-type="float">
            <text:p>1313483</text:p>
          </table:table-cell>
          <table:table-cell office:value-type="float" office:value="1340" calcext:value-type="float">
            <text:p>1340</text:p>
          </table:table-cell>
          <table:table-cell office:value-type="float" office:value="1309509" calcext:value-type="float">
            <text:p>1309509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office:value-type="float" office:value="3570.691" calcext:value-type="float">
            <text:p>3570.691</text:p>
          </table:table-cell>
          <table:table-cell office:value-type="float" office:value="17.696" calcext:value-type="float">
            <text:p>17.696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17.873" calcext:value-type="float">
            <text:p>17.873</text:p>
          </table:table-cell>
          <table:table-cell/>
          <table:table-cell table:style-name="ce7" table:formula="of:=[.M31]-[.K31]" office:value-type="float" office:value="0.177" calcext:value-type="float">
            <text:p>0.177</text:p>
          </table:table-cell>
          <table:table-cell table:style-name="ce7" table:number-columns-repeated="2"/>
        </table:table-row>
        <table:table-row table:style-name="ro1">
          <table:table-cell office:value-type="float" office:value="1313069" calcext:value-type="float">
            <text:p>1313069</text:p>
          </table:table-cell>
          <table:table-cell office:value-type="float" office:value="1340" calcext:value-type="float">
            <text:p>1340</text:p>
          </table:table-cell>
          <table:table-cell office:value-type="float" office:value="1313063" calcext:value-type="float">
            <text:p>1313063</text:p>
          </table:table-cell>
          <table:table-cell office:value-type="float" office:value="1340" calcext:value-type="float">
            <text:p>1340</text:p>
          </table:table-cell>
          <table:table-cell office:value-type="float" office:value="1313063" calcext:value-type="float">
            <text:p>1313063</text:p>
          </table:table-cell>
          <table:table-cell office:value-type="float" office:value="1340" calcext:value-type="float">
            <text:p>1340</text:p>
          </table:table-cell>
          <table:table-cell office:value-type="float" office:value="1313056" calcext:value-type="float">
            <text:p>1313056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1.802" calcext:value-type="float">
            <text:p>3571.802</text:p>
          </table:table-cell>
          <table:table-cell office:value-type="float" office:value="7.443" calcext:value-type="float">
            <text:p>7.443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17.873" calcext:value-type="float">
            <text:p>17.873</text:p>
          </table:table-cell>
          <table:table-cell/>
          <table:table-cell table:style-name="ce7" table:formula="of:=[.M32]-[.K32]" office:value-type="float" office:value="10.43" calcext:value-type="float">
            <text:p>10.430</text:p>
          </table:table-cell>
          <table:table-cell table:style-name="ce7" table:number-columns-repeated="2"/>
        </table:table-row>
        <table:table-row table:style-name="ro1">
          <table:table-cell office:value-type="float" office:value="1309156" calcext:value-type="float">
            <text:p>1309156</text:p>
          </table:table-cell>
          <table:table-cell office:value-type="float" office:value="1336" calcext:value-type="float">
            <text:p>1336</text:p>
          </table:table-cell>
          <table:table-cell office:value-type="float" office:value="1313132" calcext:value-type="float">
            <text:p>1313132</text:p>
          </table:table-cell>
          <table:table-cell office:value-type="float" office:value="1340" calcext:value-type="float">
            <text:p>1340</text:p>
          </table:table-cell>
          <table:table-cell office:value-type="float" office:value="1313120" calcext:value-type="float">
            <text:p>1313120</text:p>
          </table:table-cell>
          <table:table-cell office:value-type="float" office:value="1340" calcext:value-type="float">
            <text:p>1340</text:p>
          </table:table-cell>
          <table:table-cell office:value-type="float" office:value="1313142" calcext:value-type="float">
            <text:p>1313142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1.653" calcext:value-type="float">
            <text:p>3571.653</text:p>
          </table:table-cell>
          <table:table-cell office:value-type="float" office:value="-0.997" calcext:value-type="float">
            <text:p>-0.997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-17.873" calcext:value-type="float">
            <text:p>-17.873</text:p>
          </table:table-cell>
          <table:table-cell/>
          <table:table-cell table:style-name="ce7" table:formula="of:=[.M33]-[.K33]" office:value-type="float" office:value="-16.876" calcext:value-type="float">
            <text:p>-16.876</text:p>
          </table:table-cell>
          <table:table-cell table:style-name="ce7" table:number-columns-repeated="2"/>
        </table:table-row>
        <table:table-row table:style-name="ro1">
          <table:table-cell office:value-type="float" office:value="1314322" calcext:value-type="float">
            <text:p>1314322</text:p>
          </table:table-cell>
          <table:table-cell office:value-type="float" office:value="1340" calcext:value-type="float">
            <text:p>1340</text:p>
          </table:table-cell>
          <table:table-cell office:value-type="float" office:value="1310396" calcext:value-type="float">
            <text:p>1310396</text:p>
          </table:table-cell>
          <table:table-cell office:value-type="float" office:value="1336" calcext:value-type="float">
            <text:p>1336</text:p>
          </table:table-cell>
          <table:table-cell office:value-type="float" office:value="1310375" calcext:value-type="float">
            <text:p>1310375</text:p>
          </table:table-cell>
          <table:table-cell office:value-type="float" office:value="1336" calcext:value-type="float">
            <text:p>1336</text:p>
          </table:table-cell>
          <table:table-cell office:value-type="float" office:value="1314301" calcext:value-type="float">
            <text:p>1314301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office:value-type="float" office:value="3568.412" calcext:value-type="float">
            <text:p>3568.412</text:p>
          </table:table-cell>
          <table:table-cell office:value-type="float" office:value="-21.723" calcext:value-type="float">
            <text:p>-21.723</text:p>
          </table:table-cell>
          <table:table-cell office:value-type="float" office:value="3568" calcext:value-type="float">
            <text:p>3568</text:p>
          </table:table-cell>
          <table:table-cell office:value-type="float" office:value="-17.873" calcext:value-type="float">
            <text:p>-17.873</text:p>
          </table:table-cell>
          <table:table-cell/>
          <table:table-cell table:style-name="ce7" table:formula="of:=[.M34]-[.K34]" office:value-type="float" office:value="3.85" calcext:value-type="float">
            <text:p>3.850</text:p>
          </table:table-cell>
          <table:table-cell table:style-name="ce7" table:number-columns-repeated="2"/>
        </table:table-row>
        <table:table-row table:style-name="ro1">
          <table:table-cell office:value-type="float" office:value="1312000" calcext:value-type="float">
            <text:p>1312000</text:p>
          </table:table-cell>
          <table:table-cell office:value-type="float" office:value="1336" calcext:value-type="float">
            <text:p>1336</text:p>
          </table:table-cell>
          <table:table-cell office:value-type="float" office:value="1312018" calcext:value-type="float">
            <text:p>1312018</text:p>
          </table:table-cell>
          <table:table-cell office:value-type="float" office:value="1336" calcext:value-type="float">
            <text:p>1336</text:p>
          </table:table-cell>
          <table:table-cell office:value-type="float" office:value="1312009" calcext:value-type="float">
            <text:p>1312009</text:p>
          </table:table-cell>
          <table:table-cell office:value-type="float" office:value="1336" calcext:value-type="float">
            <text:p>1336</text:p>
          </table:table-cell>
          <table:table-cell office:value-type="float" office:value="1311975" calcext:value-type="float">
            <text:p>1311975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4.023" calcext:value-type="float">
            <text:p>3564.023</text:p>
          </table:table-cell>
          <table:table-cell office:value-type="float" office:value="-29.414" calcext:value-type="float">
            <text:p>-29.414</text:p>
          </table:table-cell>
          <table:table-cell office:value-type="float" office:value="3562.667" calcext:value-type="float">
            <text:p>3562.667</text:p>
          </table:table-cell>
          <table:table-cell office:value-type="float" office:value="-35.744" calcext:value-type="float">
            <text:p>-35.744</text:p>
          </table:table-cell>
          <table:table-cell/>
          <table:table-cell table:style-name="ce7" table:formula="of:=[.M35]-[.K35]" office:value-type="float" office:value="-6.33" calcext:value-type="float">
            <text:p>-6.330</text:p>
          </table:table-cell>
          <table:table-cell table:style-name="ce7" table:number-columns-repeated="2"/>
        </table:table-row>
        <table:table-row table:style-name="ro1">
          <table:table-cell office:value-type="float" office:value="1312610" calcext:value-type="float">
            <text:p>1312610</text:p>
          </table:table-cell>
          <table:table-cell office:value-type="float" office:value="1336" calcext:value-type="float">
            <text:p>1336</text:p>
          </table:table-cell>
          <table:table-cell office:value-type="float" office:value="1312627" calcext:value-type="float">
            <text:p>1312627</text:p>
          </table:table-cell>
          <table:table-cell office:value-type="float" office:value="1336" calcext:value-type="float">
            <text:p>1336</text:p>
          </table:table-cell>
          <table:table-cell office:value-type="float" office:value="1312610" calcext:value-type="float">
            <text:p>1312610</text:p>
          </table:table-cell>
          <table:table-cell office:value-type="float" office:value="1336" calcext:value-type="float">
            <text:p>1336</text:p>
          </table:table-cell>
          <table:table-cell office:value-type="float" office:value="1312604" calcext:value-type="float">
            <text:p>1312604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2.361" calcext:value-type="float">
            <text:p>3562.361</text:p>
          </table:table-cell>
          <table:table-cell office:value-type="float" office:value="-11.142" calcext:value-type="float">
            <text:p>-11.142</text:p>
          </table:table-cell>
          <table:table-cell office:value-type="float" office:value="3562.667" calcext:value-type="float">
            <text:p>3562.667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36]-[.K36]" office:value-type="float" office:value="11.142" calcext:value-type="float">
            <text:p>11.142</text:p>
          </table:table-cell>
          <table:table-cell table:style-name="ce7" table:number-columns-repeated="2"/>
        </table:table-row>
        <table:table-row table:style-name="ro1">
          <table:table-cell office:value-type="float" office:value="1312525" calcext:value-type="float">
            <text:p>1312525</text:p>
          </table:table-cell>
          <table:table-cell office:value-type="float" office:value="1336" calcext:value-type="float">
            <text:p>1336</text:p>
          </table:table-cell>
          <table:table-cell office:value-type="float" office:value="1312495" calcext:value-type="float">
            <text:p>1312495</text:p>
          </table:table-cell>
          <table:table-cell office:value-type="float" office:value="1336" calcext:value-type="float">
            <text:p>1336</text:p>
          </table:table-cell>
          <table:table-cell office:value-type="float" office:value="1312523" calcext:value-type="float">
            <text:p>1312523</text:p>
          </table:table-cell>
          <table:table-cell office:value-type="float" office:value="1336" calcext:value-type="float">
            <text:p>1336</text:p>
          </table:table-cell>
          <table:table-cell office:value-type="float" office:value="1312538" calcext:value-type="float">
            <text:p>1312538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2.612" calcext:value-type="float">
            <text:p>3562.612</text:p>
          </table:table-cell>
          <table:table-cell office:value-type="float" office:value="1.682" calcext:value-type="float">
            <text:p>1.682</text:p>
          </table:table-cell>
          <table:table-cell office:value-type="float" office:value="3562.667" calcext:value-type="float">
            <text:p>3562.667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37]-[.K37]" office:value-type="float" office:value="-1.682" calcext:value-type="float">
            <text:p>-1.682</text:p>
          </table:table-cell>
          <table:table-cell table:style-name="ce7" table:number-columns-repeated="2"/>
        </table:table-row>
        <table:table-row table:style-name="ro1">
          <table:table-cell office:value-type="float" office:value="1314438" calcext:value-type="float">
            <text:p>1314438</text:p>
          </table:table-cell>
          <table:table-cell office:value-type="float" office:value="1340" calcext:value-type="float">
            <text:p>1340</text:p>
          </table:table-cell>
          <table:table-cell office:value-type="float" office:value="1314404" calcext:value-type="float">
            <text:p>1314404</text:p>
          </table:table-cell>
          <table:table-cell office:value-type="float" office:value="1340" calcext:value-type="float">
            <text:p>1340</text:p>
          </table:table-cell>
          <table:table-cell office:value-type="float" office:value="1314424" calcext:value-type="float">
            <text:p>1314424</text:p>
          </table:table-cell>
          <table:table-cell office:value-type="float" office:value="1340" calcext:value-type="float">
            <text:p>1340</text:p>
          </table:table-cell>
          <table:table-cell office:value-type="float" office:value="1310522" calcext:value-type="float">
            <text:p>1310522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office:value-type="float" office:value="3568.092" calcext:value-type="float">
            <text:p>3568.092</text:p>
          </table:table-cell>
          <table:table-cell office:value-type="float" office:value="36.73" calcext:value-type="float">
            <text:p>36.73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53.617" calcext:value-type="float">
            <text:p>53.617</text:p>
          </table:table-cell>
          <table:table-cell/>
          <table:table-cell table:style-name="ce7" table:formula="of:=[.M38]-[.K38]" office:value-type="float" office:value="16.887" calcext:value-type="float">
            <text:p>16.887</text:p>
          </table:table-cell>
          <table:table-cell table:style-name="ce7" table:number-columns-repeated="2"/>
        </table:table-row>
        <table:table-row table:style-name="ro1">
          <table:table-cell office:value-type="float" office:value="1308629" calcext:value-type="float">
            <text:p>1308629</text:p>
          </table:table-cell>
          <table:table-cell office:value-type="float" office:value="1336" calcext:value-type="float">
            <text:p>1336</text:p>
          </table:table-cell>
          <table:table-cell office:value-type="float" office:value="1312598" calcext:value-type="float">
            <text:p>1312598</text:p>
          </table:table-cell>
          <table:table-cell office:value-type="float" office:value="1340" calcext:value-type="float">
            <text:p>1340</text:p>
          </table:table-cell>
          <table:table-cell office:value-type="float" office:value="1312608" calcext:value-type="float">
            <text:p>1312608</text:p>
          </table:table-cell>
          <table:table-cell office:value-type="float" office:value="1340" calcext:value-type="float">
            <text:p>1340</text:p>
          </table:table-cell>
          <table:table-cell office:value-type="float" office:value="1312581" calcext:value-type="float">
            <text:p>1312581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3.106" calcext:value-type="float">
            <text:p>3573.106</text:p>
          </table:table-cell>
          <table:table-cell office:value-type="float" office:value="33.604" calcext:value-type="float">
            <text:p>33.604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39]-[.K39]" office:value-type="float" office:value="-33.604" calcext:value-type="float">
            <text:p>-33.604</text:p>
          </table:table-cell>
          <table:table-cell table:style-name="ce7" table:number-columns-repeated="2"/>
        </table:table-row>
        <table:table-row table:style-name="ro1">
          <table:table-cell office:value-type="float" office:value="1315762" calcext:value-type="float">
            <text:p>1315762</text:p>
          </table:table-cell>
          <table:table-cell office:value-type="float" office:value="1344" calcext:value-type="float">
            <text:p>1344</text:p>
          </table:table-cell>
          <table:table-cell office:value-type="float" office:value="1311764" calcext:value-type="float">
            <text:p>1311764</text:p>
          </table:table-cell>
          <table:table-cell office:value-type="float" office:value="1340" calcext:value-type="float">
            <text:p>1340</text:p>
          </table:table-cell>
          <table:table-cell office:value-type="float" office:value="1311774" calcext:value-type="float">
            <text:p>1311774</text:p>
          </table:table-cell>
          <table:table-cell office:value-type="float" office:value="1340" calcext:value-type="float">
            <text:p>1340</text:p>
          </table:table-cell>
          <table:table-cell office:value-type="float" office:value="1311773" calcext:value-type="float">
            <text:p>1311773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office:value-type="float" office:value="3575.27" calcext:value-type="float">
            <text:p>3575.27</text:p>
          </table:table-cell>
          <table:table-cell office:value-type="float" office:value="14.5" calcext:value-type="float">
            <text:p>14.5</text:p>
          </table:table-cell>
          <table:table-cell office:value-type="float" office:value="3576" calcext:value-type="float">
            <text:p>3576</text:p>
          </table:table-cell>
          <table:table-cell office:value-type="float" office:value="35.744" calcext:value-type="float">
            <text:p>35.744</text:p>
          </table:table-cell>
          <table:table-cell/>
          <table:table-cell table:style-name="ce7" table:formula="of:=[.M40]-[.K40]" office:value-type="float" office:value="21.244" calcext:value-type="float">
            <text:p>21.244</text:p>
          </table:table-cell>
          <table:table-cell table:style-name="ce7" table:number-columns-repeated="2"/>
        </table:table-row>
        <table:table-row table:style-name="ro1">
          <table:table-cell office:value-type="float" office:value="1311635" calcext:value-type="float">
            <text:p>1311635</text:p>
          </table:table-cell>
          <table:table-cell office:value-type="float" office:value="1340" calcext:value-type="float">
            <text:p>1340</text:p>
          </table:table-cell>
          <table:table-cell office:value-type="float" office:value="1311651" calcext:value-type="float">
            <text:p>1311651</text:p>
          </table:table-cell>
          <table:table-cell office:value-type="float" office:value="1340" calcext:value-type="float">
            <text:p>1340</text:p>
          </table:table-cell>
          <table:table-cell office:value-type="float" office:value="1311640" calcext:value-type="float">
            <text:p>1311640</text:p>
          </table:table-cell>
          <table:table-cell office:value-type="float" office:value="1340" calcext:value-type="float">
            <text:p>1340</text:p>
          </table:table-cell>
          <table:table-cell office:value-type="float" office:value="1315642" calcext:value-type="float">
            <text:p>1315642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office:value-type="float" office:value="3575.613" calcext:value-type="float">
            <text:p>3575.613</text:p>
          </table:table-cell>
          <table:table-cell office:value-type="float" office:value="2.304" calcext:value-type="float">
            <text:p>2.304</text:p>
          </table:table-cell>
          <table:table-cell office:value-type="float" office:value="3576" calcext:value-type="float">
            <text:p>3576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41]-[.K41]" office:value-type="float" office:value="-2.304" calcext:value-type="float">
            <text:p>-2.304</text:p>
          </table:table-cell>
          <table:table-cell table:style-name="ce7" table:number-columns-repeated="2"/>
        </table:table-row>
        <table:table-row table:style-name="ro1">
          <table:table-cell office:value-type="float" office:value="1312607" calcext:value-type="float">
            <text:p>1312607</text:p>
          </table:table-cell>
          <table:table-cell office:value-type="float" office:value="1340" calcext:value-type="float">
            <text:p>1340</text:p>
          </table:table-cell>
          <table:table-cell office:value-type="float" office:value="1312638" calcext:value-type="float">
            <text:p>1312638</text:p>
          </table:table-cell>
          <table:table-cell office:value-type="float" office:value="1340" calcext:value-type="float">
            <text:p>1340</text:p>
          </table:table-cell>
          <table:table-cell office:value-type="float" office:value="1312621" calcext:value-type="float">
            <text:p>1312621</text:p>
          </table:table-cell>
          <table:table-cell office:value-type="float" office:value="1340" calcext:value-type="float">
            <text:p>1340</text:p>
          </table:table-cell>
          <table:table-cell office:value-type="float" office:value="1312583" calcext:value-type="float">
            <text:p>1312583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3.028" calcext:value-type="float">
            <text:p>3573.028</text:p>
          </table:table-cell>
          <table:table-cell office:value-type="float" office:value="-17.328" calcext:value-type="float">
            <text:p>-17.328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-17.871" calcext:value-type="float">
            <text:p>-17.871</text:p>
          </table:table-cell>
          <table:table-cell/>
          <table:table-cell table:style-name="ce7" table:formula="of:=[.M42]-[.K42]" office:value-type="float" office:value="-0.542999999999999" calcext:value-type="float">
            <text:p>-0.543</text:p>
          </table:table-cell>
          <table:table-cell table:style-name="ce7" table:number-columns-repeated="2"/>
        </table:table-row>
        <table:table-row table:style-name="ro1">
          <table:table-cell office:value-type="float" office:value="1313690" calcext:value-type="float">
            <text:p>1313690</text:p>
          </table:table-cell>
          <table:table-cell office:value-type="float" office:value="1340" calcext:value-type="float">
            <text:p>1340</text:p>
          </table:table-cell>
          <table:table-cell office:value-type="float" office:value="1313714" calcext:value-type="float">
            <text:p>1313714</text:p>
          </table:table-cell>
          <table:table-cell office:value-type="float" office:value="1340" calcext:value-type="float">
            <text:p>1340</text:p>
          </table:table-cell>
          <table:table-cell office:value-type="float" office:value="1313704" calcext:value-type="float">
            <text:p>1313704</text:p>
          </table:table-cell>
          <table:table-cell office:value-type="float" office:value="1340" calcext:value-type="float">
            <text:p>1340</text:p>
          </table:table-cell>
          <table:table-cell office:value-type="float" office:value="1309809" calcext:value-type="float">
            <text:p>1309809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office:value-type="float" office:value="3570.043" calcext:value-type="float">
            <text:p>3570.043</text:p>
          </table:table-cell>
          <table:table-cell office:value-type="float" office:value="-20.004" calcext:value-type="float">
            <text:p>-20.004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-17.873" calcext:value-type="float">
            <text:p>-17.873</text:p>
          </table:table-cell>
          <table:table-cell/>
          <table:table-cell table:style-name="ce7" table:formula="of:=[.M43]-[.K43]" office:value-type="float" office:value="2.131" calcext:value-type="float">
            <text:p>2.131</text:p>
          </table:table-cell>
          <table:table-cell table:style-name="ce7" table:number-columns-repeated="2"/>
        </table:table-row>
        <table:table-row table:style-name="ro1">
          <table:table-cell office:value-type="float" office:value="1310707" calcext:value-type="float">
            <text:p>1310707</text:p>
          </table:table-cell>
          <table:table-cell office:value-type="float" office:value="1336" calcext:value-type="float">
            <text:p>1336</text:p>
          </table:table-cell>
          <table:table-cell office:value-type="float" office:value="1310730" calcext:value-type="float">
            <text:p>1310730</text:p>
          </table:table-cell>
          <table:table-cell office:value-type="float" office:value="1336" calcext:value-type="float">
            <text:p>1336</text:p>
          </table:table-cell>
          <table:table-cell office:value-type="float" office:value="1310708" calcext:value-type="float">
            <text:p>1310708</text:p>
          </table:table-cell>
          <table:table-cell office:value-type="float" office:value="1336" calcext:value-type="float">
            <text:p>1336</text:p>
          </table:table-cell>
          <table:table-cell office:value-type="float" office:value="1314567" calcext:value-type="float">
            <text:p>1314567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office:value-type="float" office:value="3567.568" calcext:value-type="float">
            <text:p>3567.568</text:p>
          </table:table-cell>
          <table:table-cell office:value-type="float" office:value="-16.591" calcext:value-type="float">
            <text:p>-16.591</text:p>
          </table:table-cell>
          <table:table-cell office:value-type="float" office:value="3565.333" calcext:value-type="float">
            <text:p>3565.333</text:p>
          </table:table-cell>
          <table:table-cell office:value-type="float" office:value="-35.744" calcext:value-type="float">
            <text:p>-35.744</text:p>
          </table:table-cell>
          <table:table-cell/>
          <table:table-cell table:style-name="ce7" table:formula="of:=[.M44]-[.K44]" office:value-type="float" office:value="-19.153" calcext:value-type="float">
            <text:p>-19.153</text:p>
          </table:table-cell>
          <table:table-cell table:style-name="ce7" table:number-columns-repeated="2"/>
        </table:table-row>
        <table:table-row table:style-name="ro1">
          <table:table-cell office:value-type="float" office:value="1311280" calcext:value-type="float">
            <text:p>1311280</text:p>
          </table:table-cell>
          <table:table-cell office:value-type="float" office:value="1336" calcext:value-type="float">
            <text:p>1336</text:p>
          </table:table-cell>
          <table:table-cell office:value-type="float" office:value="1315106" calcext:value-type="float">
            <text:p>1315106</text:p>
          </table:table-cell>
          <table:table-cell office:value-type="float" office:value="1340" calcext:value-type="float">
            <text:p>1340</text:p>
          </table:table-cell>
          <table:table-cell office:value-type="float" office:value="1315113" calcext:value-type="float">
            <text:p>1315113</text:p>
          </table:table-cell>
          <table:table-cell office:value-type="float" office:value="1340" calcext:value-type="float">
            <text:p>1340</text:p>
          </table:table-cell>
          <table:table-cell office:value-type="float" office:value="1311271" calcext:value-type="float">
            <text:p>1311271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6.118" calcext:value-type="float">
            <text:p>3566.118</text:p>
          </table:table-cell>
          <table:table-cell office:value-type="float" office:value="-9.714" calcext:value-type="float">
            <text:p>-9.714</text:p>
          </table:table-cell>
          <table:table-cell office:value-type="float" office:value="3568" calcext:value-type="float">
            <text:p>3568</text:p>
          </table:table-cell>
          <table:table-cell office:value-type="float" office:value="17.871" calcext:value-type="float">
            <text:p>17.871</text:p>
          </table:table-cell>
          <table:table-cell/>
          <table:table-cell table:style-name="ce7" table:formula="of:=[.M45]-[.K45]" office:value-type="float" office:value="27.585" calcext:value-type="float">
            <text:p>27.585</text:p>
          </table:table-cell>
          <table:table-cell table:style-name="ce7" table:number-columns-repeated="2"/>
        </table:table-row>
        <table:table-row table:style-name="ro1">
          <table:table-cell office:value-type="float" office:value="1313856" calcext:value-type="float">
            <text:p>1313856</text:p>
          </table:table-cell>
          <table:table-cell office:value-type="float" office:value="1340" calcext:value-type="float">
            <text:p>1340</text:p>
          </table:table-cell>
          <table:table-cell office:value-type="float" office:value="1309974" calcext:value-type="float">
            <text:p>1309974</text:p>
          </table:table-cell>
          <table:table-cell office:value-type="float" office:value="1336" calcext:value-type="float">
            <text:p>1336</text:p>
          </table:table-cell>
          <table:table-cell office:value-type="float" office:value="1310000" calcext:value-type="float">
            <text:p>1310000</text:p>
          </table:table-cell>
          <table:table-cell office:value-type="float" office:value="1336" calcext:value-type="float">
            <text:p>1336</text:p>
          </table:table-cell>
          <table:table-cell office:value-type="float" office:value="1313887" calcext:value-type="float">
            <text:p>1313887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office:value-type="float" office:value="3569.552" calcext:value-type="float">
            <text:p>3569.552</text:p>
          </table:table-cell>
          <table:table-cell office:value-type="float" office:value="23.015" calcext:value-type="float">
            <text:p>23.015</text:p>
          </table:table-cell>
          <table:table-cell office:value-type="float" office:value="3568" calcext:value-type="float">
            <text:p>3568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46]-[.K46]" office:value-type="float" office:value="-23.015" calcext:value-type="float">
            <text:p>-23.015</text:p>
          </table:table-cell>
          <table:table-cell table:style-name="ce7" table:number-columns-repeated="2"/>
        </table:table-row>
        <table:table-row table:style-name="ro1">
          <table:table-cell office:value-type="float" office:value="1311937" calcext:value-type="float">
            <text:p>1311937</text:p>
          </table:table-cell>
          <table:table-cell office:value-type="float" office:value="1340" calcext:value-type="float">
            <text:p>1340</text:p>
          </table:table-cell>
          <table:table-cell office:value-type="float" office:value="1315901" calcext:value-type="float">
            <text:p>1315901</text:p>
          </table:table-cell>
          <table:table-cell office:value-type="float" office:value="1344" calcext:value-type="float">
            <text:p>1344</text:p>
          </table:table-cell>
          <table:table-cell office:value-type="float" office:value="1311927" calcext:value-type="float">
            <text:p>1311927</text:p>
          </table:table-cell>
          <table:table-cell office:value-type="float" office:value="1340" calcext:value-type="float">
            <text:p>1340</text:p>
          </table:table-cell>
          <table:table-cell office:value-type="float" office:value="1311956" calcext:value-type="float">
            <text:p>1311956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office:value-type="float" office:value="3574.828" calcext:value-type="float">
            <text:p>3574.828</text:p>
          </table:table-cell>
          <table:table-cell office:value-type="float" office:value="35.361" calcext:value-type="float">
            <text:p>35.361</text:p>
          </table:table-cell>
          <table:table-cell office:value-type="float" office:value="3576" calcext:value-type="float">
            <text:p>3576</text:p>
          </table:table-cell>
          <table:table-cell office:value-type="float" office:value="53.617" calcext:value-type="float">
            <text:p>53.617</text:p>
          </table:table-cell>
          <table:table-cell/>
          <table:table-cell table:style-name="ce7" table:formula="of:=[.M47]-[.K47]" office:value-type="float" office:value="18.256" calcext:value-type="float">
            <text:p>18.256</text:p>
          </table:table-cell>
          <table:table-cell table:style-name="ce7" table:number-columns-repeated="2"/>
        </table:table-row>
        <table:table-row table:style-name="ro1">
          <table:table-cell office:value-type="float" office:value="1311819" calcext:value-type="float">
            <text:p>1311819</text:p>
          </table:table-cell>
          <table:table-cell office:value-type="float" office:value="1340" calcext:value-type="float">
            <text:p>1340</text:p>
          </table:table-cell>
          <table:table-cell office:value-type="float" office:value="1311804" calcext:value-type="float">
            <text:p>1311804</text:p>
          </table:table-cell>
          <table:table-cell office:value-type="float" office:value="1340" calcext:value-type="float">
            <text:p>1340</text:p>
          </table:table-cell>
          <table:table-cell office:value-type="float" office:value="1311824" calcext:value-type="float">
            <text:p>1311824</text:p>
          </table:table-cell>
          <table:table-cell office:value-type="float" office:value="1340" calcext:value-type="float">
            <text:p>1340</text:p>
          </table:table-cell>
          <table:table-cell office:value-type="float" office:value="1311804" calcext:value-type="float">
            <text:p>1311804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5.206" calcext:value-type="float">
            <text:p>3575.206</text:p>
          </table:table-cell>
          <table:table-cell office:value-type="float" office:value="2.527" calcext:value-type="float">
            <text:p>2.527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-17.871" calcext:value-type="float">
            <text:p>-17.871</text:p>
          </table:table-cell>
          <table:table-cell/>
          <table:table-cell table:style-name="ce7" table:formula="of:=[.M48]-[.K48]" office:value-type="float" office:value="-20.398" calcext:value-type="float">
            <text:p>-20.398</text:p>
          </table:table-cell>
          <table:table-cell table:style-name="ce7" table:number-columns-repeated="2"/>
        </table:table-row>
        <table:table-row table:style-name="ro1">
          <table:table-cell office:value-type="float" office:value="1311958" calcext:value-type="float">
            <text:p>1311958</text:p>
          </table:table-cell>
          <table:table-cell office:value-type="float" office:value="1340" calcext:value-type="float">
            <text:p>1340</text:p>
          </table:table-cell>
          <table:table-cell office:value-type="float" office:value="1311946" calcext:value-type="float">
            <text:p>1311946</text:p>
          </table:table-cell>
          <table:table-cell office:value-type="float" office:value="1340" calcext:value-type="float">
            <text:p>1340</text:p>
          </table:table-cell>
          <table:table-cell office:value-type="float" office:value="1315896" calcext:value-type="float">
            <text:p>1315896</text:p>
          </table:table-cell>
          <table:table-cell office:value-type="float" office:value="1344" calcext:value-type="float">
            <text:p>1344</text:p>
          </table:table-cell>
          <table:table-cell office:value-type="float" office:value="1311951" calcext:value-type="float">
            <text:p>1311951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office:value-type="float" office:value="3574.807" calcext:value-type="float">
            <text:p>3574.807</text:p>
          </table:table-cell>
          <table:table-cell office:value-type="float" office:value="-2.665" calcext:value-type="float">
            <text:p>-2.665</text:p>
          </table:table-cell>
          <table:table-cell office:value-type="float" office:value="3576" calcext:value-type="float">
            <text:p>3576</text:p>
          </table:table-cell>
          <table:table-cell office:value-type="float" office:value="17.871" calcext:value-type="float">
            <text:p>17.871</text:p>
          </table:table-cell>
          <table:table-cell/>
          <table:table-cell table:style-name="ce7" table:formula="of:=[.M49]-[.K49]" office:value-type="float" office:value="20.536" calcext:value-type="float">
            <text:p>20.536</text:p>
          </table:table-cell>
          <table:table-cell table:style-name="ce7" table:number-columns-repeated="2"/>
        </table:table-row>
        <table:table-row table:style-name="ro1">
          <table:table-cell office:value-type="float" office:value="1312494" calcext:value-type="float">
            <text:p>1312494</text:p>
          </table:table-cell>
          <table:table-cell office:value-type="float" office:value="1340" calcext:value-type="float">
            <text:p>1340</text:p>
          </table:table-cell>
          <table:table-cell office:value-type="float" office:value="1312482" calcext:value-type="float">
            <text:p>1312482</text:p>
          </table:table-cell>
          <table:table-cell office:value-type="float" office:value="1340" calcext:value-type="float">
            <text:p>1340</text:p>
          </table:table-cell>
          <table:table-cell office:value-type="float" office:value="1312481" calcext:value-type="float">
            <text:p>1312481</text:p>
          </table:table-cell>
          <table:table-cell office:value-type="float" office:value="1340" calcext:value-type="float">
            <text:p>1340</text:p>
          </table:table-cell>
          <table:table-cell office:value-type="float" office:value="1312491" calcext:value-type="float">
            <text:p>1312491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3.368" calcext:value-type="float">
            <text:p>3573.368</text:p>
          </table:table-cell>
          <table:table-cell office:value-type="float" office:value="-9.644" calcext:value-type="float">
            <text:p>-9.644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-17.871" calcext:value-type="float">
            <text:p>-17.871</text:p>
          </table:table-cell>
          <table:table-cell/>
          <table:table-cell table:style-name="ce7" table:formula="of:=[.M50]-[.K50]" office:value-type="float" office:value="-8.227" calcext:value-type="float">
            <text:p>-8.227</text:p>
          </table:table-cell>
          <table:table-cell table:style-name="ce7" table:number-columns-repeated="2"/>
        </table:table-row>
        <table:table-row table:style-name="ro1">
          <table:table-cell office:value-type="float" office:value="1313672" calcext:value-type="float">
            <text:p>1313672</text:p>
          </table:table-cell>
          <table:table-cell office:value-type="float" office:value="1340" calcext:value-type="float">
            <text:p>1340</text:p>
          </table:table-cell>
          <table:table-cell office:value-type="float" office:value="1313635" calcext:value-type="float">
            <text:p>1313635</text:p>
          </table:table-cell>
          <table:table-cell office:value-type="float" office:value="1340" calcext:value-type="float">
            <text:p>1340</text:p>
          </table:table-cell>
          <table:table-cell office:value-type="float" office:value="1309763" calcext:value-type="float">
            <text:p>1309763</text:p>
          </table:table-cell>
          <table:table-cell office:value-type="float" office:value="1336" calcext:value-type="float">
            <text:p>1336</text:p>
          </table:table-cell>
          <table:table-cell office:value-type="float" office:value="1313652" calcext:value-type="float">
            <text:p>1313652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0.176" calcext:value-type="float">
            <text:p>3570.176</text:p>
          </table:table-cell>
          <table:table-cell office:value-type="float" office:value="-21.4" calcext:value-type="float">
            <text:p>-21.4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-17.873" calcext:value-type="float">
            <text:p>-17.873</text:p>
          </table:table-cell>
          <table:table-cell/>
          <table:table-cell table:style-name="ce7" table:formula="of:=[.M51]-[.K51]" office:value-type="float" office:value="3.527" calcext:value-type="float">
            <text:p>3.527</text:p>
          </table:table-cell>
          <table:table-cell table:style-name="ce7" table:number-columns-repeated="2"/>
        </table:table-row>
        <table:table-row table:style-name="ro1">
          <table:table-cell office:value-type="float" office:value="1314680" calcext:value-type="float">
            <text:p>1314680</text:p>
          </table:table-cell>
          <table:table-cell office:value-type="float" office:value="1340" calcext:value-type="float">
            <text:p>1340</text:p>
          </table:table-cell>
          <table:table-cell office:value-type="float" office:value="1310849" calcext:value-type="float">
            <text:p>1310849</text:p>
          </table:table-cell>
          <table:table-cell office:value-type="float" office:value="1336" calcext:value-type="float">
            <text:p>1336</text:p>
          </table:table-cell>
          <table:table-cell office:value-type="float" office:value="1314693" calcext:value-type="float">
            <text:p>1314693</text:p>
          </table:table-cell>
          <table:table-cell office:value-type="float" office:value="1340" calcext:value-type="float">
            <text:p>1340</text:p>
          </table:table-cell>
          <table:table-cell office:value-type="float" office:value="1310860" calcext:value-type="float">
            <text:p>1310860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7.265" calcext:value-type="float">
            <text:p>3567.265</text:p>
          </table:table-cell>
          <table:table-cell office:value-type="float" office:value="-19.51" calcext:value-type="float">
            <text:p>-19.51</text:p>
          </table:table-cell>
          <table:table-cell office:value-type="float" office:value="3568" calcext:value-type="float">
            <text:p>3568</text:p>
          </table:table-cell>
          <table:table-cell office:value-type="float" office:value="-17.873" calcext:value-type="float">
            <text:p>-17.873</text:p>
          </table:table-cell>
          <table:table-cell/>
          <table:table-cell table:style-name="ce7" table:formula="of:=[.M52]-[.K52]" office:value-type="float" office:value="1.637" calcext:value-type="float">
            <text:p>1.637</text:p>
          </table:table-cell>
          <table:table-cell table:style-name="ce7" table:number-columns-repeated="2"/>
        </table:table-row>
        <table:table-row table:style-name="ro1">
          <table:table-cell office:value-type="float" office:value="1310818" calcext:value-type="float">
            <text:p>1310818</text:p>
          </table:table-cell>
          <table:table-cell office:value-type="float" office:value="1336" calcext:value-type="float">
            <text:p>1336</text:p>
          </table:table-cell>
          <table:table-cell office:value-type="float" office:value="1310780" calcext:value-type="float">
            <text:p>1310780</text:p>
          </table:table-cell>
          <table:table-cell office:value-type="float" office:value="1336" calcext:value-type="float">
            <text:p>1336</text:p>
          </table:table-cell>
          <table:table-cell office:value-type="float" office:value="1310806" calcext:value-type="float">
            <text:p>1310806</text:p>
          </table:table-cell>
          <table:table-cell office:value-type="float" office:value="1336" calcext:value-type="float">
            <text:p>1336</text:p>
          </table:table-cell>
          <table:table-cell office:value-type="float" office:value="1314649" calcext:value-type="float">
            <text:p>1314649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office:value-type="float" office:value="3567.335" calcext:value-type="float">
            <text:p>3567.335</text:p>
          </table:table-cell>
          <table:table-cell office:value-type="float" office:value="0.477" calcext:value-type="float">
            <text:p>0.477</text:p>
          </table:table-cell>
          <table:table-cell office:value-type="float" office:value="3565.333" calcext:value-type="float">
            <text:p>3565.333</text:p>
          </table:table-cell>
          <table:table-cell office:value-type="float" office:value="-17.871" calcext:value-type="float">
            <text:p>-17.871</text:p>
          </table:table-cell>
          <table:table-cell/>
          <table:table-cell table:style-name="ce7" table:formula="of:=[.M53]-[.K53]" office:value-type="float" office:value="-18.348" calcext:value-type="float">
            <text:p>-18.348</text:p>
          </table:table-cell>
          <table:table-cell table:style-name="ce7" table:number-columns-repeated="2"/>
        </table:table-row>
        <table:table-row table:style-name="ro1">
          <table:table-cell office:value-type="float" office:value="1312794" calcext:value-type="float">
            <text:p>1312794</text:p>
          </table:table-cell>
          <table:table-cell office:value-type="float" office:value="1340" calcext:value-type="float">
            <text:p>1340</text:p>
          </table:table-cell>
          <table:table-cell office:value-type="float" office:value="1312773" calcext:value-type="float">
            <text:p>1312773</text:p>
          </table:table-cell>
          <table:table-cell office:value-type="float" office:value="1340" calcext:value-type="float">
            <text:p>1340</text:p>
          </table:table-cell>
          <table:table-cell office:value-type="float" office:value="1312786" calcext:value-type="float">
            <text:p>1312786</text:p>
          </table:table-cell>
          <table:table-cell office:value-type="float" office:value="1340" calcext:value-type="float">
            <text:p>1340</text:p>
          </table:table-cell>
          <table:table-cell office:value-type="float" office:value="1312822" calcext:value-type="float">
            <text:p>1312822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2.534" calcext:value-type="float">
            <text:p>3572.534</text:p>
          </table:table-cell>
          <table:table-cell office:value-type="float" office:value="34.838" calcext:value-type="float">
            <text:p>34.838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53.617" calcext:value-type="float">
            <text:p>53.617</text:p>
          </table:table-cell>
          <table:table-cell/>
          <table:table-cell table:style-name="ce7" table:formula="of:=[.M54]-[.K54]" office:value-type="float" office:value="18.779" calcext:value-type="float">
            <text:p>18.779</text:p>
          </table:table-cell>
          <table:table-cell table:style-name="ce7" table:number-columns-repeated="2"/>
        </table:table-row>
        <table:table-row table:style-name="ro1">
          <table:table-cell office:value-type="float" office:value="1311694" calcext:value-type="float">
            <text:p>1311694</text:p>
          </table:table-cell>
          <table:table-cell office:value-type="float" office:value="1340" calcext:value-type="float">
            <text:p>1340</text:p>
          </table:table-cell>
          <table:table-cell office:value-type="float" office:value="1315654" calcext:value-type="float">
            <text:p>1315654</text:p>
          </table:table-cell>
          <table:table-cell office:value-type="float" office:value="1344" calcext:value-type="float">
            <text:p>1344</text:p>
          </table:table-cell>
          <table:table-cell office:value-type="float" office:value="1311685" calcext:value-type="float">
            <text:p>1311685</text:p>
          </table:table-cell>
          <table:table-cell office:value-type="float" office:value="1340" calcext:value-type="float">
            <text:p>1340</text:p>
          </table:table-cell>
          <table:table-cell office:value-type="float" office:value="1311694" calcext:value-type="float">
            <text:p>1311694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office:value-type="float" office:value="3575.505" calcext:value-type="float">
            <text:p>3575.505</text:p>
          </table:table-cell>
          <table:table-cell office:value-type="float" office:value="19.913" calcext:value-type="float">
            <text:p>19.913</text:p>
          </table:table-cell>
          <table:table-cell office:value-type="float" office:value="3576" calcext:value-type="float">
            <text:p>3576</text:p>
          </table:table-cell>
          <table:table-cell office:value-type="float" office:value="17.871" calcext:value-type="float">
            <text:p>17.871</text:p>
          </table:table-cell>
          <table:table-cell/>
          <table:table-cell table:style-name="ce7" table:formula="of:=[.M55]-[.K55]" office:value-type="float" office:value="-2.042" calcext:value-type="float">
            <text:p>-2.042</text:p>
          </table:table-cell>
          <table:table-cell table:style-name="ce7" table:number-columns-repeated="2"/>
        </table:table-row>
        <table:table-row table:style-name="ro1">
          <table:table-cell office:value-type="float" office:value="1311047" calcext:value-type="float">
            <text:p>1311047</text:p>
          </table:table-cell>
          <table:table-cell office:value-type="float" office:value="1340" calcext:value-type="float">
            <text:p>1340</text:p>
          </table:table-cell>
          <table:table-cell office:value-type="float" office:value="1311062" calcext:value-type="float">
            <text:p>1311062</text:p>
          </table:table-cell>
          <table:table-cell office:value-type="float" office:value="1340" calcext:value-type="float">
            <text:p>1340</text:p>
          </table:table-cell>
          <table:table-cell office:value-type="float" office:value="1315046" calcext:value-type="float">
            <text:p>1315046</text:p>
          </table:table-cell>
          <table:table-cell office:value-type="float" office:value="1344" calcext:value-type="float">
            <text:p>1344</text:p>
          </table:table-cell>
          <table:table-cell office:value-type="float" office:value="1311058" calcext:value-type="float">
            <text:p>1311058</text:p>
          </table:table-cell>
          <table:table-cell office:value-type="float" office:value="1340" calcext:value-type="float">
            <text:p>1340</text:p>
          </table:table-cell>
          <table:table-cell office:value-type="float" office:value="1342" calcext:value-type="float">
            <text:p>1342</text:p>
          </table:table-cell>
          <table:table-cell office:value-type="float" office:value="3577.218" calcext:value-type="float">
            <text:p>3577.218</text:p>
          </table:table-cell>
          <table:table-cell office:value-type="float" office:value="11.48" calcext:value-type="float">
            <text:p>11.48</text:p>
          </table:table-cell>
          <table:table-cell office:value-type="float" office:value="3578.667" calcext:value-type="float">
            <text:p>3578.667</text:p>
          </table:table-cell>
          <table:table-cell office:value-type="float" office:value="17.873" calcext:value-type="float">
            <text:p>17.873</text:p>
          </table:table-cell>
          <table:table-cell/>
          <table:table-cell table:style-name="ce7" table:formula="of:=[.M56]-[.K56]" office:value-type="float" office:value="6.393" calcext:value-type="float">
            <text:p>6.393</text:p>
          </table:table-cell>
          <table:table-cell table:style-name="ce7" table:number-columns-repeated="2"/>
        </table:table-row>
        <table:table-row table:style-name="ro1">
          <table:table-cell office:value-type="float" office:value="1315482" calcext:value-type="float">
            <text:p>1315482</text:p>
          </table:table-cell>
          <table:table-cell office:value-type="float" office:value="1344" calcext:value-type="float">
            <text:p>1344</text:p>
          </table:table-cell>
          <table:table-cell office:value-type="float" office:value="1311494" calcext:value-type="float">
            <text:p>1311494</text:p>
          </table:table-cell>
          <table:table-cell office:value-type="float" office:value="1340" calcext:value-type="float">
            <text:p>1340</text:p>
          </table:table-cell>
          <table:table-cell office:value-type="float" office:value="1311490" calcext:value-type="float">
            <text:p>1311490</text:p>
          </table:table-cell>
          <table:table-cell office:value-type="float" office:value="1340" calcext:value-type="float">
            <text:p>1340</text:p>
          </table:table-cell>
          <table:table-cell office:value-type="float" office:value="1311502" calcext:value-type="float">
            <text:p>1311502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6.022" calcext:value-type="float">
            <text:p>3576.022</text:p>
          </table:table-cell>
          <table:table-cell office:value-type="float" office:value="-8.014" calcext:value-type="float">
            <text:p>-8.014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-35.744" calcext:value-type="float">
            <text:p>-35.744</text:p>
          </table:table-cell>
          <table:table-cell/>
          <table:table-cell table:style-name="ce7" table:formula="of:=[.M57]-[.K57]" office:value-type="float" office:value="-27.73" calcext:value-type="float">
            <text:p>-27.730</text:p>
          </table:table-cell>
          <table:table-cell table:style-name="ce7" table:number-columns-repeated="2"/>
        </table:table-row>
        <table:table-row table:style-name="ro1">
          <table:table-cell office:value-type="float" office:value="1312276" calcext:value-type="float">
            <text:p>1312276</text:p>
          </table:table-cell>
          <table:table-cell office:value-type="float" office:value="1340" calcext:value-type="float">
            <text:p>1340</text:p>
          </table:table-cell>
          <table:table-cell office:value-type="float" office:value="1312283" calcext:value-type="float">
            <text:p>1312283</text:p>
          </table:table-cell>
          <table:table-cell office:value-type="float" office:value="1340" calcext:value-type="float">
            <text:p>1340</text:p>
          </table:table-cell>
          <table:table-cell office:value-type="float" office:value="1312273" calcext:value-type="float">
            <text:p>1312273</text:p>
          </table:table-cell>
          <table:table-cell office:value-type="float" office:value="1340" calcext:value-type="float">
            <text:p>1340</text:p>
          </table:table-cell>
          <table:table-cell office:value-type="float" office:value="1316234" calcext:value-type="float">
            <text:p>1316234</text:p>
          </table:table-cell>
          <table:table-cell office:value-type="float" office:value="1344" calcext:value-type="float">
            <text:p>1344</text:p>
          </table:table-cell>
          <table:table-cell office:value-type="float" office:value="1341" calcext:value-type="float">
            <text:p>1341</text:p>
          </table:table-cell>
          <table:table-cell office:value-type="float" office:value="3573.913" calcext:value-type="float">
            <text:p>3573.913</text:p>
          </table:table-cell>
          <table:table-cell office:value-type="float" office:value="-14.135" calcext:value-type="float">
            <text:p>-14.135</text:p>
          </table:table-cell>
          <table:table-cell office:value-type="float" office:value="3576" calcext:value-type="float">
            <text:p>3576</text:p>
          </table:table-cell>
          <table:table-cell office:value-type="float" office:value="17.871" calcext:value-type="float">
            <text:p>17.871</text:p>
          </table:table-cell>
          <table:table-cell/>
          <table:table-cell table:style-name="ce7" table:formula="of:=[.M58]-[.K58]" office:value-type="float" office:value="32.006" calcext:value-type="float">
            <text:p>32.006</text:p>
          </table:table-cell>
          <table:table-cell table:style-name="ce7" table:number-columns-repeated="2"/>
        </table:table-row>
        <table:table-row table:style-name="ro1">
          <table:table-cell office:value-type="float" office:value="1310024" calcext:value-type="float">
            <text:p>1310024</text:p>
          </table:table-cell>
          <table:table-cell office:value-type="float" office:value="1336" calcext:value-type="float">
            <text:p>1336</text:p>
          </table:table-cell>
          <table:table-cell office:value-type="float" office:value="1313930" calcext:value-type="float">
            <text:p>1313930</text:p>
          </table:table-cell>
          <table:table-cell office:value-type="float" office:value="1340" calcext:value-type="float">
            <text:p>1340</text:p>
          </table:table-cell>
          <table:table-cell office:value-type="float" office:value="1313907" calcext:value-type="float">
            <text:p>1313907</text:p>
          </table:table-cell>
          <table:table-cell office:value-type="float" office:value="1340" calcext:value-type="float">
            <text:p>1340</text:p>
          </table:table-cell>
          <table:table-cell office:value-type="float" office:value="1310009" calcext:value-type="float">
            <text:p>1310009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9.448" calcext:value-type="float">
            <text:p>3569.448</text:p>
          </table:table-cell>
          <table:table-cell office:value-type="float" office:value="-29.923" calcext:value-type="float">
            <text:p>-29.923</text:p>
          </table:table-cell>
          <table:table-cell office:value-type="float" office:value="3568" calcext:value-type="float">
            <text:p>3568</text:p>
          </table:table-cell>
          <table:table-cell office:value-type="float" office:value="-53.617" calcext:value-type="float">
            <text:p>-53.617</text:p>
          </table:table-cell>
          <table:table-cell/>
          <table:table-cell table:style-name="ce7" table:formula="of:=[.M59]-[.K59]" office:value-type="float" office:value="-23.694" calcext:value-type="float">
            <text:p>-23.694</text:p>
          </table:table-cell>
          <table:table-cell table:style-name="ce7" table:number-columns-repeated="2"/>
        </table:table-row>
        <table:table-row table:style-name="ro1">
          <table:table-cell office:value-type="float" office:value="1315779" calcext:value-type="float">
            <text:p>1315779</text:p>
          </table:table-cell>
          <table:table-cell office:value-type="float" office:value="1340" calcext:value-type="float">
            <text:p>1340</text:p>
          </table:table-cell>
          <table:table-cell office:value-type="float" office:value="1311942" calcext:value-type="float">
            <text:p>1311942</text:p>
          </table:table-cell>
          <table:table-cell office:value-type="float" office:value="1336" calcext:value-type="float">
            <text:p>1336</text:p>
          </table:table-cell>
          <table:table-cell office:value-type="float" office:value="1311928" calcext:value-type="float">
            <text:p>1311928</text:p>
          </table:table-cell>
          <table:table-cell office:value-type="float" office:value="1336" calcext:value-type="float">
            <text:p>1336</text:p>
          </table:table-cell>
          <table:table-cell office:value-type="float" office:value="1311952" calcext:value-type="float">
            <text:p>1311952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4.246" calcext:value-type="float">
            <text:p>3564.246</text:p>
          </table:table-cell>
          <table:table-cell office:value-type="float" office:value="-34.863" calcext:value-type="float">
            <text:p>-34.863</text:p>
          </table:table-cell>
          <table:table-cell office:value-type="float" office:value="3565.333" calcext:value-type="float">
            <text:p>3565.333</text:p>
          </table:table-cell>
          <table:table-cell office:value-type="float" office:value="-17.871" calcext:value-type="float">
            <text:p>-17.871</text:p>
          </table:table-cell>
          <table:table-cell/>
          <table:table-cell table:style-name="ce7" table:formula="of:=[.M60]-[.K60]" office:value-type="float" office:value="16.992" calcext:value-type="float">
            <text:p>16.992</text:p>
          </table:table-cell>
          <table:table-cell table:style-name="ce7" table:number-columns-repeated="2"/>
        </table:table-row>
        <table:table-row table:style-name="ro1">
          <table:table-cell office:value-type="float" office:value="1311687" calcext:value-type="float">
            <text:p>1311687</text:p>
          </table:table-cell>
          <table:table-cell office:value-type="float" office:value="1336" calcext:value-type="float">
            <text:p>1336</text:p>
          </table:table-cell>
          <table:table-cell office:value-type="float" office:value="1311663" calcext:value-type="float">
            <text:p>1311663</text:p>
          </table:table-cell>
          <table:table-cell office:value-type="float" office:value="1336" calcext:value-type="float">
            <text:p>1336</text:p>
          </table:table-cell>
          <table:table-cell office:value-type="float" office:value="1311676" calcext:value-type="float">
            <text:p>1311676</text:p>
          </table:table-cell>
          <table:table-cell office:value-type="float" office:value="1336" calcext:value-type="float">
            <text:p>1336</text:p>
          </table:table-cell>
          <table:table-cell office:value-type="float" office:value="1315507" calcext:value-type="float">
            <text:p>1315507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office:value-type="float" office:value="3564.971" calcext:value-type="float">
            <text:p>3564.971</text:p>
          </table:table-cell>
          <table:table-cell office:value-type="float" office:value="4.859" calcext:value-type="float">
            <text:p>4.859</text:p>
          </table:table-cell>
          <table:table-cell office:value-type="float" office:value="3565.333" calcext:value-type="float">
            <text:p>3565.3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61]-[.K61]" office:value-type="float" office:value="-4.859" calcext:value-type="float">
            <text:p>-4.859</text:p>
          </table:table-cell>
          <table:table-cell table:style-name="ce7" table:number-columns-repeated="2"/>
        </table:table-row>
        <table:table-row table:style-name="ro1">
          <table:table-cell office:value-type="float" office:value="1310495" calcext:value-type="float">
            <text:p>1310495</text:p>
          </table:table-cell>
          <table:table-cell office:value-type="float" office:value="1336" calcext:value-type="float">
            <text:p>1336</text:p>
          </table:table-cell>
          <table:table-cell office:value-type="float" office:value="1314381" calcext:value-type="float">
            <text:p>1314381</text:p>
          </table:table-cell>
          <table:table-cell office:value-type="float" office:value="1340" calcext:value-type="float">
            <text:p>1340</text:p>
          </table:table-cell>
          <table:table-cell office:value-type="float" office:value="1310477" calcext:value-type="float">
            <text:p>1310477</text:p>
          </table:table-cell>
          <table:table-cell office:value-type="float" office:value="1336" calcext:value-type="float">
            <text:p>1336</text:p>
          </table:table-cell>
          <table:table-cell office:value-type="float" office:value="1310510" calcext:value-type="float">
            <text:p>1310510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8.145" calcext:value-type="float">
            <text:p>3568.145</text:p>
          </table:table-cell>
          <table:table-cell office:value-type="float" office:value="21.271" calcext:value-type="float">
            <text:p>21.271</text:p>
          </table:table-cell>
          <table:table-cell office:value-type="float" office:value="3568" calcext:value-type="float">
            <text:p>3568</text:p>
          </table:table-cell>
          <table:table-cell office:value-type="float" office:value="17.871" calcext:value-type="float">
            <text:p>17.871</text:p>
          </table:table-cell>
          <table:table-cell/>
          <table:table-cell table:style-name="ce7" table:formula="of:=[.M62]-[.K62]" office:value-type="float" office:value="-3.4" calcext:value-type="float">
            <text:p>-3.400</text:p>
          </table:table-cell>
          <table:table-cell table:style-name="ce7" table:number-columns-repeated="2"/>
        </table:table-row>
        <table:table-row table:style-name="ro1">
          <table:table-cell office:value-type="float" office:value="1313052" calcext:value-type="float">
            <text:p>1313052</text:p>
          </table:table-cell>
          <table:table-cell office:value-type="float" office:value="1340" calcext:value-type="float">
            <text:p>1340</text:p>
          </table:table-cell>
          <table:table-cell office:value-type="float" office:value="1313066" calcext:value-type="float">
            <text:p>1313066</text:p>
          </table:table-cell>
          <table:table-cell office:value-type="float" office:value="1340" calcext:value-type="float">
            <text:p>1340</text:p>
          </table:table-cell>
          <table:table-cell office:value-type="float" office:value="1313038" calcext:value-type="float">
            <text:p>1313038</text:p>
          </table:table-cell>
          <table:table-cell office:value-type="float" office:value="1340" calcext:value-type="float">
            <text:p>1340</text:p>
          </table:table-cell>
          <table:table-cell office:value-type="float" office:value="1313052" calcext:value-type="float">
            <text:p>1313052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1.831" calcext:value-type="float">
            <text:p>3571.831</text:p>
          </table:table-cell>
          <table:table-cell office:value-type="float" office:value="24.704" calcext:value-type="float">
            <text:p>24.704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17.873" calcext:value-type="float">
            <text:p>17.873</text:p>
          </table:table-cell>
          <table:table-cell/>
          <table:table-cell table:style-name="ce7" table:formula="of:=[.M63]-[.K63]" office:value-type="float" office:value="-6.831" calcext:value-type="float">
            <text:p>-6.831</text:p>
          </table:table-cell>
          <table:table-cell table:style-name="ce7" table:number-columns-repeated="2"/>
        </table:table-row>
        <table:table-row table:style-name="ro1">
          <table:table-cell office:value-type="float" office:value="1312328" calcext:value-type="float">
            <text:p>1312328</text:p>
          </table:table-cell>
          <table:table-cell office:value-type="float" office:value="1340" calcext:value-type="float">
            <text:p>1340</text:p>
          </table:table-cell>
          <table:table-cell office:value-type="float" office:value="1312344" calcext:value-type="float">
            <text:p>1312344</text:p>
          </table:table-cell>
          <table:table-cell office:value-type="float" office:value="1340" calcext:value-type="float">
            <text:p>1340</text:p>
          </table:table-cell>
          <table:table-cell office:value-type="float" office:value="1312321" calcext:value-type="float">
            <text:p>1312321</text:p>
          </table:table-cell>
          <table:table-cell office:value-type="float" office:value="1340" calcext:value-type="float">
            <text:p>1340</text:p>
          </table:table-cell>
          <table:table-cell office:value-type="float" office:value="1312339" calcext:value-type="float">
            <text:p>1312339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3.788" calcext:value-type="float">
            <text:p>3573.788</text:p>
          </table:table-cell>
          <table:table-cell office:value-type="float" office:value="13.116" calcext:value-type="float">
            <text:p>13.116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17.873" calcext:value-type="float">
            <text:p>17.873</text:p>
          </table:table-cell>
          <table:table-cell/>
          <table:table-cell table:style-name="ce7" table:formula="of:=[.M64]-[.K64]" office:value-type="float" office:value="4.757" calcext:value-type="float">
            <text:p>4.757</text:p>
          </table:table-cell>
          <table:table-cell table:style-name="ce7" table:number-columns-repeated="2"/>
        </table:table-row>
        <table:table-row table:style-name="ro1">
          <table:table-cell office:value-type="float" office:value="1312093" calcext:value-type="float">
            <text:p>1312093</text:p>
          </table:table-cell>
          <table:table-cell office:value-type="float" office:value="1340" calcext:value-type="float">
            <text:p>1340</text:p>
          </table:table-cell>
          <table:table-cell office:value-type="float" office:value="1312093" calcext:value-type="float">
            <text:p>1312093</text:p>
          </table:table-cell>
          <table:table-cell office:value-type="float" office:value="1340" calcext:value-type="float">
            <text:p>1340</text:p>
          </table:table-cell>
          <table:table-cell office:value-type="float" office:value="1312096" calcext:value-type="float">
            <text:p>1312096</text:p>
          </table:table-cell>
          <table:table-cell office:value-type="float" office:value="1340" calcext:value-type="float">
            <text:p>1340</text:p>
          </table:table-cell>
          <table:table-cell office:value-type="float" office:value="1312096" calcext:value-type="float">
            <text:p>1312096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4.438" calcext:value-type="float">
            <text:p>3574.438</text:p>
          </table:table-cell>
          <table:table-cell office:value-type="float" office:value="4.354" calcext:value-type="float">
            <text:p>4.354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65]-[.K65]" office:value-type="float" office:value="-4.354" calcext:value-type="float">
            <text:p>-4.354</text:p>
          </table:table-cell>
          <table:table-cell table:style-name="ce7" table:number-columns-repeated="2"/>
        </table:table-row>
        <table:table-row table:style-name="ro1">
          <table:table-cell office:value-type="float" office:value="1312738" calcext:value-type="float">
            <text:p>1312738</text:p>
          </table:table-cell>
          <table:table-cell office:value-type="float" office:value="1340" calcext:value-type="float">
            <text:p>1340</text:p>
          </table:table-cell>
          <table:table-cell office:value-type="float" office:value="1312712" calcext:value-type="float">
            <text:p>1312712</text:p>
          </table:table-cell>
          <table:table-cell office:value-type="float" office:value="1340" calcext:value-type="float">
            <text:p>1340</text:p>
          </table:table-cell>
          <table:table-cell office:value-type="float" office:value="1312750" calcext:value-type="float">
            <text:p>1312750</text:p>
          </table:table-cell>
          <table:table-cell office:value-type="float" office:value="1340" calcext:value-type="float">
            <text:p>1340</text:p>
          </table:table-cell>
          <table:table-cell office:value-type="float" office:value="1312722" calcext:value-type="float">
            <text:p>1312722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2.706" calcext:value-type="float">
            <text:p>3572.706</text:p>
          </table:table-cell>
          <table:table-cell office:value-type="float" office:value="-11.606" calcext:value-type="float">
            <text:p>-11.606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66]-[.K66]" office:value-type="float" office:value="11.606" calcext:value-type="float">
            <text:p>11.606</text:p>
          </table:table-cell>
          <table:table-cell table:style-name="ce7" table:number-columns-repeated="2"/>
        </table:table-row>
        <table:table-row table:style-name="ro1">
          <table:table-cell office:value-type="float" office:value="1314107" calcext:value-type="float">
            <text:p>1314107</text:p>
          </table:table-cell>
          <table:table-cell office:value-type="float" office:value="1340" calcext:value-type="float">
            <text:p>1340</text:p>
          </table:table-cell>
          <table:table-cell office:value-type="float" office:value="1310202" calcext:value-type="float">
            <text:p>1310202</text:p>
          </table:table-cell>
          <table:table-cell office:value-type="float" office:value="1336" calcext:value-type="float">
            <text:p>1336</text:p>
          </table:table-cell>
          <table:table-cell office:value-type="float" office:value="1314123" calcext:value-type="float">
            <text:p>1314123</text:p>
          </table:table-cell>
          <table:table-cell office:value-type="float" office:value="1340" calcext:value-type="float">
            <text:p>1340</text:p>
          </table:table-cell>
          <table:table-cell office:value-type="float" office:value="1314094" calcext:value-type="float">
            <text:p>1314094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68.949" calcext:value-type="float">
            <text:p>3568.949</text:p>
          </table:table-cell>
          <table:table-cell office:value-type="float" office:value="-25.176" calcext:value-type="float">
            <text:p>-25.176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-17.873" calcext:value-type="float">
            <text:p>-17.873</text:p>
          </table:table-cell>
          <table:table-cell/>
          <table:table-cell table:style-name="ce7" table:formula="of:=[.M67]-[.K67]" office:value-type="float" office:value="7.303" calcext:value-type="float">
            <text:p>7.303</text:p>
          </table:table-cell>
          <table:table-cell table:style-name="ce7" table:number-columns-repeated="2"/>
        </table:table-row>
        <table:table-row table:style-name="ro1">
          <table:table-cell office:value-type="float" office:value="1311008" calcext:value-type="float">
            <text:p>1311008</text:p>
          </table:table-cell>
          <table:table-cell office:value-type="float" office:value="1336" calcext:value-type="float">
            <text:p>1336</text:p>
          </table:table-cell>
          <table:table-cell office:value-type="float" office:value="1314866" calcext:value-type="float">
            <text:p>1314866</text:p>
          </table:table-cell>
          <table:table-cell office:value-type="float" office:value="1340" calcext:value-type="float">
            <text:p>1340</text:p>
          </table:table-cell>
          <table:table-cell office:value-type="float" office:value="1311022" calcext:value-type="float">
            <text:p>1311022</text:p>
          </table:table-cell>
          <table:table-cell office:value-type="float" office:value="1336" calcext:value-type="float">
            <text:p>1336</text:p>
          </table:table-cell>
          <table:table-cell office:value-type="float" office:value="1310999" calcext:value-type="float">
            <text:p>1310999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6.763" calcext:value-type="float">
            <text:p>3566.763</text:p>
          </table:table-cell>
          <table:table-cell office:value-type="float" office:value="-14.652" calcext:value-type="float">
            <text:p>-14.652</text:p>
          </table:table-cell>
          <table:table-cell office:value-type="float" office:value="3565.333" calcext:value-type="float">
            <text:p>3565.333</text:p>
          </table:table-cell>
          <table:table-cell office:value-type="float" office:value="-35.744" calcext:value-type="float">
            <text:p>-35.744</text:p>
          </table:table-cell>
          <table:table-cell/>
          <table:table-cell table:style-name="ce7" table:formula="of:=[.M68]-[.K68]" office:value-type="float" office:value="-21.092" calcext:value-type="float">
            <text:p>-21.092</text:p>
          </table:table-cell>
          <table:table-cell table:style-name="ce7" table:number-columns-repeated="2"/>
        </table:table-row>
        <table:table-row table:style-name="ro1">
          <table:table-cell office:value-type="float" office:value="1315247" calcext:value-type="float">
            <text:p>1315247</text:p>
          </table:table-cell>
          <table:table-cell office:value-type="float" office:value="1340" calcext:value-type="float">
            <text:p>1340</text:p>
          </table:table-cell>
          <table:table-cell office:value-type="float" office:value="1311400" calcext:value-type="float">
            <text:p>1311400</text:p>
          </table:table-cell>
          <table:table-cell office:value-type="float" office:value="1336" calcext:value-type="float">
            <text:p>1336</text:p>
          </table:table-cell>
          <table:table-cell office:value-type="float" office:value="1315245" calcext:value-type="float">
            <text:p>1315245</text:p>
          </table:table-cell>
          <table:table-cell office:value-type="float" office:value="1340" calcext:value-type="float">
            <text:p>1340</text:p>
          </table:table-cell>
          <table:table-cell office:value-type="float" office:value="1311395" calcext:value-type="float">
            <text:p>1311395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5.768" calcext:value-type="float">
            <text:p>3565.768</text:p>
          </table:table-cell>
          <table:table-cell office:value-type="float" office:value="-6.675" calcext:value-type="float">
            <text:p>-6.675</text:p>
          </table:table-cell>
          <table:table-cell office:value-type="float" office:value="3568" calcext:value-type="float">
            <text:p>3568</text:p>
          </table:table-cell>
          <table:table-cell office:value-type="float" office:value="17.871" calcext:value-type="float">
            <text:p>17.871</text:p>
          </table:table-cell>
          <table:table-cell/>
          <table:table-cell table:style-name="ce7" table:formula="of:=[.M69]-[.K69]" office:value-type="float" office:value="24.546" calcext:value-type="float">
            <text:p>24.546</text:p>
          </table:table-cell>
          <table:table-cell table:style-name="ce7" table:number-columns-repeated="2"/>
        </table:table-row>
        <table:table-row table:style-name="ro1">
          <table:table-cell office:value-type="float" office:value="1310100" calcext:value-type="float">
            <text:p>1310100</text:p>
          </table:table-cell>
          <table:table-cell office:value-type="float" office:value="1336" calcext:value-type="float">
            <text:p>1336</text:p>
          </table:table-cell>
          <table:table-cell office:value-type="float" office:value="1314018" calcext:value-type="float">
            <text:p>1314018</text:p>
          </table:table-cell>
          <table:table-cell office:value-type="float" office:value="1340" calcext:value-type="float">
            <text:p>1340</text:p>
          </table:table-cell>
          <table:table-cell office:value-type="float" office:value="1310083" calcext:value-type="float">
            <text:p>1310083</text:p>
          </table:table-cell>
          <table:table-cell office:value-type="float" office:value="1336" calcext:value-type="float">
            <text:p>1336</text:p>
          </table:table-cell>
          <table:table-cell office:value-type="float" office:value="1313993" calcext:value-type="float">
            <text:p>1313993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office:value-type="float" office:value="3569.228" calcext:value-type="float">
            <text:p>3569.228</text:p>
          </table:table-cell>
          <table:table-cell office:value-type="float" office:value="23.193" calcext:value-type="float">
            <text:p>23.193</text:p>
          </table:table-cell>
          <table:table-cell office:value-type="float" office:value="3568" calcext:value-type="float">
            <text:p>3568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70]-[.K70]" office:value-type="float" office:value="-23.193" calcext:value-type="float">
            <text:p>-23.193</text:p>
          </table:table-cell>
          <table:table-cell table:style-name="ce7" table:number-columns-repeated="2"/>
        </table:table-row>
        <table:table-row table:style-name="ro1">
          <table:table-cell office:value-type="float" office:value="1312453" calcext:value-type="float">
            <text:p>1312453</text:p>
          </table:table-cell>
          <table:table-cell office:value-type="float" office:value="1340" calcext:value-type="float">
            <text:p>1340</text:p>
          </table:table-cell>
          <table:table-cell office:value-type="float" office:value="1312481" calcext:value-type="float">
            <text:p>1312481</text:p>
          </table:table-cell>
          <table:table-cell office:value-type="float" office:value="1340" calcext:value-type="float">
            <text:p>1340</text:p>
          </table:table-cell>
          <table:table-cell office:value-type="float" office:value="1312441" calcext:value-type="float">
            <text:p>1312441</text:p>
          </table:table-cell>
          <table:table-cell office:value-type="float" office:value="1340" calcext:value-type="float">
            <text:p>1340</text:p>
          </table:table-cell>
          <table:table-cell office:value-type="float" office:value="1312473" calcext:value-type="float">
            <text:p>1312473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3.437" calcext:value-type="float">
            <text:p>3573.437</text:p>
          </table:table-cell>
          <table:table-cell office:value-type="float" office:value="28.208" calcext:value-type="float">
            <text:p>28.208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35.745" calcext:value-type="float">
            <text:p>35.745</text:p>
          </table:table-cell>
          <table:table-cell/>
          <table:table-cell table:style-name="ce7" table:formula="of:=[.M71]-[.K71]" office:value-type="float" office:value="7.537" calcext:value-type="float">
            <text:p>7.537</text:p>
          </table:table-cell>
          <table:table-cell table:style-name="ce7" table:number-columns-repeated="2"/>
        </table:table-row>
        <table:table-row table:style-name="ro1">
          <table:table-cell office:value-type="float" office:value="1311981" calcext:value-type="float">
            <text:p>1311981</text:p>
          </table:table-cell>
          <table:table-cell office:value-type="float" office:value="1340" calcext:value-type="float">
            <text:p>1340</text:p>
          </table:table-cell>
          <table:table-cell office:value-type="float" office:value="1311976" calcext:value-type="float">
            <text:p>1311976</text:p>
          </table:table-cell>
          <table:table-cell office:value-type="float" office:value="1340" calcext:value-type="float">
            <text:p>1340</text:p>
          </table:table-cell>
          <table:table-cell office:value-type="float" office:value="1311972" calcext:value-type="float">
            <text:p>1311972</text:p>
          </table:table-cell>
          <table:table-cell office:value-type="float" office:value="1340" calcext:value-type="float">
            <text:p>1340</text:p>
          </table:table-cell>
          <table:table-cell office:value-type="float" office:value="1311976" calcext:value-type="float">
            <text:p>1311976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4.76" calcext:value-type="float">
            <text:p>3574.76</text:p>
          </table:table-cell>
          <table:table-cell office:value-type="float" office:value="8.868" calcext:value-type="float">
            <text:p>8.868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72]-[.K72]" office:value-type="float" office:value="-8.868" calcext:value-type="float">
            <text:p>-8.868</text:p>
          </table:table-cell>
          <table:table-cell table:style-name="ce7" table:number-columns-repeated="2"/>
        </table:table-row>
        <table:table-row table:style-name="ro1">
          <table:table-cell office:value-type="float" office:value="1312096" calcext:value-type="float">
            <text:p>1312096</text:p>
          </table:table-cell>
          <table:table-cell office:value-type="float" office:value="1340" calcext:value-type="float">
            <text:p>1340</text:p>
          </table:table-cell>
          <table:table-cell office:value-type="float" office:value="1312072" calcext:value-type="float">
            <text:p>1312072</text:p>
          </table:table-cell>
          <table:table-cell office:value-type="float" office:value="1340" calcext:value-type="float">
            <text:p>1340</text:p>
          </table:table-cell>
          <table:table-cell office:value-type="float" office:value="1316072" calcext:value-type="float">
            <text:p>1316072</text:p>
          </table:table-cell>
          <table:table-cell office:value-type="float" office:value="1344" calcext:value-type="float">
            <text:p>1344</text:p>
          </table:table-cell>
          <table:table-cell office:value-type="float" office:value="1312076" calcext:value-type="float">
            <text:p>1312076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office:value-type="float" office:value="3574.423" calcext:value-type="float">
            <text:p>3574.423</text:p>
          </table:table-cell>
          <table:table-cell office:value-type="float" office:value="-2.256" calcext:value-type="float">
            <text:p>-2.256</text:p>
          </table:table-cell>
          <table:table-cell office:value-type="float" office:value="3576" calcext:value-type="float">
            <text:p>3576</text:p>
          </table:table-cell>
          <table:table-cell office:value-type="float" office:value="17.871" calcext:value-type="float">
            <text:p>17.871</text:p>
          </table:table-cell>
          <table:table-cell/>
          <table:table-cell table:style-name="ce7" table:formula="of:=[.M73]-[.K73]" office:value-type="float" office:value="20.127" calcext:value-type="float">
            <text:p>20.127</text:p>
          </table:table-cell>
          <table:table-cell table:style-name="ce7" table:number-columns-repeated="2"/>
        </table:table-row>
        <table:table-row table:style-name="ro1">
          <table:table-cell office:value-type="float" office:value="1313277" calcext:value-type="float">
            <text:p>1313277</text:p>
          </table:table-cell>
          <table:table-cell office:value-type="float" office:value="1340" calcext:value-type="float">
            <text:p>1340</text:p>
          </table:table-cell>
          <table:table-cell office:value-type="float" office:value="1313242" calcext:value-type="float">
            <text:p>1313242</text:p>
          </table:table-cell>
          <table:table-cell office:value-type="float" office:value="1340" calcext:value-type="float">
            <text:p>1340</text:p>
          </table:table-cell>
          <table:table-cell office:value-type="float" office:value="1309323" calcext:value-type="float">
            <text:p>1309323</text:p>
          </table:table-cell>
          <table:table-cell office:value-type="float" office:value="1336" calcext:value-type="float">
            <text:p>1336</text:p>
          </table:table-cell>
          <table:table-cell office:value-type="float" office:value="1313260" calcext:value-type="float">
            <text:p>1313260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1.278" calcext:value-type="float">
            <text:p>3571.278</text:p>
          </table:table-cell>
          <table:table-cell office:value-type="float" office:value="-21.082" calcext:value-type="float">
            <text:p>-21.082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-35.744" calcext:value-type="float">
            <text:p>-35.744</text:p>
          </table:table-cell>
          <table:table-cell/>
          <table:table-cell table:style-name="ce7" table:formula="of:=[.M74]-[.K74]" office:value-type="float" office:value="-14.662" calcext:value-type="float">
            <text:p>-14.662</text:p>
          </table:table-cell>
          <table:table-cell table:style-name="ce7" table:number-columns-repeated="2"/>
        </table:table-row>
        <table:table-row table:style-name="ro1">
          <table:table-cell office:value-type="float" office:value="1314815" calcext:value-type="float">
            <text:p>1314815</text:p>
          </table:table-cell>
          <table:table-cell office:value-type="float" office:value="1340" calcext:value-type="float">
            <text:p>1340</text:p>
          </table:table-cell>
          <table:table-cell office:value-type="float" office:value="1310935" calcext:value-type="float">
            <text:p>1310935</text:p>
          </table:table-cell>
          <table:table-cell office:value-type="float" office:value="1336" calcext:value-type="float">
            <text:p>1336</text:p>
          </table:table-cell>
          <table:table-cell office:value-type="float" office:value="1314825" calcext:value-type="float">
            <text:p>1314825</text:p>
          </table:table-cell>
          <table:table-cell office:value-type="float" office:value="1340" calcext:value-type="float">
            <text:p>1340</text:p>
          </table:table-cell>
          <table:table-cell office:value-type="float" office:value="1310944" calcext:value-type="float">
            <text:p>1310944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6.968" calcext:value-type="float">
            <text:p>3566.968</text:p>
          </table:table-cell>
          <table:table-cell office:value-type="float" office:value="-28.883" calcext:value-type="float">
            <text:p>-28.883</text:p>
          </table:table-cell>
          <table:table-cell office:value-type="float" office:value="3568" calcext:value-type="float">
            <text:p>3568</text:p>
          </table:table-cell>
          <table:table-cell office:value-type="float" office:value="-17.873" calcext:value-type="float">
            <text:p>-17.873</text:p>
          </table:table-cell>
          <table:table-cell/>
          <table:table-cell table:style-name="ce7" table:formula="of:=[.M75]-[.K75]" office:value-type="float" office:value="11.01" calcext:value-type="float">
            <text:p>11.010</text:p>
          </table:table-cell>
          <table:table-cell table:style-name="ce7" table:number-columns-repeated="2"/>
        </table:table-row>
        <table:table-row table:style-name="ro1">
          <table:table-cell office:value-type="float" office:value="1312321" calcext:value-type="float">
            <text:p>1312321</text:p>
          </table:table-cell>
          <table:table-cell office:value-type="float" office:value="1336" calcext:value-type="float">
            <text:p>1336</text:p>
          </table:table-cell>
          <table:table-cell office:value-type="float" office:value="1312345" calcext:value-type="float">
            <text:p>1312345</text:p>
          </table:table-cell>
          <table:table-cell office:value-type="float" office:value="1336" calcext:value-type="float">
            <text:p>1336</text:p>
          </table:table-cell>
          <table:table-cell office:value-type="float" office:value="1312325" calcext:value-type="float">
            <text:p>1312325</text:p>
          </table:table-cell>
          <table:table-cell office:value-type="float" office:value="1336" calcext:value-type="float">
            <text:p>1336</text:p>
          </table:table-cell>
          <table:table-cell office:value-type="float" office:value="1312358" calcext:value-type="float">
            <text:p>1312358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3.108" calcext:value-type="float">
            <text:p>3563.108</text:p>
          </table:table-cell>
          <table:table-cell office:value-type="float" office:value="-25.867" calcext:value-type="float">
            <text:p>-25.867</text:p>
          </table:table-cell>
          <table:table-cell office:value-type="float" office:value="3562.667" calcext:value-type="float">
            <text:p>3562.667</text:p>
          </table:table-cell>
          <table:table-cell office:value-type="float" office:value="-35.744" calcext:value-type="float">
            <text:p>-35.744</text:p>
          </table:table-cell>
          <table:table-cell/>
          <table:table-cell table:style-name="ce7" table:formula="of:=[.M76]-[.K76]" office:value-type="float" office:value="-9.877" calcext:value-type="float">
            <text:p>-9.877</text:p>
          </table:table-cell>
          <table:table-cell table:style-name="ce7" table:number-columns-repeated="2"/>
        </table:table-row>
        <table:table-row table:style-name="ro1">
          <table:table-cell office:value-type="float" office:value="1313044" calcext:value-type="float">
            <text:p>1313044</text:p>
          </table:table-cell>
          <table:table-cell office:value-type="float" office:value="1336" calcext:value-type="float">
            <text:p>1336</text:p>
          </table:table-cell>
          <table:table-cell office:value-type="float" office:value="1313029" calcext:value-type="float">
            <text:p>1313029</text:p>
          </table:table-cell>
          <table:table-cell office:value-type="float" office:value="1336" calcext:value-type="float">
            <text:p>1336</text:p>
          </table:table-cell>
          <table:table-cell office:value-type="float" office:value="1313039" calcext:value-type="float">
            <text:p>1313039</text:p>
          </table:table-cell>
          <table:table-cell office:value-type="float" office:value="1336" calcext:value-type="float">
            <text:p>1336</text:p>
          </table:table-cell>
          <table:table-cell office:value-type="float" office:value="1313023" calcext:value-type="float">
            <text:p>1313023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1.219" calcext:value-type="float">
            <text:p>3561.219</text:p>
          </table:table-cell>
          <table:table-cell office:value-type="float" office:value="-12.666" calcext:value-type="float">
            <text:p>-12.666</text:p>
          </table:table-cell>
          <table:table-cell office:value-type="float" office:value="3562.667" calcext:value-type="float">
            <text:p>3562.667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77]-[.K77]" office:value-type="float" office:value="12.666" calcext:value-type="float">
            <text:p>12.666</text:p>
          </table:table-cell>
          <table:table-cell table:style-name="ce7" table:number-columns-repeated="2"/>
        </table:table-row>
        <table:table-row table:style-name="ro1">
          <table:table-cell office:value-type="float" office:value="1311315" calcext:value-type="float">
            <text:p>1311315</text:p>
          </table:table-cell>
          <table:table-cell office:value-type="float" office:value="1336" calcext:value-type="float">
            <text:p>1336</text:p>
          </table:table-cell>
          <table:table-cell office:value-type="float" office:value="1311267" calcext:value-type="float">
            <text:p>1311267</text:p>
          </table:table-cell>
          <table:table-cell office:value-type="float" office:value="1336" calcext:value-type="float">
            <text:p>1336</text:p>
          </table:table-cell>
          <table:table-cell office:value-type="float" office:value="1311291" calcext:value-type="float">
            <text:p>1311291</text:p>
          </table:table-cell>
          <table:table-cell office:value-type="float" office:value="1336" calcext:value-type="float">
            <text:p>1336</text:p>
          </table:table-cell>
          <table:table-cell office:value-type="float" office:value="1315169" calcext:value-type="float">
            <text:p>1315169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office:value-type="float" office:value="3565.984" calcext:value-type="float">
            <text:p>3565.984</text:p>
          </table:table-cell>
          <table:table-cell office:value-type="float" office:value="31.939" calcext:value-type="float">
            <text:p>31.939</text:p>
          </table:table-cell>
          <table:table-cell office:value-type="float" office:value="3565.333" calcext:value-type="float">
            <text:p>3565.333</text:p>
          </table:table-cell>
          <table:table-cell office:value-type="float" office:value="17.873" calcext:value-type="float">
            <text:p>17.873</text:p>
          </table:table-cell>
          <table:table-cell/>
          <table:table-cell table:style-name="ce7" table:formula="of:=[.M78]-[.K78]" office:value-type="float" office:value="-14.066" calcext:value-type="float">
            <text:p>-14.066</text:p>
          </table:table-cell>
          <table:table-cell table:style-name="ce7" table:number-columns-repeated="2"/>
        </table:table-row>
        <table:table-row table:style-name="ro1">
          <table:table-cell office:value-type="float" office:value="1313711" calcext:value-type="float">
            <text:p>1313711</text:p>
          </table:table-cell>
          <table:table-cell office:value-type="float" office:value="1340" calcext:value-type="float">
            <text:p>1340</text:p>
          </table:table-cell>
          <table:table-cell office:value-type="float" office:value="1313682" calcext:value-type="float">
            <text:p>1313682</text:p>
          </table:table-cell>
          <table:table-cell office:value-type="float" office:value="1340" calcext:value-type="float">
            <text:p>1340</text:p>
          </table:table-cell>
          <table:table-cell office:value-type="float" office:value="1313699" calcext:value-type="float">
            <text:p>1313699</text:p>
          </table:table-cell>
          <table:table-cell office:value-type="float" office:value="1340" calcext:value-type="float">
            <text:p>1340</text:p>
          </table:table-cell>
          <table:table-cell office:value-type="float" office:value="1309738" calcext:value-type="float">
            <text:p>1309738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office:value-type="float" office:value="3570.102" calcext:value-type="float">
            <text:p>3570.102</text:p>
          </table:table-cell>
          <table:table-cell office:value-type="float" office:value="27.601" calcext:value-type="float">
            <text:p>27.601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35.744" calcext:value-type="float">
            <text:p>35.744</text:p>
          </table:table-cell>
          <table:table-cell/>
          <table:table-cell table:style-name="ce7" table:formula="of:=[.M79]-[.K79]" office:value-type="float" office:value="8.143" calcext:value-type="float">
            <text:p>8.143</text:p>
          </table:table-cell>
          <table:table-cell table:style-name="ce7" table:number-columns-repeated="2"/>
        </table:table-row>
        <table:table-row table:style-name="ro1">
          <table:table-cell office:value-type="float" office:value="1308907" calcext:value-type="float">
            <text:p>1308907</text:p>
          </table:table-cell>
          <table:table-cell office:value-type="float" office:value="1336" calcext:value-type="float">
            <text:p>1336</text:p>
          </table:table-cell>
          <table:table-cell office:value-type="float" office:value="1312905" calcext:value-type="float">
            <text:p>1312905</text:p>
          </table:table-cell>
          <table:table-cell office:value-type="float" office:value="1340" calcext:value-type="float">
            <text:p>1340</text:p>
          </table:table-cell>
          <table:table-cell office:value-type="float" office:value="1312909" calcext:value-type="float">
            <text:p>1312909</text:p>
          </table:table-cell>
          <table:table-cell office:value-type="float" office:value="1340" calcext:value-type="float">
            <text:p>1340</text:p>
          </table:table-cell>
          <table:table-cell office:value-type="float" office:value="1312908" calcext:value-type="float">
            <text:p>1312908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2.28" calcext:value-type="float">
            <text:p>3572.28</text:p>
          </table:table-cell>
          <table:table-cell office:value-type="float" office:value="14.596" calcext:value-type="float">
            <text:p>14.596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80]-[.K80]" office:value-type="float" office:value="-14.596" calcext:value-type="float">
            <text:p>-14.596</text:p>
          </table:table-cell>
          <table:table-cell table:style-name="ce7" table:number-columns-repeated="2"/>
        </table:table-row>
        <table:table-row table:style-name="ro1">
          <table:table-cell office:value-type="float" office:value="1312665" calcext:value-type="float">
            <text:p>1312665</text:p>
          </table:table-cell>
          <table:table-cell office:value-type="float" office:value="1340" calcext:value-type="float">
            <text:p>1340</text:p>
          </table:table-cell>
          <table:table-cell office:value-type="float" office:value="1312665" calcext:value-type="float">
            <text:p>1312665</text:p>
          </table:table-cell>
          <table:table-cell office:value-type="float" office:value="1340" calcext:value-type="float">
            <text:p>1340</text:p>
          </table:table-cell>
          <table:table-cell office:value-type="float" office:value="1312665" calcext:value-type="float">
            <text:p>1312665</text:p>
          </table:table-cell>
          <table:table-cell office:value-type="float" office:value="1340" calcext:value-type="float">
            <text:p>1340</text:p>
          </table:table-cell>
          <table:table-cell office:value-type="float" office:value="1312662" calcext:value-type="float">
            <text:p>1312662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2.886" calcext:value-type="float">
            <text:p>3572.886</text:p>
          </table:table-cell>
          <table:table-cell office:value-type="float" office:value="4.063" calcext:value-type="float">
            <text:p>4.063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17.873" calcext:value-type="float">
            <text:p>17.873</text:p>
          </table:table-cell>
          <table:table-cell/>
          <table:table-cell table:style-name="ce7" table:formula="of:=[.M81]-[.K81]" office:value-type="float" office:value="13.81" calcext:value-type="float">
            <text:p>13.810</text:p>
          </table:table-cell>
          <table:table-cell table:style-name="ce7" table:number-columns-repeated="2"/>
        </table:table-row>
        <table:table-row table:style-name="ro1">
          <table:table-cell office:value-type="float" office:value="1313314" calcext:value-type="float">
            <text:p>1313314</text:p>
          </table:table-cell>
          <table:table-cell office:value-type="float" office:value="1340" calcext:value-type="float">
            <text:p>1340</text:p>
          </table:table-cell>
          <table:table-cell office:value-type="float" office:value="1313297" calcext:value-type="float">
            <text:p>1313297</text:p>
          </table:table-cell>
          <table:table-cell office:value-type="float" office:value="1340" calcext:value-type="float">
            <text:p>1340</text:p>
          </table:table-cell>
          <table:table-cell office:value-type="float" office:value="1309328" calcext:value-type="float">
            <text:p>1309328</text:p>
          </table:table-cell>
          <table:table-cell office:value-type="float" office:value="1336" calcext:value-type="float">
            <text:p>1336</text:p>
          </table:table-cell>
          <table:table-cell office:value-type="float" office:value="1313306" calcext:value-type="float">
            <text:p>1313306</text:p>
          </table:table-cell>
          <table:table-cell office:value-type="float" office:value="1340" calcext:value-type="float">
            <text:p>1340</text:p>
          </table:table-cell>
          <table:table-cell office:value-type="float" office:value="1339" calcext:value-type="float">
            <text:p>1339</text:p>
          </table:table-cell>
          <table:table-cell office:value-type="float" office:value="3571.18" calcext:value-type="float">
            <text:p>3571.18</text:p>
          </table:table-cell>
          <table:table-cell office:value-type="float" office:value="-11.433" calcext:value-type="float">
            <text:p>-11.433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-17.873" calcext:value-type="float">
            <text:p>-17.873</text:p>
          </table:table-cell>
          <table:table-cell/>
          <table:table-cell table:style-name="ce7" table:formula="of:=[.M82]-[.K82]" office:value-type="float" office:value="-6.44" calcext:value-type="float">
            <text:p>-6.440</text:p>
          </table:table-cell>
          <table:table-cell table:style-name="ce7" table:number-columns-repeated="2"/>
        </table:table-row>
        <table:table-row table:style-name="ro1">
          <table:table-cell office:value-type="float" office:value="1314547" calcext:value-type="float">
            <text:p>1314547</text:p>
          </table:table-cell>
          <table:table-cell office:value-type="float" office:value="1340" calcext:value-type="float">
            <text:p>1340</text:p>
          </table:table-cell>
          <table:table-cell office:value-type="float" office:value="1310625" calcext:value-type="float">
            <text:p>1310625</text:p>
          </table:table-cell>
          <table:table-cell office:value-type="float" office:value="1336" calcext:value-type="float">
            <text:p>1336</text:p>
          </table:table-cell>
          <table:table-cell office:value-type="float" office:value="1314572" calcext:value-type="float">
            <text:p>1314572</text:p>
          </table:table-cell>
          <table:table-cell office:value-type="float" office:value="1340" calcext:value-type="float">
            <text:p>1340</text:p>
          </table:table-cell>
          <table:table-cell office:value-type="float" office:value="1310650" calcext:value-type="float">
            <text:p>1310650</text:p>
          </table:table-cell>
          <table:table-cell office:value-type="float" office:value="1336" calcext:value-type="float">
            <text:p>1336</text:p>
          </table:table-cell>
          <table:table-cell office:value-type="float" office:value="1338" calcext:value-type="float">
            <text:p>1338</text:p>
          </table:table-cell>
          <table:table-cell office:value-type="float" office:value="3567.732" calcext:value-type="float">
            <text:p>3567.732</text:p>
          </table:table-cell>
          <table:table-cell office:value-type="float" office:value="-23.11" calcext:value-type="float">
            <text:p>-23.11</text:p>
          </table:table-cell>
          <table:table-cell office:value-type="float" office:value="3568" calcext:value-type="float">
            <text:p>3568</text:p>
          </table:table-cell>
          <table:table-cell office:value-type="float" office:value="-17.873" calcext:value-type="float">
            <text:p>-17.873</text:p>
          </table:table-cell>
          <table:table-cell/>
          <table:table-cell table:style-name="ce7" table:formula="of:=[.M83]-[.K83]" office:value-type="float" office:value="5.237" calcext:value-type="float">
            <text:p>5.237</text:p>
          </table:table-cell>
          <table:table-cell table:style-name="ce7" table:number-columns-repeated="2"/>
        </table:table-row>
        <table:table-row table:style-name="ro1">
          <table:table-cell office:value-type="float" office:value="1312758" calcext:value-type="float">
            <text:p>1312758</text:p>
          </table:table-cell>
          <table:table-cell office:value-type="float" office:value="1336" calcext:value-type="float">
            <text:p>1336</text:p>
          </table:table-cell>
          <table:table-cell office:value-type="float" office:value="1312788" calcext:value-type="float">
            <text:p>1312788</text:p>
          </table:table-cell>
          <table:table-cell office:value-type="float" office:value="1336" calcext:value-type="float">
            <text:p>1336</text:p>
          </table:table-cell>
          <table:table-cell office:value-type="float" office:value="1312769" calcext:value-type="float">
            <text:p>1312769</text:p>
          </table:table-cell>
          <table:table-cell office:value-type="float" office:value="1336" calcext:value-type="float">
            <text:p>1336</text:p>
          </table:table-cell>
          <table:table-cell office:value-type="float" office:value="1312798" calcext:value-type="float">
            <text:p>1312798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1.912" calcext:value-type="float">
            <text:p>3561.912</text:p>
          </table:table-cell>
          <table:table-cell office:value-type="float" office:value="-39.01" calcext:value-type="float">
            <text:p>-39.01</text:p>
          </table:table-cell>
          <table:table-cell office:value-type="float" office:value="3562.667" calcext:value-type="float">
            <text:p>3562.667</text:p>
          </table:table-cell>
          <table:table-cell office:value-type="float" office:value="-35.744" calcext:value-type="float">
            <text:p>-35.744</text:p>
          </table:table-cell>
          <table:table-cell/>
          <table:table-cell table:style-name="ce7" table:formula="of:=[.M84]-[.K84]" office:value-type="float" office:value="3.266" calcext:value-type="float">
            <text:p>3.266</text:p>
          </table:table-cell>
          <table:table-cell table:style-name="ce7" table:number-columns-repeated="2"/>
        </table:table-row>
        <table:table-row table:style-name="ro1">
          <table:table-cell office:value-type="float" office:value="1312342" calcext:value-type="float">
            <text:p>1312342</text:p>
          </table:table-cell>
          <table:table-cell office:value-type="float" office:value="1336" calcext:value-type="float">
            <text:p>1336</text:p>
          </table:table-cell>
          <table:table-cell office:value-type="float" office:value="1312319" calcext:value-type="float">
            <text:p>1312319</text:p>
          </table:table-cell>
          <table:table-cell office:value-type="float" office:value="1336" calcext:value-type="float">
            <text:p>1336</text:p>
          </table:table-cell>
          <table:table-cell office:value-type="float" office:value="1312332" calcext:value-type="float">
            <text:p>1312332</text:p>
          </table:table-cell>
          <table:table-cell office:value-type="float" office:value="1336" calcext:value-type="float">
            <text:p>1336</text:p>
          </table:table-cell>
          <table:table-cell office:value-type="float" office:value="1312311" calcext:value-type="float">
            <text:p>1312311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3.139" calcext:value-type="float">
            <text:p>3563.139</text:p>
          </table:table-cell>
          <table:table-cell office:value-type="float" office:value="8.226" calcext:value-type="float">
            <text:p>8.226</text:p>
          </table:table-cell>
          <table:table-cell office:value-type="float" office:value="3562.667" calcext:value-type="float">
            <text:p>3562.667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M85]-[.K85]" office:value-type="float" office:value="-8.226" calcext:value-type="float">
            <text:p>-8.226</text:p>
          </table:table-cell>
          <table:table-cell table:style-name="ce7" table:number-columns-repeated="2"/>
        </table:table-row>
        <table:table-row table:style-name="ro1">
          <table:table-cell office:value-type="float" office:value="1310908" calcext:value-type="float">
            <text:p>1310908</text:p>
          </table:table-cell>
          <table:table-cell office:value-type="float" office:value="1336" calcext:value-type="float">
            <text:p>1336</text:p>
          </table:table-cell>
          <table:table-cell office:value-type="float" office:value="1310861" calcext:value-type="float">
            <text:p>1310861</text:p>
          </table:table-cell>
          <table:table-cell office:value-type="float" office:value="1336" calcext:value-type="float">
            <text:p>1336</text:p>
          </table:table-cell>
          <table:table-cell office:value-type="float" office:value="1310887" calcext:value-type="float">
            <text:p>1310887</text:p>
          </table:table-cell>
          <table:table-cell office:value-type="float" office:value="1336" calcext:value-type="float">
            <text:p>1336</text:p>
          </table:table-cell>
          <table:table-cell office:value-type="float" office:value="1314804" calcext:value-type="float">
            <text:p>1314804</text:p>
          </table:table-cell>
          <table:table-cell office:value-type="float" office:value="1340" calcext:value-type="float">
            <text:p>1340</text:p>
          </table:table-cell>
          <table:table-cell office:value-type="float" office:value="1337" calcext:value-type="float">
            <text:p>1337</text:p>
          </table:table-cell>
          <table:table-cell office:value-type="float" office:value="3567.059" calcext:value-type="float">
            <text:p>3567.059</text:p>
          </table:table-cell>
          <table:table-cell office:value-type="float" office:value="26.272" calcext:value-type="float">
            <text:p>26.272</text:p>
          </table:table-cell>
          <table:table-cell office:value-type="float" office:value="3565.333" calcext:value-type="float">
            <text:p>3565.333</text:p>
          </table:table-cell>
          <table:table-cell office:value-type="float" office:value="17.873" calcext:value-type="float">
            <text:p>17.873</text:p>
          </table:table-cell>
          <table:table-cell/>
          <table:table-cell table:style-name="ce7" table:formula="of:=[.M86]-[.K86]" office:value-type="float" office:value="-8.399" calcext:value-type="float">
            <text:p>-8.399</text:p>
          </table:table-cell>
          <table:table-cell table:style-name="ce7" table:number-columns-repeated="2"/>
        </table:table-row>
        <table:table-row table:style-name="ro1">
          <table:table-cell office:value-type="float" office:value="1313193" calcext:value-type="float">
            <text:p>1313193</text:p>
          </table:table-cell>
          <table:table-cell office:value-type="float" office:value="1340" calcext:value-type="float">
            <text:p>1340</text:p>
          </table:table-cell>
          <table:table-cell office:value-type="float" office:value="1313177" calcext:value-type="float">
            <text:p>1313177</text:p>
          </table:table-cell>
          <table:table-cell office:value-type="float" office:value="1340" calcext:value-type="float">
            <text:p>1340</text:p>
          </table:table-cell>
          <table:table-cell office:value-type="float" office:value="1313176" calcext:value-type="float">
            <text:p>1313176</text:p>
          </table:table-cell>
          <table:table-cell office:value-type="float" office:value="1340" calcext:value-type="float">
            <text:p>1340</text:p>
          </table:table-cell>
          <table:table-cell office:value-type="float" office:value="1313202" calcext:value-type="float">
            <text:p>1313202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1.464" calcext:value-type="float">
            <text:p>3571.464</text:p>
          </table:table-cell>
          <table:table-cell office:value-type="float" office:value="29.522" calcext:value-type="float">
            <text:p>29.522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53.617" calcext:value-type="float">
            <text:p>53.617</text:p>
          </table:table-cell>
          <table:table-cell/>
          <table:table-cell table:style-name="ce7" table:formula="of:=[.M87]-[.K87]" office:value-type="float" office:value="24.095" calcext:value-type="float">
            <text:p>24.095</text:p>
          </table:table-cell>
          <table:table-cell table:style-name="ce7" table:number-columns-repeated="2"/>
        </table:table-row>
        <table:table-row table:style-name="ro1">
          <table:table-cell office:value-type="float" office:value="1312917" calcext:value-type="float">
            <text:p>1312917</text:p>
          </table:table-cell>
          <table:table-cell office:value-type="float" office:value="1340" calcext:value-type="float">
            <text:p>1340</text:p>
          </table:table-cell>
          <table:table-cell office:value-type="float" office:value="1312911" calcext:value-type="float">
            <text:p>1312911</text:p>
          </table:table-cell>
          <table:table-cell office:value-type="float" office:value="1340" calcext:value-type="float">
            <text:p>1340</text:p>
          </table:table-cell>
          <table:table-cell office:value-type="float" office:value="1312924" calcext:value-type="float">
            <text:p>1312924</text:p>
          </table:table-cell>
          <table:table-cell office:value-type="float" office:value="1340" calcext:value-type="float">
            <text:p>1340</text:p>
          </table:table-cell>
          <table:table-cell office:value-type="float" office:value="1308914" calcext:value-type="float">
            <text:p>1308914</text:p>
          </table:table-cell>
          <table:table-cell office:value-type="float" office:value="1336" calcext:value-type="float">
            <text:p>1336</text:p>
          </table:table-cell>
          <table:table-cell office:value-type="float" office:value="1339" calcext:value-type="float">
            <text:p>1339</text:p>
          </table:table-cell>
          <table:table-cell office:value-type="float" office:value="3572.255" calcext:value-type="float">
            <text:p>3572.255</text:p>
          </table:table-cell>
          <table:table-cell office:value-type="float" office:value="5.301" calcext:value-type="float">
            <text:p>5.301</text:p>
          </table:table-cell>
          <table:table-cell office:value-type="float" office:value="3570.667" calcext:value-type="float">
            <text:p>3570.667</text:p>
          </table:table-cell>
          <table:table-cell office:value-type="float" office:value="-17.873" calcext:value-type="float">
            <text:p>-17.873</text:p>
          </table:table-cell>
          <table:table-cell/>
          <table:table-cell table:style-name="ce7" table:formula="of:=[.M88]-[.K88]" office:value-type="float" office:value="-23.174" calcext:value-type="float">
            <text:p>-23.174</text:p>
          </table:table-cell>
          <table:table-cell table:style-name="ce7" table:number-columns-repeated="2"/>
        </table:table-row>
        <table:table-row table:style-name="ro1">
          <table:table-cell office:value-type="float" office:value="1313068" calcext:value-type="float">
            <text:p>1313068</text:p>
          </table:table-cell>
          <table:table-cell office:value-type="float" office:value="1340" calcext:value-type="float">
            <text:p>1340</text:p>
          </table:table-cell>
          <table:table-cell office:value-type="float" office:value="1313084" calcext:value-type="float">
            <text:p>1313084</text:p>
          </table:table-cell>
          <table:table-cell office:value-type="float" office:value="1340" calcext:value-type="float">
            <text:p>1340</text:p>
          </table:table-cell>
          <table:table-cell office:value-type="float" office:value="1313068" calcext:value-type="float">
            <text:p>1313068</text:p>
          </table:table-cell>
          <table:table-cell office:value-type="float" office:value="1340" calcext:value-type="float">
            <text:p>1340</text:p>
          </table:table-cell>
          <table:table-cell office:value-type="float" office:value="1313090" calcext:value-type="float">
            <text:p>1313090</text:p>
          </table:table-cell>
          <table:table-cell table:number-columns-repeated="2" office:value-type="float" office:value="1340" calcext:value-type="float">
            <text:p>1340</text:p>
          </table:table-cell>
          <table:table-cell office:value-type="float" office:value="3571.762" calcext:value-type="float">
            <text:p>3571.762</text:p>
          </table:table-cell>
          <table:table-cell office:value-type="float" office:value="-3.304" calcext:value-type="float">
            <text:p>-3.304</text:p>
          </table:table-cell>
          <table:table-cell office:value-type="float" office:value="3573.333" calcext:value-type="float">
            <text:p>3573.333</text:p>
          </table:table-cell>
          <table:table-cell office:value-type="float" office:value="17.873" calcext:value-type="float">
            <text:p>17.873</text:p>
          </table:table-cell>
          <table:table-cell/>
          <table:table-cell table:style-name="ce7" table:formula="of:=[.M89]-[.K89]" office:value-type="float" office:value="21.177" calcext:value-type="float">
            <text:p>21.177</text:p>
          </table:table-cell>
          <table:table-cell table:style-name="ce7" table:number-columns-repeated="2"/>
        </table:table-row>
        <table:table-row table:style-name="ro1">
          <table:table-cell office:value-type="float" office:value="1309858" calcext:value-type="float">
            <text:p>1309858</text:p>
          </table:table-cell>
          <table:table-cell office:value-type="float" office:value="1336" calcext:value-type="float">
            <text:p>1336</text:p>
          </table:table-cell>
          <table:table-cell office:value-type="float" office:value="1313810" calcext:value-type="float">
            <text:p>1313810</text:p>
          </table:table-cell>
          <table:table-cell office:value-type="float" office:value="1340" calcext:value-type="float">
            <text:p>1340</text:p>
          </table:table-cell>
          <table:table-cell office:value-type="float" office:value="1309869" calcext:value-type="float">
            <text:p>1309869</text:p>
          </table:table-cell>
          <table:table-cell office:value-type="float" office:value="1336" calcext:value-type="float">
            <text:p>1336</text:p>
          </table:table-cell>
          <table:table-cell office:value-type="float" office:value="1313817" calcext:value-type="float">
            <text:p>1313817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office:value-type="float" office:value="3569.799" calcext:value-type="float">
            <text:p>3569.799</text:p>
          </table:table-cell>
          <table:table-cell office:value-type="float" office:value="-13.153" calcext:value-type="float">
            <text:p>-13.153</text:p>
          </table:table-cell>
          <table:table-cell office:value-type="float" office:value="3568" calcext:value-type="float">
            <text:p>3568</text:p>
          </table:table-cell>
          <table:table-cell office:value-type="float" office:value="-35.745" calcext:value-type="float">
            <text:p>-35.745</text:p>
          </table:table-cell>
          <table:table-cell/>
          <table:table-cell table:style-name="ce7" table:formula="of:=[.M90]-[.K90]" office:value-type="float" office:value="-22.592" calcext:value-type="float">
            <text:p>-22.592</text:p>
          </table:table-cell>
          <table:table-cell table:style-name="ce7" table:number-columns-repeated="2"/>
        </table:table-row>
        <table:table-row table:style-name="ro1">
          <table:table-cell office:value-type="float" office:value="1311904" calcext:value-type="float">
            <text:p>1311904</text:p>
          </table:table-cell>
          <table:table-cell office:value-type="float" office:value="1336" calcext:value-type="float">
            <text:p>1336</text:p>
          </table:table-cell>
          <table:table-cell office:value-type="float" office:value="1311862" calcext:value-type="float">
            <text:p>1311862</text:p>
          </table:table-cell>
          <table:table-cell office:value-type="float" office:value="1336" calcext:value-type="float">
            <text:p>1336</text:p>
          </table:table-cell>
          <table:table-cell office:value-type="float" office:value="1315758" calcext:value-type="float">
            <text:p>1315758</text:p>
          </table:table-cell>
          <table:table-cell office:value-type="float" office:value="1340" calcext:value-type="float">
            <text:p>1340</text:p>
          </table:table-cell>
          <table:table-cell office:value-type="float" office:value="1311880" calcext:value-type="float">
            <text:p>1311880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3564.38" calcext:value-type="float">
            <text:p>3564.38</text:p>
          </table:table-cell>
          <table:table-cell office:value-type="float" office:value="-36.319" calcext:value-type="float">
            <text:p>-36.319</text:p>
          </table:table-cell>
          <table:table-cell office:value-type="float" office:value="3565.333" calcext:value-type="float">
            <text:p>3565.333</text:p>
          </table:table-cell>
          <table:table-cell office:value-type="float" office:value="-17.871" calcext:value-type="float">
            <text:p>-17.871</text:p>
          </table:table-cell>
          <table:table-cell/>
          <table:table-cell table:style-name="ce7" table:formula="of:=[.M91]-[.K91]" office:value-type="float" office:value="18.448" calcext:value-type="float">
            <text:p>18.448</text:p>
          </table:table-cell>
          <table:table-cell table:style-name="ce7" table:number-columns-repeated="2"/>
        </table:table-row>
        <table:table-row table:style-name="ro1">
          <table:table-cell office:value-type="float" office:value="1312893" calcext:value-type="float">
            <text:p>1312893</text:p>
          </table:table-cell>
          <table:table-cell office:value-type="float" office:value="1336" calcext:value-type="float">
            <text:p>1336</text:p>
          </table:table-cell>
          <table:table-cell office:value-type="float" office:value="1312872" calcext:value-type="float">
            <text:p>1312872</text:p>
          </table:table-cell>
          <table:table-cell office:value-type="float" office:value="1336" calcext:value-type="float">
            <text:p>1336</text:p>
          </table:table-cell>
          <table:table-cell office:value-type="float" office:value="1312872" calcext:value-type="float">
            <text:p>1312872</text:p>
          </table:table-cell>
          <table:table-cell office:value-type="float" office:value="1336" calcext:value-type="float">
            <text:p>1336</text:p>
          </table:table-cell>
          <table:table-cell office:value-type="float" office:value="1312878" calcext:value-type="float">
            <text:p>1312878</text:p>
          </table:table-cell>
          <table:table-cell table:number-columns-repeated="2" office:value-type="float" office:value="1336" calcext:value-type="float">
            <text:p>1336</text:p>
          </table:table-cell>
          <table:table-cell office:value-type="float" office:value="3561.639" calcext:value-type="float">
            <text:p>3561.639</text:p>
          </table:table-cell>
          <table:table-cell office:value-type="float" office:value="-18.372" calcext:value-type="float">
            <text:p>-18.372</text:p>
          </table:table-cell>
          <table:table-cell office:value-type="float" office:value="3562.667" calcext:value-type="float">
            <text:p>3562.667</text:p>
          </table:table-cell>
          <table:table-cell office:value-type="float" office:value="-17.873" calcext:value-type="float">
            <text:p>-17.873</text:p>
          </table:table-cell>
          <table:table-cell/>
          <table:table-cell table:style-name="ce7" table:formula="of:=[.M92]-[.K92]" office:value-type="float" office:value="0.498999999999999" calcext:value-type="float">
            <text:p>0.499</text:p>
          </table:table-cell>
          <table:table-cell table:style-name="ce7" table:number-columns-repeated="2"/>
        </table:table-row>
        <table:table-row table:style-name="ro1">
          <table:table-cell office:value-type="float" office:value="1312889" calcext:value-type="float">
            <text:p>1312889</text:p>
          </table:table-cell>
          <table:table-cell office:value-type="float" office:value="1336" calcext:value-type="float">
            <text:p>1336</text:p>
          </table:table-cell>
          <table:table-cell office:value-type="float" office:value="1312907" calcext:value-type="float">
            <text:p>1312907</text:p>
          </table:table-cell>
          <table:table-cell office:value-type="float" office:value="1336" calcext:value-type="float">
            <text:p>1336</text:p>
          </table:table-cell>
          <table:table-cell office:value-type="float" office:value="1309063" calcext:value-type="float">
            <text:p>1309063</text:p>
          </table:table-cell>
          <table:table-cell office:value-type="float" office:value="1332" calcext:value-type="float">
            <text:p>1332</text:p>
          </table:table-cell>
          <table:table-cell office:value-type="float" office:value="1312898" calcext:value-type="float">
            <text:p>1312898</text:p>
          </table:table-cell>
          <table:table-cell office:value-type="float" office:value="1336" calcext:value-type="float">
            <text:p>1336</text:p>
          </table:table-cell>
          <table:table-cell office:value-type="float" office:value="1335" calcext:value-type="float">
            <text:p>1335</text:p>
          </table:table-cell>
          <table:table-cell office:value-type="float" office:value="3561.521" calcext:value-type="float">
            <text:p>3561.521</text:p>
          </table:table-cell>
          <table:table-cell office:value-type="float" office:value="-0.786" calcext:value-type="float">
            <text:p>-0.786</text:p>
          </table:table-cell>
          <table:table-cell office:value-type="float" office:value="3560" calcext:value-type="float">
            <text:p>3560</text:p>
          </table:table-cell>
          <table:table-cell office:value-type="float" office:value="-17.873" calcext:value-type="float">
            <text:p>-17.873</text:p>
          </table:table-cell>
          <table:table-cell table:number-columns-repeated="4"/>
        </table:table-row>
        <table:table-row table:style-name="ro1">
          <table:table-cell table:style-name="ce3" office:value-type="float" office:value="1312742" calcext:value-type="float">
            <text:p>1312742</text:p>
          </table:table-cell>
          <table:table-cell table:style-name="ce3" office:value-type="float" office:value="-419" calcext:value-type="float">
            <text:p>-419</text:p>
          </table:table-cell>
          <table:table-cell table:style-name="ce3" office:value-type="float" office:value="1312922" calcext:value-type="float">
            <text:p>1312922</text:p>
          </table:table-cell>
          <table:table-cell table:style-name="ce3" office:value-type="float" office:value="-419" calcext:value-type="float">
            <text:p>-419</text:p>
          </table:table-cell>
          <table:table-cell table:style-name="ce3" office:value-type="float" office:value="1314566" calcext:value-type="float">
            <text:p>1314566</text:p>
          </table:table-cell>
          <table:table-cell table:style-name="ce3" office:value-type="float" office:value="-419" calcext:value-type="float">
            <text:p>-419</text:p>
          </table:table-cell>
          <table:table-cell table:style-name="ce3" office:value-type="float" office:value="1310949" calcext:value-type="float">
            <text:p>1310949</text:p>
          </table:table-cell>
          <table:table-cell table:number-columns-repeated="2" table:style-name="ce3" office:value-type="float" office:value="-419" calcext:value-type="float">
            <text:p>-419</text:p>
          </table:table-cell>
          <table:table-cell table:style-name="ce3" office:value-type="float" office:value="-1117.083" calcext:value-type="float">
            <text:p>-1117.083</text:p>
          </table:table-cell>
          <table:table-cell table:style-name="ce3" office:value-type="float" office:value="-31356.31" calcext:value-type="float">
            <text:p>-31356.31</text:p>
          </table:table-cell>
          <table:table-cell table:style-name="ce3" office:value-type="string" calcext:value-type="string">
            <text:p>2 -1117.33</text:p>
          </table:table-cell>
          <table:table-cell table:style-name="ce3" office:value-type="string" calcext:value-type="string">
            <text:p>3 -31347.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Power pulled</text:p>
          </table:table-cell>
          <table:table-cell table:number-columns-repeated="2"/>
        </table:table-row>
        <table:table-row table:style-name="ro1">
          <table:table-cell office:value-type="float" office:value="1314953" calcext:value-type="float">
            <text:p>1314953</text:p>
          </table:table-cell>
          <table:table-cell office:value-type="float" office:value="1232" calcext:value-type="float">
            <text:p>1232</text:p>
          </table:table-cell>
          <table:table-cell office:value-type="float" office:value="1310636" calcext:value-type="float">
            <text:p>1310636</text:p>
          </table:table-cell>
          <table:table-cell office:value-type="float" office:value="1228" calcext:value-type="float">
            <text:p>1228</text:p>
          </table:table-cell>
          <table:table-cell office:value-type="float" office:value="1310576" calcext:value-type="float">
            <text:p>1310576</text:p>
          </table:table-cell>
          <table:table-cell office:value-type="float" office:value="1228" calcext:value-type="float">
            <text:p>1228</text:p>
          </table:table-cell>
          <table:table-cell office:value-type="float" office:value="1314898" calcext:value-type="float">
            <text:p>1314898</text:p>
          </table:table-cell>
          <table:table-cell office:value-type="float" office:value="1232" calcext:value-type="float">
            <text:p>1232</text:p>
          </table:table-cell>
          <table:table-cell office:value-type="float" office:value="1230" calcext:value-type="float">
            <text:p>1230</text:p>
          </table:table-cell>
          <table:table-cell office:value-type="float" office:value="3279.336" calcext:value-type="float">
            <text:p>3279.336</text:p>
          </table:table-cell>
          <table:table-cell office:value-type="float" office:value="29465.086" calcext:value-type="float">
            <text:p>29465.086</text:p>
          </table:table-cell>
          <table:table-cell office:value-type="float" office:value="3280" calcext:value-type="float">
            <text:p>3280</text:p>
          </table:table-cell>
          <table:table-cell office:value-type="float" office:value="29471.213" calcext:value-type="float">
            <text:p>29471.213</text:p>
          </table:table-cell>
          <table:table-cell table:number-columns-repeated="4"/>
        </table:table-row>
        <table:table-row table:style-name="ro1">
          <table:table-cell office:value-type="float" office:value="1311238" calcext:value-type="float">
            <text:p>1311238</text:p>
          </table:table-cell>
          <table:table-cell office:value-type="float" office:value="1156" calcext:value-type="float">
            <text:p>1156</text:p>
          </table:table-cell>
          <table:table-cell office:value-type="float" office:value="1311166" calcext:value-type="float">
            <text:p>1311166</text:p>
          </table:table-cell>
          <table:table-cell office:value-type="float" office:value="1156" calcext:value-type="float">
            <text:p>1156</text:p>
          </table:table-cell>
          <table:table-cell office:value-type="float" office:value="1315738" calcext:value-type="float">
            <text:p>1315738</text:p>
          </table:table-cell>
          <table:table-cell office:value-type="float" office:value="1160" calcext:value-type="float">
            <text:p>1160</text:p>
          </table:table-cell>
          <table:table-cell office:value-type="float" office:value="1311219" calcext:value-type="float">
            <text:p>1311219</text:p>
          </table:table-cell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office:value-type="float" office:value="3085.709" calcext:value-type="float">
            <text:p>3085.709</text:p>
          </table:table-cell>
          <table:table-cell office:value-type="float" office:value="-1297.702" calcext:value-type="float">
            <text:p>-1297.702</text:p>
          </table:table-cell>
          <table:table-cell office:value-type="float" office:value="3085.333" calcext:value-type="float">
            <text:p>3085.333</text:p>
          </table:table-cell>
          <table:table-cell office:value-type="float" office:value="-1304.667" calcext:value-type="float">
            <text:p>-1304.667</text:p>
          </table:table-cell>
          <table:table-cell/>
          <table:table-cell table:formula="of:=AVERAGE([.O13:.O92])" office:value-type="float" office:value="-0.253424999999999" calcext:value-type="float">
            <text:p>-0.253424999999999</text:p>
          </table:table-cell>
          <table:table-cell table:number-columns-repeated="2"/>
        </table:table-row>
        <table:table-row table:style-name="ro1">
          <table:table-cell office:value-type="float" office:value="1310253" calcext:value-type="float">
            <text:p>1310253</text:p>
          </table:table-cell>
          <table:table-cell office:value-type="float" office:value="1116" calcext:value-type="float">
            <text:p>1116</text:p>
          </table:table-cell>
          <table:table-cell office:value-type="float" office:value="1314971" calcext:value-type="float">
            <text:p>1314971</text:p>
          </table:table-cell>
          <table:table-cell office:value-type="float" office:value="1120" calcext:value-type="float">
            <text:p>1120</text:p>
          </table:table-cell>
          <table:table-cell office:value-type="float" office:value="1310313" calcext:value-type="float">
            <text:p>1310313</text:p>
          </table:table-cell>
          <table:table-cell office:value-type="float" office:value="1116" calcext:value-type="float">
            <text:p>1116</text:p>
          </table:table-cell>
          <table:table-cell office:value-type="float" office:value="1310199" calcext:value-type="float">
            <text:p>1310199</text:p>
          </table:table-cell>
          <table:table-cell office:value-type="float" office:value="1116" calcext:value-type="float">
            <text:p>1116</text:p>
          </table:table-cell>
          <table:table-cell office:value-type="float" office:value="1117" calcext:value-type="float">
            <text:p>1117</text:p>
          </table:table-cell>
          <table:table-cell office:value-type="float" office:value="2981.088" calcext:value-type="float">
            <text:p>2981.088</text:p>
          </table:table-cell>
          <table:table-cell office:value-type="float" office:value="-701.176" calcext:value-type="float">
            <text:p>-701.176</text:p>
          </table:table-cell>
          <table:table-cell office:value-type="float" office:value="2978.667" calcext:value-type="float">
            <text:p>2978.667</text:p>
          </table:table-cell>
          <table:table-cell office:value-type="float" office:value="-714.887" calcext:value-type="float">
            <text:p>-714.887</text:p>
          </table:table-cell>
          <table:table-cell table:number-columns-repeated="4"/>
        </table:table-row>
        <table:table-row table:style-name="ro1">
          <table:table-cell office:value-type="float" office:value="1314954" calcext:value-type="float">
            <text:p>1314954</text:p>
          </table:table-cell>
          <table:table-cell office:value-type="float" office:value="1084" calcext:value-type="float">
            <text:p>1084</text:p>
          </table:table-cell>
          <table:table-cell office:value-type="float" office:value="1310105" calcext:value-type="float">
            <text:p>1310105</text:p>
          </table:table-cell>
          <table:table-cell office:value-type="float" office:value="1080" calcext:value-type="float">
            <text:p>1080</text:p>
          </table:table-cell>
          <table:table-cell office:value-type="float" office:value="1310092" calcext:value-type="float">
            <text:p>1310092</text:p>
          </table:table-cell>
          <table:table-cell office:value-type="float" office:value="1080" calcext:value-type="float">
            <text:p>1080</text:p>
          </table:table-cell>
          <table:table-cell office:value-type="float" office:value="1314933" calcext:value-type="float">
            <text:p>1314933</text:p>
          </table:table-cell>
          <table:table-cell office:value-type="float" office:value="1084" calcext:value-type="float">
            <text:p>1084</text:p>
          </table:table-cell>
          <table:table-cell office:value-type="float" office:value="1082" calcext:value-type="float">
            <text:p>1082</text:p>
          </table:table-cell>
          <table:table-cell office:value-type="float" office:value="2885.287" calcext:value-type="float">
            <text:p>2885.287</text:p>
          </table:table-cell>
          <table:table-cell office:value-type="float" office:value="-642.063" calcext:value-type="float">
            <text:p>-642.063</text:p>
          </table:table-cell>
          <table:table-cell office:value-type="float" office:value="2885.333" calcext:value-type="float">
            <text:p>2885.333</text:p>
          </table:table-cell>
          <table:table-cell office:value-type="float" office:value="-625.525" calcext:value-type="float">
            <text:p>-625.525</text:p>
          </table:table-cell>
          <table:table-cell table:number-columns-repeated="4"/>
        </table:table-row>
        <table:table-row table:style-name="ro1">
          <table:table-cell office:value-type="float" office:value="1310808" calcext:value-type="float">
            <text:p>1310808</text:p>
          </table:table-cell>
          <table:table-cell office:value-type="float" office:value="1060" calcext:value-type="float">
            <text:p>1060</text:p>
          </table:table-cell>
          <table:table-cell office:value-type="float" office:value="1315751" calcext:value-type="float">
            <text:p>1315751</text:p>
          </table:table-cell>
          <table:table-cell office:value-type="float" office:value="1064" calcext:value-type="float">
            <text:p>1064</text:p>
          </table:table-cell>
          <table:table-cell office:value-type="float" office:value="1315714" calcext:value-type="float">
            <text:p>1315714</text:p>
          </table:table-cell>
          <table:table-cell office:value-type="float" office:value="1064" calcext:value-type="float">
            <text:p>1064</text:p>
          </table:table-cell>
          <table:table-cell office:value-type="float" office:value="1310783" calcext:value-type="float">
            <text:p>1310783</text:p>
          </table:table-cell>
          <table:table-cell office:value-type="float" office:value="1060" calcext:value-type="float">
            <text:p>1060</text:p>
          </table:table-cell>
          <table:table-cell office:value-type="float" office:value="1062" calcext:value-type="float">
            <text:p>1062</text:p>
          </table:table-cell>
          <table:table-cell office:value-type="float" office:value="2830.352" calcext:value-type="float">
            <text:p>2830.352</text:p>
          </table:table-cell>
          <table:table-cell office:value-type="float" office:value="-368.176" calcext:value-type="float">
            <text:p>-368.176</text:p>
          </table:table-cell>
          <table:table-cell office:value-type="float" office:value="2832" calcext:value-type="float">
            <text:p>2832</text:p>
          </table:table-cell>
          <table:table-cell office:value-type="float" office:value="-357.445" calcext:value-type="float">
            <text:p>-357.445</text:p>
          </table:table-cell>
          <table:table-cell table:number-columns-repeated="4"/>
        </table:table-row>
        <table:table-row table:style-name="ro1">
          <table:table-cell office:value-type="float" office:value="1314378" calcext:value-type="float">
            <text:p>1314378</text:p>
          </table:table-cell>
          <table:table-cell office:value-type="float" office:value="1044" calcext:value-type="float">
            <text:p>1044</text:p>
          </table:table-cell>
          <table:table-cell office:value-type="float" office:value="1309335" calcext:value-type="float">
            <text:p>1309335</text:p>
          </table:table-cell>
          <table:table-cell office:value-type="float" office:value="1040" calcext:value-type="float">
            <text:p>1040</text:p>
          </table:table-cell>
          <table:table-cell office:value-type="float" office:value="1309325" calcext:value-type="float">
            <text:p>1309325</text:p>
          </table:table-cell>
          <table:table-cell office:value-type="float" office:value="1040" calcext:value-type="float">
            <text:p>1040</text:p>
          </table:table-cell>
          <table:table-cell office:value-type="float" office:value="1314376" calcext:value-type="float">
            <text:p>1314376</text:p>
          </table:table-cell>
          <table:table-cell office:value-type="float" office:value="1044" calcext:value-type="float">
            <text:p>1044</text:p>
          </table:table-cell>
          <table:table-cell office:value-type="float" office:value="1042" calcext:value-type="float">
            <text:p>1042</text:p>
          </table:table-cell>
          <table:table-cell office:value-type="float" office:value="2780.036" calcext:value-type="float">
            <text:p>2780.036</text:p>
          </table:table-cell>
          <table:table-cell office:value-type="float" office:value="-337.224" calcext:value-type="float">
            <text:p>-337.224</text:p>
          </table:table-cell>
          <table:table-cell office:value-type="float" office:value="2778.667" calcext:value-type="float">
            <text:p>2778.667</text:p>
          </table:table-cell>
          <table:table-cell office:value-type="float" office:value="-357.443" calcext:value-type="float">
            <text:p>-357.443</text:p>
          </table:table-cell>
          <table:table-cell table:number-columns-repeated="4"/>
        </table:table-row>
        <table:table-row table:style-name="ro1">
          <table:table-cell office:value-type="float" office:value="1309480" calcext:value-type="float">
            <text:p>1309480</text:p>
          </table:table-cell>
          <table:table-cell office:value-type="float" office:value="1028" calcext:value-type="float">
            <text:p>1028</text:p>
          </table:table-cell>
          <table:table-cell office:value-type="float" office:value="1314600" calcext:value-type="float">
            <text:p>1314600</text:p>
          </table:table-cell>
          <table:table-cell office:value-type="float" office:value="1032" calcext:value-type="float">
            <text:p>1032</text:p>
          </table:table-cell>
          <table:table-cell office:value-type="float" office:value="1314579" calcext:value-type="float">
            <text:p>1314579</text:p>
          </table:table-cell>
          <table:table-cell office:value-type="float" office:value="1032" calcext:value-type="float">
            <text:p>1032</text:p>
          </table:table-cell>
          <table:table-cell office:value-type="float" office:value="1309455" calcext:value-type="float">
            <text:p>1309455</text:p>
          </table:table-cell>
          <table:table-cell office:value-type="float" office:value="1028" calcext:value-type="float">
            <text:p>1028</text:p>
          </table:table-cell>
          <table:table-cell office:value-type="float" office:value="1030" calcext:value-type="float">
            <text:p>1030</text:p>
          </table:table-cell>
          <table:table-cell office:value-type="float" office:value="2747.654" calcext:value-type="float">
            <text:p>2747.654</text:p>
          </table:table-cell>
          <table:table-cell office:value-type="float" office:value="-217.028" calcext:value-type="float">
            <text:p>-217.028</text:p>
          </table:table-cell>
          <table:table-cell office:value-type="float" office:value="2746.667" calcext:value-type="float">
            <text:p>2746.667</text:p>
          </table:table-cell>
          <table:table-cell office:value-type="float" office:value="-214.466" calcext:value-type="float">
            <text:p>-214.466</text:p>
          </table:table-cell>
          <table:table-cell table:number-columns-repeated="4"/>
        </table:table-row>
        <table:table-row table:style-name="ro1">
          <table:table-cell office:value-type="float" office:value="1313811" calcext:value-type="float">
            <text:p>1313811</text:p>
          </table:table-cell>
          <table:table-cell office:value-type="float" office:value="1016" calcext:value-type="float">
            <text:p>1016</text:p>
          </table:table-cell>
          <table:table-cell office:value-type="float" office:value="1308628" calcext:value-type="float">
            <text:p>1308628</text:p>
          </table:table-cell>
          <table:table-cell office:value-type="float" office:value="1012" calcext:value-type="float">
            <text:p>1012</text:p>
          </table:table-cell>
          <table:table-cell office:value-type="float" office:value="1313813" calcext:value-type="float">
            <text:p>1313813</text:p>
          </table:table-cell>
          <table:table-cell office:value-type="float" office:value="1016" calcext:value-type="float">
            <text:p>1016</text:p>
          </table:table-cell>
          <table:table-cell office:value-type="float" office:value="1313787" calcext:value-type="float">
            <text:p>1313787</text:p>
          </table:table-cell>
          <table:table-cell office:value-type="float" office:value="1016" calcext:value-type="float">
            <text:p>1016</text:p>
          </table:table-cell>
          <table:table-cell office:value-type="float" office:value="1015" calcext:value-type="float">
            <text:p>1015</text:p>
          </table:table-cell>
          <table:table-cell office:value-type="float" office:value="2706.646" calcext:value-type="float">
            <text:p>2706.646</text:p>
          </table:table-cell>
          <table:table-cell office:value-type="float" office:value="-274.833" calcext:value-type="float">
            <text:p>-274.833</text:p>
          </table:table-cell>
          <table:table-cell office:value-type="float" office:value="2706.667" calcext:value-type="float">
            <text:p>2706.667</text:p>
          </table:table-cell>
          <table:table-cell office:value-type="float" office:value="-268.083" calcext:value-type="float">
            <text:p>-268.083</text:p>
          </table:table-cell>
          <table:table-cell table:number-columns-repeated="4"/>
        </table:table-row>
        <table:table-row table:style-name="ro1">
          <table:table-cell office:value-type="float" office:value="1313855" calcext:value-type="float">
            <text:p>1313855</text:p>
          </table:table-cell>
          <table:table-cell office:value-type="float" office:value="1008" calcext:value-type="float">
            <text:p>1008</text:p>
          </table:table-cell>
          <table:table-cell office:value-type="float" office:value="1313843" calcext:value-type="float">
            <text:p>1313843</text:p>
          </table:table-cell>
          <table:table-cell office:value-type="float" office:value="1008" calcext:value-type="float">
            <text:p>1008</text:p>
          </table:table-cell>
          <table:table-cell office:value-type="float" office:value="1308645" calcext:value-type="float">
            <text:p>1308645</text:p>
          </table:table-cell>
          <table:table-cell office:value-type="float" office:value="1004" calcext:value-type="float">
            <text:p>1004</text:p>
          </table:table-cell>
          <table:table-cell office:value-type="float" office:value="1313869" calcext:value-type="float">
            <text:p>1313869</text:p>
          </table:table-cell>
          <table:table-cell office:value-type="float" office:value="1008" calcext:value-type="float">
            <text:p>1008</text:p>
          </table:table-cell>
          <table:table-cell office:value-type="float" office:value="1007" calcext:value-type="float">
            <text:p>1007</text:p>
          </table:table-cell>
          <table:table-cell office:value-type="float" office:value="2685.225" calcext:value-type="float">
            <text:p>2685.225</text:p>
          </table:table-cell>
          <table:table-cell office:value-type="float" office:value="-143.569" calcext:value-type="float">
            <text:p>-143.569</text:p>
          </table:table-cell>
          <table:table-cell office:value-type="float" office:value="2685.333" calcext:value-type="float">
            <text:p>2685.333</text:p>
          </table:table-cell>
          <table:table-cell office:value-type="float" office:value="-142.977" calcext:value-type="float">
            <text:p>-142.977</text:p>
          </table:table-cell>
          <table:table-cell table:number-columns-repeated="4"/>
        </table:table-row>
        <table:table-row table:style-name="ro1">
          <table:table-cell office:value-type="float" office:value="1310004" calcext:value-type="float">
            <text:p>1310004</text:p>
          </table:table-cell>
          <table:table-cell office:value-type="float" office:value="996" calcext:value-type="float">
            <text:p>996</text:p>
          </table:table-cell>
          <table:table-cell office:value-type="float" office:value="1315284" calcext:value-type="float">
            <text:p>1315284</text:p>
          </table:table-cell>
          <table:table-cell office:value-type="float" office:value="1000" calcext:value-type="float">
            <text:p>1000</text:p>
          </table:table-cell>
          <table:table-cell office:value-type="float" office:value="1315259" calcext:value-type="float">
            <text:p>1315259</text:p>
          </table:table-cell>
          <table:table-cell office:value-type="float" office:value="1000" calcext:value-type="float">
            <text:p>1000</text:p>
          </table:table-cell>
          <table:table-cell office:value-type="float" office:value="1309983" calcext:value-type="float">
            <text:p>1309983</text:p>
          </table:table-cell>
          <table:table-cell office:value-type="float" office:value="996" calcext:value-type="float">
            <text:p>996</text:p>
          </table:table-cell>
          <table:table-cell office:value-type="float" office:value="998" calcext:value-type="float">
            <text:p>998</text:p>
          </table:table-cell>
          <table:table-cell office:value-type="float" office:value="2661.065" calcext:value-type="float">
            <text:p>2661.065</text:p>
          </table:table-cell>
          <table:table-cell office:value-type="float" office:value="-161.923" calcext:value-type="float">
            <text:p>-161.923</text:p>
          </table:table-cell>
          <table:table-cell office:value-type="float" office:value="2661.333" calcext:value-type="float">
            <text:p>2661.333</text:p>
          </table:table-cell>
          <table:table-cell office:value-type="float" office:value="-160.85" calcext:value-type="float">
            <text:p>-160.85</text:p>
          </table:table-cell>
          <table:table-cell table:number-columns-repeated="4"/>
        </table:table-row>
        <table:table-row table:style-name="ro1">
          <table:table-cell office:value-type="float" office:value="1312770" calcext:value-type="float">
            <text:p>1312770</text:p>
          </table:table-cell>
          <table:table-cell office:value-type="float" office:value="988" calcext:value-type="float">
            <text:p>988</text:p>
          </table:table-cell>
          <table:table-cell office:value-type="float" office:value="1312764" calcext:value-type="float">
            <text:p>1312764</text:p>
          </table:table-cell>
          <table:table-cell office:value-type="float" office:value="988" calcext:value-type="float">
            <text:p>988</text:p>
          </table:table-cell>
          <table:table-cell office:value-type="float" office:value="1312762" calcext:value-type="float">
            <text:p>1312762</text:p>
          </table:table-cell>
          <table:table-cell office:value-type="float" office:value="988" calcext:value-type="float">
            <text:p>988</text:p>
          </table:table-cell>
          <table:table-cell office:value-type="float" office:value="1312760" calcext:value-type="float">
            <text:p>1312760</text:p>
          </table:table-cell>
          <table:table-cell table:number-columns-repeated="2" office:value-type="float" office:value="988" calcext:value-type="float">
            <text:p>988</text:p>
          </table:table-cell>
          <table:table-cell office:value-type="float" office:value="2634.137" calcext:value-type="float">
            <text:p>2634.137</text:p>
          </table:table-cell>
          <table:table-cell office:value-type="float" office:value="-180.472" calcext:value-type="float">
            <text:p>-180.472</text:p>
          </table:table-cell>
          <table:table-cell office:value-type="float" office:value="2634.667" calcext:value-type="float">
            <text:p>2634.667</text:p>
          </table:table-cell>
          <table:table-cell office:value-type="float" office:value="-178.722" calcext:value-type="float">
            <text:p>-178.722</text:p>
          </table:table-cell>
          <table:table-cell table:number-columns-repeated="4"/>
        </table:table-row>
        <table:table-row table:style-name="ro1">
          <table:table-cell office:value-type="float" office:value="1311202" calcext:value-type="float">
            <text:p>1311202</text:p>
          </table:table-cell>
          <table:table-cell office:value-type="float" office:value="980" calcext:value-type="float">
            <text:p>980</text:p>
          </table:table-cell>
          <table:table-cell office:value-type="float" office:value="1311226" calcext:value-type="float">
            <text:p>1311226</text:p>
          </table:table-cell>
          <table:table-cell office:value-type="float" office:value="980" calcext:value-type="float">
            <text:p>980</text:p>
          </table:table-cell>
          <table:table-cell office:value-type="float" office:value="1311220" calcext:value-type="float">
            <text:p>1311220</text:p>
          </table:table-cell>
          <table:table-cell office:value-type="float" office:value="980" calcext:value-type="float">
            <text:p>980</text:p>
          </table:table-cell>
          <table:table-cell office:value-type="float" office:value="1316558" calcext:value-type="float">
            <text:p>1316558</text:p>
          </table:table-cell>
          <table:table-cell office:value-type="float" office:value="984" calcext:value-type="float">
            <text:p>984</text:p>
          </table:table-cell>
          <table:table-cell office:value-type="float" office:value="981" calcext:value-type="float">
            <text:p>981</text:p>
          </table:table-cell>
          <table:table-cell office:value-type="float" office:value="2615.897" calcext:value-type="float">
            <text:p>2615.897</text:p>
          </table:table-cell>
          <table:table-cell office:value-type="float" office:value="-122.242" calcext:value-type="float">
            <text:p>-122.242</text:p>
          </table:table-cell>
          <table:table-cell office:value-type="float" office:value="2616" calcext:value-type="float">
            <text:p>2616</text:p>
          </table:table-cell>
          <table:table-cell office:value-type="float" office:value="-125.106" calcext:value-type="float">
            <text:p>-125.106</text:p>
          </table:table-cell>
          <table:table-cell table:number-columns-repeated="4"/>
        </table:table-row>
        <table:table-row table:style-name="ro1">
          <table:table-cell office:value-type="float" office:value="1316101" calcext:value-type="float">
            <text:p>1316101</text:p>
          </table:table-cell>
          <table:table-cell office:value-type="float" office:value="976" calcext:value-type="float">
            <text:p>976</text:p>
          </table:table-cell>
          <table:table-cell office:value-type="float" office:value="1310708" calcext:value-type="float">
            <text:p>1310708</text:p>
          </table:table-cell>
          <table:table-cell office:value-type="float" office:value="972" calcext:value-type="float">
            <text:p>972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972" calcext:value-type="float">
            <text:p>972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2595.552" calcext:value-type="float">
            <text:p>2595.552</text:p>
          </table:table-cell>
          <table:table-cell office:value-type="float" office:value="-136.355" calcext:value-type="float">
            <text:p>-136.355</text:p>
          </table:table-cell>
          <table:table-cell office:value-type="float" office:value="2594.667" calcext:value-type="float">
            <text:p>2594.667</text:p>
          </table:table-cell>
          <table:table-cell office:value-type="float" office:value="-142.977" calcext:value-type="float">
            <text:p>-142.977</text:p>
          </table:table-cell>
          <table:table-cell table:number-columns-repeated="4"/>
        </table:table-row>
        <table:table-row table:style-name="ro1">
          <table:table-cell office:value-type="float" office:value="1310770" calcext:value-type="float">
            <text:p>1310770</text:p>
          </table:table-cell>
          <table:table-cell office:value-type="float" office:value="964" calcext:value-type="float">
            <text:p>964</text:p>
          </table:table-cell>
          <table:table-cell office:value-type="float" office:value="1316204" calcext:value-type="float">
            <text:p>1316204</text:p>
          </table:table-cell>
          <table:table-cell office:value-type="float" office:value="968" calcext:value-type="float">
            <text:p>968</text:p>
          </table:table-cell>
          <table:table-cell office:value-type="float" office:value="1316206" calcext:value-type="float">
            <text:p>1316206</text:p>
          </table:table-cell>
          <table:table-cell office:value-type="float" office:value="968" calcext:value-type="float">
            <text:p>968</text:p>
          </table:table-cell>
          <table:table-cell office:value-type="float" office:value="1310769" calcext:value-type="float">
            <text:p>1310769</text:p>
          </table:table-cell>
          <table:table-cell office:value-type="float" office:value="964" calcext:value-type="float">
            <text:p>964</text:p>
          </table:table-cell>
          <table:table-cell office:value-type="float" office:value="966" calcext:value-type="float">
            <text:p>966</text:p>
          </table:table-cell>
          <table:table-cell office:value-type="float" office:value="2574.064" calcext:value-type="float">
            <text:p>2574.064</text:p>
          </table:table-cell>
          <table:table-cell office:value-type="float" office:value="-144.016" calcext:value-type="float">
            <text:p>-144.016</text:p>
          </table:table-cell>
          <table:table-cell office:value-type="float" office:value="2576" calcext:value-type="float">
            <text:p>2576</text:p>
          </table:table-cell>
          <table:table-cell office:value-type="float" office:value="-125.106" calcext:value-type="float">
            <text:p>-125.106</text:p>
          </table:table-cell>
          <table:table-cell table:number-columns-repeated="4"/>
        </table:table-row>
        <table:table-row table:style-name="ro1">
          <table:table-cell office:value-type="float" office:value="1314612" calcext:value-type="float">
            <text:p>1314612</text:p>
          </table:table-cell>
          <table:table-cell office:value-type="float" office:value="960" calcext:value-type="float">
            <text:p>960</text:p>
          </table:table-cell>
          <table:table-cell office:value-type="float" office:value="1309143" calcext:value-type="float">
            <text:p>1309143</text:p>
          </table:table-cell>
          <table:table-cell office:value-type="float" office:value="956" calcext:value-type="float">
            <text:p>956</text:p>
          </table:table-cell>
          <table:table-cell office:value-type="float" office:value="1309132" calcext:value-type="float">
            <text:p>1309132</text:p>
          </table:table-cell>
          <table:table-cell office:value-type="float" office:value="956" calcext:value-type="float">
            <text:p>956</text:p>
          </table:table-cell>
          <table:table-cell office:value-type="float" office:value="1314609" calcext:value-type="float">
            <text:p>1314609</text:p>
          </table:table-cell>
          <table:table-cell office:value-type="float" office:value="960" calcext:value-type="float">
            <text:p>960</text:p>
          </table:table-cell>
          <table:table-cell office:value-type="float" office:value="958" calcext:value-type="float">
            <text:p>958</text:p>
          </table:table-cell>
          <table:table-cell office:value-type="float" office:value="2555.886" calcext:value-type="float">
            <text:p>2555.886</text:p>
          </table:table-cell>
          <table:table-cell office:value-type="float" office:value="-121.831" calcext:value-type="float">
            <text:p>-121.831</text:p>
          </table:table-cell>
          <table:table-cell office:value-type="float" office:value="2554.667" calcext:value-type="float">
            <text:p>2554.667</text:p>
          </table:table-cell>
          <table:table-cell office:value-type="float" office:value="-142.977" calcext:value-type="float">
            <text:p>-142.977</text:p>
          </table:table-cell>
          <table:table-cell table:number-columns-repeated="4"/>
        </table:table-row>
        <table:table-row table:style-name="ro1">
          <table:table-cell office:value-type="float" office:value="1313316" calcext:value-type="float">
            <text:p>1313316</text:p>
          </table:table-cell>
          <table:table-cell office:value-type="float" office:value="952" calcext:value-type="float">
            <text:p>952</text:p>
          </table:table-cell>
          <table:table-cell office:value-type="float" office:value="1313282" calcext:value-type="float">
            <text:p>1313282</text:p>
          </table:table-cell>
          <table:table-cell office:value-type="float" office:value="952" calcext:value-type="float">
            <text:p>952</text:p>
          </table:table-cell>
          <table:table-cell office:value-type="float" office:value="1313267" calcext:value-type="float">
            <text:p>1313267</text:p>
          </table:table-cell>
          <table:table-cell office:value-type="float" office:value="952" calcext:value-type="float">
            <text:p>952</text:p>
          </table:table-cell>
          <table:table-cell office:value-type="float" office:value="1313297" calcext:value-type="float">
            <text:p>1313297</text:p>
          </table:table-cell>
          <table:table-cell table:number-columns-repeated="2" office:value-type="float" office:value="952" calcext:value-type="float">
            <text:p>952</text:p>
          </table:table-cell>
          <table:table-cell office:value-type="float" office:value="2537.138" calcext:value-type="float">
            <text:p>2537.138</text:p>
          </table:table-cell>
          <table:table-cell office:value-type="float" office:value="-125.644" calcext:value-type="float">
            <text:p>-125.644</text:p>
          </table:table-cell>
          <table:table-cell office:value-type="float" office:value="2538.667" calcext:value-type="float">
            <text:p>2538.667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07633" calcext:value-type="float">
            <text:p>1307633</text:p>
          </table:table-cell>
          <table:table-cell office:value-type="float" office:value="940" calcext:value-type="float">
            <text:p>940</text:p>
          </table:table-cell>
          <table:table-cell office:value-type="float" office:value="1313185" calcext:value-type="float">
            <text:p>1313185</text:p>
          </table:table-cell>
          <table:table-cell office:value-type="float" office:value="944" calcext:value-type="float">
            <text:p>944</text:p>
          </table:table-cell>
          <table:table-cell office:value-type="float" office:value="1313191" calcext:value-type="float">
            <text:p>1313191</text:p>
          </table:table-cell>
          <table:table-cell office:value-type="float" office:value="944" calcext:value-type="float">
            <text:p>944</text:p>
          </table:table-cell>
          <table:table-cell office:value-type="float" office:value="1313159" calcext:value-type="float">
            <text:p>1313159</text:p>
          </table:table-cell>
          <table:table-cell office:value-type="float" office:value="944" calcext:value-type="float">
            <text:p>944</text:p>
          </table:table-cell>
          <table:table-cell office:value-type="float" office:value="943" calcext:value-type="float">
            <text:p>943</text:p>
          </table:table-cell>
          <table:table-cell office:value-type="float" office:value="2516.024" calcext:value-type="float">
            <text:p>2516.024</text:p>
          </table:table-cell>
          <table:table-cell office:value-type="float" office:value="-141.512" calcext:value-type="float">
            <text:p>-141.512</text:p>
          </table:table-cell>
          <table:table-cell office:value-type="float" office:value="2514.667" calcext:value-type="float">
            <text:p>2514.667</text:p>
          </table:table-cell>
          <table:table-cell office:value-type="float" office:value="-160.85" calcext:value-type="float">
            <text:p>-160.85</text:p>
          </table:table-cell>
          <table:table-cell table:number-columns-repeated="4"/>
        </table:table-row>
        <table:table-row table:style-name="ro1">
          <table:table-cell office:value-type="float" office:value="1316450" calcext:value-type="float">
            <text:p>1316450</text:p>
          </table:table-cell>
          <table:table-cell office:value-type="float" office:value="940" calcext:value-type="float">
            <text:p>940</text:p>
          </table:table-cell>
          <table:table-cell office:value-type="float" office:value="1310875" calcext:value-type="float">
            <text:p>1310875</text:p>
          </table:table-cell>
          <table:table-cell office:value-type="float" office:value="936" calcext:value-type="float">
            <text:p>936</text:p>
          </table:table-cell>
          <table:table-cell office:value-type="float" office:value="1310862" calcext:value-type="float">
            <text:p>1310862</text:p>
          </table:table-cell>
          <table:table-cell office:value-type="float" office:value="936" calcext:value-type="float">
            <text:p>936</text:p>
          </table:table-cell>
          <table:table-cell office:value-type="float" office:value="1310918" calcext:value-type="float">
            <text:p>1310918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2499.093" calcext:value-type="float">
            <text:p>2499.093</text:p>
          </table:table-cell>
          <table:table-cell office:value-type="float" office:value="-113.474" calcext:value-type="float">
            <text:p>-113.474</text:p>
          </table:table-cell>
          <table:table-cell office:value-type="float" office:value="2498.667" calcext:value-type="float">
            <text:p>2498.667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08955" calcext:value-type="float">
            <text:p>1308955</text:p>
          </table:table-cell>
          <table:table-cell office:value-type="float" office:value="928" calcext:value-type="float">
            <text:p>928</text:p>
          </table:table-cell>
          <table:table-cell office:value-type="float" office:value="1314617" calcext:value-type="float">
            <text:p>1314617</text:p>
          </table:table-cell>
          <table:table-cell office:value-type="float" office:value="932" calcext:value-type="float">
            <text:p>932</text:p>
          </table:table-cell>
          <table:table-cell office:value-type="float" office:value="1314592" calcext:value-type="float">
            <text:p>1314592</text:p>
          </table:table-cell>
          <table:table-cell office:value-type="float" office:value="932" calcext:value-type="float">
            <text:p>932</text:p>
          </table:table-cell>
          <table:table-cell office:value-type="float" office:value="1308939" calcext:value-type="float">
            <text:p>1308939</text:p>
          </table:table-cell>
          <table:table-cell office:value-type="float" office:value="928" calcext:value-type="float">
            <text:p>928</text:p>
          </table:table-cell>
          <table:table-cell office:value-type="float" office:value="930" calcext:value-type="float">
            <text:p>930</text:p>
          </table:table-cell>
          <table:table-cell office:value-type="float" office:value="2481.369" calcext:value-type="float">
            <text:p>2481.369</text:p>
          </table:table-cell>
          <table:table-cell office:value-type="float" office:value="-118.783" calcext:value-type="float">
            <text:p>-118.783</text:p>
          </table:table-cell>
          <table:table-cell office:value-type="float" office:value="2480" calcext:value-type="float">
            <text:p>2480</text:p>
          </table:table-cell>
          <table:table-cell office:value-type="float" office:value="-125.106" calcext:value-type="float">
            <text:p>-125.106</text:p>
          </table:table-cell>
          <table:table-cell table:number-columns-repeated="4"/>
        </table:table-row>
        <table:table-row table:style-name="ro1">
          <table:table-cell office:value-type="float" office:value="1315534" calcext:value-type="float">
            <text:p>1315534</text:p>
          </table:table-cell>
          <table:table-cell office:value-type="float" office:value="924" calcext:value-type="float">
            <text:p>924</text:p>
          </table:table-cell>
          <table:table-cell office:value-type="float" office:value="1309841" calcext:value-type="float">
            <text:p>1309841</text:p>
          </table:table-cell>
          <table:table-cell office:value-type="float" office:value="920" calcext:value-type="float">
            <text:p>920</text:p>
          </table:table-cell>
          <table:table-cell office:value-type="float" office:value="1309841" calcext:value-type="float">
            <text:p>1309841</text:p>
          </table:table-cell>
          <table:table-cell office:value-type="float" office:value="920" calcext:value-type="float">
            <text:p>920</text:p>
          </table:table-cell>
          <table:table-cell office:value-type="float" office:value="1315514" calcext:value-type="float">
            <text:p>1315514</text:p>
          </table:table-cell>
          <table:table-cell office:value-type="float" office:value="924" calcext:value-type="float">
            <text:p>924</text:p>
          </table:table-cell>
          <table:table-cell office:value-type="float" office:value="923" calcext:value-type="float">
            <text:p>923</text:p>
          </table:table-cell>
          <table:table-cell office:value-type="float" office:value="2458.325" calcext:value-type="float">
            <text:p>2458.325</text:p>
          </table:table-cell>
          <table:table-cell office:value-type="float" office:value="-154.446" calcext:value-type="float">
            <text:p>-154.446</text:p>
          </table:table-cell>
          <table:table-cell office:value-type="float" office:value="2461.333" calcext:value-type="float">
            <text:p>2461.333</text:p>
          </table:table-cell>
          <table:table-cell office:value-type="float" office:value="-125.104" calcext:value-type="float">
            <text:p>-125.104</text:p>
          </table:table-cell>
          <table:table-cell table:number-columns-repeated="4"/>
        </table:table-row>
        <table:table-row table:style-name="ro1">
          <table:table-cell office:value-type="float" office:value="1311544" calcext:value-type="float">
            <text:p>1311544</text:p>
          </table:table-cell>
          <table:table-cell office:value-type="float" office:value="916" calcext:value-type="float">
            <text:p>916</text:p>
          </table:table-cell>
          <table:table-cell office:value-type="float" office:value="1311523" calcext:value-type="float">
            <text:p>1311523</text:p>
          </table:table-cell>
          <table:table-cell office:value-type="float" office:value="916" calcext:value-type="float">
            <text:p>916</text:p>
          </table:table-cell>
          <table:table-cell office:value-type="float" office:value="1317261" calcext:value-type="float">
            <text:p>1317261</text:p>
          </table:table-cell>
          <table:table-cell office:value-type="float" office:value="920" calcext:value-type="float">
            <text:p>920</text:p>
          </table:table-cell>
          <table:table-cell office:value-type="float" office:value="1311557" calcext:value-type="float">
            <text:p>1311557</text:p>
          </table:table-cell>
          <table:table-cell table:number-columns-repeated="2" office:value-type="float" office:value="916" calcext:value-type="float">
            <text:p>916</text:p>
          </table:table-cell>
          <table:table-cell office:value-type="float" office:value="2444.456" calcext:value-type="float">
            <text:p>2444.456</text:p>
          </table:table-cell>
          <table:table-cell office:value-type="float" office:value="-92.952" calcext:value-type="float">
            <text:p>-92.952</text:p>
          </table:table-cell>
          <table:table-cell office:value-type="float" office:value="2442.667" calcext:value-type="float">
            <text:p>2442.667</text:p>
          </table:table-cell>
          <table:table-cell office:value-type="float" office:value="-125.106" calcext:value-type="float">
            <text:p>-125.106</text:p>
          </table:table-cell>
          <table:table-cell table:number-columns-repeated="4"/>
        </table:table-row>
        <table:table-row table:style-name="ro1">
          <table:table-cell office:value-type="float" office:value="1309230" calcext:value-type="float">
            <text:p>1309230</text:p>
          </table:table-cell>
          <table:table-cell office:value-type="float" office:value="908" calcext:value-type="float">
            <text:p>908</text:p>
          </table:table-cell>
          <table:table-cell office:value-type="float" office:value="1315020" calcext:value-type="float">
            <text:p>1315020</text:p>
          </table:table-cell>
          <table:table-cell office:value-type="float" office:value="912" calcext:value-type="float">
            <text:p>912</text:p>
          </table:table-cell>
          <table:table-cell office:value-type="float" office:value="1309247" calcext:value-type="float">
            <text:p>1309247</text:p>
          </table:table-cell>
          <table:table-cell office:value-type="float" office:value="908" calcext:value-type="float">
            <text:p>908</text:p>
          </table:table-cell>
          <table:table-cell office:value-type="float" office:value="1315033" calcext:value-type="float">
            <text:p>1315033</text:p>
          </table:table-cell>
          <table:table-cell office:value-type="float" office:value="912" calcext:value-type="float">
            <text:p>912</text:p>
          </table:table-cell>
          <table:table-cell office:value-type="float" office:value="911" calcext:value-type="float">
            <text:p>911</text:p>
          </table:table-cell>
          <table:table-cell office:value-type="float" office:value="2427.346" calcext:value-type="float">
            <text:p>2427.346</text:p>
          </table:table-cell>
          <table:table-cell office:value-type="float" office:value="-114.668" calcext:value-type="float">
            <text:p>-114.668</text:p>
          </table:table-cell>
          <table:table-cell office:value-type="float" office:value="2429.333" calcext:value-type="float">
            <text:p>2429.333</text:p>
          </table:table-cell>
          <table:table-cell office:value-type="float" office:value="-89.36" calcext:value-type="float">
            <text:p>-89.36</text:p>
          </table:table-cell>
          <table:table-cell table:number-columns-repeated="4"/>
        </table:table-row>
        <table:table-row table:style-name="ro1">
          <table:table-cell office:value-type="float" office:value="1316849" calcext:value-type="float">
            <text:p>1316849</text:p>
          </table:table-cell>
          <table:table-cell office:value-type="float" office:value="904" calcext:value-type="float">
            <text:p>904</text:p>
          </table:table-cell>
          <table:table-cell office:value-type="float" office:value="1310989" calcext:value-type="float">
            <text:p>1310989</text:p>
          </table:table-cell>
          <table:table-cell office:value-type="float" office:value="900" calcext:value-type="float">
            <text:p>900</text:p>
          </table:table-cell>
          <table:table-cell office:value-type="float" office:value="1310986" calcext:value-type="float">
            <text:p>1310986</text:p>
          </table:table-cell>
          <table:table-cell office:value-type="float" office:value="900" calcext:value-type="float">
            <text:p>900</text:p>
          </table:table-cell>
          <table:table-cell office:value-type="float" office:value="1311008" calcext:value-type="float">
            <text:p>131100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02.743" calcext:value-type="float">
            <text:p>2402.743</text:p>
          </table:table-cell>
          <table:table-cell office:value-type="float" office:value="-164.889" calcext:value-type="float">
            <text:p>-164.889</text:p>
          </table:table-cell>
          <table:table-cell office:value-type="float" office:value="2400" calcext:value-type="float">
            <text:p>2400</text:p>
          </table:table-cell>
          <table:table-cell office:value-type="float" office:value="-196.595" calcext:value-type="float">
            <text:p>-196.595</text:p>
          </table:table-cell>
          <table:table-cell table:number-columns-repeated="4"/>
        </table:table-row>
        <table:table-row table:style-name="ro1">
          <table:table-cell office:value-type="float" office:value="1312301" calcext:value-type="float">
            <text:p>1312301</text:p>
          </table:table-cell>
          <table:table-cell office:value-type="float" office:value="896" calcext:value-type="float">
            <text:p>896</text:p>
          </table:table-cell>
          <table:table-cell office:value-type="float" office:value="1312301" calcext:value-type="float">
            <text:p>1312301</text:p>
          </table:table-cell>
          <table:table-cell office:value-type="float" office:value="896" calcext:value-type="float">
            <text:p>896</text:p>
          </table:table-cell>
          <table:table-cell office:value-type="float" office:value="1312288" calcext:value-type="float">
            <text:p>1312288</text:p>
          </table:table-cell>
          <table:table-cell office:value-type="float" office:value="896" calcext:value-type="float">
            <text:p>896</text:p>
          </table:table-cell>
          <table:table-cell office:value-type="float" office:value="1312309" calcext:value-type="float">
            <text:p>1312309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2389.698" calcext:value-type="float">
            <text:p>2389.698</text:p>
          </table:table-cell>
          <table:table-cell office:value-type="float" office:value="-87.432" calcext:value-type="float">
            <text:p>-87.432</text:p>
          </table:table-cell>
          <table:table-cell office:value-type="float" office:value="2392" calcext:value-type="float">
            <text:p>2392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09853" calcext:value-type="float">
            <text:p>1309853</text:p>
          </table:table-cell>
          <table:table-cell office:value-type="float" office:value="888" calcext:value-type="float">
            <text:p>888</text:p>
          </table:table-cell>
          <table:table-cell office:value-type="float" office:value="1315746" calcext:value-type="float">
            <text:p>1315746</text:p>
          </table:table-cell>
          <table:table-cell office:value-type="float" office:value="892" calcext:value-type="float">
            <text:p>892</text:p>
          </table:table-cell>
          <table:table-cell office:value-type="float" office:value="1315743" calcext:value-type="float">
            <text:p>1315743</text:p>
          </table:table-cell>
          <table:table-cell office:value-type="float" office:value="892" calcext:value-type="float">
            <text:p>892</text:p>
          </table:table-cell>
          <table:table-cell office:value-type="float" office:value="1309838" calcext:value-type="float">
            <text:p>1309838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2372.8" calcext:value-type="float">
            <text:p>2372.8</text:p>
          </table:table-cell>
          <table:table-cell office:value-type="float" office:value="-113.251" calcext:value-type="float">
            <text:p>-113.251</text:p>
          </table:table-cell>
          <table:table-cell office:value-type="float" office:value="2370.667" calcext:value-type="float">
            <text:p>2370.667</text:p>
          </table:table-cell>
          <table:table-cell office:value-type="float" office:value="-142.977" calcext:value-type="float">
            <text:p>-142.977</text:p>
          </table:table-cell>
          <table:table-cell table:number-columns-repeated="4"/>
        </table:table-row>
        <table:table-row table:style-name="ro1">
          <table:table-cell office:value-type="float" office:value="1315779" calcext:value-type="float">
            <text:p>1315779</text:p>
          </table:table-cell>
          <table:table-cell office:value-type="float" office:value="884" calcext:value-type="float">
            <text:p>884</text:p>
          </table:table-cell>
          <table:table-cell office:value-type="float" office:value="1309823" calcext:value-type="float">
            <text:p>1309823</text:p>
          </table:table-cell>
          <table:table-cell office:value-type="float" office:value="880" calcext:value-type="float">
            <text:p>880</text:p>
          </table:table-cell>
          <table:table-cell office:value-type="float" office:value="1309807" calcext:value-type="float">
            <text:p>1309807</text:p>
          </table:table-cell>
          <table:table-cell office:value-type="float" office:value="880" calcext:value-type="float">
            <text:p>880</text:p>
          </table:table-cell>
          <table:table-cell office:value-type="float" office:value="1315765" calcext:value-type="float">
            <text:p>1315765</text:p>
          </table:table-cell>
          <table:table-cell office:value-type="float" office:value="884" calcext:value-type="float">
            <text:p>884</text:p>
          </table:table-cell>
          <table:table-cell office:value-type="float" office:value="882" calcext:value-type="float">
            <text:p>882</text:p>
          </table:table-cell>
          <table:table-cell office:value-type="float" office:value="2351.474" calcext:value-type="float">
            <text:p>2351.474</text:p>
          </table:table-cell>
          <table:table-cell office:value-type="float" office:value="-142.927" calcext:value-type="float">
            <text:p>-142.927</text:p>
          </table:table-cell>
          <table:table-cell office:value-type="float" office:value="2352" calcext:value-type="float">
            <text:p>2352</text:p>
          </table:table-cell>
          <table:table-cell office:value-type="float" office:value="-125.106" calcext:value-type="float">
            <text:p>-125.106</text:p>
          </table:table-cell>
          <table:table-cell table:number-columns-repeated="4"/>
        </table:table-row>
        <table:table-row table:style-name="ro1">
          <table:table-cell office:value-type="float" office:value="1312441" calcext:value-type="float">
            <text:p>1312441</text:p>
          </table:table-cell>
          <table:table-cell office:value-type="float" office:value="876" calcext:value-type="float">
            <text:p>876</text:p>
          </table:table-cell>
          <table:table-cell office:value-type="float" office:value="1312431" calcext:value-type="float">
            <text:p>1312431</text:p>
          </table:table-cell>
          <table:table-cell office:value-type="float" office:value="876" calcext:value-type="float">
            <text:p>876</text:p>
          </table:table-cell>
          <table:table-cell office:value-type="float" office:value="1312416" calcext:value-type="float">
            <text:p>1312416</text:p>
          </table:table-cell>
          <table:table-cell office:value-type="float" office:value="876" calcext:value-type="float">
            <text:p>876</text:p>
          </table:table-cell>
          <table:table-cell office:value-type="float" office:value="1312435" calcext:value-type="float">
            <text:p>1312435</text:p>
          </table:table-cell>
          <table:table-cell table:number-columns-repeated="2" office:value-type="float" office:value="876" calcext:value-type="float">
            <text:p>876</text:p>
          </table:table-cell>
          <table:table-cell office:value-type="float" office:value="2336.123" calcext:value-type="float">
            <text:p>2336.123</text:p>
          </table:table-cell>
          <table:table-cell office:value-type="float" office:value="-102.883" calcext:value-type="float">
            <text:p>-102.883</text:p>
          </table:table-cell>
          <table:table-cell office:value-type="float" office:value="2336" calcext:value-type="float">
            <text:p>2336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12574" calcext:value-type="float">
            <text:p>1312574</text:p>
          </table:table-cell>
          <table:table-cell office:value-type="float" office:value="868" calcext:value-type="float">
            <text:p>868</text:p>
          </table:table-cell>
          <table:table-cell office:value-type="float" office:value="1312560" calcext:value-type="float">
            <text:p>1312560</text:p>
          </table:table-cell>
          <table:table-cell office:value-type="float" office:value="868" calcext:value-type="float">
            <text:p>868</text:p>
          </table:table-cell>
          <table:table-cell office:value-type="float" office:value="1312562" calcext:value-type="float">
            <text:p>1312562</text:p>
          </table:table-cell>
          <table:table-cell office:value-type="float" office:value="868" calcext:value-type="float">
            <text:p>868</text:p>
          </table:table-cell>
          <table:table-cell office:value-type="float" office:value="1312554" calcext:value-type="float">
            <text:p>1312554</text:p>
          </table:table-cell>
          <table:table-cell table:number-columns-repeated="2" office:value-type="float" office:value="868" calcext:value-type="float">
            <text:p>868</text:p>
          </table:table-cell>
          <table:table-cell office:value-type="float" office:value="2314.556" calcext:value-type="float">
            <text:p>2314.556</text:p>
          </table:table-cell>
          <table:table-cell office:value-type="float" office:value="-144.542" calcext:value-type="float">
            <text:p>-144.542</text:p>
          </table:table-cell>
          <table:table-cell office:value-type="float" office:value="2314.667" calcext:value-type="float">
            <text:p>2314.667</text:p>
          </table:table-cell>
          <table:table-cell office:value-type="float" office:value="-142.977" calcext:value-type="float">
            <text:p>-142.977</text:p>
          </table:table-cell>
          <table:table-cell table:number-columns-repeated="4"/>
        </table:table-row>
        <table:table-row table:style-name="ro1">
          <table:table-cell office:value-type="float" office:value="1308110" calcext:value-type="float">
            <text:p>1308110</text:p>
          </table:table-cell>
          <table:table-cell office:value-type="float" office:value="860" calcext:value-type="float">
            <text:p>860</text:p>
          </table:table-cell>
          <table:table-cell office:value-type="float" office:value="1314221" calcext:value-type="float">
            <text:p>1314221</text:p>
          </table:table-cell>
          <table:table-cell office:value-type="float" office:value="864" calcext:value-type="float">
            <text:p>864</text:p>
          </table:table-cell>
          <table:table-cell office:value-type="float" office:value="1314204" calcext:value-type="float">
            <text:p>1314204</text:p>
          </table:table-cell>
          <table:table-cell office:value-type="float" office:value="864" calcext:value-type="float">
            <text:p>864</text:p>
          </table:table-cell>
          <table:table-cell office:value-type="float" office:value="1314253" calcext:value-type="float">
            <text:p>1314253</text:p>
          </table:table-cell>
          <table:table-cell office:value-type="float" office:value="864" calcext:value-type="float">
            <text:p>864</text:p>
          </table:table-cell>
          <table:table-cell office:value-type="float" office:value="863" calcext:value-type="float">
            <text:p>863</text:p>
          </table:table-cell>
          <table:table-cell office:value-type="float" office:value="2300.988" calcext:value-type="float">
            <text:p>2300.988</text:p>
          </table:table-cell>
          <table:table-cell office:value-type="float" office:value="-90.936" calcext:value-type="float">
            <text:p>-90.936</text:p>
          </table:table-cell>
          <table:table-cell office:value-type="float" office:value="2301.333" calcext:value-type="float">
            <text:p>2301.333</text:p>
          </table:table-cell>
          <table:table-cell office:value-type="float" office:value="-89.36" calcext:value-type="float">
            <text:p>-89.36</text:p>
          </table:table-cell>
          <table:table-cell table:number-columns-repeated="4"/>
        </table:table-row>
        <table:table-row table:style-name="ro1">
          <table:table-cell office:value-type="float" office:value="1317334" calcext:value-type="float">
            <text:p>1317334</text:p>
          </table:table-cell>
          <table:table-cell office:value-type="float" office:value="860" calcext:value-type="float">
            <text:p>860</text:p>
          </table:table-cell>
          <table:table-cell office:value-type="float" office:value="1311206" calcext:value-type="float">
            <text:p>1311206</text:p>
          </table:table-cell>
          <table:table-cell office:value-type="float" office:value="856" calcext:value-type="float">
            <text:p>856</text:p>
          </table:table-cell>
          <table:table-cell office:value-type="float" office:value="1311197" calcext:value-type="float">
            <text:p>1311197</text:p>
          </table:table-cell>
          <table:table-cell office:value-type="float" office:value="856" calcext:value-type="float">
            <text:p>856</text:p>
          </table:table-cell>
          <table:table-cell office:value-type="float" office:value="1311181" calcext:value-type="float">
            <text:p>1311181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2284.934" calcext:value-type="float">
            <text:p>2284.934</text:p>
          </table:table-cell>
          <table:table-cell office:value-type="float" office:value="-107.596" calcext:value-type="float">
            <text:p>-107.596</text:p>
          </table:table-cell>
          <table:table-cell office:value-type="float" office:value="2285.333" calcext:value-type="float">
            <text:p>2285.333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11745" calcext:value-type="float">
            <text:p>1311745</text:p>
          </table:table-cell>
          <table:table-cell office:value-type="float" office:value="848" calcext:value-type="float">
            <text:p>848</text:p>
          </table:table-cell>
          <table:table-cell office:value-type="float" office:value="1311687" calcext:value-type="float">
            <text:p>1311687</text:p>
          </table:table-cell>
          <table:table-cell office:value-type="float" office:value="848" calcext:value-type="float">
            <text:p>848</text:p>
          </table:table-cell>
          <table:table-cell office:value-type="float" office:value="1311672" calcext:value-type="float">
            <text:p>1311672</text:p>
          </table:table-cell>
          <table:table-cell office:value-type="float" office:value="848" calcext:value-type="float">
            <text:p>848</text:p>
          </table:table-cell>
          <table:table-cell office:value-type="float" office:value="1311731" calcext:value-type="float">
            <text:p>1311731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262.697" calcext:value-type="float">
            <text:p>2262.697</text:p>
          </table:table-cell>
          <table:table-cell office:value-type="float" office:value="-149.03" calcext:value-type="float">
            <text:p>-149.03</text:p>
          </table:table-cell>
          <table:table-cell office:value-type="float" office:value="2261.333" calcext:value-type="float">
            <text:p>2261.333</text:p>
          </table:table-cell>
          <table:table-cell office:value-type="float" office:value="-160.85" calcext:value-type="float">
            <text:p>-160.85</text:p>
          </table:table-cell>
          <table:table-cell table:number-columns-repeated="4"/>
        </table:table-row>
        <table:table-row table:style-name="ro1">
          <table:table-cell office:value-type="float" office:value="1307854" calcext:value-type="float">
            <text:p>1307854</text:p>
          </table:table-cell>
          <table:table-cell office:value-type="float" office:value="840" calcext:value-type="float">
            <text:p>840</text:p>
          </table:table-cell>
          <table:table-cell office:value-type="float" office:value="1314107" calcext:value-type="float">
            <text:p>1314107</text:p>
          </table:table-cell>
          <table:table-cell office:value-type="float" office:value="844" calcext:value-type="float">
            <text:p>844</text:p>
          </table:table-cell>
          <table:table-cell office:value-type="float" office:value="1314093" calcext:value-type="float">
            <text:p>1314093</text:p>
          </table:table-cell>
          <table:table-cell office:value-type="float" office:value="844" calcext:value-type="float">
            <text:p>844</text:p>
          </table:table-cell>
          <table:table-cell office:value-type="float" office:value="1314131" calcext:value-type="float">
            <text:p>1314131</text:p>
          </table:table-cell>
          <table:table-cell office:value-type="float" office:value="844" calcext:value-type="float">
            <text:p>844</text:p>
          </table:table-cell>
          <table:table-cell office:value-type="float" office:value="843" calcext:value-type="float">
            <text:p>843</text:p>
          </table:table-cell>
          <table:table-cell office:value-type="float" office:value="2247.921" calcext:value-type="float">
            <text:p>2247.921</text:p>
          </table:table-cell>
          <table:table-cell office:value-type="float" office:value="-99.033" calcext:value-type="float">
            <text:p>-99.033</text:p>
          </table:table-cell>
          <table:table-cell office:value-type="float" office:value="2248" calcext:value-type="float">
            <text:p>2248</text:p>
          </table:table-cell>
          <table:table-cell office:value-type="float" office:value="-89.362" calcext:value-type="float">
            <text:p>-89.362</text:p>
          </table:table-cell>
          <table:table-cell table:number-columns-repeated="4"/>
        </table:table-row>
        <table:table-row table:style-name="ro1">
          <table:table-cell office:value-type="float" office:value="1314714" calcext:value-type="float">
            <text:p>1314714</text:p>
          </table:table-cell>
          <table:table-cell office:value-type="float" office:value="836" calcext:value-type="float">
            <text:p>836</text:p>
          </table:table-cell>
          <table:table-cell office:value-type="float" office:value="1314718" calcext:value-type="float">
            <text:p>1314718</text:p>
          </table:table-cell>
          <table:table-cell office:value-type="float" office:value="836" calcext:value-type="float">
            <text:p>836</text:p>
          </table:table-cell>
          <table:table-cell office:value-type="float" office:value="1314707" calcext:value-type="float">
            <text:p>1314707</text:p>
          </table:table-cell>
          <table:table-cell office:value-type="float" office:value="836" calcext:value-type="float">
            <text:p>836</text:p>
          </table:table-cell>
          <table:table-cell office:value-type="float" office:value="1308406" calcext:value-type="float">
            <text:p>1308406</text:p>
          </table:table-cell>
          <table:table-cell office:value-type="float" office:value="832" calcext:value-type="float">
            <text:p>832</text:p>
          </table:table-cell>
          <table:table-cell office:value-type="float" office:value="835" calcext:value-type="float">
            <text:p>835</text:p>
          </table:table-cell>
          <table:table-cell office:value-type="float" office:value="2225.588" calcext:value-type="float">
            <text:p>2225.588</text:p>
          </table:table-cell>
          <table:table-cell office:value-type="float" office:value="-149.677" calcext:value-type="float">
            <text:p>-149.677</text:p>
          </table:table-cell>
          <table:table-cell office:value-type="float" office:value="2226.667" calcext:value-type="float">
            <text:p>2226.667</text:p>
          </table:table-cell>
          <table:table-cell office:value-type="float" office:value="-142.977" calcext:value-type="float">
            <text:p>-142.977</text:p>
          </table:table-cell>
          <table:table-cell table:number-columns-repeated="4"/>
        </table:table-row>
        <table:table-row table:style-name="ro1">
          <table:table-cell office:value-type="float" office:value="1315942" calcext:value-type="float">
            <text:p>1315942</text:p>
          </table:table-cell>
          <table:table-cell office:value-type="float" office:value="832" calcext:value-type="float">
            <text:p>832</text:p>
          </table:table-cell>
          <table:table-cell office:value-type="float" office:value="1309630" calcext:value-type="float">
            <text:p>1309630</text:p>
          </table:table-cell>
          <table:table-cell office:value-type="float" office:value="828" calcext:value-type="float">
            <text:p>828</text:p>
          </table:table-cell>
          <table:table-cell office:value-type="float" office:value="1309625" calcext:value-type="float">
            <text:p>1309625</text:p>
          </table:table-cell>
          <table:table-cell office:value-type="float" office:value="828" calcext:value-type="float">
            <text:p>828</text:p>
          </table:table-cell>
          <table:table-cell office:value-type="float" office:value="1315947" calcext:value-type="float">
            <text:p>1315947</text:p>
          </table:table-cell>
          <table:table-cell office:value-type="float" office:value="832" calcext:value-type="float">
            <text:p>832</text:p>
          </table:table-cell>
          <table:table-cell office:value-type="float" office:value="830" calcext:value-type="float">
            <text:p>830</text:p>
          </table:table-cell>
          <table:table-cell office:value-type="float" office:value="2212.851" calcext:value-type="float">
            <text:p>2212.851</text:p>
          </table:table-cell>
          <table:table-cell office:value-type="float" office:value="-85.362" calcext:value-type="float">
            <text:p>-85.362</text:p>
          </table:table-cell>
          <table:table-cell office:value-type="float" office:value="2213.333" calcext:value-type="float">
            <text:p>2213.333</text:p>
          </table:table-cell>
          <table:table-cell office:value-type="float" office:value="-89.36" calcext:value-type="float">
            <text:p>-89.36</text:p>
          </table:table-cell>
          <table:table-cell table:number-columns-repeated="4"/>
        </table:table-row>
        <table:table-row table:style-name="ro1">
          <table:table-cell office:value-type="float" office:value="1307151" calcext:value-type="float">
            <text:p>1307151</text:p>
          </table:table-cell>
          <table:table-cell office:value-type="float" office:value="820" calcext:value-type="float">
            <text:p>820</text:p>
          </table:table-cell>
          <table:table-cell office:value-type="float" office:value="1313495" calcext:value-type="float">
            <text:p>1313495</text:p>
          </table:table-cell>
          <table:table-cell office:value-type="float" office:value="824" calcext:value-type="float">
            <text:p>824</text:p>
          </table:table-cell>
          <table:table-cell office:value-type="float" office:value="1313486" calcext:value-type="float">
            <text:p>1313486</text:p>
          </table:table-cell>
          <table:table-cell office:value-type="float" office:value="824" calcext:value-type="float">
            <text:p>824</text:p>
          </table:table-cell>
          <table:table-cell office:value-type="float" office:value="1313502" calcext:value-type="float">
            <text:p>1313502</text:p>
          </table:table-cell>
          <table:table-cell office:value-type="float" office:value="824" calcext:value-type="float">
            <text:p>824</text:p>
          </table:table-cell>
          <table:table-cell office:value-type="float" office:value="823" calcext:value-type="float">
            <text:p>823</text:p>
          </table:table-cell>
          <table:table-cell office:value-type="float" office:value="2195.656" calcext:value-type="float">
            <text:p>2195.656</text:p>
          </table:table-cell>
          <table:table-cell office:value-type="float" office:value="-115.242" calcext:value-type="float">
            <text:p>-115.242</text:p>
          </table:table-cell>
          <table:table-cell office:value-type="float" office:value="2194.667" calcext:value-type="float">
            <text:p>2194.667</text:p>
          </table:table-cell>
          <table:table-cell office:value-type="float" office:value="-125.106" calcext:value-type="float">
            <text:p>-125.106</text:p>
          </table:table-cell>
          <table:table-cell table:number-columns-repeated="4"/>
        </table:table-row>
        <table:table-row table:style-name="ro1">
          <table:table-cell office:value-type="float" office:value="1311862" calcext:value-type="float">
            <text:p>1311862</text:p>
          </table:table-cell>
          <table:table-cell office:value-type="float" office:value="816" calcext:value-type="float">
            <text:p>816</text:p>
          </table:table-cell>
          <table:table-cell office:value-type="float" office:value="1311922" calcext:value-type="float">
            <text:p>1311922</text:p>
          </table:table-cell>
          <table:table-cell office:value-type="float" office:value="816" calcext:value-type="float">
            <text:p>816</text:p>
          </table:table-cell>
          <table:table-cell office:value-type="float" office:value="1311908" calcext:value-type="float">
            <text:p>1311908</text:p>
          </table:table-cell>
          <table:table-cell office:value-type="float" office:value="816" calcext:value-type="float">
            <text:p>816</text:p>
          </table:table-cell>
          <table:table-cell office:value-type="float" office:value="1311955" calcext:value-type="float">
            <text:p>1311955</text:p>
          </table:table-cell>
          <table:table-cell table:number-columns-repeated="2" office:value-type="float" office:value="816" calcext:value-type="float">
            <text:p>816</text:p>
          </table:table-cell>
          <table:table-cell office:value-type="float" office:value="2176.976" calcext:value-type="float">
            <text:p>2176.976</text:p>
          </table:table-cell>
          <table:table-cell office:value-type="float" office:value="-125.197" calcext:value-type="float">
            <text:p>-125.197</text:p>
          </table:table-cell>
          <table:table-cell office:value-type="float" office:value="2176" calcext:value-type="float">
            <text:p>2176</text:p>
          </table:table-cell>
          <table:table-cell office:value-type="float" office:value="-125.106" calcext:value-type="float">
            <text:p>-125.106</text:p>
          </table:table-cell>
          <table:table-cell table:number-columns-repeated="4"/>
        </table:table-row>
        <table:table-row table:style-name="ro1">
          <table:table-cell office:value-type="float" office:value="1313901" calcext:value-type="float">
            <text:p>1313901</text:p>
          </table:table-cell>
          <table:table-cell office:value-type="float" office:value="812" calcext:value-type="float">
            <text:p>812</text:p>
          </table:table-cell>
          <table:table-cell office:value-type="float" office:value="1313904" calcext:value-type="float">
            <text:p>1313904</text:p>
          </table:table-cell>
          <table:table-cell office:value-type="float" office:value="812" calcext:value-type="float">
            <text:p>812</text:p>
          </table:table-cell>
          <table:table-cell office:value-type="float" office:value="1313895" calcext:value-type="float">
            <text:p>1313895</text:p>
          </table:table-cell>
          <table:table-cell office:value-type="float" office:value="812" calcext:value-type="float">
            <text:p>812</text:p>
          </table:table-cell>
          <table:table-cell office:value-type="float" office:value="1307425" calcext:value-type="float">
            <text:p>1307425</text:p>
          </table:table-cell>
          <table:table-cell office:value-type="float" office:value="808" calcext:value-type="float">
            <text:p>808</text:p>
          </table:table-cell>
          <table:table-cell office:value-type="float" office:value="811" calcext:value-type="float">
            <text:p>811</text:p>
          </table:table-cell>
          <table:table-cell office:value-type="float" office:value="2163.027" calcext:value-type="float">
            <text:p>2163.027</text:p>
          </table:table-cell>
          <table:table-cell office:value-type="float" office:value="-93.484" calcext:value-type="float">
            <text:p>-93.484</text:p>
          </table:table-cell>
          <table:table-cell office:value-type="float" office:value="2162.667" calcext:value-type="float">
            <text:p>2162.667</text:p>
          </table:table-cell>
          <table:table-cell office:value-type="float" office:value="-89.36" calcext:value-type="float">
            <text:p>-89.36</text:p>
          </table:table-cell>
          <table:table-cell table:number-columns-repeated="4"/>
        </table:table-row>
        <table:table-row table:style-name="ro1">
          <table:table-cell office:value-type="float" office:value="1314839" calcext:value-type="float">
            <text:p>1314839</text:p>
          </table:table-cell>
          <table:table-cell office:value-type="float" office:value="804" calcext:value-type="float">
            <text:p>804</text:p>
          </table:table-cell>
          <table:table-cell office:value-type="float" office:value="1308325" calcext:value-type="float">
            <text:p>1308325</text:p>
          </table:table-cell>
          <table:table-cell office:value-type="float" office:value="800" calcext:value-type="float">
            <text:p>800</text:p>
          </table:table-cell>
          <table:table-cell office:value-type="float" office:value="1314872" calcext:value-type="float">
            <text:p>1314872</text:p>
          </table:table-cell>
          <table:table-cell office:value-type="float" office:value="804" calcext:value-type="float">
            <text:p>804</text:p>
          </table:table-cell>
          <table:table-cell office:value-type="float" office:value="1314828" calcext:value-type="float">
            <text:p>1314828</text:p>
          </table:table-cell>
          <table:table-cell office:value-type="float" office:value="804" calcext:value-type="float">
            <text:p>804</text:p>
          </table:table-cell>
          <table:table-cell office:value-type="float" office:value="803" calcext:value-type="float">
            <text:p>803</text:p>
          </table:table-cell>
          <table:table-cell office:value-type="float" office:value="2140.166" calcext:value-type="float">
            <text:p>2140.166</text:p>
          </table:table-cell>
          <table:table-cell office:value-type="float" office:value="-153.218" calcext:value-type="float">
            <text:p>-153.218</text:p>
          </table:table-cell>
          <table:table-cell office:value-type="float" office:value="2141.333" calcext:value-type="float">
            <text:p>2141.333</text:p>
          </table:table-cell>
          <table:table-cell office:value-type="float" office:value="-142.977" calcext:value-type="float">
            <text:p>-142.977</text:p>
          </table:table-cell>
          <table:table-cell table:number-columns-repeated="4"/>
        </table:table-row>
        <table:table-row table:style-name="ro1">
          <table:table-cell office:value-type="float" office:value="1309675" calcext:value-type="float">
            <text:p>1309675</text:p>
          </table:table-cell>
          <table:table-cell office:value-type="float" office:value="796" calcext:value-type="float">
            <text:p>796</text:p>
          </table:table-cell>
          <table:table-cell office:value-type="float" office:value="1316258" calcext:value-type="float">
            <text:p>1316258</text:p>
          </table:table-cell>
          <table:table-cell office:value-type="float" office:value="800" calcext:value-type="float">
            <text:p>800</text:p>
          </table:table-cell>
          <table:table-cell office:value-type="float" office:value="1309673" calcext:value-type="float">
            <text:p>1309673</text:p>
          </table:table-cell>
          <table:table-cell office:value-type="float" office:value="796" calcext:value-type="float">
            <text:p>796</text:p>
          </table:table-cell>
          <table:table-cell office:value-type="float" office:value="1309652" calcext:value-type="float">
            <text:p>1309652</text:p>
          </table:table-cell>
          <table:table-cell office:value-type="float" office:value="796" calcext:value-type="float">
            <text:p>796</text:p>
          </table:table-cell>
          <table:table-cell office:value-type="float" office:value="798" calcext:value-type="float">
            <text:p>798</text:p>
          </table:table-cell>
          <table:table-cell office:value-type="float" office:value="2127.255" calcext:value-type="float">
            <text:p>2127.255</text:p>
          </table:table-cell>
          <table:table-cell office:value-type="float" office:value="-86.531" calcext:value-type="float">
            <text:p>-86.531</text:p>
          </table:table-cell>
          <table:table-cell office:value-type="float" office:value="2128" calcext:value-type="float">
            <text:p>2128</text:p>
          </table:table-cell>
          <table:table-cell office:value-type="float" office:value="-89.362" calcext:value-type="float">
            <text:p>-89.362</text:p>
          </table:table-cell>
          <table:table-cell table:number-columns-repeated="4"/>
        </table:table-row>
        <table:table-row table:style-name="ro1">
          <table:table-cell office:value-type="float" office:value="1316667" calcext:value-type="float">
            <text:p>1316667</text:p>
          </table:table-cell>
          <table:table-cell office:value-type="float" office:value="792" calcext:value-type="float">
            <text:p>792</text:p>
          </table:table-cell>
          <table:table-cell office:value-type="float" office:value="1310013" calcext:value-type="float">
            <text:p>1310013</text:p>
          </table:table-cell>
          <table:table-cell office:value-type="float" office:value="788" calcext:value-type="float">
            <text:p>788</text:p>
          </table:table-cell>
          <table:table-cell office:value-type="float" office:value="1309999" calcext:value-type="float">
            <text:p>1309999</text:p>
          </table:table-cell>
          <table:table-cell office:value-type="float" office:value="788" calcext:value-type="float">
            <text:p>788</text:p>
          </table:table-cell>
          <table:table-cell office:value-type="float" office:value="1316649" calcext:value-type="float">
            <text:p>1316649</text:p>
          </table:table-cell>
          <table:table-cell office:value-type="float" office:value="792" calcext:value-type="float">
            <text:p>792</text:p>
          </table:table-cell>
          <table:table-cell office:value-type="float" office:value="789" calcext:value-type="float">
            <text:p>789</text:p>
          </table:table-cell>
          <table:table-cell office:value-type="float" office:value="2105.332" calcext:value-type="float">
            <text:p>2105.332</text:p>
          </table:table-cell>
          <table:table-cell office:value-type="float" office:value="-146.927" calcext:value-type="float">
            <text:p>-146.927</text:p>
          </table:table-cell>
          <table:table-cell office:value-type="float" office:value="2104" calcext:value-type="float">
            <text:p>2104</text:p>
          </table:table-cell>
          <table:table-cell office:value-type="float" office:value="-160.85" calcext:value-type="float">
            <text:p>-160.85</text:p>
          </table:table-cell>
          <table:table-cell table:number-columns-repeated="4"/>
        </table:table-row>
        <table:table-row table:style-name="ro1">
          <table:table-cell office:value-type="float" office:value="1310426" calcext:value-type="float">
            <text:p>1310426</text:p>
          </table:table-cell>
          <table:table-cell office:value-type="float" office:value="784" calcext:value-type="float">
            <text:p>784</text:p>
          </table:table-cell>
          <table:table-cell office:value-type="float" office:value="1310405" calcext:value-type="float">
            <text:p>1310405</text:p>
          </table:table-cell>
          <table:table-cell office:value-type="float" office:value="784" calcext:value-type="float">
            <text:p>784</text:p>
          </table:table-cell>
          <table:table-cell office:value-type="float" office:value="1317133" calcext:value-type="float">
            <text:p>1317133</text:p>
          </table:table-cell>
          <table:table-cell office:value-type="float" office:value="788" calcext:value-type="float">
            <text:p>788</text:p>
          </table:table-cell>
          <table:table-cell office:value-type="float" office:value="1310425" calcext:value-type="float">
            <text:p>1310425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2093.976" calcext:value-type="float">
            <text:p>2093.976</text:p>
          </table:table-cell>
          <table:table-cell office:value-type="float" office:value="-76.11" calcext:value-type="float">
            <text:p>-76.11</text:p>
          </table:table-cell>
          <table:table-cell office:value-type="float" office:value="2093.333" calcext:value-type="float">
            <text:p>2093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0310" calcext:value-type="float">
            <text:p>1310310</text:p>
          </table:table-cell>
          <table:table-cell office:value-type="float" office:value="776" calcext:value-type="float">
            <text:p>776</text:p>
          </table:table-cell>
          <table:table-cell office:value-type="float" office:value="1317072" calcext:value-type="float">
            <text:p>1317072</text:p>
          </table:table-cell>
          <table:table-cell office:value-type="float" office:value="780" calcext:value-type="float">
            <text:p>780</text:p>
          </table:table-cell>
          <table:table-cell office:value-type="float" office:value="1310319" calcext:value-type="float">
            <text:p>1310319</text:p>
          </table:table-cell>
          <table:table-cell office:value-type="float" office:value="776" calcext:value-type="float">
            <text:p>776</text:p>
          </table:table-cell>
          <table:table-cell office:value-type="float" office:value="1310298" calcext:value-type="float">
            <text:p>1310298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2072.79" calcext:value-type="float">
            <text:p>2072.79</text:p>
          </table:table-cell>
          <table:table-cell office:value-type="float" office:value="-141.989" calcext:value-type="float">
            <text:p>-141.989</text:p>
          </table:table-cell>
          <table:table-cell office:value-type="float" office:value="2072" calcext:value-type="float">
            <text:p>2072</text:p>
          </table:table-cell>
          <table:table-cell office:value-type="float" office:value="-142.978" calcext:value-type="float">
            <text:p>-142.978</text:p>
          </table:table-cell>
          <table:table-cell table:number-columns-repeated="4"/>
        </table:table-row>
        <table:table-row table:style-name="ro1">
          <table:table-cell office:value-type="float" office:value="1311298" calcext:value-type="float">
            <text:p>1311298</text:p>
          </table:table-cell>
          <table:table-cell office:value-type="float" office:value="772" calcext:value-type="float">
            <text:p>772</text:p>
          </table:table-cell>
          <table:table-cell office:value-type="float" office:value="1311330" calcext:value-type="float">
            <text:p>1311330</text:p>
          </table:table-cell>
          <table:table-cell office:value-type="float" office:value="772" calcext:value-type="float">
            <text:p>772</text:p>
          </table:table-cell>
          <table:table-cell office:value-type="float" office:value="1311319" calcext:value-type="float">
            <text:p>1311319</text:p>
          </table:table-cell>
          <table:table-cell office:value-type="float" office:value="772" calcext:value-type="float">
            <text:p>772</text:p>
          </table:table-cell>
          <table:table-cell office:value-type="float" office:value="1318124" calcext:value-type="float">
            <text:p>1318124</text:p>
          </table:table-cell>
          <table:table-cell office:value-type="float" office:value="776" calcext:value-type="float">
            <text:p>776</text:p>
          </table:table-cell>
          <table:table-cell office:value-type="float" office:value="773" calcext:value-type="float">
            <text:p>773</text:p>
          </table:table-cell>
          <table:table-cell office:value-type="float" office:value="2060.521" calcext:value-type="float">
            <text:p>2060.521</text:p>
          </table:table-cell>
          <table:table-cell office:value-type="float" office:value="-82.231" calcext:value-type="float">
            <text:p>-82.231</text:p>
          </table:table-cell>
          <table:table-cell office:value-type="float" office:value="2061.333" calcext:value-type="float">
            <text:p>2061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6432" calcext:value-type="float">
            <text:p>1316432</text:p>
          </table:table-cell>
          <table:table-cell office:value-type="float" office:value="768" calcext:value-type="float">
            <text:p>768</text:p>
          </table:table-cell>
          <table:table-cell office:value-type="float" office:value="1309583" calcext:value-type="float">
            <text:p>1309583</text:p>
          </table:table-cell>
          <table:table-cell office:value-type="float" office:value="764" calcext:value-type="float">
            <text:p>764</text:p>
          </table:table-cell>
          <table:table-cell office:value-type="float" office:value="1316411" calcext:value-type="float">
            <text:p>1316411</text:p>
          </table:table-cell>
          <table:table-cell office:value-type="float" office:value="768" calcext:value-type="float">
            <text:p>768</text:p>
          </table:table-cell>
          <table:table-cell office:value-type="float" office:value="1309583" calcext:value-type="float">
            <text:p>1309583</text:p>
          </table:table-cell>
          <table:table-cell office:value-type="float" office:value="764" calcext:value-type="float">
            <text:p>764</text:p>
          </table:table-cell>
          <table:table-cell office:value-type="float" office:value="766" calcext:value-type="float">
            <text:p>766</text:p>
          </table:table-cell>
          <table:table-cell office:value-type="float" office:value="2041.885" calcext:value-type="float">
            <text:p>2041.885</text:p>
          </table:table-cell>
          <table:table-cell office:value-type="float" office:value="-124.894" calcext:value-type="float">
            <text:p>-124.894</text:p>
          </table:table-cell>
          <table:table-cell office:value-type="float" office:value="2042.667" calcext:value-type="float">
            <text:p>2042.667</text:p>
          </table:table-cell>
          <table:table-cell office:value-type="float" office:value="-125.106" calcext:value-type="float">
            <text:p>-125.106</text:p>
          </table:table-cell>
          <table:table-cell table:number-columns-repeated="4"/>
        </table:table-row>
        <table:table-row table:style-name="ro1">
          <table:table-cell office:value-type="float" office:value="1312515" calcext:value-type="float">
            <text:p>1312515</text:p>
          </table:table-cell>
          <table:table-cell office:value-type="float" office:value="760" calcext:value-type="float">
            <text:p>760</text:p>
          </table:table-cell>
          <table:table-cell office:value-type="float" office:value="1312490" calcext:value-type="float">
            <text:p>1312490</text:p>
          </table:table-cell>
          <table:table-cell office:value-type="float" office:value="760" calcext:value-type="float">
            <text:p>760</text:p>
          </table:table-cell>
          <table:table-cell office:value-type="float" office:value="1312565" calcext:value-type="float">
            <text:p>1312565</text:p>
          </table:table-cell>
          <table:table-cell office:value-type="float" office:value="760" calcext:value-type="float">
            <text:p>760</text:p>
          </table:table-cell>
          <table:table-cell office:value-type="float" office:value="1312515" calcext:value-type="float">
            <text:p>1312515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2026.634" calcext:value-type="float">
            <text:p>2026.634</text:p>
          </table:table-cell>
          <table:table-cell office:value-type="float" office:value="-102.216" calcext:value-type="float">
            <text:p>-102.216</text:p>
          </table:table-cell>
          <table:table-cell office:value-type="float" office:value="2026.667" calcext:value-type="float">
            <text:p>2026.667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08896" calcext:value-type="float">
            <text:p>1308896</text:p>
          </table:table-cell>
          <table:table-cell office:value-type="float" office:value="752" calcext:value-type="float">
            <text:p>752</text:p>
          </table:table-cell>
          <table:table-cell office:value-type="float" office:value="1315813" calcext:value-type="float">
            <text:p>1315813</text:p>
          </table:table-cell>
          <table:table-cell office:value-type="float" office:value="756" calcext:value-type="float">
            <text:p>756</text:p>
          </table:table-cell>
          <table:table-cell office:value-type="float" office:value="1308879" calcext:value-type="float">
            <text:p>1308879</text:p>
          </table:table-cell>
          <table:table-cell office:value-type="float" office:value="752" calcext:value-type="float">
            <text:p>752</text:p>
          </table:table-cell>
          <table:table-cell office:value-type="float" office:value="1315820" calcext:value-type="float">
            <text:p>1315820</text:p>
          </table:table-cell>
          <table:table-cell office:value-type="float" office:value="756" calcext:value-type="float">
            <text:p>756</text:p>
          </table:table-cell>
          <table:table-cell office:value-type="float" office:value="754" calcext:value-type="float">
            <text:p>754</text:p>
          </table:table-cell>
          <table:table-cell office:value-type="float" office:value="2010.893" calcext:value-type="float">
            <text:p>2010.893</text:p>
          </table:table-cell>
          <table:table-cell office:value-type="float" office:value="-105.494" calcext:value-type="float">
            <text:p>-105.494</text:p>
          </table:table-cell>
          <table:table-cell office:value-type="float" office:value="2010.667" calcext:value-type="float">
            <text:p>2010.667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13942" calcext:value-type="float">
            <text:p>1313942</text:p>
          </table:table-cell>
          <table:table-cell office:value-type="float" office:value="748" calcext:value-type="float">
            <text:p>748</text:p>
          </table:table-cell>
          <table:table-cell office:value-type="float" office:value="1314004" calcext:value-type="float">
            <text:p>1314004</text:p>
          </table:table-cell>
          <table:table-cell office:value-type="float" office:value="748" calcext:value-type="float">
            <text:p>748</text:p>
          </table:table-cell>
          <table:table-cell office:value-type="float" office:value="1313993" calcext:value-type="float">
            <text:p>1313993</text:p>
          </table:table-cell>
          <table:table-cell office:value-type="float" office:value="748" calcext:value-type="float">
            <text:p>748</text:p>
          </table:table-cell>
          <table:table-cell office:value-type="float" office:value="1306999" calcext:value-type="float">
            <text:p>1306999</text:p>
          </table:table-cell>
          <table:table-cell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  <table:table-cell office:value-type="float" office:value="1992.403" calcext:value-type="float">
            <text:p>1992.403</text:p>
          </table:table-cell>
          <table:table-cell office:value-type="float" office:value="-123.923" calcext:value-type="float">
            <text:p>-123.923</text:p>
          </table:table-cell>
          <table:table-cell office:value-type="float" office:value="1992" calcext:value-type="float">
            <text:p>1992</text:p>
          </table:table-cell>
          <table:table-cell office:value-type="float" office:value="-125.106" calcext:value-type="float">
            <text:p>-125.106</text:p>
          </table:table-cell>
          <table:table-cell table:number-columns-repeated="4"/>
        </table:table-row>
        <table:table-row table:style-name="ro1">
          <table:table-cell office:value-type="float" office:value="1316222" calcext:value-type="float">
            <text:p>1316222</text:p>
          </table:table-cell>
          <table:table-cell office:value-type="float" office:value="744" calcext:value-type="float">
            <text:p>744</text:p>
          </table:table-cell>
          <table:table-cell office:value-type="float" office:value="1309156" calcext:value-type="float">
            <text:p>1309156</text:p>
          </table:table-cell>
          <table:table-cell office:value-type="float" office:value="740" calcext:value-type="float">
            <text:p>740</text:p>
          </table:table-cell>
          <table:table-cell office:value-type="float" office:value="1309138" calcext:value-type="float">
            <text:p>1309138</text:p>
          </table:table-cell>
          <table:table-cell office:value-type="float" office:value="740" calcext:value-type="float">
            <text:p>740</text:p>
          </table:table-cell>
          <table:table-cell office:value-type="float" office:value="1316190" calcext:value-type="float">
            <text:p>1316190</text:p>
          </table:table-cell>
          <table:table-cell office:value-type="float" office:value="744" calcext:value-type="float">
            <text:p>744</text:p>
          </table:table-cell>
          <table:table-cell office:value-type="float" office:value="742" calcext:value-type="float">
            <text:p>742</text:p>
          </table:table-cell>
          <table:table-cell office:value-type="float" office:value="1978.401" calcext:value-type="float">
            <text:p>1978.401</text:p>
          </table:table-cell>
          <table:table-cell office:value-type="float" office:value="-93.845" calcext:value-type="float">
            <text:p>-93.845</text:p>
          </table:table-cell>
          <table:table-cell office:value-type="float" office:value="1978.667" calcext:value-type="float">
            <text:p>1978.667</text:p>
          </table:table-cell>
          <table:table-cell office:value-type="float" office:value="-89.36" calcext:value-type="float">
            <text:p>-89.36</text:p>
          </table:table-cell>
          <table:table-cell table:number-columns-repeated="4"/>
        </table:table-row>
        <table:table-row table:style-name="ro1">
          <table:table-cell office:value-type="float" office:value="1307702" calcext:value-type="float">
            <text:p>1307702</text:p>
          </table:table-cell>
          <table:table-cell office:value-type="float" office:value="732" calcext:value-type="float">
            <text:p>732</text:p>
          </table:table-cell>
          <table:table-cell office:value-type="float" office:value="1314820" calcext:value-type="float">
            <text:p>1314820</text:p>
          </table:table-cell>
          <table:table-cell office:value-type="float" office:value="736" calcext:value-type="float">
            <text:p>736</text:p>
          </table:table-cell>
          <table:table-cell office:value-type="float" office:value="1314807" calcext:value-type="float">
            <text:p>1314807</text:p>
          </table:table-cell>
          <table:table-cell office:value-type="float" office:value="736" calcext:value-type="float">
            <text:p>736</text:p>
          </table:table-cell>
          <table:table-cell office:value-type="float" office:value="1314856" calcext:value-type="float">
            <text:p>1314856</text:p>
          </table:table-cell>
          <table:table-cell office:value-type="float" office:value="736" calcext:value-type="float">
            <text:p>736</text:p>
          </table:table-cell>
          <table:table-cell office:value-type="float" office:value="735" calcext:value-type="float">
            <text:p>735</text:p>
          </table:table-cell>
          <table:table-cell office:value-type="float" office:value="1959.185" calcext:value-type="float">
            <text:p>1959.185</text:p>
          </table:table-cell>
          <table:table-cell office:value-type="float" office:value="-128.787" calcext:value-type="float">
            <text:p>-128.787</text:p>
          </table:table-cell>
          <table:table-cell office:value-type="float" office:value="1960" calcext:value-type="float">
            <text:p>1960</text:p>
          </table:table-cell>
          <table:table-cell office:value-type="float" office:value="-125.106" calcext:value-type="float">
            <text:p>-125.106</text:p>
          </table:table-cell>
          <table:table-cell table:number-columns-repeated="4"/>
        </table:table-row>
        <table:table-row table:style-name="ro1">
          <table:table-cell office:value-type="float" office:value="1316213" calcext:value-type="float">
            <text:p>1316213</text:p>
          </table:table-cell>
          <table:table-cell office:value-type="float" office:value="732" calcext:value-type="float">
            <text:p>732</text:p>
          </table:table-cell>
          <table:table-cell office:value-type="float" office:value="1309050" calcext:value-type="float">
            <text:p>1309050</text:p>
          </table:table-cell>
          <table:table-cell office:value-type="float" office:value="728" calcext:value-type="float">
            <text:p>728</text:p>
          </table:table-cell>
          <table:table-cell office:value-type="float" office:value="1316218" calcext:value-type="float">
            <text:p>1316218</text:p>
          </table:table-cell>
          <table:table-cell office:value-type="float" office:value="732" calcext:value-type="float">
            <text:p>732</text:p>
          </table:table-cell>
          <table:table-cell office:value-type="float" office:value="1309031" calcext:value-type="float">
            <text:p>1309031</text:p>
          </table:table-cell>
          <table:table-cell office:value-type="float" office:value="728" calcext:value-type="float">
            <text:p>728</text:p>
          </table:table-cell>
          <table:table-cell office:value-type="float" office:value="730" calcext:value-type="float">
            <text:p>730</text:p>
          </table:table-cell>
          <table:table-cell office:value-type="float" office:value="1946.477" calcext:value-type="float">
            <text:p>1946.477</text:p>
          </table:table-cell>
          <table:table-cell office:value-type="float" office:value="-85.168" calcext:value-type="float">
            <text:p>-85.168</text:p>
          </table:table-cell>
          <table:table-cell office:value-type="float" office:value="1946.667" calcext:value-type="float">
            <text:p>1946.667</text:p>
          </table:table-cell>
          <table:table-cell office:value-type="float" office:value="-89.36" calcext:value-type="float">
            <text:p>-89.36</text:p>
          </table:table-cell>
          <table:table-cell table:number-columns-repeated="4"/>
        </table:table-row>
        <table:table-row table:style-name="ro1">
          <table:table-cell office:value-type="float" office:value="1308263" calcext:value-type="float">
            <text:p>1308263</text:p>
          </table:table-cell>
          <table:table-cell office:value-type="float" office:value="720" calcext:value-type="float">
            <text:p>720</text:p>
          </table:table-cell>
          <table:table-cell office:value-type="float" office:value="1315490" calcext:value-type="float">
            <text:p>1315490</text:p>
          </table:table-cell>
          <table:table-cell office:value-type="float" office:value="724" calcext:value-type="float">
            <text:p>724</text:p>
          </table:table-cell>
          <table:table-cell office:value-type="float" office:value="1308296" calcext:value-type="float">
            <text:p>1308296</text:p>
          </table:table-cell>
          <table:table-cell office:value-type="float" office:value="720" calcext:value-type="float">
            <text:p>720</text:p>
          </table:table-cell>
          <table:table-cell office:value-type="float" office:value="1315529" calcext:value-type="float">
            <text:p>1315529</text:p>
          </table:table-cell>
          <table:table-cell office:value-type="float" office:value="724" calcext:value-type="float">
            <text:p>724</text:p>
          </table:table-cell>
          <table:table-cell office:value-type="float" office:value="722" calcext:value-type="float">
            <text:p>722</text:p>
          </table:table-cell>
          <table:table-cell office:value-type="float" office:value="1926.222" calcext:value-type="float">
            <text:p>1926.222</text:p>
          </table:table-cell>
          <table:table-cell office:value-type="float" office:value="-135.749" calcext:value-type="float">
            <text:p>-135.749</text:p>
          </table:table-cell>
          <table:table-cell office:value-type="float" office:value="1925.333" calcext:value-type="float">
            <text:p>1925.333</text:p>
          </table:table-cell>
          <table:table-cell office:value-type="float" office:value="-142.978" calcext:value-type="float">
            <text:p>-142.978</text:p>
          </table:table-cell>
          <table:table-cell table:number-columns-repeated="4"/>
        </table:table-row>
        <table:table-row table:style-name="ro1">
          <table:table-cell office:value-type="float" office:value="1316741" calcext:value-type="float">
            <text:p>1316741</text:p>
          </table:table-cell>
          <table:table-cell office:value-type="float" office:value="720" calcext:value-type="float">
            <text:p>720</text:p>
          </table:table-cell>
          <table:table-cell office:value-type="float" office:value="1309450" calcext:value-type="float">
            <text:p>1309450</text:p>
          </table:table-cell>
          <table:table-cell office:value-type="float" office:value="716" calcext:value-type="float">
            <text:p>716</text:p>
          </table:table-cell>
          <table:table-cell office:value-type="float" office:value="1316741" calcext:value-type="float">
            <text:p>1316741</text:p>
          </table:table-cell>
          <table:table-cell office:value-type="float" office:value="720" calcext:value-type="float">
            <text:p>720</text:p>
          </table:table-cell>
          <table:table-cell office:value-type="float" office:value="1309447" calcext:value-type="float">
            <text:p>1309447</text:p>
          </table:table-cell>
          <table:table-cell office:value-type="float" office:value="716" calcext:value-type="float">
            <text:p>716</text:p>
          </table:table-cell>
          <table:table-cell office:value-type="float" office:value="718" calcext:value-type="float">
            <text:p>718</text:p>
          </table:table-cell>
          <table:table-cell office:value-type="float" office:value="1913.799" calcext:value-type="float">
            <text:p>1913.799</text:p>
          </table:table-cell>
          <table:table-cell office:value-type="float" office:value="-83.256" calcext:value-type="float">
            <text:p>-83.256</text:p>
          </table:table-cell>
          <table:table-cell office:value-type="float" office:value="1914.667" calcext:value-type="float">
            <text:p>1914.667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08323" calcext:value-type="float">
            <text:p>1308323</text:p>
          </table:table-cell>
          <table:table-cell office:value-type="float" office:value="708" calcext:value-type="float">
            <text:p>708</text:p>
          </table:table-cell>
          <table:table-cell office:value-type="float" office:value="1315680" calcext:value-type="float">
            <text:p>1315680</text:p>
          </table:table-cell>
          <table:table-cell office:value-type="float" office:value="712" calcext:value-type="float">
            <text:p>712</text:p>
          </table:table-cell>
          <table:table-cell office:value-type="float" office:value="1308355" calcext:value-type="float">
            <text:p>1308355</text:p>
          </table:table-cell>
          <table:table-cell office:value-type="float" office:value="708" calcext:value-type="float">
            <text:p>708</text:p>
          </table:table-cell>
          <table:table-cell office:value-type="float" office:value="1315729" calcext:value-type="float">
            <text:p>1315729</text:p>
          </table:table-cell>
          <table:table-cell office:value-type="float" office:value="712" calcext:value-type="float">
            <text:p>712</text:p>
          </table:table-cell>
          <table:table-cell office:value-type="float" office:value="710" calcext:value-type="float">
            <text:p>710</text:p>
          </table:table-cell>
          <table:table-cell office:value-type="float" office:value="1894.023" calcext:value-type="float">
            <text:p>1894.023</text:p>
          </table:table-cell>
          <table:table-cell office:value-type="float" office:value="-132.54" calcext:value-type="float">
            <text:p>-132.54</text:p>
          </table:table-cell>
          <table:table-cell office:value-type="float" office:value="1893.333" calcext:value-type="float">
            <text:p>1893.333</text:p>
          </table:table-cell>
          <table:table-cell office:value-type="float" office:value="-142.978" calcext:value-type="float">
            <text:p>-142.978</text:p>
          </table:table-cell>
          <table:table-cell table:number-columns-repeated="4"/>
        </table:table-row>
        <table:table-row table:style-name="ro1">
          <table:table-cell office:value-type="float" office:value="1316595" calcext:value-type="float">
            <text:p>1316595</text:p>
          </table:table-cell>
          <table:table-cell office:value-type="float" office:value="708" calcext:value-type="float">
            <text:p>708</text:p>
          </table:table-cell>
          <table:table-cell office:value-type="float" office:value="1309169" calcext:value-type="float">
            <text:p>1309169</text:p>
          </table:table-cell>
          <table:table-cell office:value-type="float" office:value="704" calcext:value-type="float">
            <text:p>704</text:p>
          </table:table-cell>
          <table:table-cell office:value-type="float" office:value="1316600" calcext:value-type="float">
            <text:p>1316600</text:p>
          </table:table-cell>
          <table:table-cell office:value-type="float" office:value="708" calcext:value-type="float">
            <text:p>708</text:p>
          </table:table-cell>
          <table:table-cell office:value-type="float" office:value="1309172" calcext:value-type="float">
            <text:p>1309172</text:p>
          </table:table-cell>
          <table:table-cell office:value-type="float" office:value="704" calcext:value-type="float">
            <text:p>704</text:p>
          </table:table-cell>
          <table:table-cell office:value-type="float" office:value="706" calcext:value-type="float">
            <text:p>706</text:p>
          </table:table-cell>
          <table:table-cell office:value-type="float" office:value="1882.116" calcext:value-type="float">
            <text:p>1882.116</text:p>
          </table:table-cell>
          <table:table-cell office:value-type="float" office:value="-79.804" calcext:value-type="float">
            <text:p>-79.804</text:p>
          </table:table-cell>
          <table:table-cell office:value-type="float" office:value="1882.667" calcext:value-type="float">
            <text:p>1882.667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4575" calcext:value-type="float">
            <text:p>1314575</text:p>
          </table:table-cell>
          <table:table-cell office:value-type="float" office:value="700" calcext:value-type="float">
            <text:p>700</text:p>
          </table:table-cell>
          <table:table-cell office:value-type="float" office:value="1314543" calcext:value-type="float">
            <text:p>1314543</text:p>
          </table:table-cell>
          <table:table-cell office:value-type="float" office:value="700" calcext:value-type="float">
            <text:p>700</text:p>
          </table:table-cell>
          <table:table-cell office:value-type="float" office:value="1307088" calcext:value-type="float">
            <text:p>1307088</text:p>
          </table:table-cell>
          <table:table-cell office:value-type="float" office:value="696" calcext:value-type="float">
            <text:p>696</text:p>
          </table:table-cell>
          <table:table-cell office:value-type="float" office:value="1314571" calcext:value-type="float">
            <text:p>1314571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1863.724" calcext:value-type="float">
            <text:p>1863.724</text:p>
          </table:table-cell>
          <table:table-cell office:value-type="float" office:value="-123.264" calcext:value-type="float">
            <text:p>-123.264</text:p>
          </table:table-cell>
          <table:table-cell office:value-type="float" office:value="1864" calcext:value-type="float">
            <text:p>1864</text:p>
          </table:table-cell>
          <table:table-cell office:value-type="float" office:value="-125.106" calcext:value-type="float">
            <text:p>-125.106</text:p>
          </table:table-cell>
          <table:table-cell table:number-columns-repeated="4"/>
        </table:table-row>
        <table:table-row table:style-name="ro1">
          <table:table-cell office:value-type="float" office:value="1308565" calcext:value-type="float">
            <text:p>1308565</text:p>
          </table:table-cell>
          <table:table-cell office:value-type="float" office:value="692" calcext:value-type="float">
            <text:p>692</text:p>
          </table:table-cell>
          <table:table-cell office:value-type="float" office:value="1316105" calcext:value-type="float">
            <text:p>1316105</text:p>
          </table:table-cell>
          <table:table-cell office:value-type="float" office:value="696" calcext:value-type="float">
            <text:p>696</text:p>
          </table:table-cell>
          <table:table-cell office:value-type="float" office:value="1316078" calcext:value-type="float">
            <text:p>1316078</text:p>
          </table:table-cell>
          <table:table-cell office:value-type="float" office:value="696" calcext:value-type="float">
            <text:p>696</text:p>
          </table:table-cell>
          <table:table-cell office:value-type="float" office:value="1308537" calcext:value-type="float">
            <text:p>1308537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1850.919" calcext:value-type="float">
            <text:p>1850.919</text:p>
          </table:table-cell>
          <table:table-cell office:value-type="float" office:value="-85.823" calcext:value-type="float">
            <text:p>-85.823</text:p>
          </table:table-cell>
          <table:table-cell office:value-type="float" office:value="1850.667" calcext:value-type="float">
            <text:p>1850.667</text:p>
          </table:table-cell>
          <table:table-cell office:value-type="float" office:value="-89.36" calcext:value-type="float">
            <text:p>-89.36</text:p>
          </table:table-cell>
          <table:table-cell table:number-columns-repeated="4"/>
        </table:table-row>
        <table:table-row table:style-name="ro1">
          <table:table-cell office:value-type="float" office:value="1313017" calcext:value-type="float">
            <text:p>1313017</text:p>
          </table:table-cell>
          <table:table-cell office:value-type="float" office:value="688" calcext:value-type="float">
            <text:p>688</text:p>
          </table:table-cell>
          <table:table-cell office:value-type="float" office:value="1305416" calcext:value-type="float">
            <text:p>1305416</text:p>
          </table:table-cell>
          <table:table-cell office:value-type="float" office:value="684" calcext:value-type="float">
            <text:p>684</text:p>
          </table:table-cell>
          <table:table-cell office:value-type="float" office:value="1313064" calcext:value-type="float">
            <text:p>1313064</text:p>
          </table:table-cell>
          <table:table-cell office:value-type="float" office:value="688" calcext:value-type="float">
            <text:p>688</text:p>
          </table:table-cell>
          <table:table-cell office:value-type="float" office:value="1313028" calcext:value-type="float">
            <text:p>1313028</text:p>
          </table:table-cell>
          <table:table-cell office:value-type="float" office:value="688" calcext:value-type="float">
            <text:p>688</text:p>
          </table:table-cell>
          <table:table-cell office:value-type="float" office:value="687" calcext:value-type="float">
            <text:p>687</text:p>
          </table:table-cell>
          <table:table-cell office:value-type="float" office:value="1833.912" calcext:value-type="float">
            <text:p>1833.912</text:p>
          </table:table-cell>
          <table:table-cell office:value-type="float" office:value="-113.977" calcext:value-type="float">
            <text:p>-113.977</text:p>
          </table:table-cell>
          <table:table-cell office:value-type="float" office:value="1832" calcext:value-type="float">
            <text:p>1832</text:p>
          </table:table-cell>
          <table:table-cell office:value-type="float" office:value="-125.106" calcext:value-type="float">
            <text:p>-125.106</text:p>
          </table:table-cell>
          <table:table-cell table:number-columns-repeated="4"/>
        </table:table-row>
        <table:table-row table:style-name="ro1">
          <table:table-cell office:value-type="float" office:value="1315818" calcext:value-type="float">
            <text:p>1315818</text:p>
          </table:table-cell>
          <table:table-cell office:value-type="float" office:value="684" calcext:value-type="float">
            <text:p>684</text:p>
          </table:table-cell>
          <table:table-cell office:value-type="float" office:value="1315808" calcext:value-type="float">
            <text:p>1315808</text:p>
          </table:table-cell>
          <table:table-cell office:value-type="float" office:value="684" calcext:value-type="float">
            <text:p>684</text:p>
          </table:table-cell>
          <table:table-cell office:value-type="float" office:value="1308137" calcext:value-type="float">
            <text:p>1308137</text:p>
          </table:table-cell>
          <table:table-cell office:value-type="float" office:value="680" calcext:value-type="float">
            <text:p>680</text:p>
          </table:table-cell>
          <table:table-cell office:value-type="float" office:value="1315776" calcext:value-type="float">
            <text:p>1315776</text:p>
          </table:table-cell>
          <table:table-cell office:value-type="float" office:value="684" calcext:value-type="float">
            <text:p>684</text:p>
          </table:table-cell>
          <table:table-cell office:value-type="float" office:value="683" calcext:value-type="float">
            <text:p>683</text:p>
          </table:table-cell>
          <table:table-cell office:value-type="float" office:value="1819.414" calcext:value-type="float">
            <text:p>1819.414</text:p>
          </table:table-cell>
          <table:table-cell office:value-type="float" office:value="-97.172" calcext:value-type="float">
            <text:p>-97.172</text:p>
          </table:table-cell>
          <table:table-cell office:value-type="float" office:value="1821.333" calcext:value-type="float">
            <text:p>1821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1337" calcext:value-type="float">
            <text:p>1311337</text:p>
          </table:table-cell>
          <table:table-cell office:value-type="float" office:value="676" calcext:value-type="float">
            <text:p>676</text:p>
          </table:table-cell>
          <table:table-cell office:value-type="float" office:value="1311282" calcext:value-type="float">
            <text:p>1311282</text:p>
          </table:table-cell>
          <table:table-cell office:value-type="float" office:value="676" calcext:value-type="float">
            <text:p>676</text:p>
          </table:table-cell>
          <table:table-cell office:value-type="float" office:value="1311269" calcext:value-type="float">
            <text:p>1311269</text:p>
          </table:table-cell>
          <table:table-cell office:value-type="float" office:value="676" calcext:value-type="float">
            <text:p>676</text:p>
          </table:table-cell>
          <table:table-cell office:value-type="float" office:value="1311345" calcext:value-type="float">
            <text:p>1311345</text:p>
          </table:table-cell>
          <table:table-cell table:number-columns-repeated="2" office:value-type="float" office:value="676" calcext:value-type="float">
            <text:p>676</text:p>
          </table:table-cell>
          <table:table-cell office:value-type="float" office:value="1804.305" calcext:value-type="float">
            <text:p>1804.305</text:p>
          </table:table-cell>
          <table:table-cell office:value-type="float" office:value="-101.26" calcext:value-type="float">
            <text:p>-101.26</text:p>
          </table:table-cell>
          <table:table-cell office:value-type="float" office:value="1802.667" calcext:value-type="float">
            <text:p>1802.667</text:p>
          </table:table-cell>
          <table:table-cell office:value-type="float" office:value="-125.105" calcext:value-type="float">
            <text:p>-125.105</text:p>
          </table:table-cell>
          <table:table-cell table:number-columns-repeated="4"/>
        </table:table-row>
        <table:table-row table:style-name="ro1">
          <table:table-cell office:value-type="float" office:value="1307636" calcext:value-type="float">
            <text:p>1307636</text:p>
          </table:table-cell>
          <table:table-cell office:value-type="float" office:value="668" calcext:value-type="float">
            <text:p>668</text:p>
          </table:table-cell>
          <table:table-cell office:value-type="float" office:value="1315436" calcext:value-type="float">
            <text:p>1315436</text:p>
          </table:table-cell>
          <table:table-cell office:value-type="float" office:value="672" calcext:value-type="float">
            <text:p>672</text:p>
          </table:table-cell>
          <table:table-cell office:value-type="float" office:value="1315419" calcext:value-type="float">
            <text:p>1315419</text:p>
          </table:table-cell>
          <table:table-cell office:value-type="float" office:value="672" calcext:value-type="float">
            <text:p>672</text:p>
          </table:table-cell>
          <table:table-cell office:value-type="float" office:value="1315419" calcext:value-type="float">
            <text:p>1315419</text:p>
          </table:table-cell>
          <table:table-cell office:value-type="float" office:value="672" calcext:value-type="float">
            <text:p>672</text:p>
          </table:table-cell>
          <table:table-cell office:value-type="float" office:value="671" calcext:value-type="float">
            <text:p>671</text:p>
          </table:table-cell>
          <table:table-cell office:value-type="float" office:value="1788.002" calcext:value-type="float">
            <text:p>1788.002</text:p>
          </table:table-cell>
          <table:table-cell office:value-type="float" office:value="-109.266" calcext:value-type="float">
            <text:p>-109.266</text:p>
          </table:table-cell>
          <table:table-cell office:value-type="float" office:value="1789.333" calcext:value-type="float">
            <text:p>1789.333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7160" calcext:value-type="float">
            <text:p>1317160</text:p>
          </table:table-cell>
          <table:table-cell office:value-type="float" office:value="668" calcext:value-type="float">
            <text:p>668</text:p>
          </table:table-cell>
          <table:table-cell office:value-type="float" office:value="1309304" calcext:value-type="float">
            <text:p>1309304</text:p>
          </table:table-cell>
          <table:table-cell office:value-type="float" office:value="664" calcext:value-type="float">
            <text:p>664</text:p>
          </table:table-cell>
          <table:table-cell office:value-type="float" office:value="1309279" calcext:value-type="float">
            <text:p>1309279</text:p>
          </table:table-cell>
          <table:table-cell office:value-type="float" office:value="664" calcext:value-type="float">
            <text:p>664</text:p>
          </table:table-cell>
          <table:table-cell office:value-type="float" office:value="1309342" calcext:value-type="float">
            <text:p>1309342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1774.995" calcext:value-type="float">
            <text:p>1774.995</text:p>
          </table:table-cell>
          <table:table-cell office:value-type="float" office:value="-87.171" calcext:value-type="float">
            <text:p>-87.171</text:p>
          </table:table-cell>
          <table:table-cell office:value-type="float" office:value="1773.333" calcext:value-type="float">
            <text:p>1773.333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06951" calcext:value-type="float">
            <text:p>1306951</text:p>
          </table:table-cell>
          <table:table-cell office:value-type="float" office:value="656" calcext:value-type="float">
            <text:p>656</text:p>
          </table:table-cell>
          <table:table-cell office:value-type="float" office:value="1314895" calcext:value-type="float">
            <text:p>1314895</text:p>
          </table:table-cell>
          <table:table-cell office:value-type="float" office:value="660" calcext:value-type="float">
            <text:p>660</text:p>
          </table:table-cell>
          <table:table-cell office:value-type="float" office:value="1314880" calcext:value-type="float">
            <text:p>1314880</text:p>
          </table:table-cell>
          <table:table-cell office:value-type="float" office:value="660" calcext:value-type="float">
            <text:p>660</text:p>
          </table:table-cell>
          <table:table-cell office:value-type="float" office:value="1314894" calcext:value-type="float">
            <text:p>1314894</text:p>
          </table:table-cell>
          <table:table-cell office:value-type="float" office:value="660" calcext:value-type="float">
            <text:p>660</text:p>
          </table:table-cell>
          <table:table-cell office:value-type="float" office:value="659" calcext:value-type="float">
            <text:p>659</text:p>
          </table:table-cell>
          <table:table-cell office:value-type="float" office:value="1756.791" calcext:value-type="float">
            <text:p>1756.791</text:p>
          </table:table-cell>
          <table:table-cell office:value-type="float" office:value="-122.003" calcext:value-type="float">
            <text:p>-122.003</text:p>
          </table:table-cell>
          <table:table-cell office:value-type="float" office:value="1757.333" calcext:value-type="float">
            <text:p>1757.333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15244" calcext:value-type="float">
            <text:p>1315244</text:p>
          </table:table-cell>
          <table:table-cell office:value-type="float" office:value="656" calcext:value-type="float">
            <text:p>656</text:p>
          </table:table-cell>
          <table:table-cell office:value-type="float" office:value="1315314" calcext:value-type="float">
            <text:p>1315314</text:p>
          </table:table-cell>
          <table:table-cell office:value-type="float" office:value="656" calcext:value-type="float">
            <text:p>656</text:p>
          </table:table-cell>
          <table:table-cell office:value-type="float" office:value="1315299" calcext:value-type="float">
            <text:p>1315299</text:p>
          </table:table-cell>
          <table:table-cell office:value-type="float" office:value="656" calcext:value-type="float">
            <text:p>656</text:p>
          </table:table-cell>
          <table:table-cell office:value-type="float" office:value="1307254" calcext:value-type="float">
            <text:p>1307254</text:p>
          </table:table-cell>
          <table:table-cell office:value-type="float" office:value="652" calcext:value-type="float">
            <text:p>652</text:p>
          </table:table-cell>
          <table:table-cell office:value-type="float" office:value="655" calcext:value-type="float">
            <text:p>655</text:p>
          </table:table-cell>
          <table:table-cell office:value-type="float" office:value="1745.632" calcext:value-type="float">
            <text:p>1745.632</text:p>
          </table:table-cell>
          <table:table-cell office:value-type="float" office:value="-74.787" calcext:value-type="float">
            <text:p>-74.787</text:p>
          </table:table-cell>
          <table:table-cell office:value-type="float" office:value="1746.667" calcext:value-type="float">
            <text:p>1746.667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3919" calcext:value-type="float">
            <text:p>1313919</text:p>
          </table:table-cell>
          <table:table-cell office:value-type="float" office:value="648" calcext:value-type="float">
            <text:p>648</text:p>
          </table:table-cell>
          <table:table-cell office:value-type="float" office:value="1305774" calcext:value-type="float">
            <text:p>1305774</text:p>
          </table:table-cell>
          <table:table-cell office:value-type="float" office:value="644" calcext:value-type="float">
            <text:p>644</text:p>
          </table:table-cell>
          <table:table-cell office:value-type="float" office:value="1313912" calcext:value-type="float">
            <text:p>1313912</text:p>
          </table:table-cell>
          <table:table-cell office:value-type="float" office:value="648" calcext:value-type="float">
            <text:p>648</text:p>
          </table:table-cell>
          <table:table-cell office:value-type="float" office:value="1313908" calcext:value-type="float">
            <text:p>1313908</text:p>
          </table:table-cell>
          <table:table-cell office:value-type="float" office:value="648" calcext:value-type="float">
            <text:p>648</text:p>
          </table:table-cell>
          <table:table-cell office:value-type="float" office:value="647" calcext:value-type="float">
            <text:p>647</text:p>
          </table:table-cell>
          <table:table-cell office:value-type="float" office:value="1726.151" calcext:value-type="float">
            <text:p>1726.151</text:p>
          </table:table-cell>
          <table:table-cell office:value-type="float" office:value="-130.564" calcext:value-type="float">
            <text:p>-130.564</text:p>
          </table:table-cell>
          <table:table-cell office:value-type="float" office:value="1725.333" calcext:value-type="float">
            <text:p>1725.333</text:p>
          </table:table-cell>
          <table:table-cell office:value-type="float" office:value="-142.978" calcext:value-type="float">
            <text:p>-142.978</text:p>
          </table:table-cell>
          <table:table-cell table:number-columns-repeated="4"/>
        </table:table-row>
        <table:table-row table:style-name="ro1">
          <table:table-cell office:value-type="float" office:value="1313544" calcext:value-type="float">
            <text:p>1313544</text:p>
          </table:table-cell>
          <table:table-cell office:value-type="float" office:value="644" calcext:value-type="float">
            <text:p>644</text:p>
          </table:table-cell>
          <table:table-cell office:value-type="float" office:value="1313511" calcext:value-type="float">
            <text:p>1313511</text:p>
          </table:table-cell>
          <table:table-cell office:value-type="float" office:value="644" calcext:value-type="float">
            <text:p>644</text:p>
          </table:table-cell>
          <table:table-cell office:value-type="float" office:value="1305316" calcext:value-type="float">
            <text:p>1305316</text:p>
          </table:table-cell>
          <table:table-cell office:value-type="float" office:value="640" calcext:value-type="float">
            <text:p>640</text:p>
          </table:table-cell>
          <table:table-cell office:value-type="float" office:value="1313516" calcext:value-type="float">
            <text:p>1313516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office:value-type="float" office:value="1716.011" calcext:value-type="float">
            <text:p>1716.011</text:p>
          </table:table-cell>
          <table:table-cell office:value-type="float" office:value="-67.959" calcext:value-type="float">
            <text:p>-67.959</text:p>
          </table:table-cell>
          <table:table-cell office:value-type="float" office:value="1714.667" calcext:value-type="float">
            <text:p>1714.667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2968" calcext:value-type="float">
            <text:p>1312968</text:p>
          </table:table-cell>
          <table:table-cell office:value-type="float" office:value="636" calcext:value-type="float">
            <text:p>636</text:p>
          </table:table-cell>
          <table:table-cell office:value-type="float" office:value="1312953" calcext:value-type="float">
            <text:p>1312953</text:p>
          </table:table-cell>
          <table:table-cell office:value-type="float" office:value="636" calcext:value-type="float">
            <text:p>636</text:p>
          </table:table-cell>
          <table:table-cell office:value-type="float" office:value="1312963" calcext:value-type="float">
            <text:p>1312963</text:p>
          </table:table-cell>
          <table:table-cell office:value-type="float" office:value="636" calcext:value-type="float">
            <text:p>636</text:p>
          </table:table-cell>
          <table:table-cell office:value-type="float" office:value="1312992" calcext:value-type="float">
            <text:p>1312992</text:p>
          </table:table-cell>
          <table:table-cell table:number-columns-repeated="2" office:value-type="float" office:value="636" calcext:value-type="float">
            <text:p>636</text:p>
          </table:table-cell>
          <table:table-cell office:value-type="float" office:value="1695.394" calcext:value-type="float">
            <text:p>1695.394</text:p>
          </table:table-cell>
          <table:table-cell office:value-type="float" office:value="-138.176" calcext:value-type="float">
            <text:p>-138.176</text:p>
          </table:table-cell>
          <table:table-cell office:value-type="float" office:value="1696" calcext:value-type="float">
            <text:p>1696</text:p>
          </table:table-cell>
          <table:table-cell office:value-type="float" office:value="-125.106" calcext:value-type="float">
            <text:p>-125.106</text:p>
          </table:table-cell>
          <table:table-cell table:number-columns-repeated="4"/>
        </table:table-row>
        <table:table-row table:style-name="ro1">
          <table:table-cell office:value-type="float" office:value="1313202" calcext:value-type="float">
            <text:p>1313202</text:p>
          </table:table-cell>
          <table:table-cell office:value-type="float" office:value="632" calcext:value-type="float">
            <text:p>632</text:p>
          </table:table-cell>
          <table:table-cell office:value-type="float" office:value="1313165" calcext:value-type="float">
            <text:p>1313165</text:p>
          </table:table-cell>
          <table:table-cell office:value-type="float" office:value="632" calcext:value-type="float">
            <text:p>632</text:p>
          </table:table-cell>
          <table:table-cell office:value-type="float" office:value="1313141" calcext:value-type="float">
            <text:p>1313141</text:p>
          </table:table-cell>
          <table:table-cell office:value-type="float" office:value="632" calcext:value-type="float">
            <text:p>632</text:p>
          </table:table-cell>
          <table:table-cell office:value-type="float" office:value="1313161" calcext:value-type="float">
            <text:p>1313161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1684.477" calcext:value-type="float">
            <text:p>1684.477</text:p>
          </table:table-cell>
          <table:table-cell office:value-type="float" office:value="-73.168" calcext:value-type="float">
            <text:p>-73.168</text:p>
          </table:table-cell>
          <table:table-cell office:value-type="float" office:value="1685.333" calcext:value-type="float">
            <text:p>1685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0610" calcext:value-type="float">
            <text:p>1310610</text:p>
          </table:table-cell>
          <table:table-cell office:value-type="float" office:value="624" calcext:value-type="float">
            <text:p>624</text:p>
          </table:table-cell>
          <table:table-cell office:value-type="float" office:value="1310581" calcext:value-type="float">
            <text:p>1310581</text:p>
          </table:table-cell>
          <table:table-cell office:value-type="float" office:value="624" calcext:value-type="float">
            <text:p>624</text:p>
          </table:table-cell>
          <table:table-cell office:value-type="float" office:value="1318999" calcext:value-type="float">
            <text:p>1318999</text:p>
          </table:table-cell>
          <table:table-cell office:value-type="float" office:value="628" calcext:value-type="float">
            <text:p>628</text:p>
          </table:table-cell>
          <table:table-cell office:value-type="float" office:value="1310608" calcext:value-type="float">
            <text:p>1310608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1666.413" calcext:value-type="float">
            <text:p>1666.413</text:p>
          </table:table-cell>
          <table:table-cell office:value-type="float" office:value="-121.064" calcext:value-type="float">
            <text:p>-121.064</text:p>
          </table:table-cell>
          <table:table-cell office:value-type="float" office:value="1666.667" calcext:value-type="float">
            <text:p>1666.667</text:p>
          </table:table-cell>
          <table:table-cell office:value-type="float" office:value="-125.105" calcext:value-type="float">
            <text:p>-125.105</text:p>
          </table:table-cell>
          <table:table-cell table:number-columns-repeated="4"/>
        </table:table-row>
        <table:table-row table:style-name="ro1">
          <table:table-cell office:value-type="float" office:value="1313947" calcext:value-type="float">
            <text:p>1313947</text:p>
          </table:table-cell>
          <table:table-cell office:value-type="float" office:value="620" calcext:value-type="float">
            <text:p>620</text:p>
          </table:table-cell>
          <table:table-cell office:value-type="float" office:value="1313911" calcext:value-type="float">
            <text:p>1313911</text:p>
          </table:table-cell>
          <table:table-cell office:value-type="float" office:value="620" calcext:value-type="float">
            <text:p>620</text:p>
          </table:table-cell>
          <table:table-cell office:value-type="float" office:value="1305459" calcext:value-type="float">
            <text:p>1305459</text:p>
          </table:table-cell>
          <table:table-cell office:value-type="float" office:value="616" calcext:value-type="float">
            <text:p>616</text:p>
          </table:table-cell>
          <table:table-cell office:value-type="float" office:value="1313923" calcext:value-type="float">
            <text:p>1313923</text:p>
          </table:table-cell>
          <table:table-cell office:value-type="float" office:value="620" calcext:value-type="float">
            <text:p>620</text:p>
          </table:table-cell>
          <table:table-cell office:value-type="float" office:value="619" calcext:value-type="float">
            <text:p>619</text:p>
          </table:table-cell>
          <table:table-cell office:value-type="float" office:value="1651.535" calcext:value-type="float">
            <text:p>1651.535</text:p>
          </table:table-cell>
          <table:table-cell office:value-type="float" office:value="-99.717" calcext:value-type="float">
            <text:p>-99.717</text:p>
          </table:table-cell>
          <table:table-cell office:value-type="float" office:value="1650.667" calcext:value-type="float">
            <text:p>1650.667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07134" calcext:value-type="float">
            <text:p>1307134</text:p>
          </table:table-cell>
          <table:table-cell office:value-type="float" office:value="612" calcext:value-type="float">
            <text:p>612</text:p>
          </table:table-cell>
          <table:table-cell office:value-type="float" office:value="1315655" calcext:value-type="float">
            <text:p>1315655</text:p>
          </table:table-cell>
          <table:table-cell office:value-type="float" office:value="616" calcext:value-type="float">
            <text:p>616</text:p>
          </table:table-cell>
          <table:table-cell office:value-type="float" office:value="1315641" calcext:value-type="float">
            <text:p>1315641</text:p>
          </table:table-cell>
          <table:table-cell office:value-type="float" office:value="616" calcext:value-type="float">
            <text:p>616</text:p>
          </table:table-cell>
          <table:table-cell office:value-type="float" office:value="1307120" calcext:value-type="float">
            <text:p>1307120</text:p>
          </table:table-cell>
          <table:table-cell office:value-type="float" office:value="612" calcext:value-type="float">
            <text:p>612</text:p>
          </table:table-cell>
          <table:table-cell office:value-type="float" office:value="614" calcext:value-type="float">
            <text:p>614</text:p>
          </table:table-cell>
          <table:table-cell office:value-type="float" office:value="1638.722" calcext:value-type="float">
            <text:p>1638.722</text:p>
          </table:table-cell>
          <table:table-cell office:value-type="float" office:value="-85.871" calcext:value-type="float">
            <text:p>-85.871</text:p>
          </table:table-cell>
          <table:table-cell office:value-type="float" office:value="1637.333" calcext:value-type="float">
            <text:p>1637.333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2654" calcext:value-type="float">
            <text:p>1312654</text:p>
          </table:table-cell>
          <table:table-cell office:value-type="float" office:value="608" calcext:value-type="float">
            <text:p>608</text:p>
          </table:table-cell>
          <table:table-cell office:value-type="float" office:value="1312728" calcext:value-type="float">
            <text:p>1312728</text:p>
          </table:table-cell>
          <table:table-cell office:value-type="float" office:value="608" calcext:value-type="float">
            <text:p>608</text:p>
          </table:table-cell>
          <table:table-cell office:value-type="float" office:value="1312692" calcext:value-type="float">
            <text:p>1312692</text:p>
          </table:table-cell>
          <table:table-cell office:value-type="float" office:value="608" calcext:value-type="float">
            <text:p>608</text:p>
          </table:table-cell>
          <table:table-cell office:value-type="float" office:value="1312624" calcext:value-type="float">
            <text:p>1312624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1621.118" calcext:value-type="float">
            <text:p>1621.118</text:p>
          </table:table-cell>
          <table:table-cell office:value-type="float" office:value="-117.986" calcext:value-type="float">
            <text:p>-117.986</text:p>
          </table:table-cell>
          <table:table-cell office:value-type="float" office:value="1621.333" calcext:value-type="float">
            <text:p>1621.333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12209" calcext:value-type="float">
            <text:p>1312209</text:p>
          </table:table-cell>
          <table:table-cell office:value-type="float" office:value="604" calcext:value-type="float">
            <text:p>604</text:p>
          </table:table-cell>
          <table:table-cell office:value-type="float" office:value="1312261" calcext:value-type="float">
            <text:p>1312261</text:p>
          </table:table-cell>
          <table:table-cell office:value-type="float" office:value="604" calcext:value-type="float">
            <text:p>604</text:p>
          </table:table-cell>
          <table:table-cell office:value-type="float" office:value="1312239" calcext:value-type="float">
            <text:p>1312239</text:p>
          </table:table-cell>
          <table:table-cell office:value-type="float" office:value="604" calcext:value-type="float">
            <text:p>604</text:p>
          </table:table-cell>
          <table:table-cell office:value-type="float" office:value="1312186" calcext:value-type="float">
            <text:p>1312186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1611.006" calcext:value-type="float">
            <text:p>1611.006</text:p>
          </table:table-cell>
          <table:table-cell office:value-type="float" office:value="-67.772" calcext:value-type="float">
            <text:p>-67.772</text:p>
          </table:table-cell>
          <table:table-cell office:value-type="float" office:value="1610.667" calcext:value-type="float">
            <text:p>1610.667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8869" calcext:value-type="float">
            <text:p>1318869</text:p>
          </table:table-cell>
          <table:table-cell office:value-type="float" office:value="600" calcext:value-type="float">
            <text:p>600</text:p>
          </table:table-cell>
          <table:table-cell office:value-type="float" office:value="1310061" calcext:value-type="float">
            <text:p>1310061</text:p>
          </table:table-cell>
          <table:table-cell office:value-type="float" office:value="596" calcext:value-type="float">
            <text:p>596</text:p>
          </table:table-cell>
          <table:table-cell office:value-type="float" office:value="1310060" calcext:value-type="float">
            <text:p>1310060</text:p>
          </table:table-cell>
          <table:table-cell office:value-type="float" office:value="596" calcext:value-type="float">
            <text:p>596</text:p>
          </table:table-cell>
          <table:table-cell office:value-type="float" office:value="1318879" calcext:value-type="float">
            <text:p>1318879</text:p>
          </table:table-cell>
          <table:table-cell office:value-type="float" office:value="600" calcext:value-type="float">
            <text:p>600</text:p>
          </table:table-cell>
          <table:table-cell office:value-type="float" office:value="598" calcext:value-type="float">
            <text:p>598</text:p>
          </table:table-cell>
          <table:table-cell office:value-type="float" office:value="1592.28" calcext:value-type="float">
            <text:p>1592.28</text:p>
          </table:table-cell>
          <table:table-cell office:value-type="float" office:value="-125.5" calcext:value-type="float">
            <text:p>-125.5</text:p>
          </table:table-cell>
          <table:table-cell office:value-type="float" office:value="1594.667" calcext:value-type="float">
            <text:p>1594.667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10860" calcext:value-type="float">
            <text:p>1310860</text:p>
          </table:table-cell>
          <table:table-cell office:value-type="float" office:value="592" calcext:value-type="float">
            <text:p>592</text:p>
          </table:table-cell>
          <table:table-cell office:value-type="float" office:value="1310831" calcext:value-type="float">
            <text:p>1310831</text:p>
          </table:table-cell>
          <table:table-cell office:value-type="float" office:value="592" calcext:value-type="float">
            <text:p>592</text:p>
          </table:table-cell>
          <table:table-cell office:value-type="float" office:value="1310809" calcext:value-type="float">
            <text:p>1310809</text:p>
          </table:table-cell>
          <table:table-cell office:value-type="float" office:value="592" calcext:value-type="float">
            <text:p>592</text:p>
          </table:table-cell>
          <table:table-cell office:value-type="float" office:value="1310820" calcext:value-type="float">
            <text:p>1310820</text:p>
          </table:table-cell>
          <table:table-cell table:number-columns-repeated="2" office:value-type="float" office:value="592" calcext:value-type="float">
            <text:p>592</text:p>
          </table:table-cell>
          <table:table-cell office:value-type="float" office:value="1580.678" calcext:value-type="float">
            <text:p>1580.678</text:p>
          </table:table-cell>
          <table:table-cell office:value-type="float" office:value="-77.759" calcext:value-type="float">
            <text:p>-77.759</text:p>
          </table:table-cell>
          <table:table-cell office:value-type="float" office:value="1578.667" calcext:value-type="float">
            <text:p>1578.667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06054" calcext:value-type="float">
            <text:p>1306054</text:p>
          </table:table-cell>
          <table:table-cell office:value-type="float" office:value="584" calcext:value-type="float">
            <text:p>584</text:p>
          </table:table-cell>
          <table:table-cell office:value-type="float" office:value="1315011" calcext:value-type="float">
            <text:p>1315011</text:p>
          </table:table-cell>
          <table:table-cell office:value-type="float" office:value="588" calcext:value-type="float">
            <text:p>588</text:p>
          </table:table-cell>
          <table:table-cell office:value-type="float" office:value="1314986" calcext:value-type="float">
            <text:p>1314986</text:p>
          </table:table-cell>
          <table:table-cell office:value-type="float" office:value="588" calcext:value-type="float">
            <text:p>588</text:p>
          </table:table-cell>
          <table:table-cell office:value-type="float" office:value="1315050" calcext:value-type="float">
            <text:p>1315050</text:p>
          </table:table-cell>
          <table:table-cell office:value-type="float" office:value="588" calcext:value-type="float">
            <text:p>588</text:p>
          </table:table-cell>
          <table:table-cell office:value-type="float" office:value="587" calcext:value-type="float">
            <text:p>587</text:p>
          </table:table-cell>
          <table:table-cell office:value-type="float" office:value="1565.005" calcext:value-type="float">
            <text:p>1565.005</text:p>
          </table:table-cell>
          <table:table-cell office:value-type="float" office:value="-105.04" calcext:value-type="float">
            <text:p>-105.04</text:p>
          </table:table-cell>
          <table:table-cell office:value-type="float" office:value="1565.333" calcext:value-type="float">
            <text:p>1565.333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9607" calcext:value-type="float">
            <text:p>1319607</text:p>
          </table:table-cell>
          <table:table-cell office:value-type="float" office:value="584" calcext:value-type="float">
            <text:p>584</text:p>
          </table:table-cell>
          <table:table-cell office:value-type="float" office:value="1310577" calcext:value-type="float">
            <text:p>1310577</text:p>
          </table:table-cell>
          <table:table-cell office:value-type="float" office:value="580" calcext:value-type="float">
            <text:p>580</text:p>
          </table:table-cell>
          <table:table-cell office:value-type="float" office:value="1310555" calcext:value-type="float">
            <text:p>1310555</text:p>
          </table:table-cell>
          <table:table-cell office:value-type="float" office:value="580" calcext:value-type="float">
            <text:p>580</text:p>
          </table:table-cell>
          <table:table-cell office:value-type="float" office:value="1310580" calcext:value-type="float">
            <text:p>1310580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1548.944" calcext:value-type="float">
            <text:p>1548.944</text:p>
          </table:table-cell>
          <table:table-cell office:value-type="float" office:value="-107.642" calcext:value-type="float">
            <text:p>-107.642</text:p>
          </table:table-cell>
          <table:table-cell office:value-type="float" office:value="1549.333" calcext:value-type="float">
            <text:p>1549.333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09381" calcext:value-type="float">
            <text:p>1309381</text:p>
          </table:table-cell>
          <table:table-cell office:value-type="float" office:value="576" calcext:value-type="float">
            <text:p>576</text:p>
          </table:table-cell>
          <table:table-cell office:value-type="float" office:value="1309308" calcext:value-type="float">
            <text:p>1309308</text:p>
          </table:table-cell>
          <table:table-cell office:value-type="float" office:value="576" calcext:value-type="float">
            <text:p>576</text:p>
          </table:table-cell>
          <table:table-cell office:value-type="float" office:value="1318459" calcext:value-type="float">
            <text:p>1318459</text:p>
          </table:table-cell>
          <table:table-cell office:value-type="float" office:value="580" calcext:value-type="float">
            <text:p>580</text:p>
          </table:table-cell>
          <table:table-cell office:value-type="float" office:value="1309362" calcext:value-type="float">
            <text:p>1309362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1539.69" calcext:value-type="float">
            <text:p>1539.69</text:p>
          </table:table-cell>
          <table:table-cell office:value-type="float" office:value="-62.02" calcext:value-type="float">
            <text:p>-62.02</text:p>
          </table:table-cell>
          <table:table-cell office:value-type="float" office:value="1538.667" calcext:value-type="float">
            <text:p>1538.667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5451" calcext:value-type="float">
            <text:p>1315451</text:p>
          </table:table-cell>
          <table:table-cell office:value-type="float" office:value="572" calcext:value-type="float">
            <text:p>572</text:p>
          </table:table-cell>
          <table:table-cell office:value-type="float" office:value="1315434" calcext:value-type="float">
            <text:p>1315434</text:p>
          </table:table-cell>
          <table:table-cell office:value-type="float" office:value="572" calcext:value-type="float">
            <text:p>572</text:p>
          </table:table-cell>
          <table:table-cell office:value-type="float" office:value="1306259" calcext:value-type="float">
            <text:p>1306259</text:p>
          </table:table-cell>
          <table:table-cell office:value-type="float" office:value="568" calcext:value-type="float">
            <text:p>568</text:p>
          </table:table-cell>
          <table:table-cell office:value-type="float" office:value="1315451" calcext:value-type="float">
            <text:p>1315451</text:p>
          </table:table-cell>
          <table:table-cell office:value-type="float" office:value="572" calcext:value-type="float">
            <text:p>572</text:p>
          </table:table-cell>
          <table:table-cell office:value-type="float" office:value="571" calcext:value-type="float">
            <text:p>571</text:p>
          </table:table-cell>
          <table:table-cell office:value-type="float" office:value="1521.914" calcext:value-type="float">
            <text:p>1521.914</text:p>
          </table:table-cell>
          <table:table-cell office:value-type="float" office:value="-119.135" calcext:value-type="float">
            <text:p>-119.135</text:p>
          </table:table-cell>
          <table:table-cell office:value-type="float" office:value="1522.667" calcext:value-type="float">
            <text:p>1522.667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06752" calcext:value-type="float">
            <text:p>1306752</text:p>
          </table:table-cell>
          <table:table-cell office:value-type="float" office:value="564" calcext:value-type="float">
            <text:p>564</text:p>
          </table:table-cell>
          <table:table-cell office:value-type="float" office:value="1315996" calcext:value-type="float">
            <text:p>1315996</text:p>
          </table:table-cell>
          <table:table-cell office:value-type="float" office:value="568" calcext:value-type="float">
            <text:p>568</text:p>
          </table:table-cell>
          <table:table-cell office:value-type="float" office:value="1315958" calcext:value-type="float">
            <text:p>1315958</text:p>
          </table:table-cell>
          <table:table-cell office:value-type="float" office:value="568" calcext:value-type="float">
            <text:p>568</text:p>
          </table:table-cell>
          <table:table-cell office:value-type="float" office:value="1306715" calcext:value-type="float">
            <text:p>1306715</text:p>
          </table:table-cell>
          <table:table-cell office:value-type="float" office:value="564" calcext:value-type="float">
            <text:p>564</text:p>
          </table:table-cell>
          <table:table-cell office:value-type="float" office:value="566" calcext:value-type="float">
            <text:p>566</text:p>
          </table:table-cell>
          <table:table-cell office:value-type="float" office:value="1510.651" calcext:value-type="float">
            <text:p>1510.651</text:p>
          </table:table-cell>
          <table:table-cell office:value-type="float" office:value="-75.489" calcext:value-type="float">
            <text:p>-75.489</text:p>
          </table:table-cell>
          <table:table-cell office:value-type="float" office:value="1509.333" calcext:value-type="float">
            <text:p>1509.333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0489" calcext:value-type="float">
            <text:p>1310489</text:p>
          </table:table-cell>
          <table:table-cell office:value-type="float" office:value="560" calcext:value-type="float">
            <text:p>560</text:p>
          </table:table-cell>
          <table:table-cell office:value-type="float" office:value="1310575" calcext:value-type="float">
            <text:p>1310575</text:p>
          </table:table-cell>
          <table:table-cell office:value-type="float" office:value="560" calcext:value-type="float">
            <text:p>560</text:p>
          </table:table-cell>
          <table:table-cell office:value-type="float" office:value="1310555" calcext:value-type="float">
            <text:p>1310555</text:p>
          </table:table-cell>
          <table:table-cell office:value-type="float" office:value="560" calcext:value-type="float">
            <text:p>560</text:p>
          </table:table-cell>
          <table:table-cell office:value-type="float" office:value="1319891" calcext:value-type="float">
            <text:p>1319891</text:p>
          </table:table-cell>
          <table:table-cell office:value-type="float" office:value="564" calcext:value-type="float">
            <text:p>564</text:p>
          </table:table-cell>
          <table:table-cell office:value-type="float" office:value="562" calcext:value-type="float">
            <text:p>562</text:p>
          </table:table-cell>
          <table:table-cell office:value-type="float" office:value="1495.57" calcext:value-type="float">
            <text:p>1495.57</text:p>
          </table:table-cell>
          <table:table-cell office:value-type="float" office:value="-101.074" calcext:value-type="float">
            <text:p>-101.074</text:p>
          </table:table-cell>
          <table:table-cell office:value-type="float" office:value="1498.667" calcext:value-type="float">
            <text:p>1498.667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5203" calcext:value-type="float">
            <text:p>1315203</text:p>
          </table:table-cell>
          <table:table-cell office:value-type="float" office:value="556" calcext:value-type="float">
            <text:p>556</text:p>
          </table:table-cell>
          <table:table-cell office:value-type="float" office:value="1315244" calcext:value-type="float">
            <text:p>1315244</text:p>
          </table:table-cell>
          <table:table-cell office:value-type="float" office:value="556" calcext:value-type="float">
            <text:p>556</text:p>
          </table:table-cell>
          <table:table-cell office:value-type="float" office:value="1315221" calcext:value-type="float">
            <text:p>1315221</text:p>
          </table:table-cell>
          <table:table-cell office:value-type="float" office:value="556" calcext:value-type="float">
            <text:p>556</text:p>
          </table:table-cell>
          <table:table-cell office:value-type="float" office:value="1305758" calcext:value-type="float">
            <text:p>1305758</text:p>
          </table:table-cell>
          <table:table-cell office:value-type="float" office:value="552" calcext:value-type="float">
            <text:p>552</text:p>
          </table:table-cell>
          <table:table-cell office:value-type="float" office:value="554" calcext:value-type="float">
            <text:p>554</text:p>
          </table:table-cell>
          <table:table-cell office:value-type="float" office:value="1479.598" calcext:value-type="float">
            <text:p>1479.598</text:p>
          </table:table-cell>
          <table:table-cell office:value-type="float" office:value="-107.044" calcext:value-type="float">
            <text:p>-107.044</text:p>
          </table:table-cell>
          <table:table-cell office:value-type="float" office:value="1477.333" calcext:value-type="float">
            <text:p>1477.333</text:p>
          </table:table-cell>
          <table:table-cell office:value-type="float" office:value="-142.978" calcext:value-type="float">
            <text:p>-142.978</text:p>
          </table:table-cell>
          <table:table-cell table:number-columns-repeated="4"/>
        </table:table-row>
        <table:table-row table:style-name="ro1">
          <table:table-cell office:value-type="float" office:value="1313004" calcext:value-type="float">
            <text:p>1313004</text:p>
          </table:table-cell>
          <table:table-cell office:value-type="float" office:value="552" calcext:value-type="float">
            <text:p>552</text:p>
          </table:table-cell>
          <table:table-cell office:value-type="float" office:value="1313023" calcext:value-type="float">
            <text:p>1313023</text:p>
          </table:table-cell>
          <table:table-cell office:value-type="float" office:value="552" calcext:value-type="float">
            <text:p>552</text:p>
          </table:table-cell>
          <table:table-cell office:value-type="float" office:value="1313005" calcext:value-type="float">
            <text:p>1313005</text:p>
          </table:table-cell>
          <table:table-cell office:value-type="float" office:value="552" calcext:value-type="float">
            <text:p>552</text:p>
          </table:table-cell>
          <table:table-cell office:value-type="float" office:value="1312975" calcext:value-type="float">
            <text:p>1312975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1471.438" calcext:value-type="float">
            <text:p>1471.438</text:p>
          </table:table-cell>
          <table:table-cell office:value-type="float" office:value="-54.693" calcext:value-type="float">
            <text:p>-54.693</text:p>
          </table:table-cell>
          <table:table-cell office:value-type="float" office:value="1472" calcext:value-type="float">
            <text:p>1472</text:p>
          </table:table-cell>
          <table:table-cell office:value-type="float" office:value="-35.745" calcext:value-type="float">
            <text:p>-35.745</text:p>
          </table:table-cell>
          <table:table-cell table:number-columns-repeated="4"/>
        </table:table-row>
        <table:table-row table:style-name="ro1">
          <table:table-cell office:value-type="float" office:value="1310800" calcext:value-type="float">
            <text:p>1310800</text:p>
          </table:table-cell>
          <table:table-cell office:value-type="float" office:value="544" calcext:value-type="float">
            <text:p>544</text:p>
          </table:table-cell>
          <table:table-cell office:value-type="float" office:value="1310888" calcext:value-type="float">
            <text:p>1310888</text:p>
          </table:table-cell>
          <table:table-cell office:value-type="float" office:value="544" calcext:value-type="float">
            <text:p>544</text:p>
          </table:table-cell>
          <table:table-cell office:value-type="float" office:value="1310871" calcext:value-type="float">
            <text:p>1310871</text:p>
          </table:table-cell>
          <table:table-cell office:value-type="float" office:value="544" calcext:value-type="float">
            <text:p>544</text:p>
          </table:table-cell>
          <table:table-cell office:value-type="float" office:value="1320487" calcext:value-type="float">
            <text:p>1320487</text:p>
          </table:table-cell>
          <table:table-cell office:value-type="float" office:value="548" calcext:value-type="float">
            <text:p>548</text:p>
          </table:table-cell>
          <table:table-cell office:value-type="float" office:value="545" calcext:value-type="float">
            <text:p>545</text:p>
          </table:table-cell>
          <table:table-cell office:value-type="float" office:value="1452.491" calcext:value-type="float">
            <text:p>1452.491</text:p>
          </table:table-cell>
          <table:table-cell office:value-type="float" office:value="-126.983" calcext:value-type="float">
            <text:p>-126.983</text:p>
          </table:table-cell>
          <table:table-cell office:value-type="float" office:value="1453.333" calcext:value-type="float">
            <text:p>1453.333</text:p>
          </table:table-cell>
          <table:table-cell office:value-type="float" office:value="-125.105" calcext:value-type="float">
            <text:p>-125.105</text:p>
          </table:table-cell>
          <table:table-cell table:number-columns-repeated="4"/>
        </table:table-row>
        <table:table-row table:style-name="ro1">
          <table:table-cell office:value-type="float" office:value="1311523" calcext:value-type="float">
            <text:p>1311523</text:p>
          </table:table-cell>
          <table:table-cell office:value-type="float" office:value="540" calcext:value-type="float">
            <text:p>540</text:p>
          </table:table-cell>
          <table:table-cell office:value-type="float" office:value="1311518" calcext:value-type="float">
            <text:p>1311518</text:p>
          </table:table-cell>
          <table:table-cell office:value-type="float" office:value="540" calcext:value-type="float">
            <text:p>540</text:p>
          </table:table-cell>
          <table:table-cell office:value-type="float" office:value="1311499" calcext:value-type="float">
            <text:p>1311499</text:p>
          </table:table-cell>
          <table:table-cell office:value-type="float" office:value="540" calcext:value-type="float">
            <text:p>540</text:p>
          </table:table-cell>
          <table:table-cell office:value-type="float" office:value="1311535" calcext:value-type="float">
            <text:p>1311535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1441.077" calcext:value-type="float">
            <text:p>1441.077</text:p>
          </table:table-cell>
          <table:table-cell office:value-type="float" office:value="-76.492" calcext:value-type="float">
            <text:p>-76.492</text:p>
          </table:table-cell>
          <table:table-cell office:value-type="float" office:value="1440" calcext:value-type="float">
            <text:p>1440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2341" calcext:value-type="float">
            <text:p>1312341</text:p>
          </table:table-cell>
          <table:table-cell office:value-type="float" office:value="536" calcext:value-type="float">
            <text:p>536</text:p>
          </table:table-cell>
          <table:table-cell office:value-type="float" office:value="1312431" calcext:value-type="float">
            <text:p>1312431</text:p>
          </table:table-cell>
          <table:table-cell office:value-type="float" office:value="536" calcext:value-type="float">
            <text:p>536</text:p>
          </table:table-cell>
          <table:table-cell office:value-type="float" office:value="1312409" calcext:value-type="float">
            <text:p>1312409</text:p>
          </table:table-cell>
          <table:table-cell office:value-type="float" office:value="536" calcext:value-type="float">
            <text:p>536</text:p>
          </table:table-cell>
          <table:table-cell office:value-type="float" office:value="1312468" calcext:value-type="float">
            <text:p>1312468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1429.429" calcext:value-type="float">
            <text:p>1429.429</text:p>
          </table:table-cell>
          <table:table-cell office:value-type="float" office:value="-78.069" calcext:value-type="float">
            <text:p>-78.069</text:p>
          </table:table-cell>
          <table:table-cell office:value-type="float" office:value="1429.333" calcext:value-type="float">
            <text:p>1429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6815" calcext:value-type="float">
            <text:p>1316815</text:p>
          </table:table-cell>
          <table:table-cell office:value-type="float" office:value="532" calcext:value-type="float">
            <text:p>532</text:p>
          </table:table-cell>
          <table:table-cell office:value-type="float" office:value="1306902" calcext:value-type="float">
            <text:p>1306902</text:p>
          </table:table-cell>
          <table:table-cell office:value-type="float" office:value="528" calcext:value-type="float">
            <text:p>528</text:p>
          </table:table-cell>
          <table:table-cell office:value-type="float" office:value="1316851" calcext:value-type="float">
            <text:p>1316851</text:p>
          </table:table-cell>
          <table:table-cell office:value-type="float" office:value="532" calcext:value-type="float">
            <text:p>532</text:p>
          </table:table-cell>
          <table:table-cell office:value-type="float" office:value="1306954" calcext:value-type="float">
            <text:p>1306954</text:p>
          </table:table-cell>
          <table:table-cell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float" office:value="1414.001" calcext:value-type="float">
            <text:p>1414.001</text:p>
          </table:table-cell>
          <table:table-cell office:value-type="float" office:value="-103.4" calcext:value-type="float">
            <text:p>-103.4</text:p>
          </table:table-cell>
          <table:table-cell office:value-type="float" office:value="1413.333" calcext:value-type="float">
            <text:p>1413.333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17049" calcext:value-type="float">
            <text:p>1317049</text:p>
          </table:table-cell>
          <table:table-cell office:value-type="float" office:value="528" calcext:value-type="float">
            <text:p>528</text:p>
          </table:table-cell>
          <table:table-cell office:value-type="float" office:value="1317025" calcext:value-type="float">
            <text:p>1317025</text:p>
          </table:table-cell>
          <table:table-cell office:value-type="float" office:value="528" calcext:value-type="float">
            <text:p>528</text:p>
          </table:table-cell>
          <table:table-cell office:value-type="float" office:value="1307032" calcext:value-type="float">
            <text:p>1307032</text:p>
          </table:table-cell>
          <table:table-cell office:value-type="float" office:value="524" calcext:value-type="float">
            <text:p>524</text:p>
          </table:table-cell>
          <table:table-cell office:value-type="float" office:value="1317001" calcext:value-type="float">
            <text:p>1317001</text:p>
          </table:table-cell>
          <table:table-cell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office:value-type="float" office:value="1403.167" calcext:value-type="float">
            <text:p>1403.167</text:p>
          </table:table-cell>
          <table:table-cell office:value-type="float" office:value="-72.611" calcext:value-type="float">
            <text:p>-72.611</text:p>
          </table:table-cell>
          <table:table-cell office:value-type="float" office:value="1405.333" calcext:value-type="float">
            <text:p>1405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1050" calcext:value-type="float">
            <text:p>1311050</text:p>
          </table:table-cell>
          <table:table-cell office:value-type="float" office:value="520" calcext:value-type="float">
            <text:p>520</text:p>
          </table:table-cell>
          <table:table-cell office:value-type="float" office:value="1310986" calcext:value-type="float">
            <text:p>1310986</text:p>
          </table:table-cell>
          <table:table-cell office:value-type="float" office:value="520" calcext:value-type="float">
            <text:p>520</text:p>
          </table:table-cell>
          <table:table-cell office:value-type="float" office:value="1310958" calcext:value-type="float">
            <text:p>1310958</text:p>
          </table:table-cell>
          <table:table-cell office:value-type="float" office:value="520" calcext:value-type="float">
            <text:p>520</text:p>
          </table:table-cell>
          <table:table-cell office:value-type="float" office:value="1311041" calcext:value-type="float">
            <text:p>1311041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1388.244" calcext:value-type="float">
            <text:p>1388.244</text:p>
          </table:table-cell>
          <table:table-cell office:value-type="float" office:value="-100.012" calcext:value-type="float">
            <text:p>-100.012</text:p>
          </table:table-cell>
          <table:table-cell office:value-type="float" office:value="1386.667" calcext:value-type="float">
            <text:p>1386.667</text:p>
          </table:table-cell>
          <table:table-cell office:value-type="float" office:value="-125.105" calcext:value-type="float">
            <text:p>-125.105</text:p>
          </table:table-cell>
          <table:table-cell table:number-columns-repeated="4"/>
        </table:table-row>
        <table:table-row table:style-name="ro1">
          <table:table-cell office:value-type="float" office:value="1304555" calcext:value-type="float">
            <text:p>1304555</text:p>
          </table:table-cell>
          <table:table-cell office:value-type="float" office:value="512" calcext:value-type="float">
            <text:p>512</text:p>
          </table:table-cell>
          <table:table-cell office:value-type="float" office:value="1314760" calcext:value-type="float">
            <text:p>1314760</text:p>
          </table:table-cell>
          <table:table-cell office:value-type="float" office:value="516" calcext:value-type="float">
            <text:p>516</text:p>
          </table:table-cell>
          <table:table-cell office:value-type="float" office:value="1314731" calcext:value-type="float">
            <text:p>1314731</text:p>
          </table:table-cell>
          <table:table-cell office:value-type="float" office:value="516" calcext:value-type="float">
            <text:p>516</text:p>
          </table:table-cell>
          <table:table-cell office:value-type="float" office:value="1314800" calcext:value-type="float">
            <text:p>1314800</text:p>
          </table:table-cell>
          <table:table-cell office:value-type="float" office:value="516" calcext:value-type="float">
            <text:p>516</text:p>
          </table:table-cell>
          <table:table-cell office:value-type="float" office:value="515" calcext:value-type="float">
            <text:p>515</text:p>
          </table:table-cell>
          <table:table-cell office:value-type="float" office:value="1373.635" calcext:value-type="float">
            <text:p>1373.635</text:p>
          </table:table-cell>
          <table:table-cell office:value-type="float" office:value="-97.908" calcext:value-type="float">
            <text:p>-97.908</text:p>
          </table:table-cell>
          <table:table-cell office:value-type="float" office:value="1373.333" calcext:value-type="float">
            <text:p>1373.333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2749" calcext:value-type="float">
            <text:p>1312749</text:p>
          </table:table-cell>
          <table:table-cell office:value-type="float" office:value="512" calcext:value-type="float">
            <text:p>512</text:p>
          </table:table-cell>
          <table:table-cell office:value-type="float" office:value="1312781" calcext:value-type="float">
            <text:p>1312781</text:p>
          </table:table-cell>
          <table:table-cell office:value-type="float" office:value="512" calcext:value-type="float">
            <text:p>512</text:p>
          </table:table-cell>
          <table:table-cell office:value-type="float" office:value="1312771" calcext:value-type="float">
            <text:p>1312771</text:p>
          </table:table-cell>
          <table:table-cell office:value-type="float" office:value="512" calcext:value-type="float">
            <text:p>512</text:p>
          </table:table-cell>
          <table:table-cell office:value-type="float" office:value="1312760" calcext:value-type="float">
            <text:p>131276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365.057" calcext:value-type="float">
            <text:p>1365.057</text:p>
          </table:table-cell>
          <table:table-cell office:value-type="float" office:value="-57.489" calcext:value-type="float">
            <text:p>-57.489</text:p>
          </table:table-cell>
          <table:table-cell office:value-type="float" office:value="1365.333" calcext:value-type="float">
            <text:p>1365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8147" calcext:value-type="float">
            <text:p>1318147</text:p>
          </table:table-cell>
          <table:table-cell office:value-type="float" office:value="508" calcext:value-type="float">
            <text:p>508</text:p>
          </table:table-cell>
          <table:table-cell office:value-type="float" office:value="1307760" calcext:value-type="float">
            <text:p>1307760</text:p>
          </table:table-cell>
          <table:table-cell office:value-type="float" office:value="504" calcext:value-type="float">
            <text:p>504</text:p>
          </table:table-cell>
          <table:table-cell office:value-type="float" office:value="1318200" calcext:value-type="float">
            <text:p>1318200</text:p>
          </table:table-cell>
          <table:table-cell office:value-type="float" office:value="508" calcext:value-type="float">
            <text:p>508</text:p>
          </table:table-cell>
          <table:table-cell office:value-type="float" office:value="1307849" calcext:value-type="float">
            <text:p>1307849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1348.831" calcext:value-type="float">
            <text:p>1348.831</text:p>
          </table:table-cell>
          <table:table-cell office:value-type="float" office:value="-108.752" calcext:value-type="float">
            <text:p>-108.752</text:p>
          </table:table-cell>
          <table:table-cell office:value-type="float" office:value="1349.333" calcext:value-type="float">
            <text:p>1349.333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11057" calcext:value-type="float">
            <text:p>1311057</text:p>
          </table:table-cell>
          <table:table-cell office:value-type="float" office:value="500" calcext:value-type="float">
            <text:p>500</text:p>
          </table:table-cell>
          <table:table-cell office:value-type="float" office:value="1311009" calcext:value-type="float">
            <text:p>1311009</text:p>
          </table:table-cell>
          <table:table-cell office:value-type="float" office:value="500" calcext:value-type="float">
            <text:p>500</text:p>
          </table:table-cell>
          <table:table-cell office:value-type="float" office:value="1311045" calcext:value-type="float">
            <text:p>1311045</text:p>
          </table:table-cell>
          <table:table-cell office:value-type="float" office:value="500" calcext:value-type="float">
            <text:p>500</text:p>
          </table:table-cell>
          <table:table-cell office:value-type="float" office:value="1311011" calcext:value-type="float">
            <text:p>131101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334.828" calcext:value-type="float">
            <text:p>1334.828</text:p>
          </table:table-cell>
          <table:table-cell office:value-type="float" office:value="-93.849" calcext:value-type="float">
            <text:p>-93.849</text:p>
          </table:table-cell>
          <table:table-cell office:value-type="float" office:value="1333.333" calcext:value-type="float">
            <text:p>1333.333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07385" calcext:value-type="float">
            <text:p>1307385</text:p>
          </table:table-cell>
          <table:table-cell office:value-type="float" office:value="496" calcext:value-type="float">
            <text:p>496</text:p>
          </table:table-cell>
          <table:table-cell office:value-type="float" office:value="1317990" calcext:value-type="float">
            <text:p>1317990</text:p>
          </table:table-cell>
          <table:table-cell office:value-type="float" office:value="500" calcext:value-type="float">
            <text:p>500</text:p>
          </table:table-cell>
          <table:table-cell office:value-type="float" office:value="1307431" calcext:value-type="float">
            <text:p>1307431</text:p>
          </table:table-cell>
          <table:table-cell office:value-type="float" office:value="496" calcext:value-type="float">
            <text:p>496</text:p>
          </table:table-cell>
          <table:table-cell office:value-type="float" office:value="1318005" calcext:value-type="float">
            <text:p>1318005</text:p>
          </table:table-cell>
          <table:table-cell office:value-type="float" office:value="500" calcext:value-type="float">
            <text:p>500</text:p>
          </table:table-cell>
          <table:table-cell office:value-type="float" office:value="498" calcext:value-type="float">
            <text:p>498</text:p>
          </table:table-cell>
          <table:table-cell office:value-type="float" office:value="1327.795" calcext:value-type="float">
            <text:p>1327.795</text:p>
          </table:table-cell>
          <table:table-cell office:value-type="float" office:value="-47.135" calcext:value-type="float">
            <text:p>-47.135</text:p>
          </table:table-cell>
          <table:table-cell office:value-type="float" office:value="1328" calcext:value-type="float">
            <text:p>1328</text:p>
          </table:table-cell>
          <table:table-cell office:value-type="float" office:value="-35.745" calcext:value-type="float">
            <text:p>-35.745</text:p>
          </table:table-cell>
          <table:table-cell table:number-columns-repeated="4"/>
        </table:table-row>
        <table:table-row table:style-name="ro1">
          <table:table-cell office:value-type="float" office:value="1314819" calcext:value-type="float">
            <text:p>1314819</text:p>
          </table:table-cell>
          <table:table-cell office:value-type="float" office:value="492" calcext:value-type="float">
            <text:p>492</text:p>
          </table:table-cell>
          <table:table-cell office:value-type="float" office:value="1314858" calcext:value-type="float">
            <text:p>1314858</text:p>
          </table:table-cell>
          <table:table-cell office:value-type="float" office:value="492" calcext:value-type="float">
            <text:p>492</text:p>
          </table:table-cell>
          <table:table-cell office:value-type="float" office:value="1314849" calcext:value-type="float">
            <text:p>1314849</text:p>
          </table:table-cell>
          <table:table-cell office:value-type="float" office:value="492" calcext:value-type="float">
            <text:p>492</text:p>
          </table:table-cell>
          <table:table-cell office:value-type="float" office:value="1304169" calcext:value-type="float">
            <text:p>1304169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1309.659" calcext:value-type="float">
            <text:p>1309.659</text:p>
          </table:table-cell>
          <table:table-cell office:value-type="float" office:value="-121.55" calcext:value-type="float">
            <text:p>-121.55</text:p>
          </table:table-cell>
          <table:table-cell office:value-type="float" office:value="1309.333" calcext:value-type="float">
            <text:p>1309.333</text:p>
          </table:table-cell>
          <table:table-cell office:value-type="float" office:value="-125.105" calcext:value-type="float">
            <text:p>-125.105</text:p>
          </table:table-cell>
          <table:table-cell table:number-columns-repeated="4"/>
        </table:table-row>
        <table:table-row table:style-name="ro1">
          <table:table-cell office:value-type="float" office:value="1317035" calcext:value-type="float">
            <text:p>1317035</text:p>
          </table:table-cell>
          <table:table-cell office:value-type="float" office:value="488" calcext:value-type="float">
            <text:p>488</text:p>
          </table:table-cell>
          <table:table-cell office:value-type="float" office:value="1306257" calcext:value-type="float">
            <text:p>1306257</text:p>
          </table:table-cell>
          <table:table-cell office:value-type="float" office:value="484" calcext:value-type="float">
            <text:p>484</text:p>
          </table:table-cell>
          <table:table-cell office:value-type="float" office:value="1317043" calcext:value-type="float">
            <text:p>1317043</text:p>
          </table:table-cell>
          <table:table-cell office:value-type="float" office:value="488" calcext:value-type="float">
            <text:p>488</text:p>
          </table:table-cell>
          <table:table-cell office:value-type="float" office:value="1317000" calcext:value-type="float">
            <text:p>1317000</text:p>
          </table:table-cell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1296.855" calcext:value-type="float">
            <text:p>1296.855</text:p>
          </table:table-cell>
          <table:table-cell office:value-type="float" office:value="-85.814" calcext:value-type="float">
            <text:p>-85.814</text:p>
          </table:table-cell>
          <table:table-cell office:value-type="float" office:value="1298.667" calcext:value-type="float">
            <text:p>1298.667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4600" calcext:value-type="float">
            <text:p>1314600</text:p>
          </table:table-cell>
          <table:table-cell office:value-type="float" office:value="484" calcext:value-type="float">
            <text:p>484</text:p>
          </table:table-cell>
          <table:table-cell office:value-type="float" office:value="1314516" calcext:value-type="float">
            <text:p>1314516</text:p>
          </table:table-cell>
          <table:table-cell office:value-type="float" office:value="484" calcext:value-type="float">
            <text:p>484</text:p>
          </table:table-cell>
          <table:table-cell office:value-type="float" office:value="1303650" calcext:value-type="float">
            <text:p>1303650</text:p>
          </table:table-cell>
          <table:table-cell office:value-type="float" office:value="480" calcext:value-type="float">
            <text:p>480</text:p>
          </table:table-cell>
          <table:table-cell office:value-type="float" office:value="1314546" calcext:value-type="float">
            <text:p>1314546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1288.66" calcext:value-type="float">
            <text:p>1288.66</text:p>
          </table:table-cell>
          <table:table-cell office:value-type="float" office:value="-54.923" calcext:value-type="float">
            <text:p>-54.923</text:p>
          </table:table-cell>
          <table:table-cell office:value-type="float" office:value="1288" calcext:value-type="float">
            <text:p>1288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10164" calcext:value-type="float">
            <text:p>1310164</text:p>
          </table:table-cell>
          <table:table-cell office:value-type="float" office:value="476" calcext:value-type="float">
            <text:p>476</text:p>
          </table:table-cell>
          <table:table-cell office:value-type="float" office:value="1310158" calcext:value-type="float">
            <text:p>1310158</text:p>
          </table:table-cell>
          <table:table-cell office:value-type="float" office:value="476" calcext:value-type="float">
            <text:p>476</text:p>
          </table:table-cell>
          <table:table-cell office:value-type="float" office:value="1321196" calcext:value-type="float">
            <text:p>1321196</text:p>
          </table:table-cell>
          <table:table-cell office:value-type="float" office:value="480" calcext:value-type="float">
            <text:p>480</text:p>
          </table:table-cell>
          <table:table-cell office:value-type="float" office:value="1310194" calcext:value-type="float">
            <text:p>1310194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1271.585" calcext:value-type="float">
            <text:p>1271.585</text:p>
          </table:table-cell>
          <table:table-cell office:value-type="float" office:value="-114.434" calcext:value-type="float">
            <text:p>-114.434</text:p>
          </table:table-cell>
          <table:table-cell office:value-type="float" office:value="1272" calcext:value-type="float">
            <text:p>1272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13203" calcext:value-type="float">
            <text:p>1313203</text:p>
          </table:table-cell>
          <table:table-cell office:value-type="float" office:value="472" calcext:value-type="float">
            <text:p>472</text:p>
          </table:table-cell>
          <table:table-cell office:value-type="float" office:value="1313167" calcext:value-type="float">
            <text:p>1313167</text:p>
          </table:table-cell>
          <table:table-cell office:value-type="float" office:value="472" calcext:value-type="float">
            <text:p>472</text:p>
          </table:table-cell>
          <table:table-cell office:value-type="float" office:value="1302099" calcext:value-type="float">
            <text:p>1302099</text:p>
          </table:table-cell>
          <table:table-cell office:value-type="float" office:value="468" calcext:value-type="float">
            <text:p>468</text:p>
          </table:table-cell>
          <table:table-cell office:value-type="float" office:value="1313162" calcext:value-type="float">
            <text:p>1313162</text:p>
          </table:table-cell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1258.005" calcext:value-type="float">
            <text:p>1258.005</text:p>
          </table:table-cell>
          <table:table-cell office:value-type="float" office:value="-91.015" calcext:value-type="float">
            <text:p>-91.015</text:p>
          </table:table-cell>
          <table:table-cell office:value-type="float" office:value="1256" calcext:value-type="float">
            <text:p>1256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10124" calcext:value-type="float">
            <text:p>1310124</text:p>
          </table:table-cell>
          <table:table-cell office:value-type="float" office:value="468" calcext:value-type="float">
            <text:p>468</text:p>
          </table:table-cell>
          <table:table-cell office:value-type="float" office:value="1310029" calcext:value-type="float">
            <text:p>1310029</text:p>
          </table:table-cell>
          <table:table-cell office:value-type="float" office:value="468" calcext:value-type="float">
            <text:p>468</text:p>
          </table:table-cell>
          <table:table-cell office:value-type="float" office:value="1321287" calcext:value-type="float">
            <text:p>1321287</text:p>
          </table:table-cell>
          <table:table-cell office:value-type="float" office:value="472" calcext:value-type="float">
            <text:p>472</text:p>
          </table:table-cell>
          <table:table-cell office:value-type="float" office:value="1310080" calcext:value-type="float">
            <text:p>1310080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1250.305" calcext:value-type="float">
            <text:p>1250.305</text:p>
          </table:table-cell>
          <table:table-cell office:value-type="float" office:value="-51.61" calcext:value-type="float">
            <text:p>-51.61</text:p>
          </table:table-cell>
          <table:table-cell office:value-type="float" office:value="1250.667" calcext:value-type="float">
            <text:p>1250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17382" calcext:value-type="float">
            <text:p>1317382</text:p>
          </table:table-cell>
          <table:table-cell office:value-type="float" office:value="464" calcext:value-type="float">
            <text:p>464</text:p>
          </table:table-cell>
          <table:table-cell office:value-type="float" office:value="1317340" calcext:value-type="float">
            <text:p>1317340</text:p>
          </table:table-cell>
          <table:table-cell office:value-type="float" office:value="464" calcext:value-type="float">
            <text:p>464</text:p>
          </table:table-cell>
          <table:table-cell office:value-type="float" office:value="1306022" calcext:value-type="float">
            <text:p>1306022</text:p>
          </table:table-cell>
          <table:table-cell office:value-type="float" office:value="460" calcext:value-type="float">
            <text:p>460</text:p>
          </table:table-cell>
          <table:table-cell office:value-type="float" office:value="1317386" calcext:value-type="float">
            <text:p>1317386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1232.758" calcext:value-type="float">
            <text:p>1232.758</text:p>
          </table:table-cell>
          <table:table-cell office:value-type="float" office:value="-117.601" calcext:value-type="float">
            <text:p>-117.601</text:p>
          </table:table-cell>
          <table:table-cell office:value-type="float" office:value="1234.667" calcext:value-type="float">
            <text:p>1234.667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08804" calcext:value-type="float">
            <text:p>1308804</text:p>
          </table:table-cell>
          <table:table-cell office:value-type="float" office:value="456" calcext:value-type="float">
            <text:p>456</text:p>
          </table:table-cell>
          <table:table-cell office:value-type="float" office:value="1308709" calcext:value-type="float">
            <text:p>1308709</text:p>
          </table:table-cell>
          <table:table-cell office:value-type="float" office:value="456" calcext:value-type="float">
            <text:p>456</text:p>
          </table:table-cell>
          <table:table-cell office:value-type="float" office:value="1320211" calcext:value-type="float">
            <text:p>1320211</text:p>
          </table:table-cell>
          <table:table-cell office:value-type="float" office:value="460" calcext:value-type="float">
            <text:p>460</text:p>
          </table:table-cell>
          <table:table-cell office:value-type="float" office:value="1308754" calcext:value-type="float">
            <text:p>1308754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1219.485" calcext:value-type="float">
            <text:p>1219.485</text:p>
          </table:table-cell>
          <table:table-cell office:value-type="float" office:value="-88.956" calcext:value-type="float">
            <text:p>-88.956</text:p>
          </table:table-cell>
          <table:table-cell office:value-type="float" office:value="1218.667" calcext:value-type="float">
            <text:p>1218.667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16174" calcext:value-type="float">
            <text:p>1316174</text:p>
          </table:table-cell>
          <table:table-cell office:value-type="float" office:value="456" calcext:value-type="float">
            <text:p>456</text:p>
          </table:table-cell>
          <table:table-cell office:value-type="float" office:value="1316164" calcext:value-type="float">
            <text:p>1316164</text:p>
          </table:table-cell>
          <table:table-cell office:value-type="float" office:value="456" calcext:value-type="float">
            <text:p>456</text:p>
          </table:table-cell>
          <table:table-cell office:value-type="float" office:value="1304610" calcext:value-type="float">
            <text:p>1304610</text:p>
          </table:table-cell>
          <table:table-cell office:value-type="float" office:value="452" calcext:value-type="float">
            <text:p>452</text:p>
          </table:table-cell>
          <table:table-cell office:value-type="float" office:value="1316165" calcext:value-type="float">
            <text:p>131616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office:value-type="float" office:value="1212.614" calcext:value-type="float">
            <text:p>1212.614</text:p>
          </table:table-cell>
          <table:table-cell office:value-type="float" office:value="-46.046" calcext:value-type="float">
            <text:p>-46.046</text:p>
          </table:table-cell>
          <table:table-cell office:value-type="float" office:value="1213.333" calcext:value-type="float">
            <text:p>1213.333</text:p>
          </table:table-cell>
          <table:table-cell office:value-type="float" office:value="-35.745" calcext:value-type="float">
            <text:p>-35.745</text:p>
          </table:table-cell>
          <table:table-cell table:number-columns-repeated="4"/>
        </table:table-row>
        <table:table-row table:style-name="ro1">
          <table:table-cell office:value-type="float" office:value="1311004" calcext:value-type="float">
            <text:p>1311004</text:p>
          </table:table-cell>
          <table:table-cell office:value-type="float" office:value="448" calcext:value-type="float">
            <text:p>448</text:p>
          </table:table-cell>
          <table:table-cell office:value-type="float" office:value="1310924" calcext:value-type="float">
            <text:p>1310924</text:p>
          </table:table-cell>
          <table:table-cell office:value-type="float" office:value="448" calcext:value-type="float">
            <text:p>448</text:p>
          </table:table-cell>
          <table:table-cell office:value-type="float" office:value="1310886" calcext:value-type="float">
            <text:p>1310886</text:p>
          </table:table-cell>
          <table:table-cell office:value-type="float" office:value="448" calcext:value-type="float">
            <text:p>448</text:p>
          </table:table-cell>
          <table:table-cell office:value-type="float" office:value="1310972" calcext:value-type="float">
            <text:p>1310972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float" office:value="1196.082" calcext:value-type="float">
            <text:p>1196.082</text:p>
          </table:table-cell>
          <table:table-cell office:value-type="float" office:value="-110.798" calcext:value-type="float">
            <text:p>-110.798</text:p>
          </table:table-cell>
          <table:table-cell office:value-type="float" office:value="1194.667" calcext:value-type="float">
            <text:p>1194.667</text:p>
          </table:table-cell>
          <table:table-cell office:value-type="float" office:value="-125.105" calcext:value-type="float">
            <text:p>-125.105</text:p>
          </table:table-cell>
          <table:table-cell table:number-columns-repeated="4"/>
        </table:table-row>
        <table:table-row table:style-name="ro1">
          <table:table-cell office:value-type="float" office:value="1313399" calcext:value-type="float">
            <text:p>1313399</text:p>
          </table:table-cell>
          <table:table-cell office:value-type="float" office:value="444" calcext:value-type="float">
            <text:p>444</text:p>
          </table:table-cell>
          <table:table-cell office:value-type="float" office:value="1313293" calcext:value-type="float">
            <text:p>1313293</text:p>
          </table:table-cell>
          <table:table-cell office:value-type="float" office:value="444" calcext:value-type="float">
            <text:p>444</text:p>
          </table:table-cell>
          <table:table-cell office:value-type="float" office:value="1313265" calcext:value-type="float">
            <text:p>1313265</text:p>
          </table:table-cell>
          <table:table-cell office:value-type="float" office:value="444" calcext:value-type="float">
            <text:p>444</text:p>
          </table:table-cell>
          <table:table-cell office:value-type="float" office:value="1313364" calcext:value-type="float">
            <text:p>1313364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1183.251" calcext:value-type="float">
            <text:p>1183.251</text:p>
          </table:table-cell>
          <table:table-cell office:value-type="float" office:value="-85.993" calcext:value-type="float">
            <text:p>-85.993</text:p>
          </table:table-cell>
          <table:table-cell office:value-type="float" office:value="1184" calcext:value-type="float">
            <text:p>1184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11710" calcext:value-type="float">
            <text:p>1311710</text:p>
          </table:table-cell>
          <table:table-cell office:value-type="float" office:value="440" calcext:value-type="float">
            <text:p>440</text:p>
          </table:table-cell>
          <table:table-cell office:value-type="float" office:value="1311713" calcext:value-type="float">
            <text:p>1311713</text:p>
          </table:table-cell>
          <table:table-cell office:value-type="float" office:value="440" calcext:value-type="float">
            <text:p>440</text:p>
          </table:table-cell>
          <table:table-cell office:value-type="float" office:value="1311700" calcext:value-type="float">
            <text:p>1311700</text:p>
          </table:table-cell>
          <table:table-cell office:value-type="float" office:value="440" calcext:value-type="float">
            <text:p>440</text:p>
          </table:table-cell>
          <table:table-cell office:value-type="float" office:value="1311664" calcext:value-type="float">
            <text:p>1311664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float" office:value="1174.052" calcext:value-type="float">
            <text:p>1174.052</text:p>
          </table:table-cell>
          <table:table-cell office:value-type="float" office:value="-61.657" calcext:value-type="float">
            <text:p>-61.657</text:p>
          </table:table-cell>
          <table:table-cell office:value-type="float" office:value="1173.333" calcext:value-type="float">
            <text:p>1173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02117" calcext:value-type="float">
            <text:p>1302117</text:p>
          </table:table-cell>
          <table:table-cell office:value-type="float" office:value="432" calcext:value-type="float">
            <text:p>432</text:p>
          </table:table-cell>
          <table:table-cell office:value-type="float" office:value="1314204" calcext:value-type="float">
            <text:p>1314204</text:p>
          </table:table-cell>
          <table:table-cell office:value-type="float" office:value="436" calcext:value-type="float">
            <text:p>436</text:p>
          </table:table-cell>
          <table:table-cell office:value-type="float" office:value="1314157" calcext:value-type="float">
            <text:p>1314157</text:p>
          </table:table-cell>
          <table:table-cell office:value-type="float" office:value="436" calcext:value-type="float">
            <text:p>436</text:p>
          </table:table-cell>
          <table:table-cell office:value-type="float" office:value="1314312" calcext:value-type="float">
            <text:p>1314312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1161.152" calcext:value-type="float">
            <text:p>1161.152</text:p>
          </table:table-cell>
          <table:table-cell office:value-type="float" office:value="-86.453" calcext:value-type="float">
            <text:p>-86.453</text:p>
          </table:table-cell>
          <table:table-cell office:value-type="float" office:value="1162.667" calcext:value-type="float">
            <text:p>1162.667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7347" calcext:value-type="float">
            <text:p>1317347</text:p>
          </table:table-cell>
          <table:table-cell office:value-type="float" office:value="432" calcext:value-type="float">
            <text:p>432</text:p>
          </table:table-cell>
          <table:table-cell office:value-type="float" office:value="1317410" calcext:value-type="float">
            <text:p>1317410</text:p>
          </table:table-cell>
          <table:table-cell office:value-type="float" office:value="432" calcext:value-type="float">
            <text:p>432</text:p>
          </table:table-cell>
          <table:table-cell office:value-type="float" office:value="1317380" calcext:value-type="float">
            <text:p>1317380</text:p>
          </table:table-cell>
          <table:table-cell office:value-type="float" office:value="432" calcext:value-type="float">
            <text:p>432</text:p>
          </table:table-cell>
          <table:table-cell office:value-type="float" office:value="1305140" calcext:value-type="float">
            <text:p>1305140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1147.742" calcext:value-type="float">
            <text:p>1147.742</text:p>
          </table:table-cell>
          <table:table-cell office:value-type="float" office:value="-89.874" calcext:value-type="float">
            <text:p>-89.874</text:p>
          </table:table-cell>
          <table:table-cell office:value-type="float" office:value="1146.667" calcext:value-type="float">
            <text:p>1146.667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17993" calcext:value-type="float">
            <text:p>1317993</text:p>
          </table:table-cell>
          <table:table-cell office:value-type="float" office:value="428" calcext:value-type="float">
            <text:p>428</text:p>
          </table:table-cell>
          <table:table-cell office:value-type="float" office:value="1305638" calcext:value-type="float">
            <text:p>1305638</text:p>
          </table:table-cell>
          <table:table-cell office:value-type="float" office:value="424" calcext:value-type="float">
            <text:p>424</text:p>
          </table:table-cell>
          <table:table-cell office:value-type="float" office:value="1305611" calcext:value-type="float">
            <text:p>1305611</text:p>
          </table:table-cell>
          <table:table-cell office:value-type="float" office:value="424" calcext:value-type="float">
            <text:p>424</text:p>
          </table:table-cell>
          <table:table-cell office:value-type="float" office:value="1317931" calcext:value-type="float">
            <text:p>1317931</text:p>
          </table:table-cell>
          <table:table-cell office:value-type="float" office:value="428" calcext:value-type="float">
            <text:p>428</text:p>
          </table:table-cell>
          <table:table-cell office:value-type="float" office:value="426" calcext:value-type="float">
            <text:p>426</text:p>
          </table:table-cell>
          <table:table-cell office:value-type="float" office:value="1136.612" calcext:value-type="float">
            <text:p>1136.612</text:p>
          </table:table-cell>
          <table:table-cell office:value-type="float" office:value="-74.597" calcext:value-type="float">
            <text:p>-74.597</text:p>
          </table:table-cell>
          <table:table-cell office:value-type="float" office:value="1136" calcext:value-type="float">
            <text:p>1136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04753" calcext:value-type="float">
            <text:p>1304753</text:p>
          </table:table-cell>
          <table:table-cell office:value-type="float" office:value="420" calcext:value-type="float">
            <text:p>420</text:p>
          </table:table-cell>
          <table:table-cell office:value-type="float" office:value="1317227" calcext:value-type="float">
            <text:p>1317227</text:p>
          </table:table-cell>
          <table:table-cell office:value-type="float" office:value="424" calcext:value-type="float">
            <text:p>424</text:p>
          </table:table-cell>
          <table:table-cell office:value-type="float" office:value="1317186" calcext:value-type="float">
            <text:p>1317186</text:p>
          </table:table-cell>
          <table:table-cell office:value-type="float" office:value="424" calcext:value-type="float">
            <text:p>424</text:p>
          </table:table-cell>
          <table:table-cell office:value-type="float" office:value="1304736" calcext:value-type="float">
            <text:p>1304736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1126.642" calcext:value-type="float">
            <text:p>1126.642</text:p>
          </table:table-cell>
          <table:table-cell office:value-type="float" office:value="-66.82" calcext:value-type="float">
            <text:p>-66.82</text:p>
          </table:table-cell>
          <table:table-cell office:value-type="float" office:value="1125.333" calcext:value-type="float">
            <text:p>1125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21569" calcext:value-type="float">
            <text:p>1321569</text:p>
          </table:table-cell>
          <table:table-cell office:value-type="float" office:value="420" calcext:value-type="float">
            <text:p>420</text:p>
          </table:table-cell>
          <table:table-cell office:value-type="float" office:value="1308983" calcext:value-type="float">
            <text:p>1308983</text:p>
          </table:table-cell>
          <table:table-cell office:value-type="float" office:value="416" calcext:value-type="float">
            <text:p>416</text:p>
          </table:table-cell>
          <table:table-cell office:value-type="float" office:value="1308959" calcext:value-type="float">
            <text:p>1308959</text:p>
          </table:table-cell>
          <table:table-cell office:value-type="float" office:value="416" calcext:value-type="float">
            <text:p>416</text:p>
          </table:table-cell>
          <table:table-cell office:value-type="float" office:value="1321565" calcext:value-type="float">
            <text:p>1321565</text:p>
          </table:table-cell>
          <table:table-cell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1112.32" calcext:value-type="float">
            <text:p>1112.32</text:p>
          </table:table-cell>
          <table:table-cell office:value-type="float" office:value="-95.987" calcext:value-type="float">
            <text:p>-95.987</text:p>
          </table:table-cell>
          <table:table-cell office:value-type="float" office:value="1114.667" calcext:value-type="float">
            <text:p>1114.667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0441" calcext:value-type="float">
            <text:p>1310441</text:p>
          </table:table-cell>
          <table:table-cell office:value-type="float" office:value="412" calcext:value-type="float">
            <text:p>412</text:p>
          </table:table-cell>
          <table:table-cell office:value-type="float" office:value="1310389" calcext:value-type="float">
            <text:p>1310389</text:p>
          </table:table-cell>
          <table:table-cell office:value-type="float" office:value="412" calcext:value-type="float">
            <text:p>412</text:p>
          </table:table-cell>
          <table:table-cell office:value-type="float" office:value="1310357" calcext:value-type="float">
            <text:p>1310357</text:p>
          </table:table-cell>
          <table:table-cell office:value-type="float" office:value="412" calcext:value-type="float">
            <text:p>412</text:p>
          </table:table-cell>
          <table:table-cell office:value-type="float" office:value="1310389" calcext:value-type="float">
            <text:p>1310389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1100.432" calcext:value-type="float">
            <text:p>1100.432</text:p>
          </table:table-cell>
          <table:table-cell office:value-type="float" office:value="-79.672" calcext:value-type="float">
            <text:p>-79.672</text:p>
          </table:table-cell>
          <table:table-cell office:value-type="float" office:value="1098.667" calcext:value-type="float">
            <text:p>1098.667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05698" calcext:value-type="float">
            <text:p>1305698</text:p>
          </table:table-cell>
          <table:table-cell office:value-type="float" office:value="408" calcext:value-type="float">
            <text:p>408</text:p>
          </table:table-cell>
          <table:table-cell office:value-type="float" office:value="1318455" calcext:value-type="float">
            <text:p>1318455</text:p>
          </table:table-cell>
          <table:table-cell office:value-type="float" office:value="412" calcext:value-type="float">
            <text:p>412</text:p>
          </table:table-cell>
          <table:table-cell office:value-type="float" office:value="1318445" calcext:value-type="float">
            <text:p>1318445</text:p>
          </table:table-cell>
          <table:table-cell office:value-type="float" office:value="412" calcext:value-type="float">
            <text:p>412</text:p>
          </table:table-cell>
          <table:table-cell office:value-type="float" office:value="1305685" calcext:value-type="float">
            <text:p>1305685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1093.691" calcext:value-type="float">
            <text:p>1093.691</text:p>
          </table:table-cell>
          <table:table-cell office:value-type="float" office:value="-45.182" calcext:value-type="float">
            <text:p>-45.182</text:p>
          </table:table-cell>
          <table:table-cell office:value-type="float" office:value="1093.333" calcext:value-type="float">
            <text:p>1093.333</text:p>
          </table:table-cell>
          <table:table-cell office:value-type="float" office:value="-35.745" calcext:value-type="float">
            <text:p>-35.745</text:p>
          </table:table-cell>
          <table:table-cell table:number-columns-repeated="4"/>
        </table:table-row>
        <table:table-row table:style-name="ro1">
          <table:table-cell office:value-type="float" office:value="1309854" calcext:value-type="float">
            <text:p>1309854</text:p>
          </table:table-cell>
          <table:table-cell office:value-type="float" office:value="404" calcext:value-type="float">
            <text:p>404</text:p>
          </table:table-cell>
          <table:table-cell office:value-type="float" office:value="1309989" calcext:value-type="float">
            <text:p>1309989</text:p>
          </table:table-cell>
          <table:table-cell office:value-type="float" office:value="404" calcext:value-type="float">
            <text:p>404</text:p>
          </table:table-cell>
          <table:table-cell office:value-type="float" office:value="1309941" calcext:value-type="float">
            <text:p>1309941</text:p>
          </table:table-cell>
          <table:table-cell office:value-type="float" office:value="404" calcext:value-type="float">
            <text:p>404</text:p>
          </table:table-cell>
          <table:table-cell office:value-type="float" office:value="1322884" calcext:value-type="float">
            <text:p>1322884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1079.451" calcext:value-type="float">
            <text:p>1079.451</text:p>
          </table:table-cell>
          <table:table-cell office:value-type="float" office:value="-95.434" calcext:value-type="float">
            <text:p>-95.434</text:p>
          </table:table-cell>
          <table:table-cell office:value-type="float" office:value="1080" calcext:value-type="float">
            <text:p>1080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3365" calcext:value-type="float">
            <text:p>1313365</text:p>
          </table:table-cell>
          <table:table-cell office:value-type="float" office:value="400" calcext:value-type="float">
            <text:p>400</text:p>
          </table:table-cell>
          <table:table-cell office:value-type="float" office:value="1313432" calcext:value-type="float">
            <text:p>1313432</text:p>
          </table:table-cell>
          <table:table-cell office:value-type="float" office:value="400" calcext:value-type="float">
            <text:p>400</text:p>
          </table:table-cell>
          <table:table-cell office:value-type="float" office:value="1313397" calcext:value-type="float">
            <text:p>1313397</text:p>
          </table:table-cell>
          <table:table-cell office:value-type="float" office:value="400" calcext:value-type="float">
            <text:p>400</text:p>
          </table:table-cell>
          <table:table-cell office:value-type="float" office:value="1313457" calcext:value-type="float">
            <text:p>1313457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065.925" calcext:value-type="float">
            <text:p>1065.925</text:p>
          </table:table-cell>
          <table:table-cell office:value-type="float" office:value="-90.652" calcext:value-type="float">
            <text:p>-90.652</text:p>
          </table:table-cell>
          <table:table-cell office:value-type="float" office:value="1066.667" calcext:value-type="float">
            <text:p>1066.667</text:p>
          </table:table-cell>
          <table:table-cell office:value-type="float" office:value="-89.36" calcext:value-type="float">
            <text:p>-89.36</text:p>
          </table:table-cell>
          <table:table-cell table:number-columns-repeated="4"/>
        </table:table-row>
        <table:table-row table:style-name="ro1">
          <table:table-cell office:value-type="float" office:value="1310967" calcext:value-type="float">
            <text:p>1310967</text:p>
          </table:table-cell>
          <table:table-cell office:value-type="float" office:value="396" calcext:value-type="float">
            <text:p>396</text:p>
          </table:table-cell>
          <table:table-cell office:value-type="float" office:value="1311046" calcext:value-type="float">
            <text:p>1311046</text:p>
          </table:table-cell>
          <table:table-cell office:value-type="float" office:value="396" calcext:value-type="float">
            <text:p>396</text:p>
          </table:table-cell>
          <table:table-cell office:value-type="float" office:value="1311012" calcext:value-type="float">
            <text:p>1311012</text:p>
          </table:table-cell>
          <table:table-cell office:value-type="float" office:value="396" calcext:value-type="float">
            <text:p>396</text:p>
          </table:table-cell>
          <table:table-cell office:value-type="float" office:value="1311063" calcext:value-type="float">
            <text:p>1311063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1057.19" calcext:value-type="float">
            <text:p>1057.19</text:p>
          </table:table-cell>
          <table:table-cell office:value-type="float" office:value="-58.542" calcext:value-type="float">
            <text:p>-58.542</text:p>
          </table:table-cell>
          <table:table-cell office:value-type="float" office:value="1056" calcext:value-type="float">
            <text:p>1056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22215" calcext:value-type="float">
            <text:p>1322215</text:p>
          </table:table-cell>
          <table:table-cell office:value-type="float" office:value="396" calcext:value-type="float">
            <text:p>396</text:p>
          </table:table-cell>
          <table:table-cell office:value-type="float" office:value="1308801" calcext:value-type="float">
            <text:p>1308801</text:p>
          </table:table-cell>
          <table:table-cell office:value-type="float" office:value="392" calcext:value-type="float">
            <text:p>392</text:p>
          </table:table-cell>
          <table:table-cell office:value-type="float" office:value="1308757" calcext:value-type="float">
            <text:p>1308757</text:p>
          </table:table-cell>
          <table:table-cell office:value-type="float" office:value="392" calcext:value-type="float">
            <text:p>392</text:p>
          </table:table-cell>
          <table:table-cell office:value-type="float" office:value="1308857" calcext:value-type="float">
            <text:p>1308857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1048.274" calcext:value-type="float">
            <text:p>1048.274</text:p>
          </table:table-cell>
          <table:table-cell office:value-type="float" office:value="-59.761" calcext:value-type="float">
            <text:p>-59.761</text:p>
          </table:table-cell>
          <table:table-cell office:value-type="float" office:value="1048" calcext:value-type="float">
            <text:p>1048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3664" calcext:value-type="float">
            <text:p>1313664</text:p>
          </table:table-cell>
          <table:table-cell office:value-type="float" office:value="388" calcext:value-type="float">
            <text:p>388</text:p>
          </table:table-cell>
          <table:table-cell office:value-type="float" office:value="1313603" calcext:value-type="float">
            <text:p>1313603</text:p>
          </table:table-cell>
          <table:table-cell office:value-type="float" office:value="388" calcext:value-type="float">
            <text:p>388</text:p>
          </table:table-cell>
          <table:table-cell office:value-type="float" office:value="1313571" calcext:value-type="float">
            <text:p>1313571</text:p>
          </table:table-cell>
          <table:table-cell office:value-type="float" office:value="388" calcext:value-type="float">
            <text:p>388</text:p>
          </table:table-cell>
          <table:table-cell office:value-type="float" office:value="1313681" calcext:value-type="float">
            <text:p>1313681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1033.777" calcext:value-type="float">
            <text:p>1033.777</text:p>
          </table:table-cell>
          <table:table-cell office:value-type="float" office:value="-97.159" calcext:value-type="float">
            <text:p>-97.159</text:p>
          </table:table-cell>
          <table:table-cell office:value-type="float" office:value="1034.667" calcext:value-type="float">
            <text:p>1034.667</text:p>
          </table:table-cell>
          <table:table-cell office:value-type="float" office:value="-89.36" calcext:value-type="float">
            <text:p>-89.36</text:p>
          </table:table-cell>
          <table:table-cell table:number-columns-repeated="4"/>
        </table:table-row>
        <table:table-row table:style-name="ro1">
          <table:table-cell office:value-type="float" office:value="1314124" calcext:value-type="float">
            <text:p>1314124</text:p>
          </table:table-cell>
          <table:table-cell office:value-type="float" office:value="384" calcext:value-type="float">
            <text:p>384</text:p>
          </table:table-cell>
          <table:table-cell office:value-type="float" office:value="1314051" calcext:value-type="float">
            <text:p>1314051</text:p>
          </table:table-cell>
          <table:table-cell office:value-type="float" office:value="384" calcext:value-type="float">
            <text:p>384</text:p>
          </table:table-cell>
          <table:table-cell office:value-type="float" office:value="1314018" calcext:value-type="float">
            <text:p>1314018</text:p>
          </table:table-cell>
          <table:table-cell office:value-type="float" office:value="384" calcext:value-type="float">
            <text:p>384</text:p>
          </table:table-cell>
          <table:table-cell office:value-type="float" office:value="1314060" calcext:value-type="float">
            <text:p>1314060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022.782" calcext:value-type="float">
            <text:p>1022.782</text:p>
          </table:table-cell>
          <table:table-cell office:value-type="float" office:value="-73.689" calcext:value-type="float">
            <text:p>-73.689</text:p>
          </table:table-cell>
          <table:table-cell office:value-type="float" office:value="1024" calcext:value-type="float">
            <text:p>1024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11064" calcext:value-type="float">
            <text:p>1311064</text:p>
          </table:table-cell>
          <table:table-cell office:value-type="float" office:value="380" calcext:value-type="float">
            <text:p>380</text:p>
          </table:table-cell>
          <table:table-cell office:value-type="float" office:value="1311036" calcext:value-type="float">
            <text:p>1311036</text:p>
          </table:table-cell>
          <table:table-cell office:value-type="float" office:value="380" calcext:value-type="float">
            <text:p>380</text:p>
          </table:table-cell>
          <table:table-cell office:value-type="float" office:value="1311001" calcext:value-type="float">
            <text:p>1311001</text:p>
          </table:table-cell>
          <table:table-cell office:value-type="float" office:value="380" calcext:value-type="float">
            <text:p>380</text:p>
          </table:table-cell>
          <table:table-cell office:value-type="float" office:value="1311029" calcext:value-type="float">
            <text:p>1311029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1014.468" calcext:value-type="float">
            <text:p>1014.468</text:p>
          </table:table-cell>
          <table:table-cell office:value-type="float" office:value="-55.723" calcext:value-type="float">
            <text:p>-55.723</text:p>
          </table:table-cell>
          <table:table-cell office:value-type="float" office:value="1013.333" calcext:value-type="float">
            <text:p>1013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1811" calcext:value-type="float">
            <text:p>1311811</text:p>
          </table:table-cell>
          <table:table-cell office:value-type="float" office:value="376" calcext:value-type="float">
            <text:p>376</text:p>
          </table:table-cell>
          <table:table-cell office:value-type="float" office:value="1311755" calcext:value-type="float">
            <text:p>1311755</text:p>
          </table:table-cell>
          <table:table-cell office:value-type="float" office:value="376" calcext:value-type="float">
            <text:p>376</text:p>
          </table:table-cell>
          <table:table-cell office:value-type="float" office:value="1311733" calcext:value-type="float">
            <text:p>1311733</text:p>
          </table:table-cell>
          <table:table-cell office:value-type="float" office:value="376" calcext:value-type="float">
            <text:p>376</text:p>
          </table:table-cell>
          <table:table-cell office:value-type="float" office:value="1311792" calcext:value-type="float">
            <text:p>1311792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1003.223" calcext:value-type="float">
            <text:p>1003.223</text:p>
          </table:table-cell>
          <table:table-cell office:value-type="float" office:value="-75.365" calcext:value-type="float">
            <text:p>-75.365</text:p>
          </table:table-cell>
          <table:table-cell office:value-type="float" office:value="1002.667" calcext:value-type="float">
            <text:p>1002.667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01014" calcext:value-type="float">
            <text:p>1301014</text:p>
          </table:table-cell>
          <table:table-cell office:value-type="float" office:value="368" calcext:value-type="float">
            <text:p>368</text:p>
          </table:table-cell>
          <table:table-cell office:value-type="float" office:value="1315124" calcext:value-type="float">
            <text:p>1315124</text:p>
          </table:table-cell>
          <table:table-cell office:value-type="float" office:value="372" calcext:value-type="float">
            <text:p>372</text:p>
          </table:table-cell>
          <table:table-cell office:value-type="float" office:value="1315074" calcext:value-type="float">
            <text:p>1315074</text:p>
          </table:table-cell>
          <table:table-cell office:value-type="float" office:value="372" calcext:value-type="float">
            <text:p>372</text:p>
          </table:table-cell>
          <table:table-cell office:value-type="float" office:value="1315215" calcext:value-type="float">
            <text:p>1315215</text:p>
          </table:table-cell>
          <table:table-cell office:value-type="float" office:value="372" calcext:value-type="float">
            <text:p>372</text:p>
          </table:table-cell>
          <table:table-cell office:value-type="float" office:value="371" calcext:value-type="float">
            <text:p>371</text:p>
          </table:table-cell>
          <table:table-cell office:value-type="float" office:value="990.007" calcext:value-type="float">
            <text:p>990.007</text:p>
          </table:table-cell>
          <table:table-cell office:value-type="float" office:value="-88.571" calcext:value-type="float">
            <text:p>-88.571</text:p>
          </table:table-cell>
          <table:table-cell office:value-type="float" office:value="989.333" calcext:value-type="float">
            <text:p>989.333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4981" calcext:value-type="float">
            <text:p>1314981</text:p>
          </table:table-cell>
          <table:table-cell office:value-type="float" office:value="368" calcext:value-type="float">
            <text:p>368</text:p>
          </table:table-cell>
          <table:table-cell office:value-type="float" office:value="1315067" calcext:value-type="float">
            <text:p>1315067</text:p>
          </table:table-cell>
          <table:table-cell office:value-type="float" office:value="368" calcext:value-type="float">
            <text:p>368</text:p>
          </table:table-cell>
          <table:table-cell office:value-type="float" office:value="1315026" calcext:value-type="float">
            <text:p>1315026</text:p>
          </table:table-cell>
          <table:table-cell office:value-type="float" office:value="368" calcext:value-type="float">
            <text:p>368</text:p>
          </table:table-cell>
          <table:table-cell office:value-type="float" office:value="1300702" calcext:value-type="float">
            <text:p>1300702</text:p>
          </table:table-cell>
          <table:table-cell office:value-type="float" office:value="364" calcext:value-type="float">
            <text:p>364</text:p>
          </table:table-cell>
          <table:table-cell office:value-type="float" office:value="367" calcext:value-type="float">
            <text:p>367</text:p>
          </table:table-cell>
          <table:table-cell office:value-type="float" office:value="979.455" calcext:value-type="float">
            <text:p>979.455</text:p>
          </table:table-cell>
          <table:table-cell office:value-type="float" office:value="-70.722" calcext:value-type="float">
            <text:p>-70.722</text:p>
          </table:table-cell>
          <table:table-cell office:value-type="float" office:value="978.667" calcext:value-type="float">
            <text:p>978.667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10487" calcext:value-type="float">
            <text:p>1310487</text:p>
          </table:table-cell>
          <table:table-cell office:value-type="float" office:value="364" calcext:value-type="float">
            <text:p>364</text:p>
          </table:table-cell>
          <table:table-cell office:value-type="float" office:value="1310501" calcext:value-type="float">
            <text:p>1310501</text:p>
          </table:table-cell>
          <table:table-cell office:value-type="float" office:value="364" calcext:value-type="float">
            <text:p>364</text:p>
          </table:table-cell>
          <table:table-cell office:value-type="float" office:value="1310470" calcext:value-type="float">
            <text:p>1310470</text:p>
          </table:table-cell>
          <table:table-cell office:value-type="float" office:value="364" calcext:value-type="float">
            <text:p>364</text:p>
          </table:table-cell>
          <table:table-cell office:value-type="float" office:value="1324925" calcext:value-type="float">
            <text:p>1324925</text:p>
          </table:table-cell>
          <table:table-cell office:value-type="float" office:value="368" calcext:value-type="float">
            <text:p>368</text:p>
          </table:table-cell>
          <table:table-cell office:value-type="float" office:value="365" calcext:value-type="float">
            <text:p>365</text:p>
          </table:table-cell>
          <table:table-cell office:value-type="float" office:value="972.151" calcext:value-type="float">
            <text:p>972.151</text:p>
          </table:table-cell>
          <table:table-cell office:value-type="float" office:value="-48.947" calcext:value-type="float">
            <text:p>-48.947</text:p>
          </table:table-cell>
          <table:table-cell office:value-type="float" office:value="973.333" calcext:value-type="float">
            <text:p>973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12483" calcext:value-type="float">
            <text:p>1312483</text:p>
          </table:table-cell>
          <table:table-cell office:value-type="float" office:value="360" calcext:value-type="float">
            <text:p>360</text:p>
          </table:table-cell>
          <table:table-cell office:value-type="float" office:value="1312579" calcext:value-type="float">
            <text:p>1312579</text:p>
          </table:table-cell>
          <table:table-cell office:value-type="float" office:value="360" calcext:value-type="float">
            <text:p>360</text:p>
          </table:table-cell>
          <table:table-cell office:value-type="float" office:value="1312545" calcext:value-type="float">
            <text:p>1312545</text:p>
          </table:table-cell>
          <table:table-cell office:value-type="float" office:value="360" calcext:value-type="float">
            <text:p>360</text:p>
          </table:table-cell>
          <table:table-cell office:value-type="float" office:value="1312601" calcext:value-type="float">
            <text:p>1312601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959.962" calcext:value-type="float">
            <text:p>959.962</text:p>
          </table:table-cell>
          <table:table-cell office:value-type="float" office:value="-81.695" calcext:value-type="float">
            <text:p>-81.695</text:p>
          </table:table-cell>
          <table:table-cell office:value-type="float" office:value="960" calcext:value-type="float">
            <text:p>960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6057" calcext:value-type="float">
            <text:p>1316057</text:p>
          </table:table-cell>
          <table:table-cell office:value-type="float" office:value="356" calcext:value-type="float">
            <text:p>356</text:p>
          </table:table-cell>
          <table:table-cell office:value-type="float" office:value="1316196" calcext:value-type="float">
            <text:p>1316196</text:p>
          </table:table-cell>
          <table:table-cell office:value-type="float" office:value="356" calcext:value-type="float">
            <text:p>356</text:p>
          </table:table-cell>
          <table:table-cell office:value-type="float" office:value="1316162" calcext:value-type="float">
            <text:p>1316162</text:p>
          </table:table-cell>
          <table:table-cell office:value-type="float" office:value="356" calcext:value-type="float">
            <text:p>356</text:p>
          </table:table-cell>
          <table:table-cell office:value-type="float" office:value="1301428" calcext:value-type="float">
            <text:p>1301428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946.695" calcext:value-type="float">
            <text:p>946.695</text:p>
          </table:table-cell>
          <table:table-cell office:value-type="float" office:value="-88.917" calcext:value-type="float">
            <text:p>-88.917</text:p>
          </table:table-cell>
          <table:table-cell office:value-type="float" office:value="946.667" calcext:value-type="float">
            <text:p>946.667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5648" calcext:value-type="float">
            <text:p>1315648</text:p>
          </table:table-cell>
          <table:table-cell office:value-type="float" office:value="352" calcext:value-type="float">
            <text:p>352</text:p>
          </table:table-cell>
          <table:table-cell office:value-type="float" office:value="1300662" calcext:value-type="float">
            <text:p>1300662</text:p>
          </table:table-cell>
          <table:table-cell office:value-type="float" office:value="348" calcext:value-type="float">
            <text:p>348</text:p>
          </table:table-cell>
          <table:table-cell office:value-type="float" office:value="1315684" calcext:value-type="float">
            <text:p>1315684</text:p>
          </table:table-cell>
          <table:table-cell office:value-type="float" office:value="352" calcext:value-type="float">
            <text:p>352</text:p>
          </table:table-cell>
          <table:table-cell office:value-type="float" office:value="1315579" calcext:value-type="float">
            <text:p>1315579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936.433" calcext:value-type="float">
            <text:p>936.433</text:p>
          </table:table-cell>
          <table:table-cell office:value-type="float" office:value="-68.776" calcext:value-type="float">
            <text:p>-68.776</text:p>
          </table:table-cell>
          <table:table-cell office:value-type="float" office:value="936" calcext:value-type="float">
            <text:p>936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11674" calcext:value-type="float">
            <text:p>1311674</text:p>
          </table:table-cell>
          <table:table-cell office:value-type="float" office:value="348" calcext:value-type="float">
            <text:p>348</text:p>
          </table:table-cell>
          <table:table-cell office:value-type="float" office:value="1311616" calcext:value-type="float">
            <text:p>1311616</text:p>
          </table:table-cell>
          <table:table-cell office:value-type="float" office:value="348" calcext:value-type="float">
            <text:p>348</text:p>
          </table:table-cell>
          <table:table-cell office:value-type="float" office:value="1311686" calcext:value-type="float">
            <text:p>1311686</text:p>
          </table:table-cell>
          <table:table-cell office:value-type="float" office:value="348" calcext:value-type="float">
            <text:p>348</text:p>
          </table:table-cell>
          <table:table-cell office:value-type="float" office:value="1311621" calcext:value-type="float">
            <text:p>1311621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928.602" calcext:value-type="float">
            <text:p>928.602</text:p>
          </table:table-cell>
          <table:table-cell office:value-type="float" office:value="-52.484" calcext:value-type="float">
            <text:p>-52.484</text:p>
          </table:table-cell>
          <table:table-cell office:value-type="float" office:value="928" calcext:value-type="float">
            <text:p>928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3250" calcext:value-type="float">
            <text:p>1313250</text:p>
          </table:table-cell>
          <table:table-cell office:value-type="float" office:value="344" calcext:value-type="float">
            <text:p>344</text:p>
          </table:table-cell>
          <table:table-cell office:value-type="float" office:value="1313200" calcext:value-type="float">
            <text:p>1313200</text:p>
          </table:table-cell>
          <table:table-cell office:value-type="float" office:value="344" calcext:value-type="float">
            <text:p>344</text:p>
          </table:table-cell>
          <table:table-cell office:value-type="float" office:value="1313329" calcext:value-type="float">
            <text:p>1313329</text:p>
          </table:table-cell>
          <table:table-cell office:value-type="float" office:value="344" calcext:value-type="float">
            <text:p>344</text:p>
          </table:table-cell>
          <table:table-cell office:value-type="float" office:value="1313238" calcext:value-type="float">
            <text:p>1313238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916.807" calcext:value-type="float">
            <text:p>916.807</text:p>
          </table:table-cell>
          <table:table-cell office:value-type="float" office:value="-79.054" calcext:value-type="float">
            <text:p>-79.054</text:p>
          </table:table-cell>
          <table:table-cell office:value-type="float" office:value="917.333" calcext:value-type="float">
            <text:p>917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6092" calcext:value-type="float">
            <text:p>1316092</text:p>
          </table:table-cell>
          <table:table-cell office:value-type="float" office:value="340" calcext:value-type="float">
            <text:p>340</text:p>
          </table:table-cell>
          <table:table-cell office:value-type="float" office:value="1315997" calcext:value-type="float">
            <text:p>1315997</text:p>
          </table:table-cell>
          <table:table-cell office:value-type="float" office:value="340" calcext:value-type="float">
            <text:p>340</text:p>
          </table:table-cell>
          <table:table-cell office:value-type="float" office:value="1300602" calcext:value-type="float">
            <text:p>1300602</text:p>
          </table:table-cell>
          <table:table-cell office:value-type="float" office:value="336" calcext:value-type="float">
            <text:p>336</text:p>
          </table:table-cell>
          <table:table-cell office:value-type="float" office:value="1316064" calcext:value-type="float">
            <text:p>1316064</text:p>
          </table:table-cell>
          <table:table-cell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office:value-type="float" office:value="904.214" calcext:value-type="float">
            <text:p>904.214</text:p>
          </table:table-cell>
          <table:table-cell office:value-type="float" office:value="-84.393" calcext:value-type="float">
            <text:p>-84.393</text:p>
          </table:table-cell>
          <table:table-cell office:value-type="float" office:value="904" calcext:value-type="float">
            <text:p>904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00368" calcext:value-type="float">
            <text:p>1300368</text:p>
          </table:table-cell>
          <table:table-cell office:value-type="float" office:value="332" calcext:value-type="float">
            <text:p>332</text:p>
          </table:table-cell>
          <table:table-cell office:value-type="float" office:value="1316021" calcext:value-type="float">
            <text:p>1316021</text:p>
          </table:table-cell>
          <table:table-cell office:value-type="float" office:value="336" calcext:value-type="float">
            <text:p>336</text:p>
          </table:table-cell>
          <table:table-cell office:value-type="float" office:value="1315971" calcext:value-type="float">
            <text:p>1315971</text:p>
          </table:table-cell>
          <table:table-cell office:value-type="float" office:value="336" calcext:value-type="float">
            <text:p>336</text:p>
          </table:table-cell>
          <table:table-cell office:value-type="float" office:value="1316077" calcext:value-type="float">
            <text:p>1316077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893.599" calcext:value-type="float">
            <text:p>893.599</text:p>
          </table:table-cell>
          <table:table-cell office:value-type="float" office:value="-71.143" calcext:value-type="float">
            <text:p>-71.143</text:p>
          </table:table-cell>
          <table:table-cell office:value-type="float" office:value="893.333" calcext:value-type="float">
            <text:p>893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3667" calcext:value-type="float">
            <text:p>1313667</text:p>
          </table:table-cell>
          <table:table-cell office:value-type="float" office:value="332" calcext:value-type="float">
            <text:p>332</text:p>
          </table:table-cell>
          <table:table-cell office:value-type="float" office:value="1313717" calcext:value-type="float">
            <text:p>1313717</text:p>
          </table:table-cell>
          <table:table-cell office:value-type="float" office:value="332" calcext:value-type="float">
            <text:p>332</text:p>
          </table:table-cell>
          <table:table-cell office:value-type="float" office:value="1313681" calcext:value-type="float">
            <text:p>1313681</text:p>
          </table:table-cell>
          <table:table-cell office:value-type="float" office:value="332" calcext:value-type="float">
            <text:p>332</text:p>
          </table:table-cell>
          <table:table-cell office:value-type="float" office:value="1313755" calcext:value-type="float">
            <text:p>1313755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884.521" calcext:value-type="float">
            <text:p>884.521</text:p>
          </table:table-cell>
          <table:table-cell office:value-type="float" office:value="-60.842" calcext:value-type="float">
            <text:p>-60.842</text:p>
          </table:table-cell>
          <table:table-cell office:value-type="float" office:value="885.333" calcext:value-type="float">
            <text:p>885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2019" calcext:value-type="float">
            <text:p>1312019</text:p>
          </table:table-cell>
          <table:table-cell office:value-type="float" office:value="328" calcext:value-type="float">
            <text:p>328</text:p>
          </table:table-cell>
          <table:table-cell office:value-type="float" office:value="1312184" calcext:value-type="float">
            <text:p>1312184</text:p>
          </table:table-cell>
          <table:table-cell office:value-type="float" office:value="328" calcext:value-type="float">
            <text:p>328</text:p>
          </table:table-cell>
          <table:table-cell office:value-type="float" office:value="1312117" calcext:value-type="float">
            <text:p>1312117</text:p>
          </table:table-cell>
          <table:table-cell office:value-type="float" office:value="328" calcext:value-type="float">
            <text:p>328</text:p>
          </table:table-cell>
          <table:table-cell office:value-type="float" office:value="1312297" calcext:value-type="float">
            <text:p>1312297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74.897" calcext:value-type="float">
            <text:p>874.897</text:p>
          </table:table-cell>
          <table:table-cell office:value-type="float" office:value="-64.501" calcext:value-type="float">
            <text:p>-64.501</text:p>
          </table:table-cell>
          <table:table-cell office:value-type="float" office:value="874.667" calcext:value-type="float">
            <text:p>874.667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15606" calcext:value-type="float">
            <text:p>1315606</text:p>
          </table:table-cell>
          <table:table-cell office:value-type="float" office:value="324" calcext:value-type="float">
            <text:p>324</text:p>
          </table:table-cell>
          <table:table-cell office:value-type="float" office:value="1315708" calcext:value-type="float">
            <text:p>1315708</text:p>
          </table:table-cell>
          <table:table-cell office:value-type="float" office:value="324" calcext:value-type="float">
            <text:p>324</text:p>
          </table:table-cell>
          <table:table-cell office:value-type="float" office:value="1315658" calcext:value-type="float">
            <text:p>1315658</text:p>
          </table:table-cell>
          <table:table-cell office:value-type="float" office:value="324" calcext:value-type="float">
            <text:p>324</text:p>
          </table:table-cell>
          <table:table-cell office:value-type="float" office:value="1299347" calcext:value-type="float">
            <text:p>1299347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861.938" calcext:value-type="float">
            <text:p>861.938</text:p>
          </table:table-cell>
          <table:table-cell office:value-type="float" office:value="-86.855" calcext:value-type="float">
            <text:p>-86.855</text:p>
          </table:table-cell>
          <table:table-cell office:value-type="float" office:value="861.333" calcext:value-type="float">
            <text:p>861.333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6421" calcext:value-type="float">
            <text:p>1316421</text:p>
          </table:table-cell>
          <table:table-cell office:value-type="float" office:value="320" calcext:value-type="float">
            <text:p>320</text:p>
          </table:table-cell>
          <table:table-cell office:value-type="float" office:value="1299960" calcext:value-type="float">
            <text:p>1299960</text:p>
          </table:table-cell>
          <table:table-cell office:value-type="float" office:value="316" calcext:value-type="float">
            <text:p>316</text:p>
          </table:table-cell>
          <table:table-cell office:value-type="float" office:value="1316495" calcext:value-type="float">
            <text:p>1316495</text:p>
          </table:table-cell>
          <table:table-cell office:value-type="float" office:value="320" calcext:value-type="float">
            <text:p>320</text:p>
          </table:table-cell>
          <table:table-cell office:value-type="float" office:value="1316410" calcext:value-type="float">
            <text:p>1316410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850.782" calcext:value-type="float">
            <text:p>850.782</text:p>
          </table:table-cell>
          <table:table-cell office:value-type="float" office:value="-74.764" calcext:value-type="float">
            <text:p>-74.764</text:p>
          </table:table-cell>
          <table:table-cell office:value-type="float" office:value="850.667" calcext:value-type="float">
            <text:p>850.667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14739" calcext:value-type="float">
            <text:p>1314739</text:p>
          </table:table-cell>
          <table:table-cell office:value-type="float" office:value="316" calcext:value-type="float">
            <text:p>316</text:p>
          </table:table-cell>
          <table:table-cell office:value-type="float" office:value="1314682" calcext:value-type="float">
            <text:p>1314682</text:p>
          </table:table-cell>
          <table:table-cell office:value-type="float" office:value="316" calcext:value-type="float">
            <text:p>316</text:p>
          </table:table-cell>
          <table:table-cell office:value-type="float" office:value="1314763" calcext:value-type="float">
            <text:p>1314763</text:p>
          </table:table-cell>
          <table:table-cell office:value-type="float" office:value="316" calcext:value-type="float">
            <text:p>316</text:p>
          </table:table-cell>
          <table:table-cell office:value-type="float" office:value="1314656" calcext:value-type="float">
            <text:p>1314656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841.25" calcext:value-type="float">
            <text:p>841.25</text:p>
          </table:table-cell>
          <table:table-cell office:value-type="float" office:value="-63.886" calcext:value-type="float">
            <text:p>-63.886</text:p>
          </table:table-cell>
          <table:table-cell office:value-type="float" office:value="842.667" calcext:value-type="float">
            <text:p>842.667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0773" calcext:value-type="float">
            <text:p>1310773</text:p>
          </table:table-cell>
          <table:table-cell office:value-type="float" office:value="312" calcext:value-type="float">
            <text:p>312</text:p>
          </table:table-cell>
          <table:table-cell office:value-type="float" office:value="1310655" calcext:value-type="float">
            <text:p>1310655</text:p>
          </table:table-cell>
          <table:table-cell office:value-type="float" office:value="312" calcext:value-type="float">
            <text:p>312</text:p>
          </table:table-cell>
          <table:table-cell office:value-type="float" office:value="1310773" calcext:value-type="float">
            <text:p>1310773</text:p>
          </table:table-cell>
          <table:table-cell office:value-type="float" office:value="312" calcext:value-type="float">
            <text:p>312</text:p>
          </table:table-cell>
          <table:table-cell office:value-type="float" office:value="1310728" calcext:value-type="float">
            <text:p>1310728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833.122" calcext:value-type="float">
            <text:p>833.122</text:p>
          </table:table-cell>
          <table:table-cell office:value-type="float" office:value="-54.475" calcext:value-type="float">
            <text:p>-54.475</text:p>
          </table:table-cell>
          <table:table-cell office:value-type="float" office:value="832" calcext:value-type="float">
            <text:p>832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12534" calcext:value-type="float">
            <text:p>1312534</text:p>
          </table:table-cell>
          <table:table-cell office:value-type="float" office:value="308" calcext:value-type="float">
            <text:p>308</text:p>
          </table:table-cell>
          <table:table-cell office:value-type="float" office:value="1312429" calcext:value-type="float">
            <text:p>1312429</text:p>
          </table:table-cell>
          <table:table-cell office:value-type="float" office:value="308" calcext:value-type="float">
            <text:p>308</text:p>
          </table:table-cell>
          <table:table-cell office:value-type="float" office:value="1312651" calcext:value-type="float">
            <text:p>1312651</text:p>
          </table:table-cell>
          <table:table-cell office:value-type="float" office:value="308" calcext:value-type="float">
            <text:p>308</text:p>
          </table:table-cell>
          <table:table-cell office:value-type="float" office:value="1312499" calcext:value-type="float">
            <text:p>131249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821.316" calcext:value-type="float">
            <text:p>821.316</text:p>
          </table:table-cell>
          <table:table-cell office:value-type="float" office:value="-79.128" calcext:value-type="float">
            <text:p>-79.128</text:p>
          </table:table-cell>
          <table:table-cell office:value-type="float" office:value="821.333" calcext:value-type="float">
            <text:p>821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5996" calcext:value-type="float">
            <text:p>1315996</text:p>
          </table:table-cell>
          <table:table-cell office:value-type="float" office:value="304" calcext:value-type="float">
            <text:p>304</text:p>
          </table:table-cell>
          <table:table-cell office:value-type="float" office:value="1315870" calcext:value-type="float">
            <text:p>1315870</text:p>
          </table:table-cell>
          <table:table-cell office:value-type="float" office:value="304" calcext:value-type="float">
            <text:p>304</text:p>
          </table:table-cell>
          <table:table-cell office:value-type="float" office:value="1298681" calcext:value-type="float">
            <text:p>1298681</text:p>
          </table:table-cell>
          <table:table-cell office:value-type="float" office:value="300" calcext:value-type="float">
            <text:p>300</text:p>
          </table:table-cell>
          <table:table-cell office:value-type="float" office:value="1315952" calcext:value-type="float">
            <text:p>1315952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808.539" calcext:value-type="float">
            <text:p>808.539</text:p>
          </table:table-cell>
          <table:table-cell office:value-type="float" office:value="-85.629" calcext:value-type="float">
            <text:p>-85.629</text:p>
          </table:table-cell>
          <table:table-cell office:value-type="float" office:value="808" calcext:value-type="float">
            <text:p>808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4160" calcext:value-type="float">
            <text:p>1314160</text:p>
          </table:table-cell>
          <table:table-cell office:value-type="float" office:value="300" calcext:value-type="float">
            <text:p>300</text:p>
          </table:table-cell>
          <table:table-cell office:value-type="float" office:value="1314057" calcext:value-type="float">
            <text:p>1314057</text:p>
          </table:table-cell>
          <table:table-cell office:value-type="float" office:value="300" calcext:value-type="float">
            <text:p>300</text:p>
          </table:table-cell>
          <table:table-cell office:value-type="float" office:value="1313998" calcext:value-type="float">
            <text:p>1313998</text:p>
          </table:table-cell>
          <table:table-cell office:value-type="float" office:value="300" calcext:value-type="float">
            <text:p>300</text:p>
          </table:table-cell>
          <table:table-cell office:value-type="float" office:value="1314126" calcext:value-type="float">
            <text:p>131412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99.035" calcext:value-type="float">
            <text:p>799.035</text:p>
          </table:table-cell>
          <table:table-cell office:value-type="float" office:value="-63.697" calcext:value-type="float">
            <text:p>-63.697</text:p>
          </table:table-cell>
          <table:table-cell office:value-type="float" office:value="800" calcext:value-type="float">
            <text:p>800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1121" calcext:value-type="float">
            <text:p>1311121</text:p>
          </table:table-cell>
          <table:table-cell office:value-type="float" office:value="296" calcext:value-type="float">
            <text:p>296</text:p>
          </table:table-cell>
          <table:table-cell office:value-type="float" office:value="1311005" calcext:value-type="float">
            <text:p>1311005</text:p>
          </table:table-cell>
          <table:table-cell office:value-type="float" office:value="296" calcext:value-type="float">
            <text:p>296</text:p>
          </table:table-cell>
          <table:table-cell office:value-type="float" office:value="1310943" calcext:value-type="float">
            <text:p>1310943</text:p>
          </table:table-cell>
          <table:table-cell office:value-type="float" office:value="296" calcext:value-type="float">
            <text:p>296</text:p>
          </table:table-cell>
          <table:table-cell office:value-type="float" office:value="1311054" calcext:value-type="float">
            <text:p>1311054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790.218" calcext:value-type="float">
            <text:p>790.218</text:p>
          </table:table-cell>
          <table:table-cell office:value-type="float" office:value="-59.092" calcext:value-type="float">
            <text:p>-59.092</text:p>
          </table:table-cell>
          <table:table-cell office:value-type="float" office:value="789.333" calcext:value-type="float">
            <text:p>789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05779" calcext:value-type="float">
            <text:p>1305779</text:p>
          </table:table-cell>
          <table:table-cell office:value-type="float" office:value="292" calcext:value-type="float">
            <text:p>292</text:p>
          </table:table-cell>
          <table:table-cell office:value-type="float" office:value="1323733" calcext:value-type="float">
            <text:p>1323733</text:p>
          </table:table-cell>
          <table:table-cell office:value-type="float" office:value="296" calcext:value-type="float">
            <text:p>296</text:p>
          </table:table-cell>
          <table:table-cell office:value-type="float" office:value="1323687" calcext:value-type="float">
            <text:p>1323687</text:p>
          </table:table-cell>
          <table:table-cell office:value-type="float" office:value="296" calcext:value-type="float">
            <text:p>296</text:p>
          </table:table-cell>
          <table:table-cell office:value-type="float" office:value="1305736" calcext:value-type="float">
            <text:p>1305736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782.668" calcext:value-type="float">
            <text:p>782.668</text:p>
          </table:table-cell>
          <table:table-cell office:value-type="float" office:value="-50.599" calcext:value-type="float">
            <text:p>-50.599</text:p>
          </table:table-cell>
          <table:table-cell office:value-type="float" office:value="784" calcext:value-type="float">
            <text:p>784</text:p>
          </table:table-cell>
          <table:table-cell office:value-type="float" office:value="-35.745" calcext:value-type="float">
            <text:p>-35.745</text:p>
          </table:table-cell>
          <table:table-cell table:number-columns-repeated="4"/>
        </table:table-row>
        <table:table-row table:style-name="ro1">
          <table:table-cell office:value-type="float" office:value="1309247" calcext:value-type="float">
            <text:p>1309247</text:p>
          </table:table-cell>
          <table:table-cell office:value-type="float" office:value="288" calcext:value-type="float">
            <text:p>288</text:p>
          </table:table-cell>
          <table:table-cell office:value-type="float" office:value="1309476" calcext:value-type="float">
            <text:p>1309476</text:p>
          </table:table-cell>
          <table:table-cell office:value-type="float" office:value="288" calcext:value-type="float">
            <text:p>288</text:p>
          </table:table-cell>
          <table:table-cell office:value-type="float" office:value="1309396" calcext:value-type="float">
            <text:p>1309396</text:p>
          </table:table-cell>
          <table:table-cell office:value-type="float" office:value="288" calcext:value-type="float">
            <text:p>288</text:p>
          </table:table-cell>
          <table:table-cell office:value-type="float" office:value="1309203" calcext:value-type="float">
            <text:p>1309203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769.859" calcext:value-type="float">
            <text:p>769.859</text:p>
          </table:table-cell>
          <table:table-cell office:value-type="float" office:value="-85.847" calcext:value-type="float">
            <text:p>-85.847</text:p>
          </table:table-cell>
          <table:table-cell office:value-type="float" office:value="768" calcext:value-type="float">
            <text:p>768</text:p>
          </table:table-cell>
          <table:table-cell office:value-type="float" office:value="-107.233" calcext:value-type="float">
            <text:p>-107.233</text:p>
          </table:table-cell>
          <table:table-cell table:number-columns-repeated="4"/>
        </table:table-row>
        <table:table-row table:style-name="ro1">
          <table:table-cell office:value-type="float" office:value="1311435" calcext:value-type="float">
            <text:p>1311435</text:p>
          </table:table-cell>
          <table:table-cell office:value-type="float" office:value="284" calcext:value-type="float">
            <text:p>284</text:p>
          </table:table-cell>
          <table:table-cell office:value-type="float" office:value="1311520" calcext:value-type="float">
            <text:p>1311520</text:p>
          </table:table-cell>
          <table:table-cell office:value-type="float" office:value="284" calcext:value-type="float">
            <text:p>284</text:p>
          </table:table-cell>
          <table:table-cell office:value-type="float" office:value="1311482" calcext:value-type="float">
            <text:p>1311482</text:p>
          </table:table-cell>
          <table:table-cell office:value-type="float" office:value="284" calcext:value-type="float">
            <text:p>284</text:p>
          </table:table-cell>
          <table:table-cell office:value-type="float" office:value="1311391" calcext:value-type="float">
            <text:p>131139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757.936" calcext:value-type="float">
            <text:p>757.936</text:p>
          </table:table-cell>
          <table:table-cell office:value-type="float" office:value="-79.912" calcext:value-type="float">
            <text:p>-79.912</text:p>
          </table:table-cell>
          <table:table-cell office:value-type="float" office:value="757.333" calcext:value-type="float">
            <text:p>757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26654" calcext:value-type="float">
            <text:p>1326654</text:p>
          </table:table-cell>
          <table:table-cell office:value-type="float" office:value="284" calcext:value-type="float">
            <text:p>284</text:p>
          </table:table-cell>
          <table:table-cell office:value-type="float" office:value="1307917" calcext:value-type="float">
            <text:p>1307917</text:p>
          </table:table-cell>
          <table:table-cell office:value-type="float" office:value="280" calcext:value-type="float">
            <text:p>280</text:p>
          </table:table-cell>
          <table:table-cell office:value-type="float" office:value="1307858" calcext:value-type="float">
            <text:p>1307858</text:p>
          </table:table-cell>
          <table:table-cell office:value-type="float" office:value="280" calcext:value-type="float">
            <text:p>280</text:p>
          </table:table-cell>
          <table:table-cell office:value-type="float" office:value="1326591" calcext:value-type="float">
            <text:p>1326591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749.286" calcext:value-type="float">
            <text:p>749.286</text:p>
          </table:table-cell>
          <table:table-cell office:value-type="float" office:value="-57.973" calcext:value-type="float">
            <text:p>-57.973</text:p>
          </table:table-cell>
          <table:table-cell office:value-type="float" office:value="752" calcext:value-type="float">
            <text:p>752</text:p>
          </table:table-cell>
          <table:table-cell office:value-type="float" office:value="-35.745" calcext:value-type="float">
            <text:p>-35.745</text:p>
          </table:table-cell>
          <table:table-cell table:number-columns-repeated="4"/>
        </table:table-row>
        <table:table-row table:style-name="ro1">
          <table:table-cell office:value-type="float" office:value="1303791" calcext:value-type="float">
            <text:p>1303791</text:p>
          </table:table-cell>
          <table:table-cell office:value-type="float" office:value="276" calcext:value-type="float">
            <text:p>276</text:p>
          </table:table-cell>
          <table:table-cell office:value-type="float" office:value="1303730" calcext:value-type="float">
            <text:p>1303730</text:p>
          </table:table-cell>
          <table:table-cell office:value-type="float" office:value="276" calcext:value-type="float">
            <text:p>276</text:p>
          </table:table-cell>
          <table:table-cell office:value-type="float" office:value="1322631" calcext:value-type="float">
            <text:p>1322631</text:p>
          </table:table-cell>
          <table:table-cell office:value-type="float" office:value="280" calcext:value-type="float">
            <text:p>280</text:p>
          </table:table-cell>
          <table:table-cell office:value-type="float" office:value="1303719" calcext:value-type="float">
            <text:p>1303719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40.943" calcext:value-type="float">
            <text:p>740.943</text:p>
          </table:table-cell>
          <table:table-cell office:value-type="float" office:value="-55.913" calcext:value-type="float">
            <text:p>-55.913</text:p>
          </table:table-cell>
          <table:table-cell office:value-type="float" office:value="738.667" calcext:value-type="float">
            <text:p>738.667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7111" calcext:value-type="float">
            <text:p>1317111</text:p>
          </table:table-cell>
          <table:table-cell office:value-type="float" office:value="276" calcext:value-type="float">
            <text:p>276</text:p>
          </table:table-cell>
          <table:table-cell office:value-type="float" office:value="1317014" calcext:value-type="float">
            <text:p>1317014</text:p>
          </table:table-cell>
          <table:table-cell office:value-type="float" office:value="276" calcext:value-type="float">
            <text:p>276</text:p>
          </table:table-cell>
          <table:table-cell office:value-type="float" office:value="1298001" calcext:value-type="float">
            <text:p>1298001</text:p>
          </table:table-cell>
          <table:table-cell office:value-type="float" office:value="272" calcext:value-type="float">
            <text:p>272</text:p>
          </table:table-cell>
          <table:table-cell office:value-type="float" office:value="1317050" calcext:value-type="float">
            <text:p>1317050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733.448" calcext:value-type="float">
            <text:p>733.448</text:p>
          </table:table-cell>
          <table:table-cell office:value-type="float" office:value="-50.229" calcext:value-type="float">
            <text:p>-50.229</text:p>
          </table:table-cell>
          <table:table-cell office:value-type="float" office:value="733.333" calcext:value-type="float">
            <text:p>733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298394" calcext:value-type="float">
            <text:p>1298394</text:p>
          </table:table-cell>
          <table:table-cell office:value-type="float" office:value="268" calcext:value-type="float">
            <text:p>268</text:p>
          </table:table-cell>
          <table:table-cell office:value-type="float" office:value="1317764" calcext:value-type="float">
            <text:p>1317764</text:p>
          </table:table-cell>
          <table:table-cell office:value-type="float" office:value="272" calcext:value-type="float">
            <text:p>272</text:p>
          </table:table-cell>
          <table:table-cell office:value-type="float" office:value="1317700" calcext:value-type="float">
            <text:p>1317700</text:p>
          </table:table-cell>
          <table:table-cell office:value-type="float" office:value="272" calcext:value-type="float">
            <text:p>272</text:p>
          </table:table-cell>
          <table:table-cell office:value-type="float" office:value="1317936" calcext:value-type="float">
            <text:p>1317936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722.42" calcext:value-type="float">
            <text:p>722.42</text:p>
          </table:table-cell>
          <table:table-cell office:value-type="float" office:value="-73.914" calcext:value-type="float">
            <text:p>-73.914</text:p>
          </table:table-cell>
          <table:table-cell office:value-type="float" office:value="722.667" calcext:value-type="float">
            <text:p>722.667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20728" calcext:value-type="float">
            <text:p>1320728</text:p>
          </table:table-cell>
          <table:table-cell office:value-type="float" office:value="268" calcext:value-type="float">
            <text:p>268</text:p>
          </table:table-cell>
          <table:table-cell office:value-type="float" office:value="1300994" calcext:value-type="float">
            <text:p>1300994</text:p>
          </table:table-cell>
          <table:table-cell office:value-type="float" office:value="264" calcext:value-type="float">
            <text:p>264</text:p>
          </table:table-cell>
          <table:table-cell office:value-type="float" office:value="1320800" calcext:value-type="float">
            <text:p>1320800</text:p>
          </table:table-cell>
          <table:table-cell office:value-type="float" office:value="268" calcext:value-type="float">
            <text:p>268</text:p>
          </table:table-cell>
          <table:table-cell office:value-type="float" office:value="1301084" calcext:value-type="float">
            <text:p>1301084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710.198" calcext:value-type="float">
            <text:p>710.198</text:p>
          </table:table-cell>
          <table:table-cell office:value-type="float" office:value="-81.91" calcext:value-type="float">
            <text:p>-81.91</text:p>
          </table:table-cell>
          <table:table-cell office:value-type="float" office:value="709.333" calcext:value-type="float">
            <text:p>709.333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17290" calcext:value-type="float">
            <text:p>1317290</text:p>
          </table:table-cell>
          <table:table-cell office:value-type="float" office:value="264" calcext:value-type="float">
            <text:p>264</text:p>
          </table:table-cell>
          <table:table-cell office:value-type="float" office:value="1317202" calcext:value-type="float">
            <text:p>1317202</text:p>
          </table:table-cell>
          <table:table-cell office:value-type="float" office:value="264" calcext:value-type="float">
            <text:p>264</text:p>
          </table:table-cell>
          <table:table-cell office:value-type="float" office:value="1297286" calcext:value-type="float">
            <text:p>1297286</text:p>
          </table:table-cell>
          <table:table-cell office:value-type="float" office:value="260" calcext:value-type="float">
            <text:p>260</text:p>
          </table:table-cell>
          <table:table-cell office:value-type="float" office:value="1317260" calcext:value-type="float">
            <text:p>1317260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701.462" calcext:value-type="float">
            <text:p>701.462</text:p>
          </table:table-cell>
          <table:table-cell office:value-type="float" office:value="-58.552" calcext:value-type="float">
            <text:p>-58.552</text:p>
          </table:table-cell>
          <table:table-cell office:value-type="float" office:value="701.333" calcext:value-type="float">
            <text:p>701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2374" calcext:value-type="float">
            <text:p>1312374</text:p>
          </table:table-cell>
          <table:table-cell office:value-type="float" office:value="260" calcext:value-type="float">
            <text:p>260</text:p>
          </table:table-cell>
          <table:table-cell office:value-type="float" office:value="1312284" calcext:value-type="float">
            <text:p>1312284</text:p>
          </table:table-cell>
          <table:table-cell office:value-type="float" office:value="260" calcext:value-type="float">
            <text:p>260</text:p>
          </table:table-cell>
          <table:table-cell office:value-type="float" office:value="1312202" calcext:value-type="float">
            <text:p>1312202</text:p>
          </table:table-cell>
          <table:table-cell office:value-type="float" office:value="260" calcext:value-type="float">
            <text:p>260</text:p>
          </table:table-cell>
          <table:table-cell office:value-type="float" office:value="1312296" calcext:value-type="float">
            <text:p>1312296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693.445" calcext:value-type="float">
            <text:p>693.445</text:p>
          </table:table-cell>
          <table:table-cell office:value-type="float" office:value="-53.731" calcext:value-type="float">
            <text:p>-53.731</text:p>
          </table:table-cell>
          <table:table-cell office:value-type="float" office:value="693.333" calcext:value-type="float">
            <text:p>693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04024" calcext:value-type="float">
            <text:p>1304024</text:p>
          </table:table-cell>
          <table:table-cell office:value-type="float" office:value="256" calcext:value-type="float">
            <text:p>256</text:p>
          </table:table-cell>
          <table:table-cell office:value-type="float" office:value="1324446" calcext:value-type="float">
            <text:p>1324446</text:p>
          </table:table-cell>
          <table:table-cell office:value-type="float" office:value="260" calcext:value-type="float">
            <text:p>260</text:p>
          </table:table-cell>
          <table:table-cell office:value-type="float" office:value="1324390" calcext:value-type="float">
            <text:p>1324390</text:p>
          </table:table-cell>
          <table:table-cell office:value-type="float" office:value="260" calcext:value-type="float">
            <text:p>260</text:p>
          </table:table-cell>
          <table:table-cell office:value-type="float" office:value="1303970" calcext:value-type="float">
            <text:p>1303970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687.106" calcext:value-type="float">
            <text:p>687.106</text:p>
          </table:table-cell>
          <table:table-cell office:value-type="float" office:value="-42.482" calcext:value-type="float">
            <text:p>-42.482</text:p>
          </table:table-cell>
          <table:table-cell office:value-type="float" office:value="688" calcext:value-type="float">
            <text:p>688</text:p>
          </table:table-cell>
          <table:table-cell office:value-type="float" office:value="-35.745" calcext:value-type="float">
            <text:p>-35.745</text:p>
          </table:table-cell>
          <table:table-cell table:number-columns-repeated="4"/>
        </table:table-row>
        <table:table-row table:style-name="ro1">
          <table:table-cell office:value-type="float" office:value="1322357" calcext:value-type="float">
            <text:p>1322357</text:p>
          </table:table-cell>
          <table:table-cell office:value-type="float" office:value="256" calcext:value-type="float">
            <text:p>256</text:p>
          </table:table-cell>
          <table:table-cell office:value-type="float" office:value="1301605" calcext:value-type="float">
            <text:p>1301605</text:p>
          </table:table-cell>
          <table:table-cell office:value-type="float" office:value="252" calcext:value-type="float">
            <text:p>252</text:p>
          </table:table-cell>
          <table:table-cell office:value-type="float" office:value="1301514" calcext:value-type="float">
            <text:p>1301514</text:p>
          </table:table-cell>
          <table:table-cell office:value-type="float" office:value="252" calcext:value-type="float">
            <text:p>252</text:p>
          </table:table-cell>
          <table:table-cell office:value-type="float" office:value="1322269" calcext:value-type="float">
            <text:p>1322269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677.625" calcext:value-type="float">
            <text:p>677.625</text:p>
          </table:table-cell>
          <table:table-cell office:value-type="float" office:value="-63.546" calcext:value-type="float">
            <text:p>-63.546</text:p>
          </table:table-cell>
          <table:table-cell office:value-type="float" office:value="677.333" calcext:value-type="float">
            <text:p>677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04398" calcext:value-type="float">
            <text:p>1304398</text:p>
          </table:table-cell>
          <table:table-cell office:value-type="float" office:value="248" calcext:value-type="float">
            <text:p>248</text:p>
          </table:table-cell>
          <table:table-cell office:value-type="float" office:value="1325490" calcext:value-type="float">
            <text:p>1325490</text:p>
          </table:table-cell>
          <table:table-cell office:value-type="float" office:value="252" calcext:value-type="float">
            <text:p>252</text:p>
          </table:table-cell>
          <table:table-cell office:value-type="float" office:value="1325434" calcext:value-type="float">
            <text:p>1325434</text:p>
          </table:table-cell>
          <table:table-cell office:value-type="float" office:value="252" calcext:value-type="float">
            <text:p>252</text:p>
          </table:table-cell>
          <table:table-cell office:value-type="float" office:value="1304366" calcext:value-type="float">
            <text:p>1304366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665.439" calcext:value-type="float">
            <text:p>665.439</text:p>
          </table:table-cell>
          <table:table-cell office:value-type="float" office:value="-81.67" calcext:value-type="float">
            <text:p>-81.67</text:p>
          </table:table-cell>
          <table:table-cell office:value-type="float" office:value="666.667" calcext:value-type="float">
            <text:p>666.667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23334" calcext:value-type="float">
            <text:p>1323334</text:p>
          </table:table-cell>
          <table:table-cell office:value-type="float" office:value="248" calcext:value-type="float">
            <text:p>248</text:p>
          </table:table-cell>
          <table:table-cell office:value-type="float" office:value="1302050" calcext:value-type="float">
            <text:p>1302050</text:p>
          </table:table-cell>
          <table:table-cell office:value-type="float" office:value="244" calcext:value-type="float">
            <text:p>244</text:p>
          </table:table-cell>
          <table:table-cell office:value-type="float" office:value="1301995" calcext:value-type="float">
            <text:p>1301995</text:p>
          </table:table-cell>
          <table:table-cell office:value-type="float" office:value="244" calcext:value-type="float">
            <text:p>244</text:p>
          </table:table-cell>
          <table:table-cell office:value-type="float" office:value="1323306" calcext:value-type="float">
            <text:p>1323306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655.914" calcext:value-type="float">
            <text:p>655.914</text:p>
          </table:table-cell>
          <table:table-cell office:value-type="float" office:value="-63.834" calcext:value-type="float">
            <text:p>-63.834</text:p>
          </table:table-cell>
          <table:table-cell office:value-type="float" office:value="656" calcext:value-type="float">
            <text:p>656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296948" calcext:value-type="float">
            <text:p>1296948</text:p>
          </table:table-cell>
          <table:table-cell office:value-type="float" office:value="240" calcext:value-type="float">
            <text:p>240</text:p>
          </table:table-cell>
          <table:table-cell office:value-type="float" office:value="1318545" calcext:value-type="float">
            <text:p>1318545</text:p>
          </table:table-cell>
          <table:table-cell office:value-type="float" office:value="244" calcext:value-type="float">
            <text:p>244</text:p>
          </table:table-cell>
          <table:table-cell office:value-type="float" office:value="1318471" calcext:value-type="float">
            <text:p>1318471</text:p>
          </table:table-cell>
          <table:table-cell office:value-type="float" office:value="244" calcext:value-type="float">
            <text:p>244</text:p>
          </table:table-cell>
          <table:table-cell office:value-type="float" office:value="1296893" calcext:value-type="float">
            <text:p>1296893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647.695" calcext:value-type="float">
            <text:p>647.695</text:p>
          </table:table-cell>
          <table:table-cell office:value-type="float" office:value="-55.087" calcext:value-type="float">
            <text:p>-55.087</text:p>
          </table:table-cell>
          <table:table-cell office:value-type="float" office:value="645.333" calcext:value-type="float">
            <text:p>645.333</text:p>
          </table:table-cell>
          <table:table-cell office:value-type="float" office:value="-71.488" calcext:value-type="float">
            <text:p>-71.488</text:p>
          </table:table-cell>
          <table:table-cell table:number-columns-repeated="4"/>
        </table:table-row>
        <table:table-row table:style-name="ro1">
          <table:table-cell office:value-type="float" office:value="1311949" calcext:value-type="float">
            <text:p>1311949</text:p>
          </table:table-cell>
          <table:table-cell office:value-type="float" office:value="240" calcext:value-type="float">
            <text:p>240</text:p>
          </table:table-cell>
          <table:table-cell office:value-type="float" office:value="1312077" calcext:value-type="float">
            <text:p>1312077</text:p>
          </table:table-cell>
          <table:table-cell office:value-type="float" office:value="240" calcext:value-type="float">
            <text:p>240</text:p>
          </table:table-cell>
          <table:table-cell office:value-type="float" office:value="1311995" calcext:value-type="float">
            <text:p>1311995</text:p>
          </table:table-cell>
          <table:table-cell office:value-type="float" office:value="240" calcext:value-type="float">
            <text:p>240</text:p>
          </table:table-cell>
          <table:table-cell office:value-type="float" office:value="1311871" calcext:value-type="float">
            <text:p>1311871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640.257" calcext:value-type="float">
            <text:p>640.257</text:p>
          </table:table-cell>
          <table:table-cell office:value-type="float" office:value="-49.849" calcext:value-type="float">
            <text:p>-49.849</text:p>
          </table:table-cell>
          <table:table-cell office:value-type="float" office:value="640" calcext:value-type="float">
            <text:p>640</text:p>
          </table:table-cell>
          <table:table-cell office:value-type="float" office:value="-35.745" calcext:value-type="float">
            <text:p>-35.745</text:p>
          </table:table-cell>
          <table:table-cell table:number-columns-repeated="4"/>
        </table:table-row>
        <table:table-row table:style-name="ro1">
          <table:table-cell office:value-type="float" office:value="1326326" calcext:value-type="float">
            <text:p>1326326</text:p>
          </table:table-cell>
          <table:table-cell office:value-type="float" office:value="240" calcext:value-type="float">
            <text:p>240</text:p>
          </table:table-cell>
          <table:table-cell office:value-type="float" office:value="1304132" calcext:value-type="float">
            <text:p>1304132</text:p>
          </table:table-cell>
          <table:table-cell office:value-type="float" office:value="236" calcext:value-type="float">
            <text:p>236</text:p>
          </table:table-cell>
          <table:table-cell office:value-type="float" office:value="1304059" calcext:value-type="float">
            <text:p>1304059</text:p>
          </table:table-cell>
          <table:table-cell office:value-type="float" office:value="236" calcext:value-type="float">
            <text:p>236</text:p>
          </table:table-cell>
          <table:table-cell office:value-type="float" office:value="1326191" calcext:value-type="float">
            <text:p>132619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33.375" calcext:value-type="float">
            <text:p>633.375</text:p>
          </table:table-cell>
          <table:table-cell office:value-type="float" office:value="-46.125" calcext:value-type="float">
            <text:p>-46.125</text:p>
          </table:table-cell>
          <table:table-cell office:value-type="float" office:value="634.667" calcext:value-type="float">
            <text:p>634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02872" calcext:value-type="float">
            <text:p>1302872</text:p>
          </table:table-cell>
          <table:table-cell office:value-type="float" office:value="232" calcext:value-type="float">
            <text:p>232</text:p>
          </table:table-cell>
          <table:table-cell office:value-type="float" office:value="1325390" calcext:value-type="float">
            <text:p>1325390</text:p>
          </table:table-cell>
          <table:table-cell office:value-type="float" office:value="236" calcext:value-type="float">
            <text:p>236</text:p>
          </table:table-cell>
          <table:table-cell office:value-type="float" office:value="1325314" calcext:value-type="float">
            <text:p>1325314</text:p>
          </table:table-cell>
          <table:table-cell office:value-type="float" office:value="236" calcext:value-type="float">
            <text:p>236</text:p>
          </table:table-cell>
          <table:table-cell office:value-type="float" office:value="1302853" calcext:value-type="float">
            <text:p>1302853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623.237" calcext:value-type="float">
            <text:p>623.237</text:p>
          </table:table-cell>
          <table:table-cell office:value-type="float" office:value="-67.946" calcext:value-type="float">
            <text:p>-67.946</text:p>
          </table:table-cell>
          <table:table-cell office:value-type="float" office:value="624" calcext:value-type="float">
            <text:p>624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02898" calcext:value-type="float">
            <text:p>1302898</text:p>
          </table:table-cell>
          <table:table-cell office:value-type="float" office:value="228" calcext:value-type="float">
            <text:p>228</text:p>
          </table:table-cell>
          <table:table-cell office:value-type="float" office:value="1303113" calcext:value-type="float">
            <text:p>1303113</text:p>
          </table:table-cell>
          <table:table-cell office:value-type="float" office:value="228" calcext:value-type="float">
            <text:p>228</text:p>
          </table:table-cell>
          <table:table-cell office:value-type="float" office:value="1303034" calcext:value-type="float">
            <text:p>1303034</text:p>
          </table:table-cell>
          <table:table-cell office:value-type="float" office:value="228" calcext:value-type="float">
            <text:p>228</text:p>
          </table:table-cell>
          <table:table-cell office:value-type="float" office:value="1325891" calcext:value-type="float">
            <text:p>1325891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612.424" calcext:value-type="float">
            <text:p>612.424</text:p>
          </table:table-cell>
          <table:table-cell office:value-type="float" office:value="-72.469" calcext:value-type="float">
            <text:p>-72.469</text:p>
          </table:table-cell>
          <table:table-cell office:value-type="float" office:value="610.667" calcext:value-type="float">
            <text:p>610.667</text:p>
          </table:table-cell>
          <table:table-cell office:value-type="float" office:value="-89.361" calcext:value-type="float">
            <text:p>-89.361</text:p>
          </table:table-cell>
          <table:table-cell table:number-columns-repeated="4"/>
        </table:table-row>
        <table:table-row table:style-name="ro1">
          <table:table-cell office:value-type="float" office:value="1322882" calcext:value-type="float">
            <text:p>1322882</text:p>
          </table:table-cell>
          <table:table-cell office:value-type="float" office:value="228" calcext:value-type="float">
            <text:p>228</text:p>
          </table:table-cell>
          <table:table-cell office:value-type="float" office:value="1323036" calcext:value-type="float">
            <text:p>1323036</text:p>
          </table:table-cell>
          <table:table-cell office:value-type="float" office:value="228" calcext:value-type="float">
            <text:p>228</text:p>
          </table:table-cell>
          <table:table-cell office:value-type="float" office:value="1322958" calcext:value-type="float">
            <text:p>1322958</text:p>
          </table:table-cell>
          <table:table-cell office:value-type="float" office:value="228" calcext:value-type="float">
            <text:p>228</text:p>
          </table:table-cell>
          <table:table-cell office:value-type="float" office:value="1299797" calcext:value-type="float">
            <text:p>1299797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office:value-type="float" office:value="603.188" calcext:value-type="float">
            <text:p>603.188</text:p>
          </table:table-cell>
          <table:table-cell office:value-type="float" office:value="-61.901" calcext:value-type="float">
            <text:p>-61.901</text:p>
          </table:table-cell>
          <table:table-cell office:value-type="float" office:value="605.333" calcext:value-type="float">
            <text:p>605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16945" calcext:value-type="float">
            <text:p>1316945</text:p>
          </table:table-cell>
          <table:table-cell office:value-type="float" office:value="224" calcext:value-type="float">
            <text:p>224</text:p>
          </table:table-cell>
          <table:table-cell office:value-type="float" office:value="1293445" calcext:value-type="float">
            <text:p>1293445</text:p>
          </table:table-cell>
          <table:table-cell office:value-type="float" office:value="220" calcext:value-type="float">
            <text:p>220</text:p>
          </table:table-cell>
          <table:table-cell office:value-type="float" office:value="1317041" calcext:value-type="float">
            <text:p>1317041</text:p>
          </table:table-cell>
          <table:table-cell office:value-type="float" office:value="224" calcext:value-type="float">
            <text:p>224</text:p>
          </table:table-cell>
          <table:table-cell office:value-type="float" office:value="1316862" calcext:value-type="float">
            <text:p>1316862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595.314" calcext:value-type="float">
            <text:p>595.314</text:p>
          </table:table-cell>
          <table:table-cell office:value-type="float" office:value="-52.773" calcext:value-type="float">
            <text:p>-52.773</text:p>
          </table:table-cell>
          <table:table-cell office:value-type="float" office:value="594.667" calcext:value-type="float">
            <text:p>594.667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09923" calcext:value-type="float">
            <text:p>1309923</text:p>
          </table:table-cell>
          <table:table-cell office:value-type="float" office:value="220" calcext:value-type="float">
            <text:p>220</text:p>
          </table:table-cell>
          <table:table-cell office:value-type="float" office:value="1309778" calcext:value-type="float">
            <text:p>1309778</text:p>
          </table:table-cell>
          <table:table-cell office:value-type="float" office:value="220" calcext:value-type="float">
            <text:p>220</text:p>
          </table:table-cell>
          <table:table-cell office:value-type="float" office:value="1309959" calcext:value-type="float">
            <text:p>1309959</text:p>
          </table:table-cell>
          <table:table-cell office:value-type="float" office:value="220" calcext:value-type="float">
            <text:p>220</text:p>
          </table:table-cell>
          <table:table-cell office:value-type="float" office:value="1309825" calcext:value-type="float">
            <text:p>130982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587.844" calcext:value-type="float">
            <text:p>587.844</text:p>
          </table:table-cell>
          <table:table-cell office:value-type="float" office:value="-50.063" calcext:value-type="float">
            <text:p>-50.063</text:p>
          </table:table-cell>
          <table:table-cell office:value-type="float" office:value="586.667" calcext:value-type="float">
            <text:p>586.667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299987" calcext:value-type="float">
            <text:p>1299987</text:p>
          </table:table-cell>
          <table:table-cell office:value-type="float" office:value="216" calcext:value-type="float">
            <text:p>216</text:p>
          </table:table-cell>
          <table:table-cell office:value-type="float" office:value="1324014" calcext:value-type="float">
            <text:p>1324014</text:p>
          </table:table-cell>
          <table:table-cell office:value-type="float" office:value="220" calcext:value-type="float">
            <text:p>220</text:p>
          </table:table-cell>
          <table:table-cell office:value-type="float" office:value="1300033" calcext:value-type="float">
            <text:p>1300033</text:p>
          </table:table-cell>
          <table:table-cell office:value-type="float" office:value="216" calcext:value-type="float">
            <text:p>216</text:p>
          </table:table-cell>
          <table:table-cell office:value-type="float" office:value="1324066" calcext:value-type="float">
            <text:p>1324066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581.544" calcext:value-type="float">
            <text:p>581.544</text:p>
          </table:table-cell>
          <table:table-cell office:value-type="float" office:value="-42.225" calcext:value-type="float">
            <text:p>-42.225</text:p>
          </table:table-cell>
          <table:table-cell office:value-type="float" office:value="581.333" calcext:value-type="float">
            <text:p>581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18049" calcext:value-type="float">
            <text:p>1318049</text:p>
          </table:table-cell>
          <table:table-cell office:value-type="float" office:value="216" calcext:value-type="float">
            <text:p>216</text:p>
          </table:table-cell>
          <table:table-cell office:value-type="float" office:value="1318356" calcext:value-type="float">
            <text:p>1318356</text:p>
          </table:table-cell>
          <table:table-cell office:value-type="float" office:value="216" calcext:value-type="float">
            <text:p>216</text:p>
          </table:table-cell>
          <table:table-cell office:value-type="float" office:value="1318238" calcext:value-type="float">
            <text:p>1318238</text:p>
          </table:table-cell>
          <table:table-cell office:value-type="float" office:value="216" calcext:value-type="float">
            <text:p>216</text:p>
          </table:table-cell>
          <table:table-cell office:value-type="float" office:value="1293821" calcext:value-type="float">
            <text:p>1293821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 office:value-type="float" office:value="573.501" calcext:value-type="float">
            <text:p>573.501</text:p>
          </table:table-cell>
          <table:table-cell office:value-type="float" office:value="-53.902" calcext:value-type="float">
            <text:p>-53.902</text:p>
          </table:table-cell>
          <table:table-cell office:value-type="float" office:value="573.333" calcext:value-type="float">
            <text:p>573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8989" calcext:value-type="float">
            <text:p>1318989</text:p>
          </table:table-cell>
          <table:table-cell office:value-type="float" office:value="212" calcext:value-type="float">
            <text:p>212</text:p>
          </table:table-cell>
          <table:table-cell office:value-type="float" office:value="1294117" calcext:value-type="float">
            <text:p>1294117</text:p>
          </table:table-cell>
          <table:table-cell office:value-type="float" office:value="208" calcext:value-type="float">
            <text:p>208</text:p>
          </table:table-cell>
          <table:table-cell office:value-type="float" office:value="1319123" calcext:value-type="float">
            <text:p>1319123</text:p>
          </table:table-cell>
          <table:table-cell office:value-type="float" office:value="212" calcext:value-type="float">
            <text:p>212</text:p>
          </table:table-cell>
          <table:table-cell office:value-type="float" office:value="1318887" calcext:value-type="float">
            <text:p>1318887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562.547" calcext:value-type="float">
            <text:p>562.547</text:p>
          </table:table-cell>
          <table:table-cell office:value-type="float" office:value="-73.415" calcext:value-type="float">
            <text:p>-73.415</text:p>
          </table:table-cell>
          <table:table-cell office:value-type="float" office:value="562.667" calcext:value-type="float">
            <text:p>562.667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17202" calcext:value-type="float">
            <text:p>1317202</text:p>
          </table:table-cell>
          <table:table-cell office:value-type="float" office:value="208" calcext:value-type="float">
            <text:p>208</text:p>
          </table:table-cell>
          <table:table-cell office:value-type="float" office:value="1316994" calcext:value-type="float">
            <text:p>1316994</text:p>
          </table:table-cell>
          <table:table-cell office:value-type="float" office:value="208" calcext:value-type="float">
            <text:p>208</text:p>
          </table:table-cell>
          <table:table-cell office:value-type="float" office:value="1291768" calcext:value-type="float">
            <text:p>1291768</text:p>
          </table:table-cell>
          <table:table-cell office:value-type="float" office:value="204" calcext:value-type="float">
            <text:p>204</text:p>
          </table:table-cell>
          <table:table-cell office:value-type="float" office:value="1317113" calcext:value-type="float">
            <text:p>1317113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552.729" calcext:value-type="float">
            <text:p>552.729</text:p>
          </table:table-cell>
          <table:table-cell office:value-type="float" office:value="-65.802" calcext:value-type="float">
            <text:p>-65.802</text:p>
          </table:table-cell>
          <table:table-cell office:value-type="float" office:value="552" calcext:value-type="float">
            <text:p>552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12116" calcext:value-type="float">
            <text:p>1312116</text:p>
          </table:table-cell>
          <table:table-cell office:value-type="float" office:value="204" calcext:value-type="float">
            <text:p>204</text:p>
          </table:table-cell>
          <table:table-cell office:value-type="float" office:value="1311940" calcext:value-type="float">
            <text:p>1311940</text:p>
          </table:table-cell>
          <table:table-cell office:value-type="float" office:value="204" calcext:value-type="float">
            <text:p>204</text:p>
          </table:table-cell>
          <table:table-cell office:value-type="float" office:value="1311873" calcext:value-type="float">
            <text:p>1311873</text:p>
          </table:table-cell>
          <table:table-cell office:value-type="float" office:value="204" calcext:value-type="float">
            <text:p>204</text:p>
          </table:table-cell>
          <table:table-cell office:value-type="float" office:value="1312105" calcext:value-type="float">
            <text:p>1312105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544.204" calcext:value-type="float">
            <text:p>544.204</text:p>
          </table:table-cell>
          <table:table-cell office:value-type="float" office:value="-57.136" calcext:value-type="float">
            <text:p>-57.136</text:p>
          </table:table-cell>
          <table:table-cell office:value-type="float" office:value="544" calcext:value-type="float">
            <text:p>544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04776" calcext:value-type="float">
            <text:p>1304776</text:p>
          </table:table-cell>
          <table:table-cell office:value-type="float" office:value="200" calcext:value-type="float">
            <text:p>200</text:p>
          </table:table-cell>
          <table:table-cell office:value-type="float" office:value="1330780" calcext:value-type="float">
            <text:p>1330780</text:p>
          </table:table-cell>
          <table:table-cell office:value-type="float" office:value="204" calcext:value-type="float">
            <text:p>204</text:p>
          </table:table-cell>
          <table:table-cell office:value-type="float" office:value="1330709" calcext:value-type="float">
            <text:p>1330709</text:p>
          </table:table-cell>
          <table:table-cell office:value-type="float" office:value="204" calcext:value-type="float">
            <text:p>204</text:p>
          </table:table-cell>
          <table:table-cell office:value-type="float" office:value="1304681" calcext:value-type="float">
            <text:p>1304681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536.526" calcext:value-type="float">
            <text:p>536.526</text:p>
          </table:table-cell>
          <table:table-cell office:value-type="float" office:value="-51.458" calcext:value-type="float">
            <text:p>-51.458</text:p>
          </table:table-cell>
          <table:table-cell office:value-type="float" office:value="538.667" calcext:value-type="float">
            <text:p>538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20801" calcext:value-type="float">
            <text:p>1320801</text:p>
          </table:table-cell>
          <table:table-cell office:value-type="float" office:value="200" calcext:value-type="float">
            <text:p>200</text:p>
          </table:table-cell>
          <table:table-cell office:value-type="float" office:value="1294457" calcext:value-type="float">
            <text:p>1294457</text:p>
          </table:table-cell>
          <table:table-cell office:value-type="float" office:value="196" calcext:value-type="float">
            <text:p>196</text:p>
          </table:table-cell>
          <table:table-cell office:value-type="float" office:value="1294364" calcext:value-type="float">
            <text:p>1294364</text:p>
          </table:table-cell>
          <table:table-cell office:value-type="float" office:value="196" calcext:value-type="float">
            <text:p>196</text:p>
          </table:table-cell>
          <table:table-cell office:value-type="float" office:value="1320660" calcext:value-type="float">
            <text:p>1320660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529.99" calcext:value-type="float">
            <text:p>529.99</text:p>
          </table:table-cell>
          <table:table-cell office:value-type="float" office:value="-43.802" calcext:value-type="float">
            <text:p>-43.802</text:p>
          </table:table-cell>
          <table:table-cell office:value-type="float" office:value="528" calcext:value-type="float">
            <text:p>528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09270" calcext:value-type="float">
            <text:p>1309270</text:p>
          </table:table-cell>
          <table:table-cell office:value-type="float" office:value="196" calcext:value-type="float">
            <text:p>196</text:p>
          </table:table-cell>
          <table:table-cell office:value-type="float" office:value="1309079" calcext:value-type="float">
            <text:p>1309079</text:p>
          </table:table-cell>
          <table:table-cell office:value-type="float" office:value="196" calcext:value-type="float">
            <text:p>196</text:p>
          </table:table-cell>
          <table:table-cell office:value-type="float" office:value="1335861" calcext:value-type="float">
            <text:p>1335861</text:p>
          </table:table-cell>
          <table:table-cell office:value-type="float" office:value="200" calcext:value-type="float">
            <text:p>200</text:p>
          </table:table-cell>
          <table:table-cell office:value-type="float" office:value="1309186" calcext:value-type="float">
            <text:p>1309186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523.996" calcext:value-type="float">
            <text:p>523.996</text:p>
          </table:table-cell>
          <table:table-cell office:value-type="float" office:value="-40.173" calcext:value-type="float">
            <text:p>-40.173</text:p>
          </table:table-cell>
          <table:table-cell office:value-type="float" office:value="525.333" calcext:value-type="float">
            <text:p>525.333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02113" calcext:value-type="float">
            <text:p>1302113</text:p>
          </table:table-cell>
          <table:table-cell office:value-type="float" office:value="192" calcext:value-type="float">
            <text:p>192</text:p>
          </table:table-cell>
          <table:table-cell office:value-type="float" office:value="1329234" calcext:value-type="float">
            <text:p>1329234</text:p>
          </table:table-cell>
          <table:table-cell office:value-type="float" office:value="196" calcext:value-type="float">
            <text:p>196</text:p>
          </table:table-cell>
          <table:table-cell office:value-type="float" office:value="1302243" calcext:value-type="float">
            <text:p>1302243</text:p>
          </table:table-cell>
          <table:table-cell office:value-type="float" office:value="192" calcext:value-type="float">
            <text:p>192</text:p>
          </table:table-cell>
          <table:table-cell office:value-type="float" office:value="1302015" calcext:value-type="float">
            <text:p>1302015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516.082" calcext:value-type="float">
            <text:p>516.082</text:p>
          </table:table-cell>
          <table:table-cell office:value-type="float" office:value="-53.044" calcext:value-type="float">
            <text:p>-53.044</text:p>
          </table:table-cell>
          <table:table-cell office:value-type="float" office:value="514.667" calcext:value-type="float">
            <text:p>514.667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27212" calcext:value-type="float">
            <text:p>1327212</text:p>
          </table:table-cell>
          <table:table-cell office:value-type="float" office:value="192" calcext:value-type="float">
            <text:p>192</text:p>
          </table:table-cell>
          <table:table-cell office:value-type="float" office:value="1299594" calcext:value-type="float">
            <text:p>1299594</text:p>
          </table:table-cell>
          <table:table-cell office:value-type="float" office:value="188" calcext:value-type="float">
            <text:p>188</text:p>
          </table:table-cell>
          <table:table-cell office:value-type="float" office:value="1299459" calcext:value-type="float">
            <text:p>1299459</text:p>
          </table:table-cell>
          <table:table-cell office:value-type="float" office:value="188" calcext:value-type="float">
            <text:p>188</text:p>
          </table:table-cell>
          <table:table-cell office:value-type="float" office:value="1327106" calcext:value-type="float">
            <text:p>1327106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506.342" calcext:value-type="float">
            <text:p>506.342</text:p>
          </table:table-cell>
          <table:table-cell office:value-type="float" office:value="-65.279" calcext:value-type="float">
            <text:p>-65.279</text:p>
          </table:table-cell>
          <table:table-cell office:value-type="float" office:value="506.667" calcext:value-type="float">
            <text:p>506.667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296482" calcext:value-type="float">
            <text:p>1296482</text:p>
          </table:table-cell>
          <table:table-cell office:value-type="float" office:value="184" calcext:value-type="float">
            <text:p>184</text:p>
          </table:table-cell>
          <table:table-cell office:value-type="float" office:value="1324684" calcext:value-type="float">
            <text:p>1324684</text:p>
          </table:table-cell>
          <table:table-cell office:value-type="float" office:value="188" calcext:value-type="float">
            <text:p>188</text:p>
          </table:table-cell>
          <table:table-cell office:value-type="float" office:value="1324600" calcext:value-type="float">
            <text:p>1324600</text:p>
          </table:table-cell>
          <table:table-cell office:value-type="float" office:value="188" calcext:value-type="float">
            <text:p>188</text:p>
          </table:table-cell>
          <table:table-cell office:value-type="float" office:value="1296414" calcext:value-type="float">
            <text:p>1296414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496.74" calcext:value-type="float">
            <text:p>496.74</text:p>
          </table:table-cell>
          <table:table-cell office:value-type="float" office:value="-64.35" calcext:value-type="float">
            <text:p>-64.35</text:p>
          </table:table-cell>
          <table:table-cell office:value-type="float" office:value="496" calcext:value-type="float">
            <text:p>496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19089" calcext:value-type="float">
            <text:p>1319089</text:p>
          </table:table-cell>
          <table:table-cell office:value-type="float" office:value="184" calcext:value-type="float">
            <text:p>184</text:p>
          </table:table-cell>
          <table:table-cell office:value-type="float" office:value="1290512" calcext:value-type="float">
            <text:p>1290512</text:p>
          </table:table-cell>
          <table:table-cell office:value-type="float" office:value="180" calcext:value-type="float">
            <text:p>180</text:p>
          </table:table-cell>
          <table:table-cell office:value-type="float" office:value="1319190" calcext:value-type="float">
            <text:p>1319190</text:p>
          </table:table-cell>
          <table:table-cell office:value-type="float" office:value="184" calcext:value-type="float">
            <text:p>184</text:p>
          </table:table-cell>
          <table:table-cell office:value-type="float" office:value="1318989" calcext:value-type="float">
            <text:p>1318989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488.206" calcext:value-type="float">
            <text:p>488.206</text:p>
          </table:table-cell>
          <table:table-cell office:value-type="float" office:value="-57.193" calcext:value-type="float">
            <text:p>-57.193</text:p>
          </table:table-cell>
          <table:table-cell office:value-type="float" office:value="488" calcext:value-type="float">
            <text:p>488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09530" calcext:value-type="float">
            <text:p>1309530</text:p>
          </table:table-cell>
          <table:table-cell office:value-type="float" office:value="180" calcext:value-type="float">
            <text:p>180</text:p>
          </table:table-cell>
          <table:table-cell office:value-type="float" office:value="1338597" calcext:value-type="float">
            <text:p>1338597</text:p>
          </table:table-cell>
          <table:table-cell office:value-type="float" office:value="184" calcext:value-type="float">
            <text:p>184</text:p>
          </table:table-cell>
          <table:table-cell office:value-type="float" office:value="1309708" calcext:value-type="float">
            <text:p>1309708</text:p>
          </table:table-cell>
          <table:table-cell office:value-type="float" office:value="180" calcext:value-type="float">
            <text:p>180</text:p>
          </table:table-cell>
          <table:table-cell office:value-type="float" office:value="1309485" calcext:value-type="float">
            <text:p>130948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481.079" calcext:value-type="float">
            <text:p>481.079</text:p>
          </table:table-cell>
          <table:table-cell office:value-type="float" office:value="-47.765" calcext:value-type="float">
            <text:p>-47.765</text:p>
          </table:table-cell>
          <table:table-cell office:value-type="float" office:value="482.667" calcext:value-type="float">
            <text:p>482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27371" calcext:value-type="float">
            <text:p>1327371</text:p>
          </table:table-cell>
          <table:table-cell office:value-type="float" office:value="180" calcext:value-type="float">
            <text:p>180</text:p>
          </table:table-cell>
          <table:table-cell office:value-type="float" office:value="1297865" calcext:value-type="float">
            <text:p>1297865</text:p>
          </table:table-cell>
          <table:table-cell office:value-type="float" office:value="176" calcext:value-type="float">
            <text:p>176</text:p>
          </table:table-cell>
          <table:table-cell office:value-type="float" office:value="1297776" calcext:value-type="float">
            <text:p>1297776</text:p>
          </table:table-cell>
          <table:table-cell office:value-type="float" office:value="176" calcext:value-type="float">
            <text:p>176</text:p>
          </table:table-cell>
          <table:table-cell office:value-type="float" office:value="1327237" calcext:value-type="float">
            <text:p>1327237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474.644" calcext:value-type="float">
            <text:p>474.644</text:p>
          </table:table-cell>
          <table:table-cell office:value-type="float" office:value="-43.13" calcext:value-type="float">
            <text:p>-43.13</text:p>
          </table:table-cell>
          <table:table-cell office:value-type="float" office:value="474.667" calcext:value-type="float">
            <text:p>474.667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4091" calcext:value-type="float">
            <text:p>1314091</text:p>
          </table:table-cell>
          <table:table-cell office:value-type="float" office:value="176" calcext:value-type="float">
            <text:p>176</text:p>
          </table:table-cell>
          <table:table-cell office:value-type="float" office:value="1313926" calcext:value-type="float">
            <text:p>1313926</text:p>
          </table:table-cell>
          <table:table-cell office:value-type="float" office:value="176" calcext:value-type="float">
            <text:p>176</text:p>
          </table:table-cell>
          <table:table-cell office:value-type="float" office:value="1313812" calcext:value-type="float">
            <text:p>1313812</text:p>
          </table:table-cell>
          <table:table-cell office:value-type="float" office:value="176" calcext:value-type="float">
            <text:p>176</text:p>
          </table:table-cell>
          <table:table-cell office:value-type="float" office:value="1313963" calcext:value-type="float">
            <text:p>1313963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468.816" calcext:value-type="float">
            <text:p>468.816</text:p>
          </table:table-cell>
          <table:table-cell office:value-type="float" office:value="-39.06" calcext:value-type="float">
            <text:p>-39.06</text:p>
          </table:table-cell>
          <table:table-cell office:value-type="float" office:value="469.333" calcext:value-type="float">
            <text:p>469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299320" calcext:value-type="float">
            <text:p>1299320</text:p>
          </table:table-cell>
          <table:table-cell office:value-type="float" office:value="172" calcext:value-type="float">
            <text:p>172</text:p>
          </table:table-cell>
          <table:table-cell office:value-type="float" office:value="1299055" calcext:value-type="float">
            <text:p>1299055</text:p>
          </table:table-cell>
          <table:table-cell office:value-type="float" office:value="172" calcext:value-type="float">
            <text:p>172</text:p>
          </table:table-cell>
          <table:table-cell office:value-type="float" office:value="1329376" calcext:value-type="float">
            <text:p>1329376</text:p>
          </table:table-cell>
          <table:table-cell office:value-type="float" office:value="176" calcext:value-type="float">
            <text:p>176</text:p>
          </table:table-cell>
          <table:table-cell office:value-type="float" office:value="1299203" calcext:value-type="float">
            <text:p>1299203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463.367" calcext:value-type="float">
            <text:p>463.367</text:p>
          </table:table-cell>
          <table:table-cell office:value-type="float" office:value="-36.518" calcext:value-type="float">
            <text:p>-36.518</text:p>
          </table:table-cell>
          <table:table-cell office:value-type="float" office:value="461.333" calcext:value-type="float">
            <text:p>461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21589" calcext:value-type="float">
            <text:p>1321589</text:p>
          </table:table-cell>
          <table:table-cell office:value-type="float" office:value="172" calcext:value-type="float">
            <text:p>172</text:p>
          </table:table-cell>
          <table:table-cell office:value-type="float" office:value="1321424" calcext:value-type="float">
            <text:p>1321424</text:p>
          </table:table-cell>
          <table:table-cell office:value-type="float" office:value="172" calcext:value-type="float">
            <text:p>172</text:p>
          </table:table-cell>
          <table:table-cell office:value-type="float" office:value="1290900" calcext:value-type="float">
            <text:p>1290900</text:p>
          </table:table-cell>
          <table:table-cell office:value-type="float" office:value="168" calcext:value-type="float">
            <text:p>168</text:p>
          </table:table-cell>
          <table:table-cell office:value-type="float" office:value="1321501" calcext:value-type="float">
            <text:p>1321501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455.53" calcext:value-type="float">
            <text:p>455.53</text:p>
          </table:table-cell>
          <table:table-cell office:value-type="float" office:value="-52.526" calcext:value-type="float">
            <text:p>-52.526</text:p>
          </table:table-cell>
          <table:table-cell office:value-type="float" office:value="456" calcext:value-type="float">
            <text:p>456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17034" calcext:value-type="float">
            <text:p>1317034</text:p>
          </table:table-cell>
          <table:table-cell office:value-type="float" office:value="168" calcext:value-type="float">
            <text:p>168</text:p>
          </table:table-cell>
          <table:table-cell office:value-type="float" office:value="1316640" calcext:value-type="float">
            <text:p>1316640</text:p>
          </table:table-cell>
          <table:table-cell office:value-type="float" office:value="168" calcext:value-type="float">
            <text:p>168</text:p>
          </table:table-cell>
          <table:table-cell office:value-type="float" office:value="1316446" calcext:value-type="float">
            <text:p>1316446</text:p>
          </table:table-cell>
          <table:table-cell office:value-type="float" office:value="168" calcext:value-type="float">
            <text:p>168</text:p>
          </table:table-cell>
          <table:table-cell office:value-type="float" office:value="1316915" calcext:value-type="float">
            <text:p>1316915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46.551" calcext:value-type="float">
            <text:p>446.551</text:p>
          </table:table-cell>
          <table:table-cell office:value-type="float" office:value="-60.178" calcext:value-type="float">
            <text:p>-60.178</text:p>
          </table:table-cell>
          <table:table-cell office:value-type="float" office:value="448" calcext:value-type="float">
            <text:p>448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2084" calcext:value-type="float">
            <text:p>1312084</text:p>
          </table:table-cell>
          <table:table-cell office:value-type="float" office:value="164" calcext:value-type="float">
            <text:p>164</text:p>
          </table:table-cell>
          <table:table-cell office:value-type="float" office:value="1311827" calcext:value-type="float">
            <text:p>1311827</text:p>
          </table:table-cell>
          <table:table-cell office:value-type="float" office:value="164" calcext:value-type="float">
            <text:p>164</text:p>
          </table:table-cell>
          <table:table-cell office:value-type="float" office:value="1311704" calcext:value-type="float">
            <text:p>1311704</text:p>
          </table:table-cell>
          <table:table-cell office:value-type="float" office:value="164" calcext:value-type="float">
            <text:p>164</text:p>
          </table:table-cell>
          <table:table-cell office:value-type="float" office:value="1311959" calcext:value-type="float">
            <text:p>1311959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37.536" calcext:value-type="float">
            <text:p>437.536</text:p>
          </table:table-cell>
          <table:table-cell office:value-type="float" office:value="-60.423" calcext:value-type="float">
            <text:p>-60.423</text:p>
          </table:table-cell>
          <table:table-cell office:value-type="float" office:value="437.333" calcext:value-type="float">
            <text:p>437.333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03477" calcext:value-type="float">
            <text:p>1303477</text:p>
          </table:table-cell>
          <table:table-cell office:value-type="float" office:value="160" calcext:value-type="float">
            <text:p>160</text:p>
          </table:table-cell>
          <table:table-cell office:value-type="float" office:value="1303131" calcext:value-type="float">
            <text:p>1303131</text:p>
          </table:table-cell>
          <table:table-cell office:value-type="float" office:value="160" calcext:value-type="float">
            <text:p>160</text:p>
          </table:table-cell>
          <table:table-cell office:value-type="float" office:value="1335931" calcext:value-type="float">
            <text:p>1335931</text:p>
          </table:table-cell>
          <table:table-cell office:value-type="float" office:value="164" calcext:value-type="float">
            <text:p>164</text:p>
          </table:table-cell>
          <table:table-cell office:value-type="float" office:value="1303369" calcext:value-type="float">
            <text:p>130336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429.668" calcext:value-type="float">
            <text:p>429.668</text:p>
          </table:table-cell>
          <table:table-cell office:value-type="float" office:value="-52.727" calcext:value-type="float">
            <text:p>-52.727</text:p>
          </table:table-cell>
          <table:table-cell office:value-type="float" office:value="429.333" calcext:value-type="float">
            <text:p>429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291803" calcext:value-type="float">
            <text:p>1291803</text:p>
          </table:table-cell>
          <table:table-cell office:value-type="float" office:value="156" calcext:value-type="float">
            <text:p>156</text:p>
          </table:table-cell>
          <table:table-cell office:value-type="float" office:value="1325077" calcext:value-type="float">
            <text:p>1325077</text:p>
          </table:table-cell>
          <table:table-cell office:value-type="float" office:value="160" calcext:value-type="float">
            <text:p>160</text:p>
          </table:table-cell>
          <table:table-cell office:value-type="float" office:value="1292024" calcext:value-type="float">
            <text:p>1292024</text:p>
          </table:table-cell>
          <table:table-cell office:value-type="float" office:value="156" calcext:value-type="float">
            <text:p>156</text:p>
          </table:table-cell>
          <table:table-cell office:value-type="float" office:value="1325232" calcext:value-type="float">
            <text:p>1325232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422.611" calcext:value-type="float">
            <text:p>422.611</text:p>
          </table:table-cell>
          <table:table-cell office:value-type="float" office:value="-47.301" calcext:value-type="float">
            <text:p>-47.301</text:p>
          </table:table-cell>
          <table:table-cell office:value-type="float" office:value="421.333" calcext:value-type="float">
            <text:p>421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1357" calcext:value-type="float">
            <text:p>1311357</text:p>
          </table:table-cell>
          <table:table-cell office:value-type="float" office:value="156" calcext:value-type="float">
            <text:p>156</text:p>
          </table:table-cell>
          <table:table-cell office:value-type="float" office:value="1311499" calcext:value-type="float">
            <text:p>1311499</text:p>
          </table:table-cell>
          <table:table-cell office:value-type="float" office:value="156" calcext:value-type="float">
            <text:p>156</text:p>
          </table:table-cell>
          <table:table-cell office:value-type="float" office:value="1311384" calcext:value-type="float">
            <text:p>1311384</text:p>
          </table:table-cell>
          <table:table-cell office:value-type="float" office:value="156" calcext:value-type="float">
            <text:p>156</text:p>
          </table:table-cell>
          <table:table-cell office:value-type="float" office:value="1311577" calcext:value-type="float">
            <text:p>1311577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416.332" calcext:value-type="float">
            <text:p>416.332</text:p>
          </table:table-cell>
          <table:table-cell office:value-type="float" office:value="-42.081" calcext:value-type="float">
            <text:p>-42.081</text:p>
          </table:table-cell>
          <table:table-cell office:value-type="float" office:value="416" calcext:value-type="float">
            <text:p>416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30125" calcext:value-type="float">
            <text:p>1330125</text:p>
          </table:table-cell>
          <table:table-cell office:value-type="float" office:value="156" calcext:value-type="float">
            <text:p>156</text:p>
          </table:table-cell>
          <table:table-cell office:value-type="float" office:value="1296089" calcext:value-type="float">
            <text:p>1296089</text:p>
          </table:table-cell>
          <table:table-cell office:value-type="float" office:value="152" calcext:value-type="float">
            <text:p>152</text:p>
          </table:table-cell>
          <table:table-cell office:value-type="float" office:value="1330339" calcext:value-type="float">
            <text:p>1330339</text:p>
          </table:table-cell>
          <table:table-cell office:value-type="float" office:value="156" calcext:value-type="float">
            <text:p>156</text:p>
          </table:table-cell>
          <table:table-cell office:value-type="float" office:value="1296195" calcext:value-type="float">
            <text:p>1296195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410.452" calcext:value-type="float">
            <text:p>410.452</text:p>
          </table:table-cell>
          <table:table-cell office:value-type="float" office:value="-39.408" calcext:value-type="float">
            <text:p>-39.408</text:p>
          </table:table-cell>
          <table:table-cell office:value-type="float" office:value="410.667" calcext:value-type="float">
            <text:p>410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12491" calcext:value-type="float">
            <text:p>1312491</text:p>
          </table:table-cell>
          <table:table-cell office:value-type="float" office:value="152" calcext:value-type="float">
            <text:p>152</text:p>
          </table:table-cell>
          <table:table-cell office:value-type="float" office:value="1312190" calcext:value-type="float">
            <text:p>1312190</text:p>
          </table:table-cell>
          <table:table-cell office:value-type="float" office:value="152" calcext:value-type="float">
            <text:p>152</text:p>
          </table:table-cell>
          <table:table-cell office:value-type="float" office:value="1312476" calcext:value-type="float">
            <text:p>1312476</text:p>
          </table:table-cell>
          <table:table-cell office:value-type="float" office:value="152" calcext:value-type="float">
            <text:p>152</text:p>
          </table:table-cell>
          <table:table-cell office:value-type="float" office:value="1312337" calcext:value-type="float">
            <text:p>1312337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405.372" calcext:value-type="float">
            <text:p>405.372</text:p>
          </table:table-cell>
          <table:table-cell office:value-type="float" office:value="-34.042" calcext:value-type="float">
            <text:p>-34.042</text:p>
          </table:table-cell>
          <table:table-cell office:value-type="float" office:value="405.333" calcext:value-type="float">
            <text:p>405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295359" calcext:value-type="float">
            <text:p>1295359</text:p>
          </table:table-cell>
          <table:table-cell office:value-type="float" office:value="148" calcext:value-type="float">
            <text:p>148</text:p>
          </table:table-cell>
          <table:table-cell office:value-type="float" office:value="1330446" calcext:value-type="float">
            <text:p>1330446</text:p>
          </table:table-cell>
          <table:table-cell office:value-type="float" office:value="152" calcext:value-type="float">
            <text:p>152</text:p>
          </table:table-cell>
          <table:table-cell office:value-type="float" office:value="1295520" calcext:value-type="float">
            <text:p>1295520</text:p>
          </table:table-cell>
          <table:table-cell office:value-type="float" office:value="148" calcext:value-type="float">
            <text:p>148</text:p>
          </table:table-cell>
          <table:table-cell office:value-type="float" office:value="1330487" calcext:value-type="float">
            <text:p>1330487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399.862" calcext:value-type="float">
            <text:p>399.862</text:p>
          </table:table-cell>
          <table:table-cell office:value-type="float" office:value="-36.931" calcext:value-type="float">
            <text:p>-36.931</text:p>
          </table:table-cell>
          <table:table-cell office:value-type="float" office:value="400" calcext:value-type="float">
            <text:p>400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20777" calcext:value-type="float">
            <text:p>1320777</text:p>
          </table:table-cell>
          <table:table-cell office:value-type="float" office:value="148" calcext:value-type="float">
            <text:p>148</text:p>
          </table:table-cell>
          <table:table-cell office:value-type="float" office:value="1321129" calcext:value-type="float">
            <text:p>1321129</text:p>
          </table:table-cell>
          <table:table-cell office:value-type="float" office:value="148" calcext:value-type="float">
            <text:p>148</text:p>
          </table:table-cell>
          <table:table-cell office:value-type="float" office:value="1320944" calcext:value-type="float">
            <text:p>1320944</text:p>
          </table:table-cell>
          <table:table-cell office:value-type="float" office:value="148" calcext:value-type="float">
            <text:p>148</text:p>
          </table:table-cell>
          <table:table-cell office:value-type="float" office:value="1285347" calcext:value-type="float">
            <text:p>128534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392.135" calcext:value-type="float">
            <text:p>392.135</text:p>
          </table:table-cell>
          <table:table-cell office:value-type="float" office:value="-51.79" calcext:value-type="float">
            <text:p>-51.79</text:p>
          </table:table-cell>
          <table:table-cell office:value-type="float" office:value="392" calcext:value-type="float">
            <text:p>392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2715" calcext:value-type="float">
            <text:p>1312715</text:p>
          </table:table-cell>
          <table:table-cell office:value-type="float" office:value="144" calcext:value-type="float">
            <text:p>144</text:p>
          </table:table-cell>
          <table:table-cell office:value-type="float" office:value="1313206" calcext:value-type="float">
            <text:p>1313206</text:p>
          </table:table-cell>
          <table:table-cell office:value-type="float" office:value="144" calcext:value-type="float">
            <text:p>144</text:p>
          </table:table-cell>
          <table:table-cell office:value-type="float" office:value="1313033" calcext:value-type="float">
            <text:p>1313033</text:p>
          </table:table-cell>
          <table:table-cell office:value-type="float" office:value="144" calcext:value-type="float">
            <text:p>144</text:p>
          </table:table-cell>
          <table:table-cell office:value-type="float" office:value="1312573" calcext:value-type="float">
            <text:p>131257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383.888" calcext:value-type="float">
            <text:p>383.888</text:p>
          </table:table-cell>
          <table:table-cell office:value-type="float" office:value="-55.266" calcext:value-type="float">
            <text:p>-55.266</text:p>
          </table:table-cell>
          <table:table-cell office:value-type="float" office:value="384" calcext:value-type="float">
            <text:p>384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06597" calcext:value-type="float">
            <text:p>1306597</text:p>
          </table:table-cell>
          <table:table-cell office:value-type="float" office:value="140" calcext:value-type="float">
            <text:p>140</text:p>
          </table:table-cell>
          <table:table-cell office:value-type="float" office:value="1307004" calcext:value-type="float">
            <text:p>1307004</text:p>
          </table:table-cell>
          <table:table-cell office:value-type="float" office:value="140" calcext:value-type="float">
            <text:p>140</text:p>
          </table:table-cell>
          <table:table-cell office:value-type="float" office:value="1306812" calcext:value-type="float">
            <text:p>1306812</text:p>
          </table:table-cell>
          <table:table-cell office:value-type="float" office:value="140" calcext:value-type="float">
            <text:p>140</text:p>
          </table:table-cell>
          <table:table-cell office:value-type="float" office:value="1306455" calcext:value-type="float">
            <text:p>1306455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374.986" calcext:value-type="float">
            <text:p>374.986</text:p>
          </table:table-cell>
          <table:table-cell office:value-type="float" office:value="-59.667" calcext:value-type="float">
            <text:p>-59.667</text:p>
          </table:table-cell>
          <table:table-cell office:value-type="float" office:value="373.333" calcext:value-type="float">
            <text:p>373.333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32582" calcext:value-type="float">
            <text:p>1332582</text:p>
          </table:table-cell>
          <table:table-cell office:value-type="float" office:value="140" calcext:value-type="float">
            <text:p>140</text:p>
          </table:table-cell>
          <table:table-cell office:value-type="float" office:value="1294516" calcext:value-type="float">
            <text:p>1294516</text:p>
          </table:table-cell>
          <table:table-cell office:value-type="float" office:value="136" calcext:value-type="float">
            <text:p>136</text:p>
          </table:table-cell>
          <table:table-cell office:value-type="float" office:value="1294338" calcext:value-type="float">
            <text:p>1294338</text:p>
          </table:table-cell>
          <table:table-cell office:value-type="float" office:value="136" calcext:value-type="float">
            <text:p>136</text:p>
          </table:table-cell>
          <table:table-cell office:value-type="float" office:value="1332423" calcext:value-type="float">
            <text:p>1332423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367.73" calcext:value-type="float">
            <text:p>367.73</text:p>
          </table:table-cell>
          <table:table-cell office:value-type="float" office:value="-48.629" calcext:value-type="float">
            <text:p>-48.629</text:p>
          </table:table-cell>
          <table:table-cell office:value-type="float" office:value="368" calcext:value-type="float">
            <text:p>368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282800" calcext:value-type="float">
            <text:p>1282800</text:p>
          </table:table-cell>
          <table:table-cell office:value-type="float" office:value="132" calcext:value-type="float">
            <text:p>132</text:p>
          </table:table-cell>
          <table:table-cell office:value-type="float" office:value="1321672" calcext:value-type="float">
            <text:p>1321672</text:p>
          </table:table-cell>
          <table:table-cell office:value-type="float" office:value="136" calcext:value-type="float">
            <text:p>136</text:p>
          </table:table-cell>
          <table:table-cell office:value-type="float" office:value="1321503" calcext:value-type="float">
            <text:p>1321503</text:p>
          </table:table-cell>
          <table:table-cell office:value-type="float" office:value="136" calcext:value-type="float">
            <text:p>136</text:p>
          </table:table-cell>
          <table:table-cell office:value-type="float" office:value="1321897" calcext:value-type="float">
            <text:p>132189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360.146" calcext:value-type="float">
            <text:p>360.146</text:p>
          </table:table-cell>
          <table:table-cell office:value-type="float" office:value="-50.827" calcext:value-type="float">
            <text:p>-50.827</text:p>
          </table:table-cell>
          <table:table-cell office:value-type="float" office:value="360" calcext:value-type="float">
            <text:p>360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45325" calcext:value-type="float">
            <text:p>1345325</text:p>
          </table:table-cell>
          <table:table-cell office:value-type="float" office:value="136" calcext:value-type="float">
            <text:p>136</text:p>
          </table:table-cell>
          <table:table-cell office:value-type="float" office:value="1305781" calcext:value-type="float">
            <text:p>1305781</text:p>
          </table:table-cell>
          <table:table-cell office:value-type="float" office:value="132" calcext:value-type="float">
            <text:p>132</text:p>
          </table:table-cell>
          <table:table-cell office:value-type="float" office:value="1305604" calcext:value-type="float">
            <text:p>1305604</text:p>
          </table:table-cell>
          <table:table-cell office:value-type="float" office:value="132" calcext:value-type="float">
            <text:p>132</text:p>
          </table:table-cell>
          <table:table-cell office:value-type="float" office:value="1306013" calcext:value-type="float">
            <text:p>1306013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353.809" calcext:value-type="float">
            <text:p>353.809</text:p>
          </table:table-cell>
          <table:table-cell office:value-type="float" office:value="-42.47" calcext:value-type="float">
            <text:p>-42.47</text:p>
          </table:table-cell>
          <table:table-cell office:value-type="float" office:value="354.667" calcext:value-type="float">
            <text:p>354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287921" calcext:value-type="float">
            <text:p>1287921</text:p>
          </table:table-cell>
          <table:table-cell office:value-type="float" office:value="128" calcext:value-type="float">
            <text:p>128</text:p>
          </table:table-cell>
          <table:table-cell office:value-type="float" office:value="1328190" calcext:value-type="float">
            <text:p>1328190</text:p>
          </table:table-cell>
          <table:table-cell office:value-type="float" office:value="132" calcext:value-type="float">
            <text:p>132</text:p>
          </table:table-cell>
          <table:table-cell office:value-type="float" office:value="1328055" calcext:value-type="float">
            <text:p>1328055</text:p>
          </table:table-cell>
          <table:table-cell office:value-type="float" office:value="132" calcext:value-type="float">
            <text:p>132</text:p>
          </table:table-cell>
          <table:table-cell office:value-type="float" office:value="1287743" calcext:value-type="float">
            <text:p>1287743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347.865" calcext:value-type="float">
            <text:p>347.865</text:p>
          </table:table-cell>
          <table:table-cell office:value-type="float" office:value="-39.835" calcext:value-type="float">
            <text:p>-39.835</text:p>
          </table:table-cell>
          <table:table-cell office:value-type="float" office:value="346.667" calcext:value-type="float">
            <text:p>346.667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07010" calcext:value-type="float">
            <text:p>1307010</text:p>
          </table:table-cell>
          <table:table-cell office:value-type="float" office:value="128" calcext:value-type="float">
            <text:p>128</text:p>
          </table:table-cell>
          <table:table-cell office:value-type="float" office:value="1307298" calcext:value-type="float">
            <text:p>1307298</text:p>
          </table:table-cell>
          <table:table-cell office:value-type="float" office:value="128" calcext:value-type="float">
            <text:p>128</text:p>
          </table:table-cell>
          <table:table-cell office:value-type="float" office:value="1307140" calcext:value-type="float">
            <text:p>1307140</text:p>
          </table:table-cell>
          <table:table-cell office:value-type="float" office:value="128" calcext:value-type="float">
            <text:p>128</text:p>
          </table:table-cell>
          <table:table-cell office:value-type="float" office:value="1347949" calcext:value-type="float">
            <text:p>1347949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342.734" calcext:value-type="float">
            <text:p>342.734</text:p>
          </table:table-cell>
          <table:table-cell office:value-type="float" office:value="-34.394" calcext:value-type="float">
            <text:p>-34.394</text:p>
          </table:table-cell>
          <table:table-cell office:value-type="float" office:value="344" calcext:value-type="float">
            <text:p>344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25365" calcext:value-type="float">
            <text:p>1325365</text:p>
          </table:table-cell>
          <table:table-cell office:value-type="float" office:value="128" calcext:value-type="float">
            <text:p>128</text:p>
          </table:table-cell>
          <table:table-cell office:value-type="float" office:value="1325565" calcext:value-type="float">
            <text:p>1325565</text:p>
          </table:table-cell>
          <table:table-cell office:value-type="float" office:value="128" calcext:value-type="float">
            <text:p>128</text:p>
          </table:table-cell>
          <table:table-cell office:value-type="float" office:value="1325414" calcext:value-type="float">
            <text:p>1325414</text:p>
          </table:table-cell>
          <table:table-cell office:value-type="float" office:value="128" calcext:value-type="float">
            <text:p>128</text:p>
          </table:table-cell>
          <table:table-cell office:value-type="float" office:value="1284083" calcext:value-type="float">
            <text:p>1284083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337.995" calcext:value-type="float">
            <text:p>337.995</text:p>
          </table:table-cell>
          <table:table-cell office:value-type="float" office:value="-31.757" calcext:value-type="float">
            <text:p>-31.757</text:p>
          </table:table-cell>
          <table:table-cell office:value-type="float" office:value="338.667" calcext:value-type="float">
            <text:p>338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01327" calcext:value-type="float">
            <text:p>1301327</text:p>
          </table:table-cell>
          <table:table-cell office:value-type="float" office:value="124" calcext:value-type="float">
            <text:p>124</text:p>
          </table:table-cell>
          <table:table-cell office:value-type="float" office:value="1301801" calcext:value-type="float">
            <text:p>1301801</text:p>
          </table:table-cell>
          <table:table-cell office:value-type="float" office:value="124" calcext:value-type="float">
            <text:p>124</text:p>
          </table:table-cell>
          <table:table-cell office:value-type="float" office:value="1301600" calcext:value-type="float">
            <text:p>1301600</text:p>
          </table:table-cell>
          <table:table-cell office:value-type="float" office:value="124" calcext:value-type="float">
            <text:p>124</text:p>
          </table:table-cell>
          <table:table-cell office:value-type="float" office:value="1343642" calcext:value-type="float">
            <text:p>1343642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333.437" calcext:value-type="float">
            <text:p>333.437</text:p>
          </table:table-cell>
          <table:table-cell office:value-type="float" office:value="-30.55" calcext:value-type="float">
            <text:p>-30.55</text:p>
          </table:table-cell>
          <table:table-cell office:value-type="float" office:value="333.333" calcext:value-type="float">
            <text:p>333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23940" calcext:value-type="float">
            <text:p>1323940</text:p>
          </table:table-cell>
          <table:table-cell office:value-type="float" office:value="124" calcext:value-type="float">
            <text:p>124</text:p>
          </table:table-cell>
          <table:table-cell office:value-type="float" office:value="1281065" calcext:value-type="float">
            <text:p>1281065</text:p>
          </table:table-cell>
          <table:table-cell office:value-type="float" office:value="120" calcext:value-type="float">
            <text:p>120</text:p>
          </table:table-cell>
          <table:table-cell office:value-type="float" office:value="1324057" calcext:value-type="float">
            <text:p>1324057</text:p>
          </table:table-cell>
          <table:table-cell office:value-type="float" office:value="124" calcext:value-type="float">
            <text:p>124</text:p>
          </table:table-cell>
          <table:table-cell office:value-type="float" office:value="1281277" calcext:value-type="float">
            <text:p>128127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327.81" calcext:value-type="float">
            <text:p>327.81</text:p>
          </table:table-cell>
          <table:table-cell office:value-type="float" office:value="-37.712" calcext:value-type="float">
            <text:p>-37.712</text:p>
          </table:table-cell>
          <table:table-cell office:value-type="float" office:value="325.333" calcext:value-type="float">
            <text:p>325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1004" calcext:value-type="float">
            <text:p>1311004</text:p>
          </table:table-cell>
          <table:table-cell office:value-type="float" office:value="120" calcext:value-type="float">
            <text:p>120</text:p>
          </table:table-cell>
          <table:table-cell office:value-type="float" office:value="1354751" calcext:value-type="float">
            <text:p>1354751</text:p>
          </table:table-cell>
          <table:table-cell office:value-type="float" office:value="124" calcext:value-type="float">
            <text:p>124</text:p>
          </table:table-cell>
          <table:table-cell office:value-type="float" office:value="1311348" calcext:value-type="float">
            <text:p>1311348</text:p>
          </table:table-cell>
          <table:table-cell office:value-type="float" office:value="120" calcext:value-type="float">
            <text:p>120</text:p>
          </table:table-cell>
          <table:table-cell office:value-type="float" office:value="1310800" calcext:value-type="float">
            <text:p>1310800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320.354" calcext:value-type="float">
            <text:p>320.354</text:p>
          </table:table-cell>
          <table:table-cell office:value-type="float" office:value="-49.972" calcext:value-type="float">
            <text:p>-49.972</text:p>
          </table:table-cell>
          <table:table-cell office:value-type="float" office:value="322.667" calcext:value-type="float">
            <text:p>322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298043" calcext:value-type="float">
            <text:p>1298043</text:p>
          </table:table-cell>
          <table:table-cell office:value-type="float" office:value="116" calcext:value-type="float">
            <text:p>116</text:p>
          </table:table-cell>
          <table:table-cell office:value-type="float" office:value="1298665" calcext:value-type="float">
            <text:p>1298665</text:p>
          </table:table-cell>
          <table:table-cell office:value-type="float" office:value="116" calcext:value-type="float">
            <text:p>116</text:p>
          </table:table-cell>
          <table:table-cell office:value-type="float" office:value="1298415" calcext:value-type="float">
            <text:p>1298415</text:p>
          </table:table-cell>
          <table:table-cell office:value-type="float" office:value="116" calcext:value-type="float">
            <text:p>116</text:p>
          </table:table-cell>
          <table:table-cell office:value-type="float" office:value="1343195" calcext:value-type="float">
            <text:p>1343195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312.696" calcext:value-type="float">
            <text:p>312.696</text:p>
          </table:table-cell>
          <table:table-cell office:value-type="float" office:value="-51.324" calcext:value-type="float">
            <text:p>-51.324</text:p>
          </table:table-cell>
          <table:table-cell office:value-type="float" office:value="312" calcext:value-type="float">
            <text:p>312</text:p>
          </table:table-cell>
          <table:table-cell office:value-type="float" office:value="-71.489" calcext:value-type="float">
            <text:p>-71.489</text:p>
          </table:table-cell>
          <table:table-cell table:number-columns-repeated="4"/>
        </table:table-row>
        <table:table-row table:style-name="ro1">
          <table:table-cell office:value-type="float" office:value="1332020" calcext:value-type="float">
            <text:p>1332020</text:p>
          </table:table-cell>
          <table:table-cell office:value-type="float" office:value="116" calcext:value-type="float">
            <text:p>116</text:p>
          </table:table-cell>
          <table:table-cell office:value-type="float" office:value="1286146" calcext:value-type="float">
            <text:p>1286146</text:p>
          </table:table-cell>
          <table:table-cell office:value-type="float" office:value="112" calcext:value-type="float">
            <text:p>112</text:p>
          </table:table-cell>
          <table:table-cell office:value-type="float" office:value="1332299" calcext:value-type="float">
            <text:p>1332299</text:p>
          </table:table-cell>
          <table:table-cell office:value-type="float" office:value="116" calcext:value-type="float">
            <text:p>116</text:p>
          </table:table-cell>
          <table:table-cell office:value-type="float" office:value="1286380" calcext:value-type="float">
            <text:p>128638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304.764" calcext:value-type="float">
            <text:p>304.764</text:p>
          </table:table-cell>
          <table:table-cell office:value-type="float" office:value="-53.163" calcext:value-type="float">
            <text:p>-53.163</text:p>
          </table:table-cell>
          <table:table-cell office:value-type="float" office:value="304" calcext:value-type="float">
            <text:p>304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16314" calcext:value-type="float">
            <text:p>1316314</text:p>
          </table:table-cell>
          <table:table-cell office:value-type="float" office:value="112" calcext:value-type="float">
            <text:p>112</text:p>
          </table:table-cell>
          <table:table-cell office:value-type="float" office:value="1315789" calcext:value-type="float">
            <text:p>1315789</text:p>
          </table:table-cell>
          <table:table-cell office:value-type="float" office:value="112" calcext:value-type="float">
            <text:p>112</text:p>
          </table:table-cell>
          <table:table-cell office:value-type="float" office:value="1316779" calcext:value-type="float">
            <text:p>1316779</text:p>
          </table:table-cell>
          <table:table-cell office:value-type="float" office:value="112" calcext:value-type="float">
            <text:p>112</text:p>
          </table:table-cell>
          <table:table-cell office:value-type="float" office:value="1316195" calcext:value-type="float">
            <text:p>131619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97.811" calcext:value-type="float">
            <text:p>297.811</text:p>
          </table:table-cell>
          <table:table-cell office:value-type="float" office:value="-46.594" calcext:value-type="float">
            <text:p>-46.594</text:p>
          </table:table-cell>
          <table:table-cell office:value-type="float" office:value="298.667" calcext:value-type="float">
            <text:p>298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00203" calcext:value-type="float">
            <text:p>1300203</text:p>
          </table:table-cell>
          <table:table-cell office:value-type="float" office:value="108" calcext:value-type="float">
            <text:p>108</text:p>
          </table:table-cell>
          <table:table-cell office:value-type="float" office:value="1348271" calcext:value-type="float">
            <text:p>1348271</text:p>
          </table:table-cell>
          <table:table-cell office:value-type="float" office:value="112" calcext:value-type="float">
            <text:p>112</text:p>
          </table:table-cell>
          <table:table-cell office:value-type="float" office:value="1300357" calcext:value-type="float">
            <text:p>1300357</text:p>
          </table:table-cell>
          <table:table-cell office:value-type="float" office:value="108" calcext:value-type="float">
            <text:p>108</text:p>
          </table:table-cell>
          <table:table-cell office:value-type="float" office:value="1299949" calcext:value-type="float">
            <text:p>129994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290.734" calcext:value-type="float">
            <text:p>290.734</text:p>
          </table:table-cell>
          <table:table-cell office:value-type="float" office:value="-47.432" calcext:value-type="float">
            <text:p>-47.432</text:p>
          </table:table-cell>
          <table:table-cell office:value-type="float" office:value="290.667" calcext:value-type="float">
            <text:p>290.667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30139" calcext:value-type="float">
            <text:p>1330139</text:p>
          </table:table-cell>
          <table:table-cell office:value-type="float" office:value="108" calcext:value-type="float">
            <text:p>108</text:p>
          </table:table-cell>
          <table:table-cell office:value-type="float" office:value="1281023" calcext:value-type="float">
            <text:p>1281023</text:p>
          </table:table-cell>
          <table:table-cell office:value-type="float" office:value="104" calcext:value-type="float">
            <text:p>104</text:p>
          </table:table-cell>
          <table:table-cell office:value-type="float" office:value="1280729" calcext:value-type="float">
            <text:p>1280729</text:p>
          </table:table-cell>
          <table:table-cell office:value-type="float" office:value="104" calcext:value-type="float">
            <text:p>104</text:p>
          </table:table-cell>
          <table:table-cell office:value-type="float" office:value="1329925" calcext:value-type="float">
            <text:p>1329925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284.192" calcext:value-type="float">
            <text:p>284.192</text:p>
          </table:table-cell>
          <table:table-cell office:value-type="float" office:value="-43.845" calcext:value-type="float">
            <text:p>-43.845</text:p>
          </table:table-cell>
          <table:table-cell office:value-type="float" office:value="282.667" calcext:value-type="float">
            <text:p>282.667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06718" calcext:value-type="float">
            <text:p>1306718</text:p>
          </table:table-cell>
          <table:table-cell office:value-type="float" office:value="104" calcext:value-type="float">
            <text:p>104</text:p>
          </table:table-cell>
          <table:table-cell office:value-type="float" office:value="1306265" calcext:value-type="float">
            <text:p>1306265</text:p>
          </table:table-cell>
          <table:table-cell office:value-type="float" office:value="104" calcext:value-type="float">
            <text:p>104</text:p>
          </table:table-cell>
          <table:table-cell office:value-type="float" office:value="1356925" calcext:value-type="float">
            <text:p>1356925</text:p>
          </table:table-cell>
          <table:table-cell office:value-type="float" office:value="108" calcext:value-type="float">
            <text:p>108</text:p>
          </table:table-cell>
          <table:table-cell office:value-type="float" office:value="1306558" calcext:value-type="float">
            <text:p>1306558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278.596" calcext:value-type="float">
            <text:p>278.596</text:p>
          </table:table-cell>
          <table:table-cell office:value-type="float" office:value="-37.507" calcext:value-type="float">
            <text:p>-37.507</text:p>
          </table:table-cell>
          <table:table-cell office:value-type="float" office:value="280" calcext:value-type="float">
            <text:p>280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280228" calcext:value-type="float">
            <text:p>1280228</text:p>
          </table:table-cell>
          <table:table-cell office:value-type="float" office:value="100" calcext:value-type="float">
            <text:p>100</text:p>
          </table:table-cell>
          <table:table-cell office:value-type="float" office:value="1331431" calcext:value-type="float">
            <text:p>1331431</text:p>
          </table:table-cell>
          <table:table-cell office:value-type="float" office:value="104" calcext:value-type="float">
            <text:p>104</text:p>
          </table:table-cell>
          <table:table-cell office:value-type="float" office:value="1280337" calcext:value-type="float">
            <text:p>1280337</text:p>
          </table:table-cell>
          <table:table-cell office:value-type="float" office:value="100" calcext:value-type="float">
            <text:p>100</text:p>
          </table:table-cell>
          <table:table-cell office:value-type="float" office:value="1331645" calcext:value-type="float">
            <text:p>1331645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273.373" calcext:value-type="float">
            <text:p>273.373</text:p>
          </table:table-cell>
          <table:table-cell office:value-type="float" office:value="-35.006" calcext:value-type="float">
            <text:p>-35.006</text:p>
          </table:table-cell>
          <table:table-cell office:value-type="float" office:value="272" calcext:value-type="float">
            <text:p>272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53545" calcext:value-type="float">
            <text:p>1353545</text:p>
          </table:table-cell>
          <table:table-cell office:value-type="float" office:value="104" calcext:value-type="float">
            <text:p>104</text:p>
          </table:table-cell>
          <table:table-cell office:value-type="float" office:value="1301488" calcext:value-type="float">
            <text:p>1301488</text:p>
          </table:table-cell>
          <table:table-cell office:value-type="float" office:value="100" calcext:value-type="float">
            <text:p>100</text:p>
          </table:table-cell>
          <table:table-cell office:value-type="float" office:value="1301309" calcext:value-type="float">
            <text:p>1301309</text:p>
          </table:table-cell>
          <table:table-cell office:value-type="float" office:value="100" calcext:value-type="float">
            <text:p>100</text:p>
          </table:table-cell>
          <table:table-cell office:value-type="float" office:value="1301718" calcext:value-type="float">
            <text:p>13017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268.92" calcext:value-type="float">
            <text:p>268.92</text:p>
          </table:table-cell>
          <table:table-cell office:value-type="float" office:value="-29.839" calcext:value-type="float">
            <text:p>-29.839</text:p>
          </table:table-cell>
          <table:table-cell office:value-type="float" office:value="269.333" calcext:value-type="float">
            <text:p>269.333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268437" calcext:value-type="float">
            <text:p>1268437</text:p>
          </table:table-cell>
          <table:table-cell office:value-type="float" office:value="96" calcext:value-type="float">
            <text:p>96</text:p>
          </table:table-cell>
          <table:table-cell office:value-type="float" office:value="1321327" calcext:value-type="float">
            <text:p>1321327</text:p>
          </table:table-cell>
          <table:table-cell office:value-type="float" office:value="100" calcext:value-type="float">
            <text:p>100</text:p>
          </table:table-cell>
          <table:table-cell office:value-type="float" office:value="1321154" calcext:value-type="float">
            <text:p>1321154</text:p>
          </table:table-cell>
          <table:table-cell office:value-type="float" office:value="100" calcext:value-type="float">
            <text:p>100</text:p>
          </table:table-cell>
          <table:table-cell office:value-type="float" office:value="1321643" calcext:value-type="float">
            <text:p>132164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64.88" calcext:value-type="float">
            <text:p>264.88</text:p>
          </table:table-cell>
          <table:table-cell office:value-type="float" office:value="-27.079" calcext:value-type="float">
            <text:p>-27.079</text:p>
          </table:table-cell>
          <table:table-cell office:value-type="float" office:value="264" calcext:value-type="float">
            <text:p>264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38962" calcext:value-type="float">
            <text:p>1338962</text:p>
          </table:table-cell>
          <table:table-cell office:value-type="float" office:value="100" calcext:value-type="float">
            <text:p>100</text:p>
          </table:table-cell>
          <table:table-cell office:value-type="float" office:value="1285321" calcext:value-type="float">
            <text:p>1285321</text:p>
          </table:table-cell>
          <table:table-cell office:value-type="float" office:value="96" calcext:value-type="float">
            <text:p>96</text:p>
          </table:table-cell>
          <table:table-cell office:value-type="float" office:value="1339073" calcext:value-type="float">
            <text:p>1339073</text:p>
          </table:table-cell>
          <table:table-cell office:value-type="float" office:value="100" calcext:value-type="float">
            <text:p>100</text:p>
          </table:table-cell>
          <table:table-cell office:value-type="float" office:value="1285324" calcext:value-type="float">
            <text:p>128532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261.399" calcext:value-type="float">
            <text:p>261.399</text:p>
          </table:table-cell>
          <table:table-cell office:value-type="float" office:value="-23.327" calcext:value-type="float">
            <text:p>-23.327</text:p>
          </table:table-cell>
          <table:table-cell office:value-type="float" office:value="261.333" calcext:value-type="float">
            <text:p>261.333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04803" calcext:value-type="float">
            <text:p>1304803</text:p>
          </table:table-cell>
          <table:table-cell office:value-type="float" office:value="96" calcext:value-type="float">
            <text:p>96</text:p>
          </table:table-cell>
          <table:table-cell office:value-type="float" office:value="1359159" calcext:value-type="float">
            <text:p>1359159</text:p>
          </table:table-cell>
          <table:table-cell office:value-type="float" office:value="100" calcext:value-type="float">
            <text:p>100</text:p>
          </table:table-cell>
          <table:table-cell office:value-type="float" office:value="1304965" calcext:value-type="float">
            <text:p>1304965</text:p>
          </table:table-cell>
          <table:table-cell office:value-type="float" office:value="96" calcext:value-type="float">
            <text:p>96</text:p>
          </table:table-cell>
          <table:table-cell office:value-type="float" office:value="1304586" calcext:value-type="float">
            <text:p>1304586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257.513" calcext:value-type="float">
            <text:p>257.513</text:p>
          </table:table-cell>
          <table:table-cell office:value-type="float" office:value="-26.044" calcext:value-type="float">
            <text:p>-26.044</text:p>
          </table:table-cell>
          <table:table-cell office:value-type="float" office:value="258.667" calcext:value-type="float">
            <text:p>258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29411" calcext:value-type="float">
            <text:p>1329411</text:p>
          </table:table-cell>
          <table:table-cell office:value-type="float" office:value="96" calcext:value-type="float">
            <text:p>96</text:p>
          </table:table-cell>
          <table:table-cell office:value-type="float" office:value="1274032" calcext:value-type="float">
            <text:p>1274032</text:p>
          </table:table-cell>
          <table:table-cell office:value-type="float" office:value="92" calcext:value-type="float">
            <text:p>92</text:p>
          </table:table-cell>
          <table:table-cell office:value-type="float" office:value="1273726" calcext:value-type="float">
            <text:p>1273726</text:p>
          </table:table-cell>
          <table:table-cell office:value-type="float" office:value="92" calcext:value-type="float">
            <text:p>92</text:p>
          </table:table-cell>
          <table:table-cell office:value-type="float" office:value="1329175" calcext:value-type="float">
            <text:p>1329175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252.769" calcext:value-type="float">
            <text:p>252.769</text:p>
          </table:table-cell>
          <table:table-cell office:value-type="float" office:value="-31.8" calcext:value-type="float">
            <text:p>-31.8</text:p>
          </table:table-cell>
          <table:table-cell office:value-type="float" office:value="250.667" calcext:value-type="float">
            <text:p>250.667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01836" calcext:value-type="float">
            <text:p>1301836</text:p>
          </table:table-cell>
          <table:table-cell office:value-type="float" office:value="92" calcext:value-type="float">
            <text:p>92</text:p>
          </table:table-cell>
          <table:table-cell office:value-type="float" office:value="1301208" calcext:value-type="float">
            <text:p>1301208</text:p>
          </table:table-cell>
          <table:table-cell office:value-type="float" office:value="92" calcext:value-type="float">
            <text:p>92</text:p>
          </table:table-cell>
          <table:table-cell office:value-type="float" office:value="1358100" calcext:value-type="float">
            <text:p>1358100</text:p>
          </table:table-cell>
          <table:table-cell office:value-type="float" office:value="96" calcext:value-type="float">
            <text:p>96</text:p>
          </table:table-cell>
          <table:table-cell office:value-type="float" office:value="1301516" calcext:value-type="float">
            <text:p>130151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247.403" calcext:value-type="float">
            <text:p>247.403</text:p>
          </table:table-cell>
          <table:table-cell office:value-type="float" office:value="-35.958" calcext:value-type="float">
            <text:p>-35.958</text:p>
          </table:table-cell>
          <table:table-cell office:value-type="float" office:value="248" calcext:value-type="float">
            <text:p>248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36523" calcext:value-type="float">
            <text:p>1336523</text:p>
          </table:table-cell>
          <table:table-cell office:value-type="float" office:value="92" calcext:value-type="float">
            <text:p>92</text:p>
          </table:table-cell>
          <table:table-cell office:value-type="float" office:value="1335776" calcext:value-type="float">
            <text:p>1335776</text:p>
          </table:table-cell>
          <table:table-cell office:value-type="float" office:value="92" calcext:value-type="float">
            <text:p>92</text:p>
          </table:table-cell>
          <table:table-cell office:value-type="float" office:value="1278207" calcext:value-type="float">
            <text:p>1278207</text:p>
          </table:table-cell>
          <table:table-cell office:value-type="float" office:value="88" calcext:value-type="float">
            <text:p>88</text:p>
          </table:table-cell>
          <table:table-cell office:value-type="float" office:value="1336226" calcext:value-type="float">
            <text:p>1336226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40.98" calcext:value-type="float">
            <text:p>240.98</text:p>
          </table:table-cell>
          <table:table-cell office:value-type="float" office:value="-43.047" calcext:value-type="float">
            <text:p>-43.047</text:p>
          </table:table-cell>
          <table:table-cell office:value-type="float" office:value="242.667" calcext:value-type="float">
            <text:p>242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14094" calcext:value-type="float">
            <text:p>1314094</text:p>
          </table:table-cell>
          <table:table-cell office:value-type="float" office:value="88" calcext:value-type="float">
            <text:p>88</text:p>
          </table:table-cell>
          <table:table-cell office:value-type="float" office:value="1313282" calcext:value-type="float">
            <text:p>1313282</text:p>
          </table:table-cell>
          <table:table-cell office:value-type="float" office:value="88" calcext:value-type="float">
            <text:p>88</text:p>
          </table:table-cell>
          <table:table-cell office:value-type="float" office:value="1312876" calcext:value-type="float">
            <text:p>1312876</text:p>
          </table:table-cell>
          <table:table-cell office:value-type="float" office:value="88" calcext:value-type="float">
            <text:p>88</text:p>
          </table:table-cell>
          <table:table-cell office:value-type="float" office:value="1313653" calcext:value-type="float">
            <text:p>131365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34.492" calcext:value-type="float">
            <text:p>234.492</text:p>
          </table:table-cell>
          <table:table-cell office:value-type="float" office:value="-43.484" calcext:value-type="float">
            <text:p>-43.484</text:p>
          </table:table-cell>
          <table:table-cell office:value-type="float" office:value="234.667" calcext:value-type="float">
            <text:p>234.667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290755" calcext:value-type="float">
            <text:p>1290755</text:p>
          </table:table-cell>
          <table:table-cell office:value-type="float" office:value="84" calcext:value-type="float">
            <text:p>84</text:p>
          </table:table-cell>
          <table:table-cell office:value-type="float" office:value="1289947" calcext:value-type="float">
            <text:p>1289947</text:p>
          </table:table-cell>
          <table:table-cell office:value-type="float" office:value="84" calcext:value-type="float">
            <text:p>84</text:p>
          </table:table-cell>
          <table:table-cell office:value-type="float" office:value="1351712" calcext:value-type="float">
            <text:p>1351712</text:p>
          </table:table-cell>
          <table:table-cell office:value-type="float" office:value="88" calcext:value-type="float">
            <text:p>88</text:p>
          </table:table-cell>
          <table:table-cell office:value-type="float" office:value="1290414" calcext:value-type="float">
            <text:p>1290414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227.846" calcext:value-type="float">
            <text:p>227.846</text:p>
          </table:table-cell>
          <table:table-cell office:value-type="float" office:value="-44.545" calcext:value-type="float">
            <text:p>-44.545</text:p>
          </table:table-cell>
          <table:table-cell office:value-type="float" office:value="226.667" calcext:value-type="float">
            <text:p>226.667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29207" calcext:value-type="float">
            <text:p>1329207</text:p>
          </table:table-cell>
          <table:table-cell office:value-type="float" office:value="84" calcext:value-type="float">
            <text:p>84</text:p>
          </table:table-cell>
          <table:table-cell office:value-type="float" office:value="1328266" calcext:value-type="float">
            <text:p>1328266</text:p>
          </table:table-cell>
          <table:table-cell office:value-type="float" office:value="84" calcext:value-type="float">
            <text:p>84</text:p>
          </table:table-cell>
          <table:table-cell office:value-type="float" office:value="1265633" calcext:value-type="float">
            <text:p>1265633</text:p>
          </table:table-cell>
          <table:table-cell office:value-type="float" office:value="80" calcext:value-type="float">
            <text:p>80</text:p>
          </table:table-cell>
          <table:table-cell office:value-type="float" office:value="1328908" calcext:value-type="float">
            <text:p>1328908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221.248" calcext:value-type="float">
            <text:p>221.248</text:p>
          </table:table-cell>
          <table:table-cell office:value-type="float" office:value="-44.217" calcext:value-type="float">
            <text:p>-44.217</text:p>
          </table:table-cell>
          <table:table-cell office:value-type="float" office:value="221.333" calcext:value-type="float">
            <text:p>221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298943" calcext:value-type="float">
            <text:p>1298943</text:p>
          </table:table-cell>
          <table:table-cell office:value-type="float" office:value="80" calcext:value-type="float">
            <text:p>80</text:p>
          </table:table-cell>
          <table:table-cell office:value-type="float" office:value="1298284" calcext:value-type="float">
            <text:p>1298284</text:p>
          </table:table-cell>
          <table:table-cell office:value-type="float" office:value="80" calcext:value-type="float">
            <text:p>80</text:p>
          </table:table-cell>
          <table:table-cell office:value-type="float" office:value="1363637" calcext:value-type="float">
            <text:p>1363637</text:p>
          </table:table-cell>
          <table:table-cell office:value-type="float" office:value="84" calcext:value-type="float">
            <text:p>84</text:p>
          </table:table-cell>
          <table:table-cell office:value-type="float" office:value="1298650" calcext:value-type="float">
            <text:p>1298650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215.609" calcext:value-type="float">
            <text:p>215.609</text:p>
          </table:table-cell>
          <table:table-cell office:value-type="float" office:value="-37.792" calcext:value-type="float">
            <text:p>-37.792</text:p>
          </table:table-cell>
          <table:table-cell office:value-type="float" office:value="216" calcext:value-type="float">
            <text:p>216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267511" calcext:value-type="float">
            <text:p>1267511</text:p>
          </table:table-cell>
          <table:table-cell office:value-type="float" office:value="76" calcext:value-type="float">
            <text:p>76</text:p>
          </table:table-cell>
          <table:table-cell office:value-type="float" office:value="1334270" calcext:value-type="float">
            <text:p>1334270</text:p>
          </table:table-cell>
          <table:table-cell office:value-type="float" office:value="80" calcext:value-type="float">
            <text:p>80</text:p>
          </table:table-cell>
          <table:table-cell office:value-type="float" office:value="1268130" calcext:value-type="float">
            <text:p>1268130</text:p>
          </table:table-cell>
          <table:table-cell office:value-type="float" office:value="76" calcext:value-type="float">
            <text:p>76</text:p>
          </table:table-cell>
          <table:table-cell office:value-type="float" office:value="1334860" calcext:value-type="float">
            <text:p>133486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209.808" calcext:value-type="float">
            <text:p>209.808</text:p>
          </table:table-cell>
          <table:table-cell office:value-type="float" office:value="-38.884" calcext:value-type="float">
            <text:p>-38.884</text:p>
          </table:table-cell>
          <table:table-cell office:value-type="float" office:value="208" calcext:value-type="float">
            <text:p>208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69763" calcext:value-type="float">
            <text:p>1369763</text:p>
          </table:table-cell>
          <table:table-cell office:value-type="float" office:value="80" calcext:value-type="float">
            <text:p>80</text:p>
          </table:table-cell>
          <table:table-cell office:value-type="float" office:value="1301154" calcext:value-type="float">
            <text:p>1301154</text:p>
          </table:table-cell>
          <table:table-cell office:value-type="float" office:value="76" calcext:value-type="float">
            <text:p>76</text:p>
          </table:table-cell>
          <table:table-cell office:value-type="float" office:value="1300730" calcext:value-type="float">
            <text:p>1300730</text:p>
          </table:table-cell>
          <table:table-cell office:value-type="float" office:value="76" calcext:value-type="float">
            <text:p>76</text:p>
          </table:table-cell>
          <table:table-cell office:value-type="float" office:value="1301559" calcext:value-type="float">
            <text:p>130155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204.43" calcext:value-type="float">
            <text:p>204.43</text:p>
          </table:table-cell>
          <table:table-cell office:value-type="float" office:value="-36.041" calcext:value-type="float">
            <text:p>-36.041</text:p>
          </table:table-cell>
          <table:table-cell office:value-type="float" office:value="205.333" calcext:value-type="float">
            <text:p>205.333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266555" calcext:value-type="float">
            <text:p>1266555</text:p>
          </table:table-cell>
          <table:table-cell office:value-type="float" office:value="72" calcext:value-type="float">
            <text:p>72</text:p>
          </table:table-cell>
          <table:table-cell office:value-type="float" office:value="1337090" calcext:value-type="float">
            <text:p>1337090</text:p>
          </table:table-cell>
          <table:table-cell office:value-type="float" office:value="76" calcext:value-type="float">
            <text:p>76</text:p>
          </table:table-cell>
          <table:table-cell office:value-type="float" office:value="1336646" calcext:value-type="float">
            <text:p>1336646</text:p>
          </table:table-cell>
          <table:table-cell office:value-type="float" office:value="76" calcext:value-type="float">
            <text:p>76</text:p>
          </table:table-cell>
          <table:table-cell office:value-type="float" office:value="1266351" calcext:value-type="float">
            <text:p>126635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98.977" calcext:value-type="float">
            <text:p>198.977</text:p>
          </table:table-cell>
          <table:table-cell office:value-type="float" office:value="-36.548" calcext:value-type="float">
            <text:p>-36.548</text:p>
          </table:table-cell>
          <table:table-cell office:value-type="float" office:value="197.333" calcext:value-type="float">
            <text:p>197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296550" calcext:value-type="float">
            <text:p>1296550</text:p>
          </table:table-cell>
          <table:table-cell office:value-type="float" office:value="72" calcext:value-type="float">
            <text:p>72</text:p>
          </table:table-cell>
          <table:table-cell office:value-type="float" office:value="1297354" calcext:value-type="float">
            <text:p>1297354</text:p>
          </table:table-cell>
          <table:table-cell office:value-type="float" office:value="72" calcext:value-type="float">
            <text:p>72</text:p>
          </table:table-cell>
          <table:table-cell office:value-type="float" office:value="1296969" calcext:value-type="float">
            <text:p>1296969</text:p>
          </table:table-cell>
          <table:table-cell office:value-type="float" office:value="72" calcext:value-type="float">
            <text:p>72</text:p>
          </table:table-cell>
          <table:table-cell office:value-type="float" office:value="1368976" calcext:value-type="float">
            <text:p>1368976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194.302" calcext:value-type="float">
            <text:p>194.302</text:p>
          </table:table-cell>
          <table:table-cell office:value-type="float" office:value="-31.33" calcext:value-type="float">
            <text:p>-31.33</text:p>
          </table:table-cell>
          <table:table-cell office:value-type="float" office:value="194.667" calcext:value-type="float">
            <text:p>194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26069" calcext:value-type="float">
            <text:p>1326069</text:p>
          </table:table-cell>
          <table:table-cell office:value-type="float" office:value="72" calcext:value-type="float">
            <text:p>72</text:p>
          </table:table-cell>
          <table:table-cell office:value-type="float" office:value="1327123" calcext:value-type="float">
            <text:p>1327123</text:p>
          </table:table-cell>
          <table:table-cell office:value-type="float" office:value="72" calcext:value-type="float">
            <text:p>72</text:p>
          </table:table-cell>
          <table:table-cell office:value-type="float" office:value="1326830" calcext:value-type="float">
            <text:p>1326830</text:p>
          </table:table-cell>
          <table:table-cell office:value-type="float" office:value="72" calcext:value-type="float">
            <text:p>72</text:p>
          </table:table-cell>
          <table:table-cell office:value-type="float" office:value="1253013" calcext:value-type="float">
            <text:p>125301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89.947" calcext:value-type="float">
            <text:p>189.947</text:p>
          </table:table-cell>
          <table:table-cell office:value-type="float" office:value="-29.188" calcext:value-type="float">
            <text:p>-29.188</text:p>
          </table:table-cell>
          <table:table-cell office:value-type="float" office:value="189.333" calcext:value-type="float">
            <text:p>189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54881" calcext:value-type="float">
            <text:p>1354881</text:p>
          </table:table-cell>
          <table:table-cell office:value-type="float" office:value="72" calcext:value-type="float">
            <text:p>72</text:p>
          </table:table-cell>
          <table:table-cell office:value-type="float" office:value="1279411" calcext:value-type="float">
            <text:p>1279411</text:p>
          </table:table-cell>
          <table:table-cell office:value-type="float" office:value="68" calcext:value-type="float">
            <text:p>68</text:p>
          </table:table-cell>
          <table:table-cell office:value-type="float" office:value="1278978" calcext:value-type="float">
            <text:p>1278978</text:p>
          </table:table-cell>
          <table:table-cell office:value-type="float" office:value="68" calcext:value-type="float">
            <text:p>68</text:p>
          </table:table-cell>
          <table:table-cell office:value-type="float" office:value="1354520" calcext:value-type="float">
            <text:p>13545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86.037" calcext:value-type="float">
            <text:p>186.037</text:p>
          </table:table-cell>
          <table:table-cell office:value-type="float" office:value="-26.207" calcext:value-type="float">
            <text:p>-26.207</text:p>
          </table:table-cell>
          <table:table-cell office:value-type="float" office:value="186.667" calcext:value-type="float">
            <text:p>186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05162" calcext:value-type="float">
            <text:p>1305162</text:p>
          </table:table-cell>
          <table:table-cell office:value-type="float" office:value="68" calcext:value-type="float">
            <text:p>68</text:p>
          </table:table-cell>
          <table:table-cell office:value-type="float" office:value="1304532" calcext:value-type="float">
            <text:p>1304532</text:p>
          </table:table-cell>
          <table:table-cell office:value-type="float" office:value="68" calcext:value-type="float">
            <text:p>68</text:p>
          </table:table-cell>
          <table:table-cell office:value-type="float" office:value="1304178" calcext:value-type="float">
            <text:p>1304178</text:p>
          </table:table-cell>
          <table:table-cell office:value-type="float" office:value="68" calcext:value-type="float">
            <text:p>68</text:p>
          </table:table-cell>
          <table:table-cell office:value-type="float" office:value="1304839" calcext:value-type="float">
            <text:p>130483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82.421" calcext:value-type="float">
            <text:p>182.421</text:p>
          </table:table-cell>
          <table:table-cell office:value-type="float" office:value="-24.236" calcext:value-type="float">
            <text:p>-24.236</text:p>
          </table:table-cell>
          <table:table-cell office:value-type="float" office:value="181.333" calcext:value-type="float">
            <text:p>181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26968" calcext:value-type="float">
            <text:p>1326968</text:p>
          </table:table-cell>
          <table:table-cell office:value-type="float" office:value="68" calcext:value-type="float">
            <text:p>68</text:p>
          </table:table-cell>
          <table:table-cell office:value-type="float" office:value="1326377" calcext:value-type="float">
            <text:p>1326377</text:p>
          </table:table-cell>
          <table:table-cell office:value-type="float" office:value="68" calcext:value-type="float">
            <text:p>68</text:p>
          </table:table-cell>
          <table:table-cell office:value-type="float" office:value="1326185" calcext:value-type="float">
            <text:p>1326185</text:p>
          </table:table-cell>
          <table:table-cell office:value-type="float" office:value="68" calcext:value-type="float">
            <text:p>68</text:p>
          </table:table-cell>
          <table:table-cell office:value-type="float" office:value="1326602" calcext:value-type="float">
            <text:p>132660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79.415" calcext:value-type="float">
            <text:p>179.415</text:p>
          </table:table-cell>
          <table:table-cell office:value-type="float" office:value="-20.143" calcext:value-type="float">
            <text:p>-20.143</text:p>
          </table:table-cell>
          <table:table-cell office:value-type="float" office:value="181.333" calcext:value-type="float">
            <text:p>181.3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68960" calcext:value-type="float">
            <text:p>1268960</text:p>
          </table:table-cell>
          <table:table-cell office:value-type="float" office:value="64" calcext:value-type="float">
            <text:p>64</text:p>
          </table:table-cell>
          <table:table-cell office:value-type="float" office:value="1347777" calcext:value-type="float">
            <text:p>1347777</text:p>
          </table:table-cell>
          <table:table-cell office:value-type="float" office:value="68" calcext:value-type="float">
            <text:p>68</text:p>
          </table:table-cell>
          <table:table-cell office:value-type="float" office:value="1347549" calcext:value-type="float">
            <text:p>1347549</text:p>
          </table:table-cell>
          <table:table-cell office:value-type="float" office:value="68" calcext:value-type="float">
            <text:p>68</text:p>
          </table:table-cell>
          <table:table-cell office:value-type="float" office:value="1268600" calcext:value-type="float">
            <text:p>126860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76.575" calcext:value-type="float">
            <text:p>176.575</text:p>
          </table:table-cell>
          <table:table-cell office:value-type="float" office:value="-19.036" calcext:value-type="float">
            <text:p>-19.036</text:p>
          </table:table-cell>
          <table:table-cell office:value-type="float" office:value="176" calcext:value-type="float">
            <text:p>176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289274" calcext:value-type="float">
            <text:p>1289274</text:p>
          </table:table-cell>
          <table:table-cell office:value-type="float" office:value="64" calcext:value-type="float">
            <text:p>64</text:p>
          </table:table-cell>
          <table:table-cell office:value-type="float" office:value="1290132" calcext:value-type="float">
            <text:p>1290132</text:p>
          </table:table-cell>
          <table:table-cell office:value-type="float" office:value="64" calcext:value-type="float">
            <text:p>64</text:p>
          </table:table-cell>
          <table:table-cell office:value-type="float" office:value="1289623" calcext:value-type="float">
            <text:p>1289623</text:p>
          </table:table-cell>
          <table:table-cell office:value-type="float" office:value="64" calcext:value-type="float">
            <text:p>64</text:p>
          </table:table-cell>
          <table:table-cell office:value-type="float" office:value="1370027" calcext:value-type="float">
            <text:p>137002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73.695" calcext:value-type="float">
            <text:p>173.695</text:p>
          </table:table-cell>
          <table:table-cell office:value-type="float" office:value="-19.3" calcext:value-type="float">
            <text:p>-19.3</text:p>
          </table:table-cell>
          <table:table-cell office:value-type="float" office:value="173.333" calcext:value-type="float">
            <text:p>173.333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11710" calcext:value-type="float">
            <text:p>1311710</text:p>
          </table:table-cell>
          <table:table-cell office:value-type="float" office:value="64" calcext:value-type="float">
            <text:p>64</text:p>
          </table:table-cell>
          <table:table-cell office:value-type="float" office:value="1312751" calcext:value-type="float">
            <text:p>1312751</text:p>
          </table:table-cell>
          <table:table-cell office:value-type="float" office:value="64" calcext:value-type="float">
            <text:p>64</text:p>
          </table:table-cell>
          <table:table-cell office:value-type="float" office:value="1312296" calcext:value-type="float">
            <text:p>1312296</text:p>
          </table:table-cell>
          <table:table-cell office:value-type="float" office:value="64" calcext:value-type="float">
            <text:p>64</text:p>
          </table:table-cell>
          <table:table-cell office:value-type="float" office:value="1313175" calcext:value-type="float">
            <text:p>131317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.669" calcext:value-type="float">
            <text:p>170.669</text:p>
          </table:table-cell>
          <table:table-cell office:value-type="float" office:value="-20.281" calcext:value-type="float">
            <text:p>-20.281</text:p>
          </table:table-cell>
          <table:table-cell office:value-type="float" office:value="170.667" calcext:value-type="float">
            <text:p>170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39789" calcext:value-type="float">
            <text:p>1339789</text:p>
          </table:table-cell>
          <table:table-cell office:value-type="float" office:value="64" calcext:value-type="float">
            <text:p>64</text:p>
          </table:table-cell>
          <table:table-cell office:value-type="float" office:value="1340839" calcext:value-type="float">
            <text:p>1340839</text:p>
          </table:table-cell>
          <table:table-cell office:value-type="float" office:value="64" calcext:value-type="float">
            <text:p>64</text:p>
          </table:table-cell>
          <table:table-cell office:value-type="float" office:value="1340435" calcext:value-type="float">
            <text:p>1340435</text:p>
          </table:table-cell>
          <table:table-cell office:value-type="float" office:value="64" calcext:value-type="float">
            <text:p>64</text:p>
          </table:table-cell>
          <table:table-cell office:value-type="float" office:value="1256544" calcext:value-type="float">
            <text:p>125654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67.121" calcext:value-type="float">
            <text:p>167.121</text:p>
          </table:table-cell>
          <table:table-cell office:value-type="float" office:value="-23.776" calcext:value-type="float">
            <text:p>-23.776</text:p>
          </table:table-cell>
          <table:table-cell office:value-type="float" office:value="168" calcext:value-type="float">
            <text:p>168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287863" calcext:value-type="float">
            <text:p>1287863</text:p>
          </table:table-cell>
          <table:table-cell office:value-type="float" office:value="60" calcext:value-type="float">
            <text:p>60</text:p>
          </table:table-cell>
          <table:table-cell office:value-type="float" office:value="1288814" calcext:value-type="float">
            <text:p>1288814</text:p>
          </table:table-cell>
          <table:table-cell office:value-type="float" office:value="60" calcext:value-type="float">
            <text:p>60</text:p>
          </table:table-cell>
          <table:table-cell office:value-type="float" office:value="1288294" calcext:value-type="float">
            <text:p>1288294</text:p>
          </table:table-cell>
          <table:table-cell office:value-type="float" office:value="60" calcext:value-type="float">
            <text:p>60</text:p>
          </table:table-cell>
          <table:table-cell office:value-type="float" office:value="1374167" calcext:value-type="float">
            <text:p>137416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63.004" calcext:value-type="float">
            <text:p>163.004</text:p>
          </table:table-cell>
          <table:table-cell office:value-type="float" office:value="-27.595" calcext:value-type="float">
            <text:p>-27.595</text:p>
          </table:table-cell>
          <table:table-cell office:value-type="float" office:value="162.667" calcext:value-type="float">
            <text:p>162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24497" calcext:value-type="float">
            <text:p>1324497</text:p>
          </table:table-cell>
          <table:table-cell office:value-type="float" office:value="60" calcext:value-type="float">
            <text:p>60</text:p>
          </table:table-cell>
          <table:table-cell office:value-type="float" office:value="1325915" calcext:value-type="float">
            <text:p>1325915</text:p>
          </table:table-cell>
          <table:table-cell office:value-type="float" office:value="60" calcext:value-type="float">
            <text:p>60</text:p>
          </table:table-cell>
          <table:table-cell office:value-type="float" office:value="1325188" calcext:value-type="float">
            <text:p>1325188</text:p>
          </table:table-cell>
          <table:table-cell office:value-type="float" office:value="60" calcext:value-type="float">
            <text:p>60</text:p>
          </table:table-cell>
          <table:table-cell office:value-type="float" office:value="1237012" calcext:value-type="float">
            <text:p>123701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58.462" calcext:value-type="float">
            <text:p>158.462</text:p>
          </table:table-cell>
          <table:table-cell office:value-type="float" office:value="-30.443" calcext:value-type="float">
            <text:p>-30.443</text:p>
          </table:table-cell>
          <table:table-cell office:value-type="float" office:value="157.333" calcext:value-type="float">
            <text:p>157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278097" calcext:value-type="float">
            <text:p>1278097</text:p>
          </table:table-cell>
          <table:table-cell office:value-type="float" office:value="56" calcext:value-type="float">
            <text:p>56</text:p>
          </table:table-cell>
          <table:table-cell office:value-type="float" office:value="1279698" calcext:value-type="float">
            <text:p>1279698</text:p>
          </table:table-cell>
          <table:table-cell office:value-type="float" office:value="56" calcext:value-type="float">
            <text:p>56</text:p>
          </table:table-cell>
          <table:table-cell office:value-type="float" office:value="1278911" calcext:value-type="float">
            <text:p>1278911</text:p>
          </table:table-cell>
          <table:table-cell office:value-type="float" office:value="56" calcext:value-type="float">
            <text:p>56</text:p>
          </table:table-cell>
          <table:table-cell office:value-type="float" office:value="1370183" calcext:value-type="float">
            <text:p>137018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-34.872" calcext:value-type="float">
            <text:p>-34.872</text:p>
          </table:table-cell>
          <table:table-cell office:value-type="float" office:value="152" calcext:value-type="float">
            <text:p>152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27117" calcext:value-type="float">
            <text:p>1327117</text:p>
          </table:table-cell>
          <table:table-cell office:value-type="float" office:value="56" calcext:value-type="float">
            <text:p>56</text:p>
          </table:table-cell>
          <table:table-cell office:value-type="float" office:value="1329204" calcext:value-type="float">
            <text:p>1329204</text:p>
          </table:table-cell>
          <table:table-cell office:value-type="float" office:value="56" calcext:value-type="float">
            <text:p>56</text:p>
          </table:table-cell>
          <table:table-cell office:value-type="float" office:value="1328363" calcext:value-type="float">
            <text:p>1328363</text:p>
          </table:table-cell>
          <table:table-cell office:value-type="float" office:value="56" calcext:value-type="float">
            <text:p>56</text:p>
          </table:table-cell>
          <table:table-cell office:value-type="float" office:value="1330244" calcext:value-type="float">
            <text:p>133024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47.509" calcext:value-type="float">
            <text:p>147.509</text:p>
          </table:table-cell>
          <table:table-cell office:value-type="float" office:value="-38.532" calcext:value-type="float">
            <text:p>-38.532</text:p>
          </table:table-cell>
          <table:table-cell office:value-type="float" office:value="149.333" calcext:value-type="float">
            <text:p>149.333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83699" calcext:value-type="float">
            <text:p>1383699</text:p>
          </table:table-cell>
          <table:table-cell office:value-type="float" office:value="56" calcext:value-type="float">
            <text:p>56</text:p>
          </table:table-cell>
          <table:table-cell office:value-type="float" office:value="1284927" calcext:value-type="float">
            <text:p>1284927</text:p>
          </table:table-cell>
          <table:table-cell office:value-type="float" office:value="52" calcext:value-type="float">
            <text:p>52</text:p>
          </table:table-cell>
          <table:table-cell office:value-type="float" office:value="1283941" calcext:value-type="float">
            <text:p>1283941</text:p>
          </table:table-cell>
          <table:table-cell office:value-type="float" office:value="52" calcext:value-type="float">
            <text:p>52</text:p>
          </table:table-cell>
          <table:table-cell office:value-type="float" office:value="1286125" calcext:value-type="float">
            <text:p>128612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41.638" calcext:value-type="float">
            <text:p>141.638</text:p>
          </table:table-cell>
          <table:table-cell office:value-type="float" office:value="-39.347" calcext:value-type="float">
            <text:p>-39.347</text:p>
          </table:table-cell>
          <table:table-cell office:value-type="float" office:value="141.333" calcext:value-type="float">
            <text:p>141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236879" calcext:value-type="float">
            <text:p>1236879</text:p>
          </table:table-cell>
          <table:table-cell office:value-type="float" office:value="48" calcext:value-type="float">
            <text:p>48</text:p>
          </table:table-cell>
          <table:table-cell office:value-type="float" office:value="1340263" calcext:value-type="float">
            <text:p>1340263</text:p>
          </table:table-cell>
          <table:table-cell office:value-type="float" office:value="52" calcext:value-type="float">
            <text:p>52</text:p>
          </table:table-cell>
          <table:table-cell office:value-type="float" office:value="1339204" calcext:value-type="float">
            <text:p>1339204</text:p>
          </table:table-cell>
          <table:table-cell office:value-type="float" office:value="52" calcext:value-type="float">
            <text:p>52</text:p>
          </table:table-cell>
          <table:table-cell office:value-type="float" office:value="1236005" calcext:value-type="float">
            <text:p>123600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35.861" calcext:value-type="float">
            <text:p>135.861</text:p>
          </table:table-cell>
          <table:table-cell office:value-type="float" office:value="-38.721" calcext:value-type="float">
            <text:p>-38.721</text:p>
          </table:table-cell>
          <table:table-cell office:value-type="float" office:value="133.333" calcext:value-type="float">
            <text:p>133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288285" calcext:value-type="float">
            <text:p>1288285</text:p>
          </table:table-cell>
          <table:table-cell office:value-type="float" office:value="48" calcext:value-type="float">
            <text:p>48</text:p>
          </table:table-cell>
          <table:table-cell office:value-type="float" office:value="1290537" calcext:value-type="float">
            <text:p>1290537</text:p>
          </table:table-cell>
          <table:table-cell office:value-type="float" office:value="48" calcext:value-type="float">
            <text:p>48</text:p>
          </table:table-cell>
          <table:table-cell office:value-type="float" office:value="1289470" calcext:value-type="float">
            <text:p>1289470</text:p>
          </table:table-cell>
          <table:table-cell office:value-type="float" office:value="48" calcext:value-type="float">
            <text:p>48</text:p>
          </table:table-cell>
          <table:table-cell office:value-type="float" office:value="1397140" calcext:value-type="float">
            <text:p>1397140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130.284" calcext:value-type="float">
            <text:p>130.284</text:p>
          </table:table-cell>
          <table:table-cell office:value-type="float" office:value="-37.376" calcext:value-type="float">
            <text:p>-37.376</text:p>
          </table:table-cell>
          <table:table-cell office:value-type="float" office:value="130.667" calcext:value-type="float">
            <text:p>130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46396" calcext:value-type="float">
            <text:p>1346396</text:p>
          </table:table-cell>
          <table:table-cell office:value-type="float" office:value="48" calcext:value-type="float">
            <text:p>48</text:p>
          </table:table-cell>
          <table:table-cell office:value-type="float" office:value="1349172" calcext:value-type="float">
            <text:p>1349172</text:p>
          </table:table-cell>
          <table:table-cell office:value-type="float" office:value="48" calcext:value-type="float">
            <text:p>48</text:p>
          </table:table-cell>
          <table:table-cell office:value-type="float" office:value="1347933" calcext:value-type="float">
            <text:p>1347933</text:p>
          </table:table-cell>
          <table:table-cell office:value-type="float" office:value="48" calcext:value-type="float">
            <text:p>48</text:p>
          </table:table-cell>
          <table:table-cell office:value-type="float" office:value="1235614" calcext:value-type="float">
            <text:p>123561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24.642" calcext:value-type="float">
            <text:p>124.642</text:p>
          </table:table-cell>
          <table:table-cell office:value-type="float" office:value="-37.814" calcext:value-type="float">
            <text:p>-37.814</text:p>
          </table:table-cell>
          <table:table-cell office:value-type="float" office:value="125.333" calcext:value-type="float">
            <text:p>125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292263" calcext:value-type="float">
            <text:p>1292263</text:p>
          </table:table-cell>
          <table:table-cell office:value-type="float" office:value="44" calcext:value-type="float">
            <text:p>44</text:p>
          </table:table-cell>
          <table:table-cell office:value-type="float" office:value="1294578" calcext:value-type="float">
            <text:p>1294578</text:p>
          </table:table-cell>
          <table:table-cell office:value-type="float" office:value="44" calcext:value-type="float">
            <text:p>44</text:p>
          </table:table-cell>
          <table:table-cell office:value-type="float" office:value="1293330" calcext:value-type="float">
            <text:p>1293330</text:p>
          </table:table-cell>
          <table:table-cell office:value-type="float" office:value="44" calcext:value-type="float">
            <text:p>44</text:p>
          </table:table-cell>
          <table:table-cell office:value-type="float" office:value="1290850" calcext:value-type="float">
            <text:p>12908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19.126" calcext:value-type="float">
            <text:p>119.126</text:p>
          </table:table-cell>
          <table:table-cell office:value-type="float" office:value="-36.972" calcext:value-type="float">
            <text:p>-36.972</text:p>
          </table:table-cell>
          <table:table-cell office:value-type="float" office:value="117.333" calcext:value-type="float">
            <text:p>117.333</text:p>
          </table:table-cell>
          <table:table-cell office:value-type="float" office:value="-53.617" calcext:value-type="float">
            <text:p>-53.617</text:p>
          </table:table-cell>
          <table:table-cell table:number-columns-repeated="4"/>
        </table:table-row>
        <table:table-row table:style-name="ro1">
          <table:table-cell office:value-type="float" office:value="1353722" calcext:value-type="float">
            <text:p>1353722</text:p>
          </table:table-cell>
          <table:table-cell office:value-type="float" office:value="44" calcext:value-type="float">
            <text:p>44</text:p>
          </table:table-cell>
          <table:table-cell office:value-type="float" office:value="1231071" calcext:value-type="float">
            <text:p>1231071</text:p>
          </table:table-cell>
          <table:table-cell office:value-type="float" office:value="40" calcext:value-type="float">
            <text:p>40</text:p>
          </table:table-cell>
          <table:table-cell office:value-type="float" office:value="1355828" calcext:value-type="float">
            <text:p>1355828</text:p>
          </table:table-cell>
          <table:table-cell office:value-type="float" office:value="44" calcext:value-type="float">
            <text:p>44</text:p>
          </table:table-cell>
          <table:table-cell office:value-type="float" office:value="1352780" calcext:value-type="float">
            <text:p>135278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13.726" calcext:value-type="float">
            <text:p>113.726</text:p>
          </table:table-cell>
          <table:table-cell office:value-type="float" office:value="-36.185" calcext:value-type="float">
            <text:p>-36.185</text:p>
          </table:table-cell>
          <table:table-cell office:value-type="float" office:value="114.667" calcext:value-type="float">
            <text:p>114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287508" calcext:value-type="float">
            <text:p>1287508</text:p>
          </table:table-cell>
          <table:table-cell office:value-type="float" office:value="40" calcext:value-type="float">
            <text:p>40</text:p>
          </table:table-cell>
          <table:table-cell office:value-type="float" office:value="1416621" calcext:value-type="float">
            <text:p>1416621</text:p>
          </table:table-cell>
          <table:table-cell office:value-type="float" office:value="44" calcext:value-type="float">
            <text:p>44</text:p>
          </table:table-cell>
          <table:table-cell office:value-type="float" office:value="1289156" calcext:value-type="float">
            <text:p>1289156</text:p>
          </table:table-cell>
          <table:table-cell office:value-type="float" office:value="40" calcext:value-type="float">
            <text:p>40</text:p>
          </table:table-cell>
          <table:table-cell office:value-type="float" office:value="1286216" calcext:value-type="float">
            <text:p>128621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08.723" calcext:value-type="float">
            <text:p>108.723</text:p>
          </table:table-cell>
          <table:table-cell office:value-type="float" office:value="-33.535" calcext:value-type="float">
            <text:p>-33.535</text:p>
          </table:table-cell>
          <table:table-cell office:value-type="float" office:value="109.333" calcext:value-type="float">
            <text:p>109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47054" calcext:value-type="float">
            <text:p>1347054</text:p>
          </table:table-cell>
          <table:table-cell office:value-type="float" office:value="40" calcext:value-type="float">
            <text:p>40</text:p>
          </table:table-cell>
          <table:table-cell office:value-type="float" office:value="1212348" calcext:value-type="float">
            <text:p>1212348</text:p>
          </table:table-cell>
          <table:table-cell office:value-type="float" office:value="36" calcext:value-type="float">
            <text:p>36</text:p>
          </table:table-cell>
          <table:table-cell office:value-type="float" office:value="1348903" calcext:value-type="float">
            <text:p>1348903</text:p>
          </table:table-cell>
          <table:table-cell office:value-type="float" office:value="40" calcext:value-type="float">
            <text:p>40</text:p>
          </table:table-cell>
          <table:table-cell office:value-type="float" office:value="1345655" calcext:value-type="float">
            <text:p>134565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03.922" calcext:value-type="float">
            <text:p>103.922</text:p>
          </table:table-cell>
          <table:table-cell office:value-type="float" office:value="-32.176" calcext:value-type="float">
            <text:p>-32.176</text:p>
          </table:table-cell>
          <table:table-cell office:value-type="float" office:value="104" calcext:value-type="float">
            <text:p>104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270693" calcext:value-type="float">
            <text:p>1270693</text:p>
          </table:table-cell>
          <table:table-cell office:value-type="float" office:value="36" calcext:value-type="float">
            <text:p>36</text:p>
          </table:table-cell>
          <table:table-cell office:value-type="float" office:value="1411716" calcext:value-type="float">
            <text:p>1411716</text:p>
          </table:table-cell>
          <table:table-cell office:value-type="float" office:value="40" calcext:value-type="float">
            <text:p>40</text:p>
          </table:table-cell>
          <table:table-cell office:value-type="float" office:value="1271997" calcext:value-type="float">
            <text:p>1271997</text:p>
          </table:table-cell>
          <table:table-cell office:value-type="float" office:value="36" calcext:value-type="float">
            <text:p>36</text:p>
          </table:table-cell>
          <table:table-cell office:value-type="float" office:value="1269526" calcext:value-type="float">
            <text:p>12695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99.159" calcext:value-type="float">
            <text:p>99.159</text:p>
          </table:table-cell>
          <table:table-cell office:value-type="float" office:value="-31.923" calcext:value-type="float">
            <text:p>-31.923</text:p>
          </table:table-cell>
          <table:table-cell office:value-type="float" office:value="98.667" calcext:value-type="float">
            <text:p>98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30515" calcext:value-type="float">
            <text:p>1330515</text:p>
          </table:table-cell>
          <table:table-cell office:value-type="float" office:value="36" calcext:value-type="float">
            <text:p>36</text:p>
          </table:table-cell>
          <table:table-cell office:value-type="float" office:value="1182718" calcext:value-type="float">
            <text:p>1182718</text:p>
          </table:table-cell>
          <table:table-cell office:value-type="float" office:value="32" calcext:value-type="float">
            <text:p>32</text:p>
          </table:table-cell>
          <table:table-cell office:value-type="float" office:value="1332954" calcext:value-type="float">
            <text:p>1332954</text:p>
          </table:table-cell>
          <table:table-cell office:value-type="float" office:value="36" calcext:value-type="float">
            <text:p>36</text:p>
          </table:table-cell>
          <table:table-cell office:value-type="float" office:value="1328688" calcext:value-type="float">
            <text:p>132868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94.689" calcext:value-type="float">
            <text:p>94.689</text:p>
          </table:table-cell>
          <table:table-cell office:value-type="float" office:value="-29.959" calcext:value-type="float">
            <text:p>-29.959</text:p>
          </table:table-cell>
          <table:table-cell office:value-type="float" office:value="93.333" calcext:value-type="float">
            <text:p>93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239324" calcext:value-type="float">
            <text:p>1239324</text:p>
          </table:table-cell>
          <table:table-cell office:value-type="float" office:value="32" calcext:value-type="float">
            <text:p>32</text:p>
          </table:table-cell>
          <table:table-cell office:value-type="float" office:value="1395194" calcext:value-type="float">
            <text:p>1395194</text:p>
          </table:table-cell>
          <table:table-cell office:value-type="float" office:value="36" calcext:value-type="float">
            <text:p>36</text:p>
          </table:table-cell>
          <table:table-cell office:value-type="float" office:value="1241624" calcext:value-type="float">
            <text:p>1241624</text:p>
          </table:table-cell>
          <table:table-cell office:value-type="float" office:value="32" calcext:value-type="float">
            <text:p>32</text:p>
          </table:table-cell>
          <table:table-cell office:value-type="float" office:value="1397518" calcext:value-type="float">
            <text:p>139751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90.262" calcext:value-type="float">
            <text:p>90.262</text:p>
          </table:table-cell>
          <table:table-cell office:value-type="float" office:value="-29.671" calcext:value-type="float">
            <text:p>-29.671</text:p>
          </table:table-cell>
          <table:table-cell office:value-type="float" office:value="90.667" calcext:value-type="float">
            <text:p>90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01817" calcext:value-type="float">
            <text:p>1301817</text:p>
          </table:table-cell>
          <table:table-cell office:value-type="float" office:value="32" calcext:value-type="float">
            <text:p>32</text:p>
          </table:table-cell>
          <table:table-cell office:value-type="float" office:value="1305428" calcext:value-type="float">
            <text:p>1305428</text:p>
          </table:table-cell>
          <table:table-cell office:value-type="float" office:value="32" calcext:value-type="float">
            <text:p>32</text:p>
          </table:table-cell>
          <table:table-cell office:value-type="float" office:value="1303405" calcext:value-type="float">
            <text:p>1303405</text:p>
          </table:table-cell>
          <table:table-cell office:value-type="float" office:value="32" calcext:value-type="float">
            <text:p>32</text:p>
          </table:table-cell>
          <table:table-cell office:value-type="float" office:value="1307672" calcext:value-type="float">
            <text:p>130767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5.852" calcext:value-type="float">
            <text:p>85.852</text:p>
          </table:table-cell>
          <table:table-cell office:value-type="float" office:value="-29.556" calcext:value-type="float">
            <text:p>-29.556</text:p>
          </table:table-cell>
          <table:table-cell office:value-type="float" office:value="85.333" calcext:value-type="float">
            <text:p>85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67097" calcext:value-type="float">
            <text:p>1367097</text:p>
          </table:table-cell>
          <table:table-cell office:value-type="float" office:value="32" calcext:value-type="float">
            <text:p>32</text:p>
          </table:table-cell>
          <table:table-cell office:value-type="float" office:value="1372192" calcext:value-type="float">
            <text:p>1372192</text:p>
          </table:table-cell>
          <table:table-cell office:value-type="float" office:value="32" calcext:value-type="float">
            <text:p>32</text:p>
          </table:table-cell>
          <table:table-cell office:value-type="float" office:value="1369973" calcext:value-type="float">
            <text:p>1369973</text:p>
          </table:table-cell>
          <table:table-cell office:value-type="float" office:value="32" calcext:value-type="float">
            <text:p>32</text:p>
          </table:table-cell>
          <table:table-cell office:value-type="float" office:value="1198427" calcext:value-type="float">
            <text:p>11984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81.768" calcext:value-type="float">
            <text:p>81.768</text:p>
          </table:table-cell>
          <table:table-cell office:value-type="float" office:value="-27.365" calcext:value-type="float">
            <text:p>-27.365</text:p>
          </table:table-cell>
          <table:table-cell office:value-type="float" office:value="82.667" calcext:value-type="float">
            <text:p>82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258097" calcext:value-type="float">
            <text:p>1258097</text:p>
          </table:table-cell>
          <table:table-cell office:value-type="float" office:value="28" calcext:value-type="float">
            <text:p>28</text:p>
          </table:table-cell>
          <table:table-cell office:value-type="float" office:value="1262366" calcext:value-type="float">
            <text:p>1262366</text:p>
          </table:table-cell>
          <table:table-cell office:value-type="float" office:value="28" calcext:value-type="float">
            <text:p>28</text:p>
          </table:table-cell>
          <table:table-cell office:value-type="float" office:value="1260477" calcext:value-type="float">
            <text:p>1260477</text:p>
          </table:table-cell>
          <table:table-cell office:value-type="float" office:value="28" calcext:value-type="float">
            <text:p>28</text:p>
          </table:table-cell>
          <table:table-cell office:value-type="float" office:value="1440450" calcext:value-type="float">
            <text:p>144045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77.757" calcext:value-type="float">
            <text:p>77.757</text:p>
          </table:table-cell>
          <table:table-cell office:value-type="float" office:value="-26.883" calcext:value-type="float">
            <text:p>-26.883</text:p>
          </table:table-cell>
          <table:table-cell office:value-type="float" office:value="77.333" calcext:value-type="float">
            <text:p>77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20208" calcext:value-type="float">
            <text:p>1320208</text:p>
          </table:table-cell>
          <table:table-cell office:value-type="float" office:value="28" calcext:value-type="float">
            <text:p>28</text:p>
          </table:table-cell>
          <table:table-cell office:value-type="float" office:value="1324766" calcext:value-type="float">
            <text:p>1324766</text:p>
          </table:table-cell>
          <table:table-cell office:value-type="float" office:value="28" calcext:value-type="float">
            <text:p>28</text:p>
          </table:table-cell>
          <table:table-cell office:value-type="float" office:value="1322724" calcext:value-type="float">
            <text:p>1322724</text:p>
          </table:table-cell>
          <table:table-cell office:value-type="float" office:value="28" calcext:value-type="float">
            <text:p>28</text:p>
          </table:table-cell>
          <table:table-cell office:value-type="float" office:value="1133862" calcext:value-type="float">
            <text:p>113386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74.095" calcext:value-type="float">
            <text:p>74.095</text:p>
          </table:table-cell>
          <table:table-cell office:value-type="float" office:value="-24.547" calcext:value-type="float">
            <text:p>-24.547</text:p>
          </table:table-cell>
          <table:table-cell office:value-type="float" office:value="72" calcext:value-type="float">
            <text:p>72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86188" calcext:value-type="float">
            <text:p>1386188</text:p>
          </table:table-cell>
          <table:table-cell office:value-type="float" office:value="28" calcext:value-type="float">
            <text:p>28</text:p>
          </table:table-cell>
          <table:table-cell office:value-type="float" office:value="1188397" calcext:value-type="float">
            <text:p>1188397</text:p>
          </table:table-cell>
          <table:table-cell office:value-type="float" office:value="24" calcext:value-type="float">
            <text:p>24</text:p>
          </table:table-cell>
          <table:table-cell office:value-type="float" office:value="1389120" calcext:value-type="float">
            <text:p>1389120</text:p>
          </table:table-cell>
          <table:table-cell office:value-type="float" office:value="28" calcext:value-type="float">
            <text:p>28</text:p>
          </table:table-cell>
          <table:table-cell office:value-type="float" office:value="1384277" calcext:value-type="float">
            <text:p>138427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70.681" calcext:value-type="float">
            <text:p>70.681</text:p>
          </table:table-cell>
          <table:table-cell office:value-type="float" office:value="-22.878" calcext:value-type="float">
            <text:p>-22.87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47265" calcext:value-type="float">
            <text:p>1247265</text:p>
          </table:table-cell>
          <table:table-cell office:value-type="float" office:value="24" calcext:value-type="float">
            <text:p>24</text:p>
          </table:table-cell>
          <table:table-cell office:value-type="float" office:value="1455138" calcext:value-type="float">
            <text:p>1455138</text:p>
          </table:table-cell>
          <table:table-cell office:value-type="float" office:value="28" calcext:value-type="float">
            <text:p>28</text:p>
          </table:table-cell>
          <table:table-cell office:value-type="float" office:value="1249504" calcext:value-type="float">
            <text:p>1249504</text:p>
          </table:table-cell>
          <table:table-cell office:value-type="float" office:value="24" calcext:value-type="float">
            <text:p>24</text:p>
          </table:table-cell>
          <table:table-cell office:value-type="float" office:value="1245410" calcext:value-type="float">
            <text:p>12454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7.342" calcext:value-type="float">
            <text:p>67.342</text:p>
          </table:table-cell>
          <table:table-cell office:value-type="float" office:value="-22.377" calcext:value-type="float">
            <text:p>-22.377</text:p>
          </table:table-cell>
          <table:table-cell office:value-type="float" office:value="66.667" calcext:value-type="float">
            <text:p>66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07221" calcext:value-type="float">
            <text:p>1307221</text:p>
          </table:table-cell>
          <table:table-cell office:value-type="float" office:value="24" calcext:value-type="float">
            <text:p>24</text:p>
          </table:table-cell>
          <table:table-cell office:value-type="float" office:value="1313149" calcext:value-type="float">
            <text:p>1313149</text:p>
          </table:table-cell>
          <table:table-cell office:value-type="float" office:value="24" calcext:value-type="float">
            <text:p>24</text:p>
          </table:table-cell>
          <table:table-cell office:value-type="float" office:value="1310730" calcext:value-type="float">
            <text:p>1310730</text:p>
          </table:table-cell>
          <table:table-cell office:value-type="float" office:value="24" calcext:value-type="float">
            <text:p>24</text:p>
          </table:table-cell>
          <table:table-cell office:value-type="float" office:value="1304901" calcext:value-type="float">
            <text:p>130490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4.171" calcext:value-type="float">
            <text:p>64.171</text:p>
          </table:table-cell>
          <table:table-cell office:value-type="float" office:value="-21.251" calcext:value-type="float">
            <text:p>-21.251</text:p>
          </table:table-cell>
          <table:table-cell office:value-type="float" office:value="64" calcext:value-type="float">
            <text:p>64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71768" calcext:value-type="float">
            <text:p>1371768</text:p>
          </table:table-cell>
          <table:table-cell office:value-type="float" office:value="24" calcext:value-type="float">
            <text:p>24</text:p>
          </table:table-cell>
          <table:table-cell office:value-type="float" office:value="1143077" calcext:value-type="float">
            <text:p>1143077</text:p>
          </table:table-cell>
          <table:table-cell office:value-type="float" office:value="20" calcext:value-type="float">
            <text:p>20</text:p>
          </table:table-cell>
          <table:table-cell office:value-type="float" office:value="1374790" calcext:value-type="float">
            <text:p>1374790</text:p>
          </table:table-cell>
          <table:table-cell office:value-type="float" office:value="24" calcext:value-type="float">
            <text:p>24</text:p>
          </table:table-cell>
          <table:table-cell office:value-type="float" office:value="1369375" calcext:value-type="float">
            <text:p>136937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1.229" calcext:value-type="float">
            <text:p>61.229</text:p>
          </table:table-cell>
          <table:table-cell office:value-type="float" office:value="-19.722" calcext:value-type="float">
            <text:p>-19.722</text:p>
          </table:table-cell>
          <table:table-cell office:value-type="float" office:value="61.333" calcext:value-type="float">
            <text:p>61.333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196506" calcext:value-type="float">
            <text:p>1196506</text:p>
          </table:table-cell>
          <table:table-cell office:value-type="float" office:value="20" calcext:value-type="float">
            <text:p>20</text:p>
          </table:table-cell>
          <table:table-cell office:value-type="float" office:value="1436582" calcext:value-type="float">
            <text:p>1436582</text:p>
          </table:table-cell>
          <table:table-cell office:value-type="float" office:value="24" calcext:value-type="float">
            <text:p>24</text:p>
          </table:table-cell>
          <table:table-cell office:value-type="float" office:value="1199665" calcext:value-type="float">
            <text:p>1199665</text:p>
          </table:table-cell>
          <table:table-cell office:value-type="float" office:value="20" calcext:value-type="float">
            <text:p>20</text:p>
          </table:table-cell>
          <table:table-cell office:value-type="float" office:value="1439998" calcext:value-type="float">
            <text:p>143999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8.415" calcext:value-type="float">
            <text:p>58.415</text:p>
          </table:table-cell>
          <table:table-cell office:value-type="float" office:value="-18.86" calcext:value-type="float">
            <text:p>-18.86</text:p>
          </table:table-cell>
          <table:table-cell office:value-type="float" office:value="58.667" calcext:value-type="float">
            <text:p>58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253453" calcext:value-type="float">
            <text:p>1253453</text:p>
          </table:table-cell>
          <table:table-cell office:value-type="float" office:value="20" calcext:value-type="float">
            <text:p>20</text:p>
          </table:table-cell>
          <table:table-cell office:value-type="float" office:value="1259331" calcext:value-type="float">
            <text:p>1259331</text:p>
          </table:table-cell>
          <table:table-cell office:value-type="float" office:value="20" calcext:value-type="float">
            <text:p>20</text:p>
          </table:table-cell>
          <table:table-cell office:value-type="float" office:value="1256437" calcext:value-type="float">
            <text:p>1256437</text:p>
          </table:table-cell>
          <table:table-cell office:value-type="float" office:value="20" calcext:value-type="float">
            <text:p>20</text:p>
          </table:table-cell>
          <table:table-cell office:value-type="float" office:value="1262472" calcext:value-type="float">
            <text:p>126247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5.648" calcext:value-type="float">
            <text:p>55.648</text:p>
          </table:table-cell>
          <table:table-cell office:value-type="float" office:value="-18.545" calcext:value-type="float">
            <text:p>-18.545</text:p>
          </table:table-cell>
          <table:table-cell office:value-type="float" office:value="53.333" calcext:value-type="float">
            <text:p>53.333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09031" calcext:value-type="float">
            <text:p>1309031</text:p>
          </table:table-cell>
          <table:table-cell office:value-type="float" office:value="20" calcext:value-type="float">
            <text:p>20</text:p>
          </table:table-cell>
          <table:table-cell office:value-type="float" office:value="1314804" calcext:value-type="float">
            <text:p>1314804</text:p>
          </table:table-cell>
          <table:table-cell office:value-type="float" office:value="20" calcext:value-type="float">
            <text:p>20</text:p>
          </table:table-cell>
          <table:table-cell office:value-type="float" office:value="1312368" calcext:value-type="float">
            <text:p>1312368</text:p>
          </table:table-cell>
          <table:table-cell office:value-type="float" office:value="20" calcext:value-type="float">
            <text:p>20</text:p>
          </table:table-cell>
          <table:table-cell office:value-type="float" office:value="1318353" calcext:value-type="float">
            <text:p>131835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3.287" calcext:value-type="float">
            <text:p>53.287</text:p>
          </table:table-cell>
          <table:table-cell office:value-type="float" office:value="-15.818" calcext:value-type="float">
            <text:p>-15.818</text:p>
          </table:table-cell>
          <table:table-cell office:value-type="float" office:value="53.333" calcext:value-type="float">
            <text:p>53.3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73381" calcext:value-type="float">
            <text:p>1373381</text:p>
          </table:table-cell>
          <table:table-cell office:value-type="float" office:value="20" calcext:value-type="float">
            <text:p>20</text:p>
          </table:table-cell>
          <table:table-cell office:value-type="float" office:value="1379779" calcext:value-type="float">
            <text:p>1379779</text:p>
          </table:table-cell>
          <table:table-cell office:value-type="float" office:value="20" calcext:value-type="float">
            <text:p>20</text:p>
          </table:table-cell>
          <table:table-cell office:value-type="float" office:value="1376616" calcext:value-type="float">
            <text:p>1376616</text:p>
          </table:table-cell>
          <table:table-cell office:value-type="float" office:value="20" calcext:value-type="float">
            <text:p>20</text:p>
          </table:table-cell>
          <table:table-cell office:value-type="float" office:value="1101429" calcext:value-type="float">
            <text:p>110142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0.849" calcext:value-type="float">
            <text:p>50.849</text:p>
          </table:table-cell>
          <table:table-cell office:value-type="float" office:value="-16.346" calcext:value-type="float">
            <text:p>-16.346</text:p>
          </table:table-cell>
          <table:table-cell office:value-type="float" office:value="50.667" calcext:value-type="float">
            <text:p>50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440074" calcext:value-type="float">
            <text:p>1440074</text:p>
          </table:table-cell>
          <table:table-cell office:value-type="float" office:value="20" calcext:value-type="float">
            <text:p>20</text:p>
          </table:table-cell>
          <table:table-cell office:value-type="float" office:value="1152336" calcext:value-type="float">
            <text:p>1152336</text:p>
          </table:table-cell>
          <table:table-cell office:value-type="float" office:value="16" calcext:value-type="float">
            <text:p>16</text:p>
          </table:table-cell>
          <table:table-cell office:value-type="float" office:value="1149592" calcext:value-type="float">
            <text:p>1149592</text:p>
          </table:table-cell>
          <table:table-cell office:value-type="float" office:value="16" calcext:value-type="float">
            <text:p>16</text:p>
          </table:table-cell>
          <table:table-cell office:value-type="float" office:value="1437210" calcext:value-type="float">
            <text:p>14372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8.656" calcext:value-type="float">
            <text:p>48.656</text:p>
          </table:table-cell>
          <table:table-cell office:value-type="float" office:value="-14.695" calcext:value-type="float">
            <text:p>-14.695</text:p>
          </table:table-cell>
          <table:table-cell office:value-type="float" office:value="48" calcext:value-type="float">
            <text:p>48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205363" calcext:value-type="float">
            <text:p>1205363</text:p>
          </table:table-cell>
          <table:table-cell office:value-type="float" office:value="16" calcext:value-type="float">
            <text:p>16</text:p>
          </table:table-cell>
          <table:table-cell office:value-type="float" office:value="1508203" calcext:value-type="float">
            <text:p>1508203</text:p>
          </table:table-cell>
          <table:table-cell office:value-type="float" office:value="20" calcext:value-type="float">
            <text:p>20</text:p>
          </table:table-cell>
          <table:table-cell office:value-type="float" office:value="1504260" calcext:value-type="float">
            <text:p>1504260</text:p>
          </table:table-cell>
          <table:table-cell office:value-type="float" office:value="20" calcext:value-type="float">
            <text:p>20</text:p>
          </table:table-cell>
          <table:table-cell office:value-type="float" office:value="1203122" calcext:value-type="float">
            <text:p>12031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6.488" calcext:value-type="float">
            <text:p>46.488</text:p>
          </table:table-cell>
          <table:table-cell office:value-type="float" office:value="-14.53" calcext:value-type="float">
            <text:p>-14.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58987" calcext:value-type="float">
            <text:p>1258987</text:p>
          </table:table-cell>
          <table:table-cell office:value-type="float" office:value="16" calcext:value-type="float">
            <text:p>16</text:p>
          </table:table-cell>
          <table:table-cell office:value-type="float" office:value="1265798" calcext:value-type="float">
            <text:p>1265798</text:p>
          </table:table-cell>
          <table:table-cell office:value-type="float" office:value="16" calcext:value-type="float">
            <text:p>16</text:p>
          </table:table-cell>
          <table:table-cell office:value-type="float" office:value="1263038" calcext:value-type="float">
            <text:p>1263038</text:p>
          </table:table-cell>
          <table:table-cell office:value-type="float" office:value="16" calcext:value-type="float">
            <text:p>16</text:p>
          </table:table-cell>
          <table:table-cell office:value-type="float" office:value="1256408" calcext:value-type="float">
            <text:p>125640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4.408" calcext:value-type="float">
            <text:p>44.408</text:p>
          </table:table-cell>
          <table:table-cell office:value-type="float" office:value="-13.943" calcext:value-type="float">
            <text:p>-13.943</text:p>
          </table:table-cell>
          <table:table-cell office:value-type="float" office:value="42.667" calcext:value-type="float">
            <text:p>42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312345" calcext:value-type="float">
            <text:p>1312345</text:p>
          </table:table-cell>
          <table:table-cell office:value-type="float" office:value="16" calcext:value-type="float">
            <text:p>16</text:p>
          </table:table-cell>
          <table:table-cell office:value-type="float" office:value="1318992" calcext:value-type="float">
            <text:p>1318992</text:p>
          </table:table-cell>
          <table:table-cell office:value-type="float" office:value="16" calcext:value-type="float">
            <text:p>16</text:p>
          </table:table-cell>
          <table:table-cell office:value-type="float" office:value="1315396" calcext:value-type="float">
            <text:p>1315396</text:p>
          </table:table-cell>
          <table:table-cell office:value-type="float" office:value="16" calcext:value-type="float">
            <text:p>16</text:p>
          </table:table-cell>
          <table:table-cell office:value-type="float" office:value="1308267" calcext:value-type="float">
            <text:p>13082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2.626" calcext:value-type="float">
            <text:p>42.626</text:p>
          </table:table-cell>
          <table:table-cell office:value-type="float" office:value="-11.937" calcext:value-type="float">
            <text:p>-11.937</text:p>
          </table:table-cell>
          <table:table-cell office:value-type="float" office:value="42.667" calcext:value-type="float">
            <text:p>42.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71527" calcext:value-type="float">
            <text:p>1371527</text:p>
          </table:table-cell>
          <table:table-cell office:value-type="float" office:value="16" calcext:value-type="float">
            <text:p>16</text:p>
          </table:table-cell>
          <table:table-cell office:value-type="float" office:value="1028950" calcext:value-type="float">
            <text:p>1028950</text:p>
          </table:table-cell>
          <table:table-cell office:value-type="float" office:value="12" calcext:value-type="float">
            <text:p>12</text:p>
          </table:table-cell>
          <table:table-cell office:value-type="float" office:value="1375943" calcext:value-type="float">
            <text:p>1375943</text:p>
          </table:table-cell>
          <table:table-cell office:value-type="float" office:value="16" calcext:value-type="float">
            <text:p>16</text:p>
          </table:table-cell>
          <table:table-cell office:value-type="float" office:value="1369423" calcext:value-type="float">
            <text:p>13694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0.81" calcext:value-type="float">
            <text:p>40.81</text:p>
          </table:table-cell>
          <table:table-cell office:value-type="float" office:value="-12.172" calcext:value-type="float">
            <text:p>-12.172</text:p>
          </table:table-cell>
          <table:table-cell office:value-type="float" office:value="40" calcext:value-type="float">
            <text:p>40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426976" calcext:value-type="float">
            <text:p>1426976</text:p>
          </table:table-cell>
          <table:table-cell office:value-type="float" office:value="16" calcext:value-type="float">
            <text:p>16</text:p>
          </table:table-cell>
          <table:table-cell office:value-type="float" office:value="1420309" calcext:value-type="float">
            <text:p>1420309</text:p>
          </table:table-cell>
          <table:table-cell office:value-type="float" office:value="16" calcext:value-type="float">
            <text:p>16</text:p>
          </table:table-cell>
          <table:table-cell office:value-type="float" office:value="1066836" calcext:value-type="float">
            <text:p>1066836</text:p>
          </table:table-cell>
          <table:table-cell office:value-type="float" office:value="12" calcext:value-type="float">
            <text:p>12</text:p>
          </table:table-cell>
          <table:table-cell office:value-type="float" office:value="1423375" calcext:value-type="float">
            <text:p>142337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.346" calcext:value-type="float">
            <text:p>39.346</text:p>
          </table:table-cell>
          <table:table-cell office:value-type="float" office:value="-9.814" calcext:value-type="float">
            <text:p>-9.8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6201" calcext:value-type="float">
            <text:p>1116201</text:p>
          </table:table-cell>
          <table:table-cell office:value-type="float" office:value="12" calcext:value-type="float">
            <text:p>12</text:p>
          </table:table-cell>
          <table:table-cell office:value-type="float" office:value="1488299" calcext:value-type="float">
            <text:p>1488299</text:p>
          </table:table-cell>
          <table:table-cell office:value-type="float" office:value="16" calcext:value-type="float">
            <text:p>16</text:p>
          </table:table-cell>
          <table:table-cell office:value-type="float" office:value="1484112" calcext:value-type="float">
            <text:p>1484112</text:p>
          </table:table-cell>
          <table:table-cell office:value-type="float" office:value="16" calcext:value-type="float">
            <text:p>16</text:p>
          </table:table-cell>
          <table:table-cell office:value-type="float" office:value="1113586" calcext:value-type="float">
            <text:p>111358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7.676" calcext:value-type="float">
            <text:p>37.676</text:p>
          </table:table-cell>
          <table:table-cell office:value-type="float" office:value="-11.193" calcext:value-type="float">
            <text:p>-11.193</text:p>
          </table:table-cell>
          <table:table-cell office:value-type="float" office:value="37.333" calcext:value-type="float">
            <text:p>37.333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548144" calcext:value-type="float">
            <text:p>1548144</text:p>
          </table:table-cell>
          <table:table-cell office:value-type="float" office:value="16" calcext:value-type="float">
            <text:p>16</text:p>
          </table:table-cell>
          <table:table-cell office:value-type="float" office:value="1161146" calcext:value-type="float">
            <text:p>1161146</text:p>
          </table:table-cell>
          <table:table-cell office:value-type="float" office:value="12" calcext:value-type="float">
            <text:p>12</text:p>
          </table:table-cell>
          <table:table-cell office:value-type="float" office:value="1157991" calcext:value-type="float">
            <text:p>1157991</text:p>
          </table:table-cell>
          <table:table-cell office:value-type="float" office:value="12" calcext:value-type="float">
            <text:p>12</text:p>
          </table:table-cell>
          <table:table-cell office:value-type="float" office:value="1543660" calcext:value-type="float">
            <text:p>154366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6.223" calcext:value-type="float">
            <text:p>36.223</text:p>
          </table:table-cell>
          <table:table-cell office:value-type="float" office:value="-9.74" calcext:value-type="float">
            <text:p>-9.74</text:p>
          </table:table-cell>
          <table:table-cell office:value-type="float" office:value="37.333" calcext:value-type="float">
            <text:p>37.3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15960" calcext:value-type="float">
            <text:p>1215960</text:p>
          </table:table-cell>
          <table:table-cell office:value-type="float" office:value="12" calcext:value-type="float">
            <text:p>12</text:p>
          </table:table-cell>
          <table:table-cell office:value-type="float" office:value="1208425" calcext:value-type="float">
            <text:p>1208425</text:p>
          </table:table-cell>
          <table:table-cell office:value-type="float" office:value="12" calcext:value-type="float">
            <text:p>12</text:p>
          </table:table-cell>
          <table:table-cell office:value-type="float" office:value="1205048" calcext:value-type="float">
            <text:p>1205048</text:p>
          </table:table-cell>
          <table:table-cell office:value-type="float" office:value="12" calcext:value-type="float">
            <text:p>12</text:p>
          </table:table-cell>
          <table:table-cell office:value-type="float" office:value="1213260" calcext:value-type="float">
            <text:p>12132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.692" calcext:value-type="float">
            <text:p>34.692</text:p>
          </table:table-cell>
          <table:table-cell office:value-type="float" office:value="-10.259" calcext:value-type="float">
            <text:p>-10.259</text:p>
          </table:table-cell>
          <table:table-cell office:value-type="float" office:value="32" calcext:value-type="float">
            <text:p>32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256064" calcext:value-type="float">
            <text:p>1256064</text:p>
          </table:table-cell>
          <table:table-cell office:value-type="float" office:value="12" calcext:value-type="float">
            <text:p>12</text:p>
          </table:table-cell>
          <table:table-cell office:value-type="float" office:value="1248884" calcext:value-type="float">
            <text:p>1248884</text:p>
          </table:table-cell>
          <table:table-cell office:value-type="float" office:value="12" calcext:value-type="float">
            <text:p>12</text:p>
          </table:table-cell>
          <table:table-cell office:value-type="float" office:value="1669874" calcext:value-type="float">
            <text:p>1669874</text:p>
          </table:table-cell>
          <table:table-cell office:value-type="float" office:value="16" calcext:value-type="float">
            <text:p>16</text:p>
          </table:table-cell>
          <table:table-cell office:value-type="float" office:value="1252020" calcext:value-type="float">
            <text:p>12520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.537" calcext:value-type="float">
            <text:p>33.537</text:p>
          </table:table-cell>
          <table:table-cell office:value-type="float" office:value="-7.738" calcext:value-type="float">
            <text:p>-7.738</text:p>
          </table:table-cell>
          <table:table-cell office:value-type="float" office:value="34.667" calcext:value-type="float">
            <text:p>34.667</text:p>
          </table:table-cell>
          <table:table-cell office:value-type="float" office:value="17.872" calcext:value-type="float">
            <text:p>17.872</text:p>
          </table:table-cell>
          <table:table-cell table:number-columns-repeated="4"/>
        </table:table-row>
        <table:table-row table:style-name="ro1">
          <table:table-cell office:value-type="float" office:value="1308533" calcext:value-type="float">
            <text:p>1308533</text:p>
          </table:table-cell>
          <table:table-cell office:value-type="float" office:value="12" calcext:value-type="float">
            <text:p>12</text:p>
          </table:table-cell>
          <table:table-cell office:value-type="float" office:value="1299363" calcext:value-type="float">
            <text:p>1299363</text:p>
          </table:table-cell>
          <table:table-cell office:value-type="float" office:value="12" calcext:value-type="float">
            <text:p>12</text:p>
          </table:table-cell>
          <table:table-cell office:value-type="float" office:value="1315096" calcext:value-type="float">
            <text:p>1315096</text:p>
          </table:table-cell>
          <table:table-cell office:value-type="float" office:value="12" calcext:value-type="float">
            <text:p>12</text:p>
          </table:table-cell>
          <table:table-cell office:value-type="float" office:value="1305157" calcext:value-type="float">
            <text:p>13051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.134" calcext:value-type="float">
            <text:p>32.134</text:p>
          </table:table-cell>
          <table:table-cell office:value-type="float" office:value="-9.402" calcext:value-type="float">
            <text:p>-9.402</text:p>
          </table:table-cell>
          <table:table-cell office:value-type="float" office:value="32" calcext:value-type="float">
            <text:p>32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68636" calcext:value-type="float">
            <text:p>1368636</text:p>
          </table:table-cell>
          <table:table-cell office:value-type="float" office:value="12" calcext:value-type="float">
            <text:p>12</text:p>
          </table:table-cell>
          <table:table-cell office:value-type="float" office:value="1359174" calcext:value-type="float">
            <text:p>1359174</text:p>
          </table:table-cell>
          <table:table-cell office:value-type="float" office:value="12" calcext:value-type="float">
            <text:p>12</text:p>
          </table:table-cell>
          <table:table-cell office:value-type="float" office:value="909805" calcext:value-type="float">
            <text:p>909805</text:p>
          </table:table-cell>
          <table:table-cell office:value-type="float" office:value="8" calcext:value-type="float">
            <text:p>8</text:p>
          </table:table-cell>
          <table:table-cell office:value-type="float" office:value="1364422" calcext:value-type="float">
            <text:p>13644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0.787" calcext:value-type="float">
            <text:p>30.787</text:p>
          </table:table-cell>
          <table:table-cell office:value-type="float" office:value="-9.032" calcext:value-type="float">
            <text:p>-9.032</text:p>
          </table:table-cell>
          <table:table-cell office:value-type="float" office:value="29.333" calcext:value-type="float">
            <text:p>29.333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426861" calcext:value-type="float">
            <text:p>1426861</text:p>
          </table:table-cell>
          <table:table-cell office:value-type="float" office:value="12" calcext:value-type="float">
            <text:p>12</text:p>
          </table:table-cell>
          <table:table-cell office:value-type="float" office:value="1417361" calcext:value-type="float">
            <text:p>1417361</text:p>
          </table:table-cell>
          <table:table-cell office:value-type="float" office:value="12" calcext:value-type="float">
            <text:p>12</text:p>
          </table:table-cell>
          <table:table-cell office:value-type="float" office:value="1411938" calcext:value-type="float">
            <text:p>1411938</text:p>
          </table:table-cell>
          <table:table-cell office:value-type="float" office:value="12" calcext:value-type="float">
            <text:p>12</text:p>
          </table:table-cell>
          <table:table-cell office:value-type="float" office:value="1422333" calcext:value-type="float">
            <text:p>142233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9.586" calcext:value-type="float">
            <text:p>29.586</text:p>
          </table:table-cell>
          <table:table-cell office:value-type="float" office:value="-8.049" calcext:value-type="float">
            <text:p>-8.049</text:p>
          </table:table-cell>
          <table:table-cell office:value-type="float" office:value="32" calcext:value-type="float">
            <text:p>32</text:p>
          </table:table-cell>
          <table:table-cell office:value-type="float" office:value="17.872" calcext:value-type="float">
            <text:p>17.872</text:p>
          </table:table-cell>
          <table:table-cell table:number-columns-repeated="4"/>
        </table:table-row>
        <table:table-row table:style-name="ro1">
          <table:table-cell office:value-type="float" office:value="990689" calcext:value-type="float">
            <text:p>990689</text:p>
          </table:table-cell>
          <table:table-cell office:value-type="float" office:value="8" calcext:value-type="float">
            <text:p>8</text:p>
          </table:table-cell>
          <table:table-cell office:value-type="float" office:value="1484883" calcext:value-type="float">
            <text:p>1484883</text:p>
          </table:table-cell>
          <table:table-cell office:value-type="float" office:value="12" calcext:value-type="float">
            <text:p>12</text:p>
          </table:table-cell>
          <table:table-cell office:value-type="float" office:value="1480650" calcext:value-type="float">
            <text:p>1480650</text:p>
          </table:table-cell>
          <table:table-cell office:value-type="float" office:value="12" calcext:value-type="float">
            <text:p>12</text:p>
          </table:table-cell>
          <table:table-cell office:value-type="float" office:value="987490" calcext:value-type="float">
            <text:p>98749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.317" calcext:value-type="float">
            <text:p>28.317</text:p>
          </table:table-cell>
          <table:table-cell office:value-type="float" office:value="-8.502" calcext:value-type="float">
            <text:p>-8.502</text:p>
          </table:table-cell>
          <table:table-cell office:value-type="float" office:value="26.667" calcext:value-type="float">
            <text:p>26.667</text:p>
          </table:table-cell>
          <table:table-cell office:value-type="float" office:value="-35.744" calcext:value-type="float">
            <text:p>-35.744</text:p>
          </table:table-cell>
          <table:table-cell table:number-columns-repeated="4"/>
        </table:table-row>
        <table:table-row table:style-name="ro1">
          <table:table-cell office:value-type="float" office:value="1535373" calcext:value-type="float">
            <text:p>1535373</text:p>
          </table:table-cell>
          <table:table-cell office:value-type="float" office:value="12" calcext:value-type="float">
            <text:p>12</text:p>
          </table:table-cell>
          <table:table-cell office:value-type="float" office:value="1022051" calcext:value-type="float">
            <text:p>1022051</text:p>
          </table:table-cell>
          <table:table-cell office:value-type="float" office:value="8" calcext:value-type="float">
            <text:p>8</text:p>
          </table:table-cell>
          <table:table-cell office:value-type="float" office:value="1018583" calcext:value-type="float">
            <text:p>1018583</text:p>
          </table:table-cell>
          <table:table-cell office:value-type="float" office:value="8" calcext:value-type="float">
            <text:p>8</text:p>
          </table:table-cell>
          <table:table-cell office:value-type="float" office:value="1530130" calcext:value-type="float">
            <text:p>153013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7.422" calcext:value-type="float">
            <text:p>27.422</text:p>
          </table:table-cell>
          <table:table-cell office:value-type="float" office:value="-5.999" calcext:value-type="float">
            <text:p>-5.999</text:p>
          </table:table-cell>
          <table:table-cell office:value-type="float" office:value="26.667" calcext:value-type="float">
            <text:p>26.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66376" calcext:value-type="float">
            <text:p>1066376</text:p>
          </table:table-cell>
          <table:table-cell office:value-type="float" office:value="8" calcext:value-type="float">
            <text:p>8</text:p>
          </table:table-cell>
          <table:table-cell office:value-type="float" office:value="1601438" calcext:value-type="float">
            <text:p>1601438</text:p>
          </table:table-cell>
          <table:table-cell office:value-type="float" office:value="12" calcext:value-type="float">
            <text:p>12</text:p>
          </table:table-cell>
          <table:table-cell office:value-type="float" office:value="1594537" calcext:value-type="float">
            <text:p>1594537</text:p>
          </table:table-cell>
          <table:table-cell office:value-type="float" office:value="12" calcext:value-type="float">
            <text:p>12</text:p>
          </table:table-cell>
          <table:table-cell office:value-type="float" office:value="1062252" calcext:value-type="float">
            <text:p>106225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.296" calcext:value-type="float">
            <text:p>26.296</text:p>
          </table:table-cell>
          <table:table-cell office:value-type="float" office:value="-7.55" calcext:value-type="float">
            <text:p>-7.55</text:p>
          </table:table-cell>
          <table:table-cell office:value-type="float" office:value="26.667" calcext:value-type="float">
            <text:p>26.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8354" calcext:value-type="float">
            <text:p>1108354</text:p>
          </table:table-cell>
          <table:table-cell office:value-type="float" office:value="8" calcext:value-type="float">
            <text:p>8</text:p>
          </table:table-cell>
          <table:table-cell office:value-type="float" office:value="1119089" calcext:value-type="float">
            <text:p>1119089</text:p>
          </table:table-cell>
          <table:table-cell office:value-type="float" office:value="8" calcext:value-type="float">
            <text:p>8</text:p>
          </table:table-cell>
          <table:table-cell office:value-type="float" office:value="1113342" calcext:value-type="float">
            <text:p>1113342</text:p>
          </table:table-cell>
          <table:table-cell office:value-type="float" office:value="8" calcext:value-type="float">
            <text:p>8</text:p>
          </table:table-cell>
          <table:table-cell office:value-type="float" office:value="1671804" calcext:value-type="float">
            <text:p>167180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5.139" calcext:value-type="float">
            <text:p>25.139</text:p>
          </table:table-cell>
          <table:table-cell office:value-type="float" office:value="-7.753" calcext:value-type="float">
            <text:p>-7.753</text:p>
          </table:table-cell>
          <table:table-cell office:value-type="float" office:value="24" calcext:value-type="float">
            <text:p>24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738978" calcext:value-type="float">
            <text:p>1738978</text:p>
          </table:table-cell>
          <table:table-cell office:value-type="float" office:value="12" calcext:value-type="float">
            <text:p>12</text:p>
          </table:table-cell>
          <table:table-cell office:value-type="float" office:value="1160690" calcext:value-type="float">
            <text:p>1160690</text:p>
          </table:table-cell>
          <table:table-cell office:value-type="float" office:value="8" calcext:value-type="float">
            <text:p>8</text:p>
          </table:table-cell>
          <table:table-cell office:value-type="float" office:value="1155609" calcext:value-type="float">
            <text:p>1155609</text:p>
          </table:table-cell>
          <table:table-cell office:value-type="float" office:value="8" calcext:value-type="float">
            <text:p>8</text:p>
          </table:table-cell>
          <table:table-cell office:value-type="float" office:value="1165221" calcext:value-type="float">
            <text:p>11652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.134" calcext:value-type="float">
            <text:p>24.134</text:p>
          </table:table-cell>
          <table:table-cell office:value-type="float" office:value="-6.736" calcext:value-type="float">
            <text:p>-6.7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10579" calcext:value-type="float">
            <text:p>1210579</text:p>
          </table:table-cell>
          <table:table-cell office:value-type="float" office:value="8" calcext:value-type="float">
            <text:p>8</text:p>
          </table:table-cell>
          <table:table-cell office:value-type="float" office:value="1198906" calcext:value-type="float">
            <text:p>1198906</text:p>
          </table:table-cell>
          <table:table-cell office:value-type="float" office:value="8" calcext:value-type="float">
            <text:p>8</text:p>
          </table:table-cell>
          <table:table-cell office:value-type="float" office:value="1808302" calcext:value-type="float">
            <text:p>1808302</text:p>
          </table:table-cell>
          <table:table-cell office:value-type="float" office:value="12" calcext:value-type="float">
            <text:p>12</text:p>
          </table:table-cell>
          <table:table-cell office:value-type="float" office:value="1204692" calcext:value-type="float">
            <text:p>120469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.238" calcext:value-type="float">
            <text:p>23.238</text:p>
          </table:table-cell>
          <table:table-cell office:value-type="float" office:value="-6.002" calcext:value-type="float">
            <text:p>-6.0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61910" calcext:value-type="float">
            <text:p>1261910</text:p>
          </table:table-cell>
          <table:table-cell office:value-type="float" office:value="8" calcext:value-type="float">
            <text:p>8</text:p>
          </table:table-cell>
          <table:table-cell office:value-type="float" office:value="1248808" calcext:value-type="float">
            <text:p>1248808</text:p>
          </table:table-cell>
          <table:table-cell office:value-type="float" office:value="8" calcext:value-type="float">
            <text:p>8</text:p>
          </table:table-cell>
          <table:table-cell office:value-type="float" office:value="1272437" calcext:value-type="float">
            <text:p>1272437</text:p>
          </table:table-cell>
          <table:table-cell office:value-type="float" office:value="8" calcext:value-type="float">
            <text:p>8</text:p>
          </table:table-cell>
          <table:table-cell office:value-type="float" office:value="1257150" calcext:value-type="float">
            <text:p>12571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.222" calcext:value-type="float">
            <text:p>22.222</text:p>
          </table:table-cell>
          <table:table-cell office:value-type="float" office:value="-6.811" calcext:value-type="float">
            <text:p>-6.811</text:p>
          </table:table-cell>
          <table:table-cell office:value-type="float" office:value="21.333" calcext:value-type="float">
            <text:p>21.333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331699" calcext:value-type="float">
            <text:p>1331699</text:p>
          </table:table-cell>
          <table:table-cell office:value-type="float" office:value="8" calcext:value-type="float">
            <text:p>8</text:p>
          </table:table-cell>
          <table:table-cell office:value-type="float" office:value="1313762" calcext:value-type="float">
            <text:p>1313762</text:p>
          </table:table-cell>
          <table:table-cell office:value-type="float" office:value="8" calcext:value-type="float">
            <text:p>8</text:p>
          </table:table-cell>
          <table:table-cell office:value-type="float" office:value="1341597" calcext:value-type="float">
            <text:p>1341597</text:p>
          </table:table-cell>
          <table:table-cell office:value-type="float" office:value="8" calcext:value-type="float">
            <text:p>8</text:p>
          </table:table-cell>
          <table:table-cell office:value-type="float" office:value="1322709" calcext:value-type="float">
            <text:p>13227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.094" calcext:value-type="float">
            <text:p>21.094</text:p>
          </table:table-cell>
          <table:table-cell office:value-type="float" office:value="-7.556" calcext:value-type="float">
            <text:p>-7.556</text:p>
          </table:table-cell>
          <table:table-cell office:value-type="float" office:value="21.333" calcext:value-type="float">
            <text:p>21.3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15131" calcext:value-type="float">
            <text:p>1415131</text:p>
          </table:table-cell>
          <table:table-cell office:value-type="float" office:value="8" calcext:value-type="float">
            <text:p>8</text:p>
          </table:table-cell>
          <table:table-cell office:value-type="float" office:value="1393938" calcext:value-type="float">
            <text:p>1393938</text:p>
          </table:table-cell>
          <table:table-cell office:value-type="float" office:value="8" calcext:value-type="float">
            <text:p>8</text:p>
          </table:table-cell>
          <table:table-cell office:value-type="float" office:value="702321" calcext:value-type="float">
            <text:p>702321</text:p>
          </table:table-cell>
          <table:table-cell office:value-type="float" office:value="4" calcext:value-type="float">
            <text:p>4</text:p>
          </table:table-cell>
          <table:table-cell office:value-type="float" office:value="1405938" calcext:value-type="float">
            <text:p>14059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.931" calcext:value-type="float">
            <text:p>19.931</text:p>
          </table:table-cell>
          <table:table-cell office:value-type="float" office:value="-7.8" calcext:value-type="float">
            <text:p>-7.8</text:p>
          </table:table-cell>
          <table:table-cell office:value-type="float" office:value="18.667" calcext:value-type="float">
            <text:p>18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738557" calcext:value-type="float">
            <text:p>738557</text:p>
          </table:table-cell>
          <table:table-cell office:value-type="float" office:value="4" calcext:value-type="float">
            <text:p>4</text:p>
          </table:table-cell>
          <table:table-cell office:value-type="float" office:value="1479780" calcext:value-type="float">
            <text:p>1479780</text:p>
          </table:table-cell>
          <table:table-cell office:value-type="float" office:value="8" calcext:value-type="float">
            <text:p>8</text:p>
          </table:table-cell>
          <table:table-cell office:value-type="float" office:value="1468907" calcext:value-type="float">
            <text:p>1468907</text:p>
          </table:table-cell>
          <table:table-cell office:value-type="float" office:value="8" calcext:value-type="float">
            <text:p>8</text:p>
          </table:table-cell>
          <table:table-cell office:value-type="float" office:value="1493164" calcext:value-type="float">
            <text:p>149316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.923" calcext:value-type="float">
            <text:p>18.923</text:p>
          </table:table-cell>
          <table:table-cell office:value-type="float" office:value="-6.754" calcext:value-type="float">
            <text:p>-6.754</text:p>
          </table:table-cell>
          <table:table-cell office:value-type="float" office:value="18.667" calcext:value-type="float">
            <text:p>18.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51682" calcext:value-type="float">
            <text:p>1551682</text:p>
          </table:table-cell>
          <table:table-cell office:value-type="float" office:value="8" calcext:value-type="float">
            <text:p>8</text:p>
          </table:table-cell>
          <table:table-cell office:value-type="float" office:value="1583200" calcext:value-type="float">
            <text:p>1583200</text:p>
          </table:table-cell>
          <table:table-cell office:value-type="float" office:value="8" calcext:value-type="float">
            <text:p>8</text:p>
          </table:table-cell>
          <table:table-cell office:value-type="float" office:value="1569230" calcext:value-type="float">
            <text:p>1569230</text:p>
          </table:table-cell>
          <table:table-cell office:value-type="float" office:value="8" calcext:value-type="float">
            <text:p>8</text:p>
          </table:table-cell>
          <table:table-cell office:value-type="float" office:value="782264" calcext:value-type="float">
            <text:p>7822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868" calcext:value-type="float">
            <text:p>17.868</text:p>
          </table:table-cell>
          <table:table-cell office:value-type="float" office:value="-7.072" calcext:value-type="float">
            <text:p>-7.072</text:p>
          </table:table-cell>
          <table:table-cell office:value-type="float" office:value="18.667" calcext:value-type="float">
            <text:p>18.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76162" calcext:value-type="float">
            <text:p>1676162</text:p>
          </table:table-cell>
          <table:table-cell office:value-type="float" office:value="8" calcext:value-type="float">
            <text:p>8</text:p>
          </table:table-cell>
          <table:table-cell office:value-type="float" office:value="836989" calcext:value-type="float">
            <text:p>836989</text:p>
          </table:table-cell>
          <table:table-cell office:value-type="float" office:value="4" calcext:value-type="float">
            <text:p>4</text:p>
          </table:table-cell>
          <table:table-cell office:value-type="float" office:value="830212" calcext:value-type="float">
            <text:p>830212</text:p>
          </table:table-cell>
          <table:table-cell office:value-type="float" office:value="4" calcext:value-type="float">
            <text:p>4</text:p>
          </table:table-cell>
          <table:table-cell office:value-type="float" office:value="1660368" calcext:value-type="float">
            <text:p>166036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.79" calcext:value-type="float">
            <text:p>16.79</text:p>
          </table:table-cell>
          <table:table-cell office:value-type="float" office:value="-7.225" calcext:value-type="float">
            <text:p>-7.225</text:p>
          </table:table-cell>
          <table:table-cell office:value-type="float" office:value="16" calcext:value-type="float">
            <text:p>16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890384" calcext:value-type="float">
            <text:p>890384</text:p>
          </table:table-cell>
          <table:table-cell office:value-type="float" office:value="4" calcext:value-type="float">
            <text:p>4</text:p>
          </table:table-cell>
          <table:table-cell office:value-type="float" office:value="1791344" calcext:value-type="float">
            <text:p>1791344</text:p>
          </table:table-cell>
          <table:table-cell office:value-type="float" office:value="8" calcext:value-type="float">
            <text:p>8</text:p>
          </table:table-cell>
          <table:table-cell office:value-type="float" office:value="1769033" calcext:value-type="float">
            <text:p>1769033</text:p>
          </table:table-cell>
          <table:table-cell office:value-type="float" office:value="8" calcext:value-type="float">
            <text:p>8</text:p>
          </table:table-cell>
          <table:table-cell office:value-type="float" office:value="880202" calcext:value-type="float">
            <text:p>8802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.772" calcext:value-type="float">
            <text:p>15.772</text:p>
          </table:table-cell>
          <table:table-cell office:value-type="float" office:value="-6.821" calcext:value-type="float">
            <text:p>-6.8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9703" calcext:value-type="float">
            <text:p>949703</text:p>
          </table:table-cell>
          <table:table-cell office:value-type="float" office:value="4" calcext:value-type="float">
            <text:p>4</text:p>
          </table:table-cell>
          <table:table-cell office:value-type="float" office:value="978831" calcext:value-type="float">
            <text:p>978831</text:p>
          </table:table-cell>
          <table:table-cell office:value-type="float" office:value="4" calcext:value-type="float">
            <text:p>4</text:p>
          </table:table-cell>
          <table:table-cell office:value-type="float" office:value="965145" calcext:value-type="float">
            <text:p>965145</text:p>
          </table:table-cell>
          <table:table-cell office:value-type="float" office:value="4" calcext:value-type="float">
            <text:p>4</text:p>
          </table:table-cell>
          <table:table-cell office:value-type="float" office:value="1931795" calcext:value-type="float">
            <text:p>19317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.511" calcext:value-type="float">
            <text:p>14.511</text:p>
          </table:table-cell>
          <table:table-cell office:value-type="float" office:value="-8.45" calcext:value-type="float">
            <text:p>-8.45</text:p>
          </table:table-cell>
          <table:table-cell office:value-type="float" office:value="13.333" calcext:value-type="float">
            <text:p>13.333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2077342" calcext:value-type="float">
            <text:p>2077342</text:p>
          </table:table-cell>
          <table:table-cell office:value-type="float" office:value="8" calcext:value-type="float">
            <text:p>8</text:p>
          </table:table-cell>
          <table:table-cell office:value-type="float" office:value="1036066" calcext:value-type="float">
            <text:p>1036066</text:p>
          </table:table-cell>
          <table:table-cell office:value-type="float" office:value="4" calcext:value-type="float">
            <text:p>4</text:p>
          </table:table-cell>
          <table:table-cell office:value-type="float" office:value="1020928" calcext:value-type="float">
            <text:p>1020928</text:p>
          </table:table-cell>
          <table:table-cell office:value-type="float" office:value="4" calcext:value-type="float">
            <text:p>4</text:p>
          </table:table-cell>
          <table:table-cell office:value-type="float" office:value="1055813" calcext:value-type="float">
            <text:p>10558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.491" calcext:value-type="float">
            <text:p>13.491</text:p>
          </table:table-cell>
          <table:table-cell office:value-type="float" office:value="-6.836" calcext:value-type="float">
            <text:p>-6.836</text:p>
          </table:table-cell>
          <table:table-cell office:value-type="float" office:value="13.333" calcext:value-type="float">
            <text:p>13.3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57207" calcext:value-type="float">
            <text:p>1157207</text:p>
          </table:table-cell>
          <table:table-cell office:value-type="float" office:value="4" calcext:value-type="float">
            <text:p>4</text:p>
          </table:table-cell>
          <table:table-cell office:value-type="float" office:value="1111218" calcext:value-type="float">
            <text:p>1111218</text:p>
          </table:table-cell>
          <table:table-cell office:value-type="float" office:value="4" calcext:value-type="float">
            <text:p>4</text:p>
          </table:table-cell>
          <table:table-cell office:value-type="float" office:value="1092904" calcext:value-type="float">
            <text:p>1092904</text:p>
          </table:table-cell>
          <table:table-cell office:value-type="float" office:value="4" calcext:value-type="float">
            <text:p>4</text:p>
          </table:table-cell>
          <table:table-cell office:value-type="float" office:value="1134741" calcext:value-type="float">
            <text:p>11347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.461" calcext:value-type="float">
            <text:p>12.461</text:p>
          </table:table-cell>
          <table:table-cell office:value-type="float" office:value="-6.903" calcext:value-type="float">
            <text:p>-6.903</text:p>
          </table:table-cell>
          <table:table-cell office:value-type="float" office:value="10.667" calcext:value-type="float">
            <text:p>10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265784" calcext:value-type="float">
            <text:p>1265784</text:p>
          </table:table-cell>
          <table:table-cell office:value-type="float" office:value="4" calcext:value-type="float">
            <text:p>4</text:p>
          </table:table-cell>
          <table:table-cell office:value-type="float" office:value="1206978" calcext:value-type="float">
            <text:p>1206978</text:p>
          </table:table-cell>
          <table:table-cell office:value-type="float" office:value="4" calcext:value-type="float">
            <text:p>4</text:p>
          </table:table-cell>
          <table:table-cell office:value-type="float" office:value="1181342" calcext:value-type="float">
            <text:p>1181342</text:p>
          </table:table-cell>
          <table:table-cell office:value-type="float" office:value="4" calcext:value-type="float">
            <text:p>4</text:p>
          </table:table-cell>
          <table:table-cell office:value-type="float" office:value="1238811" calcext:value-type="float">
            <text:p>12388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453" calcext:value-type="float">
            <text:p>11.453</text:p>
          </table:table-cell>
          <table:table-cell office:value-type="float" office:value="-6.757" calcext:value-type="float">
            <text:p>-6.757</text:p>
          </table:table-cell>
          <table:table-cell office:value-type="float" office:value="10.667" calcext:value-type="float">
            <text:p>10.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01536" calcext:value-type="float">
            <text:p>1401536</text:p>
          </table:table-cell>
          <table:table-cell office:value-type="float" office:value="4" calcext:value-type="float">
            <text:p>4</text:p>
          </table:table-cell>
          <table:table-cell office:value-type="float" office:value="1338664" calcext:value-type="float">
            <text:p>1338664</text:p>
          </table:table-cell>
          <table:table-cell office:value-type="float" office:value="4" calcext:value-type="float">
            <text:p>4</text:p>
          </table:table-cell>
          <table:table-cell office:value-type="float" office:value="1303821" calcext:value-type="float">
            <text:p>1303821</text:p>
          </table:table-cell>
          <table:table-cell office:value-type="float" office:value="4" calcext:value-type="float">
            <text:p>4</text:p>
          </table:table-cell>
          <table:table-cell office:value-type="float" office:value="1372932" calcext:value-type="float">
            <text:p>1372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346" calcext:value-type="float">
            <text:p>10.346</text:p>
          </table:table-cell>
          <table:table-cell office:value-type="float" office:value="-7.422" calcext:value-type="float">
            <text:p>-7.422</text:p>
          </table:table-cell>
          <table:table-cell office:value-type="float" office:value="10.667" calcext:value-type="float">
            <text:p>10.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6667" calcext:value-type="float">
            <text:p>1496667</text:p>
          </table:table-cell>
          <table:table-cell office:value-type="float" office:value="4" calcext:value-type="float">
            <text:p>4</text:p>
          </table:table-cell>
          <table:table-cell office:value-type="float" office:value="1451847" calcext:value-type="float">
            <text:p>1451847</text:p>
          </table:table-cell>
          <table:table-cell office:value-type="float" office:value="4" calcext:value-type="float">
            <text:p>4</text:p>
          </table:table-cell>
          <table:table-cell office:value-type="float" office:value="1554815" calcext:value-type="float">
            <text:p>15548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22.42" calcext:value-type="float">
            <text:p>-22.42</text:p>
          </table:table-cell>
          <table:table-cell office:value-type="float" office:value="8" calcext:value-type="float">
            <text:p>8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1603331" calcext:value-type="float">
            <text:p>1603331</text:p>
          </table:table-cell>
          <table:table-cell office:value-type="float" office:value="4" calcext:value-type="float">
            <text:p>4</text:p>
          </table:table-cell>
          <table:table-cell office:value-type="float" office:value="1738453" calcext:value-type="float">
            <text:p>1738453</text:p>
          </table:table-cell>
          <table:table-cell office:value-type="float" office:value="4" calcext:value-type="float">
            <text:p>4</text:p>
          </table:table-cell>
          <table:table-cell office:value-type="float" office:value="1672372" calcext:value-type="float">
            <text:p>16723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289" calcext:value-type="float">
            <text:p>6.289</text:p>
          </table:table-cell>
          <table:table-cell office:value-type="float" office:value="-4.767" calcext:value-type="float">
            <text:p>-4.76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97376" calcext:value-type="float">
            <text:p>18973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795" calcext:value-type="float">
            <text:p>2000795</text:p>
          </table:table-cell>
          <table:table-cell office:value-type="float" office:value="4" calcext:value-type="float">
            <text:p>4</text:p>
          </table:table-cell>
          <table:table-cell office:value-type="float" office:value="1822550" calcext:value-type="float">
            <text:p>18225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514" calcext:value-type="float">
            <text:p>5.514</text:p>
          </table:table-cell>
          <table:table-cell office:value-type="float" office:value="-5.192" calcext:value-type="float">
            <text:p>-5.1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06202" calcext:value-type="float">
            <text:p>21062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9851" calcext:value-type="float">
            <text:p>22498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217" calcext:value-type="float">
            <text:p>3.217</text:p>
          </table:table-cell>
          <table:table-cell office:value-type="float" office:value="-15.394" calcext:value-type="float">
            <text:p>-15.394</text:p>
          </table:table-cell>
          <table:table-cell office:value-type="float" office:value="5.333" calcext:value-type="float">
            <text:p>5.333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office:value-type="float" office:value="2399637" calcext:value-type="float">
            <text:p>23996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3994" calcext:value-type="float">
            <text:p>26739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67" calcext:value-type="float">
            <text:p>2.767</text:p>
          </table:table-cell>
          <table:table-cell office:value-type="float" office:value="-3.016" calcext:value-type="float">
            <text:p>-3.016</text:p>
          </table:table-cell>
          <table:table-cell office:value-type="float" office:value="5.333" calcext:value-type="float">
            <text:p>5.3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01143" calcext:value-type="float">
            <text:p>300114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66" calcext:value-type="float">
            <text:p>1.166</text:p>
          </table:table-cell>
          <table:table-cell office:value-type="float" office:value="-10.732" calcext:value-type="float">
            <text:p>-10.732</text:p>
          </table:table-cell>
          <table:table-cell office:value-type="float" office:value="2.667" calcext:value-type="float">
            <text:p>2.667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3560140" calcext:value-type="float">
            <text:p>35601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  <table:table-cell office:value-type="float" office:value="-1.227" calcext:value-type="float">
            <text:p>-1.227</text:p>
          </table:table-cell>
          <table:table-cell office:value-type="float" office:value="2.667" calcext:value-type="float">
            <text:p>2.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53879" calcext:value-type="float">
            <text:p>435387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4" calcext:value-type="float">
            <text:p>0.804</text:p>
          </table:table-cell>
          <table:table-cell office:value-type="float" office:value="-1.201" calcext:value-type="float">
            <text:p>-1.201</text:p>
          </table:table-cell>
          <table:table-cell office:value-type="float" office:value="2.667" calcext:value-type="float">
            <text:p>2.6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-5.388" calcext:value-type="float">
            <text:p>-5.388</text:p>
          </table:table-cell>
          <table:table-cell office:value-type="float" office:value="0" calcext:value-type="float">
            <text:p>0</text:p>
          </table:table-cell>
          <table:table-cell office:value-type="float" office:value="-17.872" calcext:value-type="float">
            <text:p>-17.872</text:p>
          </table:table-cell>
          <table:table-cell table:number-columns-repeated="4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0:29:58.456553311</meta:creation-date>
    <dc:date>2025-01-03T21:30:56.034995911</dc:date>
    <meta:editing-duration>PT29M5S</meta:editing-duration>
    <meta:editing-cycles>4</meta:editing-cycles>
    <meta:generator>LibreOffice/7.3.7.2$Linux_X86_64 LibreOffice_project/30$Build-2</meta:generator>
    <meta:document-statistic meta:table-count="1" meta:cell-count="51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63cm" svg:height="11.741cm" xlink:href=".." xlink:type="simple" chart:class="chart:line" chart:style-name="ch1">
        <chart:legend chart:legend-position="end" svg:x="18.958cm" svg:y="5.322cm" style:legend-expansion="high" chart:style-name="ch2"/>
        <chart:plot-area chart:style-name="ch3" table:cell-range-address="Sheet1.K155:Sheet1.K341 Sheet1.M155:Sheet1.M341" svg:x="0.437cm" svg:y="0.234cm" svg:width="18.084cm" svg:height="11.273cm">
          <chart:coordinate-region svg:x="1.349cm" svg:y="0.433cm" svg:width="17.172cm" svg:height="10.8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55:Sheet1.K341" chart:class="chart:line">
            <chart:data-point chart:repeated="187"/>
          </chart:series>
          <chart:series chart:style-name="ch7" chart:values-cell-range-address="Sheet1.M155:Sheet1.M341" chart:class="chart:line">
            <chart:data-point chart:repeated="1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7.171">
                <text:p>-87.171</text:p>
                <draw:g>
                  <svg:desc>Sheet1.K155:Sheet1.K341</svg:desc>
                </draw:g>
              </table:table-cell>
              <table:table-cell office:value-type="float" office:value="-107.233">
                <text:p>-107.233</text:p>
                <draw:g>
                  <svg:desc>Sheet1.M155:Sheet1.M3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2.003">
                <text:p>-122.003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4.787">
                <text:p>-74.787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0.564">
                <text:p>-130.564</text:p>
              </table:table-cell>
              <table:table-cell office:value-type="float" office:value="-142.978">
                <text:p>-142.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7.959">
                <text:p>-67.959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38.176">
                <text:p>-138.176</text:p>
              </table:table-cell>
              <table:table-cell office:value-type="float" office:value="-125.106">
                <text:p>-125.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3.168">
                <text:p>-73.168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1.064">
                <text:p>-121.064</text:p>
              </table:table-cell>
              <table:table-cell office:value-type="float" office:value="-125.105">
                <text:p>-125.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9.717">
                <text:p>-99.717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5.871">
                <text:p>-85.871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7.986">
                <text:p>-117.986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7.772">
                <text:p>-67.772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5.5">
                <text:p>-125.5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7.759">
                <text:p>-77.759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5.04">
                <text:p>-105.04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7.642">
                <text:p>-107.642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2.02">
                <text:p>-62.02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9.135">
                <text:p>-119.135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5.489">
                <text:p>-75.489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1.074">
                <text:p>-101.074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7.044">
                <text:p>-107.044</text:p>
              </table:table-cell>
              <table:table-cell office:value-type="float" office:value="-142.978">
                <text:p>-142.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4.693">
                <text:p>-54.693</text:p>
              </table:table-cell>
              <table:table-cell office:value-type="float" office:value="-35.745">
                <text:p>-35.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6.983">
                <text:p>-126.983</text:p>
              </table:table-cell>
              <table:table-cell office:value-type="float" office:value="-125.105">
                <text:p>-125.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6.492">
                <text:p>-76.492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8.069">
                <text:p>-78.069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3.4">
                <text:p>-103.4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2.611">
                <text:p>-72.611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0.012">
                <text:p>-100.012</text:p>
              </table:table-cell>
              <table:table-cell office:value-type="float" office:value="-125.105">
                <text:p>-125.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7.908">
                <text:p>-97.908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7.489">
                <text:p>-57.489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8.752">
                <text:p>-108.752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3.849">
                <text:p>-93.849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7.135">
                <text:p>-47.135</text:p>
              </table:table-cell>
              <table:table-cell office:value-type="float" office:value="-35.745">
                <text:p>-35.7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21.55">
                <text:p>-121.55</text:p>
              </table:table-cell>
              <table:table-cell office:value-type="float" office:value="-125.105">
                <text:p>-125.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5.814">
                <text:p>-85.814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4.923">
                <text:p>-54.923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4.434">
                <text:p>-114.434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1.015">
                <text:p>-91.015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1.61">
                <text:p>-51.61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17.601">
                <text:p>-117.601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8.956">
                <text:p>-88.956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6.046">
                <text:p>-46.046</text:p>
              </table:table-cell>
              <table:table-cell office:value-type="float" office:value="-35.745">
                <text:p>-35.7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10.798">
                <text:p>-110.798</text:p>
              </table:table-cell>
              <table:table-cell office:value-type="float" office:value="-125.105">
                <text:p>-125.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5.993">
                <text:p>-85.993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1.657">
                <text:p>-61.657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6.453">
                <text:p>-86.453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9.874">
                <text:p>-89.874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4.597">
                <text:p>-74.597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6.82">
                <text:p>-66.82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5.987">
                <text:p>-95.987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9.672">
                <text:p>-79.672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5.182">
                <text:p>-45.182</text:p>
              </table:table-cell>
              <table:table-cell office:value-type="float" office:value="-35.745">
                <text:p>-35.7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5.434">
                <text:p>-95.434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0.652">
                <text:p>-90.652</text:p>
              </table:table-cell>
              <table:table-cell office:value-type="float" office:value="-89.36">
                <text:p>-89.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8.542">
                <text:p>-58.542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9.761">
                <text:p>-59.761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7.159">
                <text:p>-97.159</text:p>
              </table:table-cell>
              <table:table-cell office:value-type="float" office:value="-89.36">
                <text:p>-89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3.689">
                <text:p>-73.689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5.723">
                <text:p>-55.723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5.365">
                <text:p>-75.365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8.571">
                <text:p>-88.571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0.722">
                <text:p>-70.722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8.947">
                <text:p>-48.947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1.695">
                <text:p>-81.695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88.917">
                <text:p>-88.917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8.776">
                <text:p>-68.776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2.484">
                <text:p>-52.484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9.054">
                <text:p>-79.054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4.393">
                <text:p>-84.393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1.143">
                <text:p>-71.143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0.842">
                <text:p>-60.842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4.501">
                <text:p>-64.501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6.855">
                <text:p>-86.855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4.764">
                <text:p>-74.764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886">
                <text:p>-63.886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4.475">
                <text:p>-54.475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9.128">
                <text:p>-79.128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5.629">
                <text:p>-85.629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697">
                <text:p>-63.697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9.092">
                <text:p>-59.092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0.599">
                <text:p>-50.599</text:p>
              </table:table-cell>
              <table:table-cell office:value-type="float" office:value="-35.745">
                <text:p>-35.7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85.847">
                <text:p>-85.847</text:p>
              </table:table-cell>
              <table:table-cell office:value-type="float" office:value="-107.233">
                <text:p>-107.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9.912">
                <text:p>-79.912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7.973">
                <text:p>-57.973</text:p>
              </table:table-cell>
              <table:table-cell office:value-type="float" office:value="-35.745">
                <text:p>-35.7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5.913">
                <text:p>-55.913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0.229">
                <text:p>-50.229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3.914">
                <text:p>-73.914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81.91">
                <text:p>-81.91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58.552">
                <text:p>-58.552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3.731">
                <text:p>-53.731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2.482">
                <text:p>-42.482</text:p>
              </table:table-cell>
              <table:table-cell office:value-type="float" office:value="-35.745">
                <text:p>-35.7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546">
                <text:p>-63.546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1.67">
                <text:p>-81.67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834">
                <text:p>-63.834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5.087">
                <text:p>-55.087</text:p>
              </table:table-cell>
              <table:table-cell office:value-type="float" office:value="-71.488">
                <text:p>-71.4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9.849">
                <text:p>-49.849</text:p>
              </table:table-cell>
              <table:table-cell office:value-type="float" office:value="-35.745">
                <text:p>-35.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6.125">
                <text:p>-46.125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7.946">
                <text:p>-67.946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2.469">
                <text:p>-72.469</text:p>
              </table:table-cell>
              <table:table-cell office:value-type="float" office:value="-89.361">
                <text:p>-89.3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1.901">
                <text:p>-61.901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2.773">
                <text:p>-52.773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0.063">
                <text:p>-50.063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2.225">
                <text:p>-42.225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3.902">
                <text:p>-53.902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3.415">
                <text:p>-73.415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5.802">
                <text:p>-65.802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57.136">
                <text:p>-57.136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1.458">
                <text:p>-51.458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3.802">
                <text:p>-43.802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0.173">
                <text:p>-40.173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53.044">
                <text:p>-53.044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5.279">
                <text:p>-65.279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4.35">
                <text:p>-64.35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7.193">
                <text:p>-57.193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7.765">
                <text:p>-47.765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3.13">
                <text:p>-43.13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9.06">
                <text:p>-39.06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6.518">
                <text:p>-36.518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2.526">
                <text:p>-52.526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0.178">
                <text:p>-60.178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.423">
                <text:p>-60.423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2.727">
                <text:p>-52.727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7.301">
                <text:p>-47.301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2.081">
                <text:p>-42.081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9.408">
                <text:p>-39.408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4.042">
                <text:p>-34.042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6.931">
                <text:p>-36.931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1.79">
                <text:p>-51.79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5.266">
                <text:p>-55.266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9.667">
                <text:p>-59.667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8.629">
                <text:p>-48.629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50.827">
                <text:p>-50.827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2.47">
                <text:p>-42.47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9.835">
                <text:p>-39.835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4.394">
                <text:p>-34.394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1.757">
                <text:p>-31.757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0.55">
                <text:p>-30.55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7.712">
                <text:p>-37.712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9.972">
                <text:p>-49.972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1.324">
                <text:p>-51.324</text:p>
              </table:table-cell>
              <table:table-cell office:value-type="float" office:value="-71.489">
                <text:p>-71.4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3.163">
                <text:p>-53.163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6.594">
                <text:p>-46.594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7.432">
                <text:p>-47.432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3.845">
                <text:p>-43.845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7.507">
                <text:p>-37.507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.006">
                <text:p>-35.006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9.839">
                <text:p>-29.839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7.079">
                <text:p>-27.079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3.327">
                <text:p>-23.327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6.044">
                <text:p>-26.044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1.8">
                <text:p>-31.8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5.958">
                <text:p>-35.958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3.047">
                <text:p>-43.047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3.484">
                <text:p>-43.484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4.545">
                <text:p>-44.545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4.217">
                <text:p>-44.217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7.792">
                <text:p>-37.792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8.884">
                <text:p>-38.884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6.041">
                <text:p>-36.041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6.548">
                <text:p>-36.548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1.33">
                <text:p>-31.33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9.188">
                <text:p>-29.188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6.207">
                <text:p>-26.207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4.236">
                <text:p>-24.236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0.143">
                <text:p>-20.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9.036">
                <text:p>-19.036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9.3">
                <text:p>-19.3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0.281">
                <text:p>-20.281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3.776">
                <text:p>-23.776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7.595">
                <text:p>-27.595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0.443">
                <text:p>-30.443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4.872">
                <text:p>-34.872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8.532">
                <text:p>-38.532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9.347">
                <text:p>-39.347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8.721">
                <text:p>-38.721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7.376">
                <text:p>-37.376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7.814">
                <text:p>-37.814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6.972">
                <text:p>-36.972</text:p>
              </table:table-cell>
              <table:table-cell office:value-type="float" office:value="-53.617">
                <text:p>-53.6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6.185">
                <text:p>-36.185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3.535">
                <text:p>-33.535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2.176">
                <text:p>-32.176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1.923">
                <text:p>-31.923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9.959">
                <text:p>-29.959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9.671">
                <text:p>-29.671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9.556">
                <text:p>-29.556</text:p>
              </table:table-cell>
              <table:table-cell office:value-type="float" office:value="-35.744">
                <text:p>-35.7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7.365">
                <text:p>-27.365</text:p>
              </table:table-cell>
              <table:table-cell office:value-type="float" office:value="-17.872">
                <text:p>-17.8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6.883">
                <text:p>-26.883</text:p>
              </table:table-cell>
              <table:table-cell office:value-type="float" office:value="-35.744">
                <text:p>-35.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